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86pt"/>
    </style:style>
    <style:style style:name="co4" style:family="table-column">
      <style:table-column-properties fo:break-before="auto" style:column-width="16.44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35.74pt"/>
    </style:style>
    <style:style style:name="co9" style:family="table-column">
      <style:table-column-properties fo:break-before="auto" style:column-width="40.34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29.54pt"/>
    </style:style>
    <style:style style:name="co15" style:family="table-column">
      <style:table-column-properties fo:break-before="auto" style:column-width="20.3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55.81pt"/>
    </style:style>
    <style:style style:name="co20" style:family="table-column">
      <style:table-column-properties fo:break-before="auto" style:column-width="50.4pt"/>
    </style:style>
    <style:style style:name="co21" style:family="table-column">
      <style:table-column-properties fo:break-before="auto" style:column-width="51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34.21pt"/>
    </style:style>
    <style:style style:name="co24" style:family="table-column">
      <style:table-column-properties fo:break-before="auto" style:column-width="49.66pt"/>
    </style:style>
    <style:style style:name="co25" style:family="table-column">
      <style:table-column-properties fo:break-before="auto" style:column-width="51.96pt"/>
    </style:style>
    <style:style style:name="co26" style:family="table-column">
      <style:table-column-properties fo:break-before="auto" style:column-width="44.19pt"/>
    </style:style>
    <style:style style:name="co27" style:family="table-column">
      <style:table-column-properties fo:break-before="auto" style:column-width="32.66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13.44pt"/>
    </style:style>
    <style:style style:name="co3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50"/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rig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20-04-15 13:25:16</text:p>
          </table:table-cell>
          <table:table-cell office:value-type="float" office:value="14662360" calcext:value-type="float">
            <text:p>1466236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51528" calcext:value-type="float">
            <text:p>2751528</text:p>
          </table:table-cell>
          <table:table-cell office:value-type="float" office:value="93784" calcext:value-type="float">
            <text:p>93784</text:p>
          </table:table-cell>
          <table:table-cell office:value-type="float" office:value="70116" calcext:value-type="float">
            <text:p>70116</text:p>
          </table:table-cell>
          <table:table-cell office:value-type="float" office:value="23668" calcext:value-type="float">
            <text:p>236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762" calcext:value-type="float">
            <text:p>1762</text:p>
          </table:table-cell>
          <table:table-cell office:value-type="float" office:value="4480" calcext:value-type="float">
            <text:p>4480</text:p>
          </table:table-cell>
          <table:table-cell office:value-type="float" office:value="106" calcext:value-type="float">
            <text:p>106</text:p>
          </table:table-cell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4-15 13:25:17</text:p>
          </table:table-cell>
          <table:table-cell office:value-type="float" office:value="14579700" calcext:value-type="float">
            <text:p>14579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0492" calcext:value-type="float">
            <text:p>3030492</text:p>
          </table:table-cell>
          <table:table-cell office:value-type="float" office:value="189484" calcext:value-type="float">
            <text:p>189484</text:p>
          </table:table-cell>
          <table:table-cell office:value-type="float" office:value="154168" calcext:value-type="float">
            <text:p>154168</text:p>
          </table:table-cell>
          <table:table-cell office:value-type="float" office:value="35316" calcext:value-type="float">
            <text:p>35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55" calcext:value-type="float">
            <text:p>225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27190" calcext:value-type="float">
            <text:p>27190</text:p>
          </table:table-cell>
          <table:table-cell office:value-type="float" office:value="14976" calcext:value-type="float">
            <text:p>14976</text:p>
          </table:table-cell>
          <table:table-cell office:value-type="float" office:value="12831" calcext:value-type="float">
            <text:p>12831</text:p>
          </table:table-cell>
          <table:table-cell office:value-type="float" office:value="1664" calcext:value-type="float">
            <text:p>1664</text:p>
          </table:table-cell>
          <table:table-cell office:value-type="float" office:value="1363" calcext:value-type="float">
            <text:p>1363</text:p>
          </table:table-cell>
          <table:table-cell office:value-type="float" office:value="21296" calcext:value-type="float">
            <text:p>21296</text:p>
          </table:table-cell>
          <table:table-cell office:value-type="float" office:value="11136" calcext:value-type="float">
            <text:p>1113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18</text:p>
          </table:table-cell>
          <table:table-cell office:value-type="float" office:value="14604336" calcext:value-type="float">
            <text:p>14604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0492" calcext:value-type="float">
            <text:p>3030492</text:p>
          </table:table-cell>
          <table:table-cell office:value-type="float" office:value="164044" calcext:value-type="float">
            <text:p>164044</text:p>
          </table:table-cell>
          <table:table-cell office:value-type="float" office:value="128652" calcext:value-type="float">
            <text:p>128652</text:p>
          </table:table-cell>
          <table:table-cell office:value-type="float" office:value="35392" calcext:value-type="float">
            <text:p>35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5232" calcext:value-type="float">
            <text:p>15232</text:p>
          </table:table-cell>
          <table:table-cell office:value-type="float" office:value="13403" calcext:value-type="float">
            <text:p>13403</text:p>
          </table:table-cell>
          <table:table-cell office:value-type="float" office:value="1664" calcext:value-type="float">
            <text:p>1664</text:p>
          </table:table-cell>
          <table:table-cell office:value-type="float" office:value="1363" calcext:value-type="float">
            <text:p>1363</text:p>
          </table:table-cell>
          <table:table-cell office:value-type="float" office:value="25388" calcext:value-type="float">
            <text:p>25388</text:p>
          </table:table-cell>
          <table:table-cell office:value-type="float" office:value="13184" calcext:value-type="float">
            <text:p>131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19</text:p>
          </table:table-cell>
          <table:table-cell office:value-type="float" office:value="14603948" calcext:value-type="float">
            <text:p>1460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0492" calcext:value-type="float">
            <text:p>3030492</text:p>
          </table:table-cell>
          <table:table-cell office:value-type="float" office:value="164044" calcext:value-type="float">
            <text:p>164044</text:p>
          </table:table-cell>
          <table:table-cell office:value-type="float" office:value="128652" calcext:value-type="float">
            <text:p>128652</text:p>
          </table:table-cell>
          <table:table-cell office:value-type="float" office:value="35392" calcext:value-type="float">
            <text:p>35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5232" calcext:value-type="float">
            <text:p>15232</text:p>
          </table:table-cell>
          <table:table-cell office:value-type="float" office:value="13403" calcext:value-type="float">
            <text:p>13403</text:p>
          </table:table-cell>
          <table:table-cell office:value-type="float" office:value="1664" calcext:value-type="float">
            <text:p>1664</text:p>
          </table:table-cell>
          <table:table-cell office:value-type="float" office:value="1363" calcext:value-type="float">
            <text:p>1363</text:p>
          </table:table-cell>
          <table:table-cell office:value-type="float" office:value="25388" calcext:value-type="float">
            <text:p>25388</text:p>
          </table:table-cell>
          <table:table-cell office:value-type="float" office:value="13184" calcext:value-type="float">
            <text:p>131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0</text:p>
          </table:table-cell>
          <table:table-cell office:value-type="float" office:value="14603824" calcext:value-type="float">
            <text:p>14603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0492" calcext:value-type="float">
            <text:p>3030492</text:p>
          </table:table-cell>
          <table:table-cell office:value-type="float" office:value="164044" calcext:value-type="float">
            <text:p>164044</text:p>
          </table:table-cell>
          <table:table-cell office:value-type="float" office:value="128652" calcext:value-type="float">
            <text:p>128652</text:p>
          </table:table-cell>
          <table:table-cell office:value-type="float" office:value="35392" calcext:value-type="float">
            <text:p>35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5232" calcext:value-type="float">
            <text:p>15232</text:p>
          </table:table-cell>
          <table:table-cell office:value-type="float" office:value="13403" calcext:value-type="float">
            <text:p>13403</text:p>
          </table:table-cell>
          <table:table-cell office:value-type="float" office:value="1664" calcext:value-type="float">
            <text:p>1664</text:p>
          </table:table-cell>
          <table:table-cell office:value-type="float" office:value="1363" calcext:value-type="float">
            <text:p>1363</text:p>
          </table:table-cell>
          <table:table-cell office:value-type="float" office:value="25388" calcext:value-type="float">
            <text:p>25388</text:p>
          </table:table-cell>
          <table:table-cell office:value-type="float" office:value="13184" calcext:value-type="float">
            <text:p>131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1</text:p>
          </table:table-cell>
          <table:table-cell office:value-type="float" office:value="14601040" calcext:value-type="float">
            <text:p>14601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0492" calcext:value-type="float">
            <text:p>3030492</text:p>
          </table:table-cell>
          <table:table-cell office:value-type="float" office:value="164044" calcext:value-type="float">
            <text:p>164044</text:p>
          </table:table-cell>
          <table:table-cell office:value-type="float" office:value="128652" calcext:value-type="float">
            <text:p>128652</text:p>
          </table:table-cell>
          <table:table-cell office:value-type="float" office:value="35392" calcext:value-type="float">
            <text:p>353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5232" calcext:value-type="float">
            <text:p>15232</text:p>
          </table:table-cell>
          <table:table-cell office:value-type="float" office:value="13403" calcext:value-type="float">
            <text:p>13403</text:p>
          </table:table-cell>
          <table:table-cell office:value-type="float" office:value="1664" calcext:value-type="float">
            <text:p>1664</text:p>
          </table:table-cell>
          <table:table-cell office:value-type="float" office:value="1363" calcext:value-type="float">
            <text:p>1363</text:p>
          </table:table-cell>
          <table:table-cell office:value-type="float" office:value="25388" calcext:value-type="float">
            <text:p>25388</text:p>
          </table:table-cell>
          <table:table-cell office:value-type="float" office:value="13184" calcext:value-type="float">
            <text:p>1318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2</text:p>
          </table:table-cell>
          <table:table-cell office:value-type="float" office:value="14596148" calcext:value-type="float">
            <text:p>14596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3020" calcext:value-type="float">
            <text:p>3053020</text:p>
          </table:table-cell>
          <table:table-cell office:value-type="float" office:value="168940" calcext:value-type="float">
            <text:p>168940</text:p>
          </table:table-cell>
          <table:table-cell office:value-type="float" office:value="133544" calcext:value-type="float">
            <text:p>133544</text:p>
          </table:table-cell>
          <table:table-cell office:value-type="float" office:value="35396" calcext:value-type="float">
            <text:p>35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11791" calcext:value-type="float">
            <text:p>11791</text:p>
          </table:table-cell>
          <table:table-cell office:value-type="float" office:value="40312" calcext:value-type="float">
            <text:p>40312</text:p>
          </table:table-cell>
          <table:table-cell office:value-type="float" office:value="36844" calcext:value-type="float">
            <text:p>36844</text:p>
          </table:table-cell>
          <table:table-cell office:value-type="float" office:value="3960" calcext:value-type="float">
            <text:p>3960</text:p>
          </table:table-cell>
          <table:table-cell office:value-type="float" office:value="3082" calcext:value-type="float">
            <text:p>3082</text:p>
          </table:table-cell>
          <table:table-cell office:value-type="float" office:value="42868" calcext:value-type="float">
            <text:p>42868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48" calcext:value-type="float">
            <text:p>21548</text:p>
          </table:table-cell>
          <table:table-cell office:value-type="float" office:value="242" calcext:value-type="float">
            <text:p>242</text:p>
          </table:table-cell>
          <table:table-cell office:value-type="float" office:value="217" calcext:value-type="float">
            <text:p>217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3</text:p>
          </table:table-cell>
          <table:table-cell office:value-type="float" office:value="14470920" calcext:value-type="float">
            <text:p>14470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3612" calcext:value-type="float">
            <text:p>3163612</text:p>
          </table:table-cell>
          <table:table-cell office:value-type="float" office:value="294128" calcext:value-type="float">
            <text:p>294128</text:p>
          </table:table-cell>
          <table:table-cell office:value-type="float" office:value="258728" calcext:value-type="float">
            <text:p>258728</text:p>
          </table:table-cell>
          <table:table-cell office:value-type="float" office:value="35400" calcext:value-type="float">
            <text:p>3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12801" calcext:value-type="float">
            <text:p>12801</text:p>
          </table:table-cell>
          <table:table-cell office:value-type="float" office:value="162292" calcext:value-type="float">
            <text:p>162292</text:p>
          </table:table-cell>
          <table:table-cell office:value-type="float" office:value="152504" calcext:value-type="float">
            <text:p>152504</text:p>
          </table:table-cell>
          <table:table-cell office:value-type="float" office:value="15092" calcext:value-type="float">
            <text:p>15092</text:p>
          </table:table-cell>
          <table:table-cell office:value-type="float" office:value="11566" calcext:value-type="float">
            <text:p>11566</text:p>
          </table:table-cell>
          <table:table-cell office:value-type="float" office:value="198168" calcext:value-type="float">
            <text:p>198168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15885" calcext:value-type="float">
            <text:p>15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4</text:p>
          </table:table-cell>
          <table:table-cell office:value-type="float" office:value="14345152" calcext:value-type="float">
            <text:p>14345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8300" calcext:value-type="float">
            <text:p>3278300</text:p>
          </table:table-cell>
          <table:table-cell office:value-type="float" office:value="419808" calcext:value-type="float">
            <text:p>419808</text:p>
          </table:table-cell>
          <table:table-cell office:value-type="float" office:value="384408" calcext:value-type="float">
            <text:p>384408</text:p>
          </table:table-cell>
          <table:table-cell office:value-type="float" office:value="35400" calcext:value-type="float">
            <text:p>35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10706" calcext:value-type="float">
            <text:p>10706</text:p>
          </table:table-cell>
          <table:table-cell office:value-type="float" office:value="286708" calcext:value-type="float">
            <text:p>286708</text:p>
          </table:table-cell>
          <table:table-cell office:value-type="float" office:value="270433" calcext:value-type="float">
            <text:p>270433</text:p>
          </table:table-cell>
          <table:table-cell office:value-type="float" office:value="26356" calcext:value-type="float">
            <text:p>26356</text:p>
          </table:table-cell>
          <table:table-cell office:value-type="float" office:value="20216" calcext:value-type="float">
            <text:p>20216</text:p>
          </table:table-cell>
          <table:table-cell office:value-type="float" office:value="450756" calcext:value-type="float">
            <text:p>450756</text:p>
          </table:table-cell>
          <table:table-cell office:value-type="float" office:value="13248" calcext:value-type="float">
            <text:p>132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8" calcext:value-type="float">
            <text:p>458</text:p>
          </table:table-cell>
          <table:table-cell office:value-type="float" office:value="217" calcext:value-type="float">
            <text:p>217</text:p>
          </table:table-cell>
          <table:table-cell office:value-type="float" office:value="26785" calcext:value-type="float">
            <text:p>26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5</text:p>
          </table:table-cell>
          <table:table-cell office:value-type="float" office:value="14219260" calcext:value-type="float">
            <text:p>14219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86844" calcext:value-type="float">
            <text:p>3386844</text:p>
          </table:table-cell>
          <table:table-cell office:value-type="float" office:value="546140" calcext:value-type="float">
            <text:p>546140</text:p>
          </table:table-cell>
          <table:table-cell office:value-type="float" office:value="510688" calcext:value-type="float">
            <text:p>510688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6351" calcext:value-type="float">
            <text:p>16351</text:p>
          </table:table-cell>
          <table:table-cell office:value-type="float" office:value="407284" calcext:value-type="float">
            <text:p>407284</text:p>
          </table:table-cell>
          <table:table-cell office:value-type="float" office:value="384328" calcext:value-type="float">
            <text:p>384328</text:p>
          </table:table-cell>
          <table:table-cell office:value-type="float" office:value="37364" calcext:value-type="float">
            <text:p>37364</text:p>
          </table:table-cell>
          <table:table-cell office:value-type="float" office:value="28571" calcext:value-type="float">
            <text:p>28571</text:p>
          </table:table-cell>
          <table:table-cell office:value-type="float" office:value="660888" calcext:value-type="float">
            <text:p>66088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63" calcext:value-type="float">
            <text:p>563</text:p>
          </table:table-cell>
          <table:table-cell office:value-type="float" office:value="217" calcext:value-type="float">
            <text:p>217</text:p>
          </table:table-cell>
          <table:table-cell office:value-type="float" office:value="37314" calcext:value-type="float">
            <text:p>37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6</text:p>
          </table:table-cell>
          <table:table-cell office:value-type="float" office:value="14151060" calcext:value-type="float">
            <text:p>14151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7</text:p>
          </table:table-cell>
          <table:table-cell office:value-type="float" office:value="14150936" calcext:value-type="float">
            <text:p>14150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8</text:p>
          </table:table-cell>
          <table:table-cell office:value-type="float" office:value="14150936" calcext:value-type="float">
            <text:p>14150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29</text:p>
          </table:table-cell>
          <table:table-cell office:value-type="float" office:value="14152496" calcext:value-type="float">
            <text:p>14152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0</text:p>
          </table:table-cell>
          <table:table-cell office:value-type="float" office:value="14152564" calcext:value-type="float">
            <text:p>14152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1</text:p>
          </table:table-cell>
          <table:table-cell office:value-type="float" office:value="14152708" calcext:value-type="float">
            <text:p>14152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2</text:p>
          </table:table-cell>
          <table:table-cell office:value-type="float" office:value="14152708" calcext:value-type="float">
            <text:p>14152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3</text:p>
          </table:table-cell>
          <table:table-cell office:value-type="float" office:value="14153080" calcext:value-type="float">
            <text:p>14153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712" calcext:value-type="float">
            <text:p>613712</text:p>
          </table:table-cell>
          <table:table-cell office:value-type="float" office:value="578260" calcext:value-type="float">
            <text:p>57826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4" calcext:value-type="float">
            <text:p>11494</text:p>
          </table:table-cell>
          <table:table-cell office:value-type="float" office:value="472564" calcext:value-type="float">
            <text:p>472564</text:p>
          </table:table-cell>
          <table:table-cell office:value-type="float" office:value="446166" calcext:value-type="float">
            <text:p>446166</text:p>
          </table:table-cell>
          <table:table-cell office:value-type="float" office:value="43252" calcext:value-type="float">
            <text:p>43252</text:p>
          </table:table-cell>
          <table:table-cell office:value-type="float" office:value="33107" calcext:value-type="float">
            <text:p>33107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4</text:p>
          </table:table-cell>
          <table:table-cell office:value-type="float" office:value="14155252" calcext:value-type="float">
            <text:p>14155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5</text:p>
          </table:table-cell>
          <table:table-cell office:value-type="float" office:value="14155252" calcext:value-type="float">
            <text:p>14155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6</text:p>
          </table:table-cell>
          <table:table-cell office:value-type="float" office:value="14155252" calcext:value-type="float">
            <text:p>14155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7</text:p>
          </table:table-cell>
          <table:table-cell office:value-type="float" office:value="14155252" calcext:value-type="float">
            <text:p>14155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8</text:p>
          </table:table-cell>
          <table:table-cell office:value-type="float" office:value="14155256" calcext:value-type="float">
            <text:p>1415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39</text:p>
          </table:table-cell>
          <table:table-cell office:value-type="float" office:value="14155256" calcext:value-type="float">
            <text:p>1415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0</text:p>
          </table:table-cell>
          <table:table-cell office:value-type="float" office:value="14158480" calcext:value-type="float">
            <text:p>14158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1</text:p>
          </table:table-cell>
          <table:table-cell office:value-type="float" office:value="14158480" calcext:value-type="float">
            <text:p>141584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6236" calcext:value-type="float">
            <text:p>3446236</text:p>
          </table:table-cell>
          <table:table-cell office:value-type="float" office:value="613576" calcext:value-type="float">
            <text:p>613576</text:p>
          </table:table-cell>
          <table:table-cell office:value-type="float" office:value="578124" calcext:value-type="float">
            <text:p>57812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1" calcext:value-type="float">
            <text:p>10161</text:p>
          </table:table-cell>
          <table:table-cell office:value-type="float" office:value="472564" calcext:value-type="float">
            <text:p>472564</text:p>
          </table:table-cell>
          <table:table-cell office:value-type="float" office:value="359619" calcext:value-type="float">
            <text:p>359619</text:p>
          </table:table-cell>
          <table:table-cell office:value-type="float" office:value="43252" calcext:value-type="float">
            <text:p>43252</text:p>
          </table:table-cell>
          <table:table-cell office:value-type="float" office:value="26758" calcext:value-type="float">
            <text:p>2675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2</text:p>
          </table:table-cell>
          <table:table-cell office:value-type="float" office:value="14162556" calcext:value-type="float">
            <text:p>14162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2" calcext:value-type="float">
            <text:p>273072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3</text:p>
          </table:table-cell>
          <table:table-cell office:value-type="float" office:value="14162624" calcext:value-type="float">
            <text:p>1416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2" calcext:value-type="float">
            <text:p>273072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4</text:p>
          </table:table-cell>
          <table:table-cell office:value-type="float" office:value="14162624" calcext:value-type="float">
            <text:p>1416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2" calcext:value-type="float">
            <text:p>273072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5</text:p>
          </table:table-cell>
          <table:table-cell office:value-type="float" office:value="14162624" calcext:value-type="float">
            <text:p>14162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2" calcext:value-type="float">
            <text:p>273072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6</text:p>
          </table:table-cell>
          <table:table-cell office:value-type="float" office:value="14162724" calcext:value-type="float">
            <text:p>1416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3" calcext:value-type="float">
            <text:p>273073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7</text:p>
          </table:table-cell>
          <table:table-cell office:value-type="float" office:value="14162724" calcext:value-type="float">
            <text:p>1416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3" calcext:value-type="float">
            <text:p>273073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8</text:p>
          </table:table-cell>
          <table:table-cell office:value-type="float" office:value="14162724" calcext:value-type="float">
            <text:p>141627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3" calcext:value-type="float">
            <text:p>273073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49</text:p>
          </table:table-cell>
          <table:table-cell office:value-type="float" office:value="14144624" calcext:value-type="float">
            <text:p>141446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140" calcext:value-type="float">
            <text:p>3442140</text:p>
          </table:table-cell>
          <table:table-cell office:value-type="float" office:value="609872" calcext:value-type="float">
            <text:p>609872</text:p>
          </table:table-cell>
          <table:table-cell office:value-type="float" office:value="574420" calcext:value-type="float">
            <text:p>57442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29" calcext:value-type="float">
            <text:p>8829</text:p>
          </table:table-cell>
          <table:table-cell office:value-type="float" office:value="468468" calcext:value-type="float">
            <text:p>468468</text:p>
          </table:table-cell>
          <table:table-cell office:value-type="float" office:value="273073" calcext:value-type="float">
            <text:p>273073</text:p>
          </table:table-cell>
          <table:table-cell office:value-type="float" office:value="43252" calcext:value-type="float">
            <text:p>43252</text:p>
          </table:table-cell>
          <table:table-cell office:value-type="float" office:value="20409" calcext:value-type="float">
            <text:p>20409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0</text:p>
          </table:table-cell>
          <table:table-cell office:value-type="float" office:value="14106828" calcext:value-type="float">
            <text:p>14106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1</text:p>
          </table:table-cell>
          <table:table-cell office:value-type="float" office:value="14045380" calcext:value-type="float">
            <text:p>140453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2</text:p>
          </table:table-cell>
          <table:table-cell office:value-type="float" office:value="14113220" calcext:value-type="float">
            <text:p>14113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3</text:p>
          </table:table-cell>
          <table:table-cell office:value-type="float" office:value="14116340" calcext:value-type="float">
            <text:p>14116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4</text:p>
          </table:table-cell>
          <table:table-cell office:value-type="float" office:value="14116596" calcext:value-type="float">
            <text:p>14116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5</text:p>
          </table:table-cell>
          <table:table-cell office:value-type="float" office:value="14118928" calcext:value-type="float">
            <text:p>14118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6</text:p>
          </table:table-cell>
          <table:table-cell office:value-type="float" office:value="14118928" calcext:value-type="float">
            <text:p>14118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7</text:p>
          </table:table-cell>
          <table:table-cell office:value-type="float" office:value="14118952" calcext:value-type="float">
            <text:p>14118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1180" calcext:value-type="float">
            <text:p>3401180</text:p>
          </table:table-cell>
          <table:table-cell office:value-type="float" office:value="568808" calcext:value-type="float">
            <text:p>568808</text:p>
          </table:table-cell>
          <table:table-cell office:value-type="float" office:value="533356" calcext:value-type="float">
            <text:p>53335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7" calcext:value-type="float">
            <text:p>7497</text:p>
          </table:table-cell>
          <table:table-cell office:value-type="float" office:value="427508" calcext:value-type="float">
            <text:p>427508</text:p>
          </table:table-cell>
          <table:table-cell office:value-type="float" office:value="186527" calcext:value-type="float">
            <text:p>186527</text:p>
          </table:table-cell>
          <table:table-cell office:value-type="float" office:value="43252" calcext:value-type="float">
            <text:p>43252</text:p>
          </table:table-cell>
          <table:table-cell office:value-type="float" office:value="14060" calcext:value-type="float">
            <text:p>14060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8</text:p>
          </table:table-cell>
          <table:table-cell office:value-type="float" office:value="14161740" calcext:value-type="float">
            <text:p>14161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5:59</text:p>
          </table:table-cell>
          <table:table-cell office:value-type="float" office:value="14163588" calcext:value-type="float">
            <text:p>14163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0</text:p>
          </table:table-cell>
          <table:table-cell office:value-type="float" office:value="14198176" calcext:value-type="float">
            <text:p>14198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1</text:p>
          </table:table-cell>
          <table:table-cell office:value-type="float" office:value="14199216" calcext:value-type="float">
            <text:p>1419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2</text:p>
          </table:table-cell>
          <table:table-cell office:value-type="float" office:value="14199960" calcext:value-type="float">
            <text:p>14199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3</text:p>
          </table:table-cell>
          <table:table-cell office:value-type="float" office:value="14200084" calcext:value-type="float">
            <text:p>1420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4</text:p>
          </table:table-cell>
          <table:table-cell office:value-type="float" office:value="14200084" calcext:value-type="float">
            <text:p>1420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5</text:p>
          </table:table-cell>
          <table:table-cell office:value-type="float" office:value="14200084" calcext:value-type="float">
            <text:p>14200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6</text:p>
          </table:table-cell>
          <table:table-cell office:value-type="float" office:value="14200116" calcext:value-type="float">
            <text:p>14200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7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8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09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0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1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2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3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4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5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6</text:p>
          </table:table-cell>
          <table:table-cell office:value-type="float" office:value="14200364" calcext:value-type="float">
            <text:p>14200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7</text:p>
          </table:table-cell>
          <table:table-cell office:value-type="float" office:value="14197028" calcext:value-type="float">
            <text:p>14197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8</text:p>
          </table:table-cell>
          <table:table-cell office:value-type="float" office:value="14197028" calcext:value-type="float">
            <text:p>14197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19</text:p>
          </table:table-cell>
          <table:table-cell office:value-type="float" office:value="14196916" calcext:value-type="float">
            <text:p>14196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0</text:p>
          </table:table-cell>
          <table:table-cell office:value-type="float" office:value="14196936" calcext:value-type="float">
            <text:p>14196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1</text:p>
          </table:table-cell>
          <table:table-cell office:value-type="float" office:value="14198428" calcext:value-type="float">
            <text:p>14198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2</text:p>
          </table:table-cell>
          <table:table-cell office:value-type="float" office:value="14198428" calcext:value-type="float">
            <text:p>14198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3</text:p>
          </table:table-cell>
          <table:table-cell office:value-type="float" office:value="14198552" calcext:value-type="float">
            <text:p>14198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4</text:p>
          </table:table-cell>
          <table:table-cell office:value-type="float" office:value="14198552" calcext:value-type="float">
            <text:p>14198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5</text:p>
          </table:table-cell>
          <table:table-cell office:value-type="float" office:value="14199852" calcext:value-type="float">
            <text:p>14199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6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7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8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29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1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2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3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3</text:p>
          </table:table-cell>
          <table:table-cell office:value-type="float" office:value="14199840" calcext:value-type="float">
            <text:p>141998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5</text:p>
          </table:table-cell>
          <table:table-cell office:value-type="float" office:value="14201220" calcext:value-type="float">
            <text:p>14201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6</text:p>
          </table:table-cell>
          <table:table-cell office:value-type="float" office:value="14201356" calcext:value-type="float">
            <text:p>1420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7</text:p>
          </table:table-cell>
          <table:table-cell office:value-type="float" office:value="14201356" calcext:value-type="float">
            <text:p>1420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8</text:p>
          </table:table-cell>
          <table:table-cell office:value-type="float" office:value="14201356" calcext:value-type="float">
            <text:p>1420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39</text:p>
          </table:table-cell>
          <table:table-cell office:value-type="float" office:value="14201356" calcext:value-type="float">
            <text:p>1420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0</text:p>
          </table:table-cell>
          <table:table-cell office:value-type="float" office:value="14201356" calcext:value-type="float">
            <text:p>1420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1</text:p>
          </table:table-cell>
          <table:table-cell office:value-type="float" office:value="14201356" calcext:value-type="float">
            <text:p>14201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2</text:p>
          </table:table-cell>
          <table:table-cell office:value-type="float" office:value="14201344" calcext:value-type="float">
            <text:p>142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3</text:p>
          </table:table-cell>
          <table:table-cell office:value-type="float" office:value="14201344" calcext:value-type="float">
            <text:p>142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4</text:p>
          </table:table-cell>
          <table:table-cell office:value-type="float" office:value="14201344" calcext:value-type="float">
            <text:p>142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5</text:p>
          </table:table-cell>
          <table:table-cell office:value-type="float" office:value="14201344" calcext:value-type="float">
            <text:p>142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6</text:p>
          </table:table-cell>
          <table:table-cell office:value-type="float" office:value="14201344" calcext:value-type="float">
            <text:p>142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7</text:p>
          </table:table-cell>
          <table:table-cell office:value-type="float" office:value="14201344" calcext:value-type="float">
            <text:p>1420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8</text:p>
          </table:table-cell>
          <table:table-cell office:value-type="float" office:value="14201468" calcext:value-type="float">
            <text:p>14201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49</text:p>
          </table:table-cell>
          <table:table-cell office:value-type="float" office:value="14201760" calcext:value-type="float">
            <text:p>1420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0</text:p>
          </table:table-cell>
          <table:table-cell office:value-type="float" office:value="14201760" calcext:value-type="float">
            <text:p>1420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1</text:p>
          </table:table-cell>
          <table:table-cell office:value-type="float" office:value="14201760" calcext:value-type="float">
            <text:p>142017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2</text:p>
          </table:table-cell>
          <table:table-cell office:value-type="float" office:value="14198784" calcext:value-type="float">
            <text:p>14198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3</text:p>
          </table:table-cell>
          <table:table-cell office:value-type="float" office:value="14198752" calcext:value-type="float">
            <text:p>1419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4</text:p>
          </table:table-cell>
          <table:table-cell office:value-type="float" office:value="14198752" calcext:value-type="float">
            <text:p>1419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5</text:p>
          </table:table-cell>
          <table:table-cell office:value-type="float" office:value="14198752" calcext:value-type="float">
            <text:p>1419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6</text:p>
          </table:table-cell>
          <table:table-cell office:value-type="float" office:value="14201736" calcext:value-type="float">
            <text:p>1420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7</text:p>
          </table:table-cell>
          <table:table-cell office:value-type="float" office:value="14201736" calcext:value-type="float">
            <text:p>1420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8</text:p>
          </table:table-cell>
          <table:table-cell office:value-type="float" office:value="14201736" calcext:value-type="float">
            <text:p>14201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6:59</text:p>
          </table:table-cell>
          <table:table-cell office:value-type="float" office:value="14201768" calcext:value-type="float">
            <text:p>1420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0</text:p>
          </table:table-cell>
          <table:table-cell office:value-type="float" office:value="14201768" calcext:value-type="float">
            <text:p>1420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1</text:p>
          </table:table-cell>
          <table:table-cell office:value-type="float" office:value="14201768" calcext:value-type="float">
            <text:p>14201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2</text:p>
          </table:table-cell>
          <table:table-cell office:value-type="float" office:value="14201604" calcext:value-type="float">
            <text:p>14201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696" calcext:value-type="float">
            <text:p>525696</text:p>
          </table:table-cell>
          <table:table-cell office:value-type="float" office:value="490244" calcext:value-type="float">
            <text:p>4902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4" calcext:value-type="float">
            <text:p>6164</text:p>
          </table:table-cell>
          <table:table-cell office:value-type="float" office:value="384500" calcext:value-type="float">
            <text:p>384500</text:p>
          </table:table-cell>
          <table:table-cell office:value-type="float" office:value="99980" calcext:value-type="float">
            <text:p>99980</text:p>
          </table:table-cell>
          <table:table-cell office:value-type="float" office:value="43252" calcext:value-type="float">
            <text:p>43252</text:p>
          </table:table-cell>
          <table:table-cell office:value-type="float" office:value="7712" calcext:value-type="float">
            <text:p>771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3</text:p>
          </table:table-cell>
          <table:table-cell office:value-type="float" office:value="14201672" calcext:value-type="float">
            <text:p>14201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952" calcext:value-type="float">
            <text:p>525952</text:p>
          </table:table-cell>
          <table:table-cell office:value-type="float" office:value="490500" calcext:value-type="float">
            <text:p>490500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08" calcext:value-type="float">
            <text:p>8308</text:p>
          </table:table-cell>
          <table:table-cell office:value-type="float" office:value="384500" calcext:value-type="float">
            <text:p>384500</text:p>
          </table:table-cell>
          <table:table-cell office:value-type="float" office:value="128552" calcext:value-type="float">
            <text:p>128552</text:p>
          </table:table-cell>
          <table:table-cell office:value-type="float" office:value="43252" calcext:value-type="float">
            <text:p>43252</text:p>
          </table:table-cell>
          <table:table-cell office:value-type="float" office:value="9808" calcext:value-type="float">
            <text:p>9808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27" calcext:value-type="float">
            <text:p>327</text:p>
          </table:table-cell>
          <table:table-cell office:value-type="float" office:value="217" calcext:value-type="float">
            <text:p>217</text:p>
          </table:table-cell>
          <table:table-cell office:value-type="float" office:value="13670" calcext:value-type="float">
            <text:p>136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4</text:p>
          </table:table-cell>
          <table:table-cell office:value-type="float" office:value="14201672" calcext:value-type="float">
            <text:p>14201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8172" calcext:value-type="float">
            <text:p>3358172</text:p>
          </table:table-cell>
          <table:table-cell office:value-type="float" office:value="525952" calcext:value-type="float">
            <text:p>525952</text:p>
          </table:table-cell>
          <table:table-cell office:value-type="float" office:value="490500" calcext:value-type="float">
            <text:p>490500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39" calcext:value-type="float">
            <text:p>11439</text:p>
          </table:table-cell>
          <table:table-cell office:value-type="float" office:value="384500" calcext:value-type="float">
            <text:p>384500</text:p>
          </table:table-cell>
          <table:table-cell office:value-type="float" office:value="252447" calcext:value-type="float">
            <text:p>252447</text:p>
          </table:table-cell>
          <table:table-cell office:value-type="float" office:value="43252" calcext:value-type="float">
            <text:p>43252</text:p>
          </table:table-cell>
          <table:table-cell office:value-type="float" office:value="18896" calcext:value-type="float">
            <text:p>18896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41" calcext:value-type="float">
            <text:p>441</text:p>
          </table:table-cell>
          <table:table-cell office:value-type="float" office:value="217" calcext:value-type="float">
            <text:p>217</text:p>
          </table:table-cell>
          <table:table-cell office:value-type="float" office:value="25123" calcext:value-type="float">
            <text:p>25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5</text:p>
          </table:table-cell>
          <table:table-cell office:value-type="float" office:value="14185304" calcext:value-type="float">
            <text:p>14185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74556" calcext:value-type="float">
            <text:p>3374556</text:p>
          </table:table-cell>
          <table:table-cell office:value-type="float" office:value="542848" calcext:value-type="float">
            <text:p>542848</text:p>
          </table:table-cell>
          <table:table-cell office:value-type="float" office:value="507396" calcext:value-type="float">
            <text:p>507396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3995" calcext:value-type="float">
            <text:p>13995</text:p>
          </table:table-cell>
          <table:table-cell office:value-type="float" office:value="401652" calcext:value-type="float">
            <text:p>401652</text:p>
          </table:table-cell>
          <table:table-cell office:value-type="float" office:value="372372" calcext:value-type="float">
            <text:p>372372</text:p>
          </table:table-cell>
          <table:table-cell office:value-type="float" office:value="43252" calcext:value-type="float">
            <text:p>43252</text:p>
          </table:table-cell>
          <table:table-cell office:value-type="float" office:value="27692" calcext:value-type="float">
            <text:p>27692</text:p>
          </table:table-cell>
          <table:table-cell office:value-type="float" office:value="787608" calcext:value-type="float">
            <text:p>78760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8" calcext:value-type="float">
            <text:p>548</text:p>
          </table:table-cell>
          <table:table-cell office:value-type="float" office:value="213" calcext:value-type="float">
            <text:p>213</text:p>
          </table:table-cell>
          <table:table-cell office:value-type="float" office:value="36204" calcext:value-type="float">
            <text:p>36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6</text:p>
          </table:table-cell>
          <table:table-cell office:value-type="float" office:value="14067008" calcext:value-type="float">
            <text:p>14067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9244" calcext:value-type="float">
            <text:p>3489244</text:p>
          </table:table-cell>
          <table:table-cell office:value-type="float" office:value="660740" calcext:value-type="float">
            <text:p>660740</text:p>
          </table:table-cell>
          <table:table-cell office:value-type="float" office:value="625288" calcext:value-type="float">
            <text:p>625288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7234" calcext:value-type="float">
            <text:p>17234</text:p>
          </table:table-cell>
          <table:table-cell office:value-type="float" office:value="519540" calcext:value-type="float">
            <text:p>519540</text:p>
          </table:table-cell>
          <table:table-cell office:value-type="float" office:value="490543" calcext:value-type="float">
            <text:p>490543</text:p>
          </table:table-cell>
          <table:table-cell office:value-type="float" office:value="47476" calcext:value-type="float">
            <text:p>47476</text:p>
          </table:table-cell>
          <table:table-cell office:value-type="float" office:value="36360" calcext:value-type="float">
            <text:p>36360</text:p>
          </table:table-cell>
          <table:table-cell office:value-type="float" office:value="850116" calcext:value-type="float">
            <text:p>850116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58" calcext:value-type="float">
            <text:p>658</text:p>
          </table:table-cell>
          <table:table-cell office:value-type="float" office:value="213" calcext:value-type="float">
            <text:p>213</text:p>
          </table:table-cell>
          <table:table-cell office:value-type="float" office:value="47127" calcext:value-type="float">
            <text:p>47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7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8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09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0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1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2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3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4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452" calcext:value-type="float">
            <text:p>705452</text:p>
          </table:table-cell>
          <table:table-cell office:value-type="float" office:value="670000" calcext:value-type="float">
            <text:p>670000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6" calcext:value-type="float">
            <text:p>12296</text:p>
          </table:table-cell>
          <table:table-cell office:value-type="float" office:value="564084" calcext:value-type="float">
            <text:p>564084</text:p>
          </table:table-cell>
          <table:table-cell office:value-type="float" office:value="532711" calcext:value-type="float">
            <text:p>532711</text:p>
          </table:table-cell>
          <table:table-cell office:value-type="float" office:value="51572" calcext:value-type="float">
            <text:p>51572</text:p>
          </table:table-cell>
          <table:table-cell office:value-type="float" office:value="39453" calcext:value-type="float">
            <text:p>39453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5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6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7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8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19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0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1</text:p>
          </table:table-cell>
          <table:table-cell office:value-type="float" office:value="14022616" calcext:value-type="float">
            <text:p>1402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2</text:p>
          </table:table-cell>
          <table:table-cell office:value-type="float" office:value="14022608" calcext:value-type="float">
            <text:p>14022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30204" calcext:value-type="float">
            <text:p>3530204</text:p>
          </table:table-cell>
          <table:table-cell office:value-type="float" office:value="705620" calcext:value-type="float">
            <text:p>705620</text:p>
          </table:table-cell>
          <table:table-cell office:value-type="float" office:value="670168" calcext:value-type="float">
            <text:p>67016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63" calcext:value-type="float">
            <text:p>10963</text:p>
          </table:table-cell>
          <table:table-cell office:value-type="float" office:value="564084" calcext:value-type="float">
            <text:p>564084</text:p>
          </table:table-cell>
          <table:table-cell office:value-type="float" office:value="446164" calcext:value-type="float">
            <text:p>446164</text:p>
          </table:table-cell>
          <table:table-cell office:value-type="float" office:value="51572" calcext:value-type="float">
            <text:p>51572</text:p>
          </table:table-cell>
          <table:table-cell office:value-type="float" office:value="33105" calcext:value-type="float">
            <text:p>33105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3</text:p>
          </table:table-cell>
          <table:table-cell office:value-type="float" office:value="14026772" calcext:value-type="float">
            <text:p>1402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4</text:p>
          </table:table-cell>
          <table:table-cell office:value-type="float" office:value="14026860" calcext:value-type="float">
            <text:p>14026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5</text:p>
          </table:table-cell>
          <table:table-cell office:value-type="float" office:value="14028100" calcext:value-type="float">
            <text:p>140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6</text:p>
          </table:table-cell>
          <table:table-cell office:value-type="float" office:value="14028100" calcext:value-type="float">
            <text:p>140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7</text:p>
          </table:table-cell>
          <table:table-cell office:value-type="float" office:value="14028100" calcext:value-type="float">
            <text:p>140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8</text:p>
          </table:table-cell>
          <table:table-cell office:value-type="float" office:value="14028100" calcext:value-type="float">
            <text:p>140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29</text:p>
          </table:table-cell>
          <table:table-cell office:value-type="float" office:value="14028100" calcext:value-type="float">
            <text:p>140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0</text:p>
          </table:table-cell>
          <table:table-cell office:value-type="float" office:value="14028100" calcext:value-type="float">
            <text:p>140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26108" calcext:value-type="float">
            <text:p>3526108</text:p>
          </table:table-cell>
          <table:table-cell office:value-type="float" office:value="701396" calcext:value-type="float">
            <text:p>701396</text:p>
          </table:table-cell>
          <table:table-cell office:value-type="float" office:value="665944" calcext:value-type="float">
            <text:p>665944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0" calcext:value-type="float">
            <text:p>9650</text:p>
          </table:table-cell>
          <table:table-cell office:value-type="float" office:value="559988" calcext:value-type="float">
            <text:p>559988</text:p>
          </table:table-cell>
          <table:table-cell office:value-type="float" office:value="359617" calcext:value-type="float">
            <text:p>359617</text:p>
          </table:table-cell>
          <table:table-cell office:value-type="float" office:value="51572" calcext:value-type="float">
            <text:p>51572</text:p>
          </table:table-cell>
          <table:table-cell office:value-type="float" office:value="26756" calcext:value-type="float">
            <text:p>26756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1</text:p>
          </table:table-cell>
          <table:table-cell office:value-type="float" office:value="14046820" calcext:value-type="float">
            <text:p>14046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0" calcext:value-type="float">
            <text:p>273070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2</text:p>
          </table:table-cell>
          <table:table-cell office:value-type="float" office:value="14046700" calcext:value-type="float">
            <text:p>14046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0" calcext:value-type="float">
            <text:p>273070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3</text:p>
          </table:table-cell>
          <table:table-cell office:value-type="float" office:value="14046700" calcext:value-type="float">
            <text:p>14046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0" calcext:value-type="float">
            <text:p>273070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4</text:p>
          </table:table-cell>
          <table:table-cell office:value-type="float" office:value="14046700" calcext:value-type="float">
            <text:p>14046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0" calcext:value-type="float">
            <text:p>273070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5</text:p>
          </table:table-cell>
          <table:table-cell office:value-type="float" office:value="14046704" calcext:value-type="float">
            <text:p>140467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1" calcext:value-type="float">
            <text:p>273071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6</text:p>
          </table:table-cell>
          <table:table-cell office:value-type="float" office:value="14046708" calcext:value-type="float">
            <text:p>1404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1" calcext:value-type="float">
            <text:p>273071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7</text:p>
          </table:table-cell>
          <table:table-cell office:value-type="float" office:value="14046708" calcext:value-type="float">
            <text:p>1404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1" calcext:value-type="float">
            <text:p>273071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8</text:p>
          </table:table-cell>
          <table:table-cell office:value-type="float" office:value="14046708" calcext:value-type="float">
            <text:p>14046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7676" calcext:value-type="float">
            <text:p>3507676</text:p>
          </table:table-cell>
          <table:table-cell office:value-type="float" office:value="683100" calcext:value-type="float">
            <text:p>683100</text:p>
          </table:table-cell>
          <table:table-cell office:value-type="float" office:value="647648" calcext:value-type="float">
            <text:p>647648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17" calcext:value-type="float">
            <text:p>8317</text:p>
          </table:table-cell>
          <table:table-cell office:value-type="float" office:value="541556" calcext:value-type="float">
            <text:p>541556</text:p>
          </table:table-cell>
          <table:table-cell office:value-type="float" office:value="273071" calcext:value-type="float">
            <text:p>273071</text:p>
          </table:table-cell>
          <table:table-cell office:value-type="float" office:value="51572" calcext:value-type="float">
            <text:p>51572</text:p>
          </table:table-cell>
          <table:table-cell office:value-type="float" office:value="20407" calcext:value-type="float">
            <text:p>20407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39</text:p>
          </table:table-cell>
          <table:table-cell office:value-type="float" office:value="14067124" calcext:value-type="float">
            <text:p>14067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0</text:p>
          </table:table-cell>
          <table:table-cell office:value-type="float" office:value="14067112" calcext:value-type="float">
            <text:p>1406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1</text:p>
          </table:table-cell>
          <table:table-cell office:value-type="float" office:value="14067084" calcext:value-type="float">
            <text:p>14067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2</text:p>
          </table:table-cell>
          <table:table-cell office:value-type="float" office:value="14067084" calcext:value-type="float">
            <text:p>14067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3</text:p>
          </table:table-cell>
          <table:table-cell office:value-type="float" office:value="14067092" calcext:value-type="float">
            <text:p>14067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4</text:p>
          </table:table-cell>
          <table:table-cell office:value-type="float" office:value="14067092" calcext:value-type="float">
            <text:p>14067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5</text:p>
          </table:table-cell>
          <table:table-cell office:value-type="float" office:value="14067092" calcext:value-type="float">
            <text:p>14067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6</text:p>
          </table:table-cell>
          <table:table-cell office:value-type="float" office:value="14067092" calcext:value-type="float">
            <text:p>14067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87196" calcext:value-type="float">
            <text:p>3487196</text:p>
          </table:table-cell>
          <table:table-cell office:value-type="float" office:value="662388" calcext:value-type="float">
            <text:p>662388</text:p>
          </table:table-cell>
          <table:table-cell office:value-type="float" office:value="626936" calcext:value-type="float">
            <text:p>626936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04" calcext:value-type="float">
            <text:p>7004</text:p>
          </table:table-cell>
          <table:table-cell office:value-type="float" office:value="521076" calcext:value-type="float">
            <text:p>521076</text:p>
          </table:table-cell>
          <table:table-cell office:value-type="float" office:value="186533" calcext:value-type="float">
            <text:p>186533</text:p>
          </table:table-cell>
          <table:table-cell office:value-type="float" office:value="51572" calcext:value-type="float">
            <text:p>51572</text:p>
          </table:table-cell>
          <table:table-cell office:value-type="float" office:value="14058" calcext:value-type="float">
            <text:p>14058</text:p>
          </table:table-cell>
          <table:table-cell office:value-type="float" office:value="940140" calcext:value-type="float">
            <text:p>940140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47</text:p>
          </table:table-cell>
          <table:table-cell office:value-type="float" office:value="14527628" calcext:value-type="float">
            <text:p>14527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2540" calcext:value-type="float">
            <text:p>3032540</text:p>
          </table:table-cell>
          <table:table-cell office:value-type="float" office:value="202624" calcext:value-type="float">
            <text:p>202624</text:p>
          </table:table-cell>
          <table:table-cell office:value-type="float" office:value="167172" calcext:value-type="float">
            <text:p>167172</text:p>
          </table:table-cell>
          <table:table-cell office:value-type="float" office:value="35452" calcext:value-type="float">
            <text:p>35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4" calcext:value-type="float">
            <text:p>4254</text:p>
          </table:table-cell>
          <table:table-cell office:value-type="float" office:value="66420" calcext:value-type="float">
            <text:p>66420</text:p>
          </table:table-cell>
          <table:table-cell office:value-type="float" office:value="13440" calcext:value-type="float">
            <text:p>13440</text:p>
          </table:table-cell>
          <table:table-cell office:value-type="float" office:value="51572" calcext:value-type="float">
            <text:p>51572</text:p>
          </table:table-cell>
          <table:table-cell office:value-type="float" office:value="1361" calcext:value-type="float">
            <text:p>1361</text:p>
          </table:table-cell>
          <table:table-cell office:value-type="float" office:value="868268" calcext:value-type="float">
            <text:p>86826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27:48" calcext:value-type="date">
            <text:p>04/15/20 01:27 PM</text:p>
          </table:table-cell>
          <table:table-cell office:value-type="float" office:value="14527504" calcext:value-type="float">
            <text:p>1452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2540" calcext:value-type="float">
            <text:p>3032540</text:p>
          </table:table-cell>
          <table:table-cell office:value-type="float" office:value="202624" calcext:value-type="float">
            <text:p>202624</text:p>
          </table:table-cell>
          <table:table-cell office:value-type="float" office:value="167172" calcext:value-type="float">
            <text:p>167172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4" calcext:value-type="float">
            <text:p>4254</text:p>
          </table:table-cell>
          <table:table-cell office:value-type="float" office:value="66420" calcext:value-type="float">
            <text:p>66420</text:p>
          </table:table-cell>
          <table:table-cell office:value-type="float" office:value="13440" calcext:value-type="float">
            <text:p>13440</text:p>
          </table:table-cell>
          <table:table-cell office:value-type="float" office:value="51572" calcext:value-type="float">
            <text:p>51572</text:p>
          </table:table-cell>
          <table:table-cell office:value-type="float" office:value="1361" calcext:value-type="float">
            <text:p>1361</text:p>
          </table:table-cell>
          <table:table-cell office:value-type="float" office:value="868268" calcext:value-type="float">
            <text:p>86826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27:49" calcext:value-type="date">
            <text:p>04/15/20 01:27 PM</text:p>
          </table:table-cell>
          <table:table-cell office:value-type="float" office:value="14527504" calcext:value-type="float">
            <text:p>1452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2540" calcext:value-type="float">
            <text:p>3032540</text:p>
          </table:table-cell>
          <table:table-cell office:value-type="float" office:value="202624" calcext:value-type="float">
            <text:p>202624</text:p>
          </table:table-cell>
          <table:table-cell office:value-type="float" office:value="167172" calcext:value-type="float">
            <text:p>167172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4" calcext:value-type="float">
            <text:p>4254</text:p>
          </table:table-cell>
          <table:table-cell office:value-type="float" office:value="66420" calcext:value-type="float">
            <text:p>66420</text:p>
          </table:table-cell>
          <table:table-cell office:value-type="float" office:value="13440" calcext:value-type="float">
            <text:p>13440</text:p>
          </table:table-cell>
          <table:table-cell office:value-type="float" office:value="51572" calcext:value-type="float">
            <text:p>51572</text:p>
          </table:table-cell>
          <table:table-cell office:value-type="float" office:value="1361" calcext:value-type="float">
            <text:p>1361</text:p>
          </table:table-cell>
          <table:table-cell office:value-type="float" office:value="868268" calcext:value-type="float">
            <text:p>86826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27:50" calcext:value-type="date">
            <text:p>04/15/20 01:27 PM</text:p>
          </table:table-cell>
          <table:table-cell office:value-type="float" office:value="14528032" calcext:value-type="float">
            <text:p>14528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2540" calcext:value-type="float">
            <text:p>3032540</text:p>
          </table:table-cell>
          <table:table-cell office:value-type="float" office:value="202624" calcext:value-type="float">
            <text:p>202624</text:p>
          </table:table-cell>
          <table:table-cell office:value-type="float" office:value="167172" calcext:value-type="float">
            <text:p>167172</text:p>
          </table:table-cell>
          <table:table-cell office:value-type="float" office:value="35452" calcext:value-type="float">
            <text:p>354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4" calcext:value-type="float">
            <text:p>4254</text:p>
          </table:table-cell>
          <table:table-cell office:value-type="float" office:value="66420" calcext:value-type="float">
            <text:p>66420</text:p>
          </table:table-cell>
          <table:table-cell office:value-type="float" office:value="13440" calcext:value-type="float">
            <text:p>13440</text:p>
          </table:table-cell>
          <table:table-cell office:value-type="float" office:value="51572" calcext:value-type="float">
            <text:p>51572</text:p>
          </table:table-cell>
          <table:table-cell office:value-type="float" office:value="1361" calcext:value-type="float">
            <text:p>1361</text:p>
          </table:table-cell>
          <table:table-cell office:value-type="float" office:value="868268" calcext:value-type="float">
            <text:p>868268</text:p>
          </table:table-cell>
          <table:table-cell office:value-type="float" office:value="13312" calcext:value-type="float">
            <text:p>133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stand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3"/>
        <table:table-column table:style-name="co19" table:default-cell-style-name="ce3"/>
        <table:table-column table:style-name="co20" table:number-columns-repeated="2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1" office:value-type="string" calcext:value-type="string">
            <text:p>2020-04-15 13:27:50</text:p>
          </table:table-cell>
          <table:table-cell office:value-type="float" office:value="14631384" calcext:value-type="float">
            <text:p>146313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752164" calcext:value-type="float">
            <text:p>2752164</text:p>
          </table:table-cell>
          <table:table-cell office:value-type="float" office:value="89144" calcext:value-type="float">
            <text:p>89144</text:p>
          </table:table-cell>
          <table:table-cell office:value-type="float" office:value="65688" calcext:value-type="float">
            <text:p>65688</text:p>
          </table:table-cell>
          <table:table-cell office:value-type="float" office:value="23456" calcext:value-type="float">
            <text:p>23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762" calcext:value-type="float">
            <text:p>1762</text:p>
          </table:table-cell>
          <table:table-cell office:value-type="float" office:value="192" calcext:value-type="float">
            <text:p>192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248" calcext:value-type="float">
            <text:p>2124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020-04-15 13:27:51</text:p>
          </table:table-cell>
          <table:table-cell office:value-type="float" office:value="14553088" calcext:value-type="float">
            <text:p>14553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75012" calcext:value-type="float">
            <text:p>175012</text:p>
          </table:table-cell>
          <table:table-cell office:value-type="float" office:value="139752" calcext:value-type="float">
            <text:p>139752</text:p>
          </table:table-cell>
          <table:table-cell office:value-type="float" office:value="35260" calcext:value-type="float">
            <text:p>352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8" calcext:value-type="float">
            <text:p>220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15194" calcext:value-type="float">
            <text:p>15194</text:p>
          </table:table-cell>
          <table:table-cell office:value-type="float" office:value="13184" calcext:value-type="float">
            <text:p>13184</text:p>
          </table:table-cell>
          <table:table-cell office:value-type="float" office:value="12799" calcext:value-type="float">
            <text:p>12799</text:p>
          </table:table-cell>
          <table:table-cell office:value-type="float" office:value="1536" calcext:value-type="float">
            <text:p>1536</text:p>
          </table:table-cell>
          <table:table-cell office:value-type="float" office:value="1359" calcext:value-type="float">
            <text:p>1359</text:p>
          </table:table-cell>
          <table:table-cell office:value-type="float" office:value="21248" calcext:value-type="float">
            <text:p>21248</text:p>
          </table:table-cell>
          <table:table-cell office:value-type="float" office:value="11264" calcext:value-type="float">
            <text:p>1126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7" calcext:value-type="float">
            <text:p>3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2</text:p>
          </table:table-cell>
          <table:table-cell office:value-type="float" office:value="14574324" calcext:value-type="float">
            <text:p>1457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52396" calcext:value-type="float">
            <text:p>152396</text:p>
          </table:table-cell>
          <table:table-cell office:value-type="float" office:value="117100" calcext:value-type="float">
            <text:p>117100</text:p>
          </table:table-cell>
          <table:table-cell office:value-type="float" office:value="35296" calcext:value-type="float">
            <text:p>3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0" calcext:value-type="float">
            <text:p>1360</text:p>
          </table:table-cell>
          <table:table-cell office:value-type="float" office:value="22976" calcext:value-type="float">
            <text:p>22976</text:p>
          </table:table-cell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3</text:p>
          </table:table-cell>
          <table:table-cell office:value-type="float" office:value="14574436" calcext:value-type="float">
            <text:p>1457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52396" calcext:value-type="float">
            <text:p>152396</text:p>
          </table:table-cell>
          <table:table-cell office:value-type="float" office:value="117100" calcext:value-type="float">
            <text:p>117100</text:p>
          </table:table-cell>
          <table:table-cell office:value-type="float" office:value="35296" calcext:value-type="float">
            <text:p>35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0" calcext:value-type="float">
            <text:p>1360</text:p>
          </table:table-cell>
          <table:table-cell office:value-type="float" office:value="22976" calcext:value-type="float">
            <text:p>22976</text:p>
          </table:table-cell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4</text:p>
          </table:table-cell>
          <table:table-cell office:value-type="float" office:value="14574436" calcext:value-type="float">
            <text:p>14574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52396" calcext:value-type="float">
            <text:p>152396</text:p>
          </table:table-cell>
          <table:table-cell office:value-type="float" office:value="117100" calcext:value-type="float">
            <text:p>117100</text:p>
          </table:table-cell>
          <table:table-cell office:value-type="float" office:value="35296" calcext:value-type="float">
            <text:p>35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0" calcext:value-type="float">
            <text:p>1360</text:p>
          </table:table-cell>
          <table:table-cell office:value-type="float" office:value="22976" calcext:value-type="float">
            <text:p>22976</text:p>
          </table:table-cell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5</text:p>
          </table:table-cell>
          <table:table-cell office:value-type="float" office:value="14579800" calcext:value-type="float">
            <text:p>14579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52396" calcext:value-type="float">
            <text:p>152396</text:p>
          </table:table-cell>
          <table:table-cell office:value-type="float" office:value="117100" calcext:value-type="float">
            <text:p>117100</text:p>
          </table:table-cell>
          <table:table-cell office:value-type="float" office:value="35296" calcext:value-type="float">
            <text:p>352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760" calcext:value-type="float">
            <text:p>13760</text:p>
          </table:table-cell>
          <table:table-cell office:value-type="float" office:value="13436" calcext:value-type="float">
            <text:p>13436</text:p>
          </table:table-cell>
          <table:table-cell office:value-type="float" office:value="1536" calcext:value-type="float">
            <text:p>1536</text:p>
          </table:table-cell>
          <table:table-cell office:value-type="float" office:value="1360" calcext:value-type="float">
            <text:p>1360</text:p>
          </table:table-cell>
          <table:table-cell office:value-type="float" office:value="22976" calcext:value-type="float">
            <text:p>22976</text:p>
          </table:table-cell>
          <table:table-cell office:value-type="float" office:value="14080" calcext:value-type="float">
            <text:p>1408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6</text:p>
          </table:table-cell>
          <table:table-cell office:value-type="float" office:value="14591304" calcext:value-type="float">
            <text:p>1459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1368" calcext:value-type="float">
            <text:p>3041368</text:p>
          </table:table-cell>
          <table:table-cell office:value-type="float" office:value="141444" calcext:value-type="float">
            <text:p>141444</text:p>
          </table:table-cell>
          <table:table-cell office:value-type="float" office:value="106144" calcext:value-type="float">
            <text:p>106144</text:p>
          </table:table-cell>
          <table:table-cell office:value-type="float" office:value="35300" calcext:value-type="float">
            <text:p>3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480" calcext:value-type="float">
            <text:p>20480</text:p>
          </table:table-cell>
          <table:table-cell office:value-type="float" office:value="7622" calcext:value-type="float">
            <text:p>7622</text:p>
          </table:table-cell>
          <table:table-cell office:value-type="float" office:value="20288" calcext:value-type="float">
            <text:p>20288</text:p>
          </table:table-cell>
          <table:table-cell office:value-type="float" office:value="19877" calcext:value-type="float">
            <text:p>19877</text:p>
          </table:table-cell>
          <table:table-cell office:value-type="float" office:value="2048" calcext:value-type="float">
            <text:p>2048</text:p>
          </table:table-cell>
          <table:table-cell office:value-type="float" office:value="1826" calcext:value-type="float">
            <text:p>1826</text:p>
          </table:table-cell>
          <table:table-cell office:value-type="float" office:value="22976" calcext:value-type="float">
            <text:p>2297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496" calcext:value-type="float">
            <text:p>19496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3625" calcext:value-type="float">
            <text:p>3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7</text:p>
          </table:table-cell>
          <table:table-cell office:value-type="float" office:value="14477104" calcext:value-type="float">
            <text:p>14477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47864" calcext:value-type="float">
            <text:p>3147864</text:p>
          </table:table-cell>
          <table:table-cell office:value-type="float" office:value="256020" calcext:value-type="float">
            <text:p>256020</text:p>
          </table:table-cell>
          <table:table-cell office:value-type="float" office:value="220720" calcext:value-type="float">
            <text:p>220720</text:p>
          </table:table-cell>
          <table:table-cell office:value-type="float" office:value="35300" calcext:value-type="float">
            <text:p>3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8506" calcext:value-type="float">
            <text:p>8506</text:p>
          </table:table-cell>
          <table:table-cell office:value-type="float" office:value="133248" calcext:value-type="float">
            <text:p>133248</text:p>
          </table:table-cell>
          <table:table-cell office:value-type="float" office:value="132011" calcext:value-type="float">
            <text:p>132011</text:p>
          </table:table-cell>
          <table:table-cell office:value-type="float" office:value="10368" calcext:value-type="float">
            <text:p>10368</text:p>
          </table:table-cell>
          <table:table-cell office:value-type="float" office:value="9972" calcext:value-type="float">
            <text:p>9972</text:p>
          </table:table-cell>
          <table:table-cell office:value-type="float" office:value="139968" calcext:value-type="float">
            <text:p>139968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30" calcext:value-type="float">
            <text:p>330</text:p>
          </table:table-cell>
          <table:table-cell office:value-type="float" office:value="217" calcext:value-type="float">
            <text:p>217</text:p>
          </table:table-cell>
          <table:table-cell office:value-type="float" office:value="14010" calcext:value-type="float">
            <text:p>14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8</text:p>
          </table:table-cell>
          <table:table-cell office:value-type="float" office:value="14359312" calcext:value-type="float">
            <text:p>14359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54360" calcext:value-type="float">
            <text:p>3254360</text:p>
          </table:table-cell>
          <table:table-cell office:value-type="float" office:value="373432" calcext:value-type="float">
            <text:p>373432</text:p>
          </table:table-cell>
          <table:table-cell office:value-type="float" office:value="338132" calcext:value-type="float">
            <text:p>338132</text:p>
          </table:table-cell>
          <table:table-cell office:value-type="float" office:value="35300" calcext:value-type="float">
            <text:p>35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12343" calcext:value-type="float">
            <text:p>12343</text:p>
          </table:table-cell>
          <table:table-cell office:value-type="float" office:value="249216" calcext:value-type="float">
            <text:p>249216</text:p>
          </table:table-cell>
          <table:table-cell office:value-type="float" office:value="247051" calcext:value-type="float">
            <text:p>247051</text:p>
          </table:table-cell>
          <table:table-cell office:value-type="float" office:value="18880" calcext:value-type="float">
            <text:p>18880</text:p>
          </table:table-cell>
          <table:table-cell office:value-type="float" office:value="18328" calcext:value-type="float">
            <text:p>18328</text:p>
          </table:table-cell>
          <table:table-cell office:value-type="float" office:value="261696" calcext:value-type="float">
            <text:p>26169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37" calcext:value-type="float">
            <text:p>437</text:p>
          </table:table-cell>
          <table:table-cell office:value-type="float" office:value="217" calcext:value-type="float">
            <text:p>217</text:p>
          </table:table-cell>
          <table:table-cell office:value-type="float" office:value="24664" calcext:value-type="float">
            <text:p>24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7:59</text:p>
          </table:table-cell>
          <table:table-cell office:value-type="float" office:value="14244984" calcext:value-type="float">
            <text:p>14244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2664" calcext:value-type="float">
            <text:p>3352664</text:p>
          </table:table-cell>
          <table:table-cell office:value-type="float" office:value="487764" calcext:value-type="float">
            <text:p>487764</text:p>
          </table:table-cell>
          <table:table-cell office:value-type="float" office:value="452416" calcext:value-type="float">
            <text:p>452416</text:p>
          </table:table-cell>
          <table:table-cell office:value-type="float" office:value="35348" calcext:value-type="float">
            <text:p>35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2528" calcext:value-type="float">
            <text:p>22528</text:p>
          </table:table-cell>
          <table:table-cell office:value-type="float" office:value="12017" calcext:value-type="float">
            <text:p>12017</text:p>
          </table:table-cell>
          <table:table-cell office:value-type="float" office:value="360064" calcext:value-type="float">
            <text:p>360064</text:p>
          </table:table-cell>
          <table:table-cell office:value-type="float" office:value="357050" calcext:value-type="float">
            <text:p>357050</text:p>
          </table:table-cell>
          <table:table-cell office:value-type="float" office:value="27008" calcext:value-type="float">
            <text:p>27008</text:p>
          </table:table-cell>
          <table:table-cell office:value-type="float" office:value="26318" calcext:value-type="float">
            <text:p>26318</text:p>
          </table:table-cell>
          <table:table-cell office:value-type="float" office:value="575616" calcext:value-type="float">
            <text:p>5756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9" calcext:value-type="float">
            <text:p>539</text:p>
          </table:table-cell>
          <table:table-cell office:value-type="float" office:value="217" calcext:value-type="float">
            <text:p>217</text:p>
          </table:table-cell>
          <table:table-cell office:value-type="float" office:value="34852" calcext:value-type="float">
            <text:p>34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0</text:p>
          </table:table-cell>
          <table:table-cell office:value-type="float" office:value="14150372" calcext:value-type="float">
            <text:p>14150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1</text:p>
          </table:table-cell>
          <table:table-cell office:value-type="float" office:value="14149764" calcext:value-type="float">
            <text:p>141497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2</text:p>
          </table:table-cell>
          <table:table-cell office:value-type="float" office:value="14149472" calcext:value-type="float">
            <text:p>1414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3</text:p>
          </table:table-cell>
          <table:table-cell office:value-type="float" office:value="14149440" calcext:value-type="float">
            <text:p>14149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4</text:p>
          </table:table-cell>
          <table:table-cell office:value-type="float" office:value="14149472" calcext:value-type="float">
            <text:p>141494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5</text:p>
          </table:table-cell>
          <table:table-cell office:value-type="float" office:value="14121508" calcext:value-type="float">
            <text:p>1412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6</text:p>
          </table:table-cell>
          <table:table-cell office:value-type="float" office:value="14121508" calcext:value-type="float">
            <text:p>1412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7</text:p>
          </table:table-cell>
          <table:table-cell office:value-type="float" office:value="14121508" calcext:value-type="float">
            <text:p>1412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82032" calcext:value-type="float">
            <text:p>582032</text:p>
          </table:table-cell>
          <table:table-cell office:value-type="float" office:value="546680" calcext:value-type="float">
            <text:p>5466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72" calcext:value-type="float">
            <text:p>11472</text:p>
          </table:table-cell>
          <table:table-cell office:value-type="float" office:value="449024" calcext:value-type="float">
            <text:p>449024</text:p>
          </table:table-cell>
          <table:table-cell office:value-type="float" office:value="445337" calcext:value-type="float">
            <text:p>44533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31" calcext:value-type="float">
            <text:p>32731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8</text:p>
          </table:table-cell>
          <table:table-cell office:value-type="float" office:value="14200496" calcext:value-type="float">
            <text:p>14200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09</text:p>
          </table:table-cell>
          <table:table-cell office:value-type="float" office:value="14202984" calcext:value-type="float">
            <text:p>14202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0</text:p>
          </table:table-cell>
          <table:table-cell office:value-type="float" office:value="14202984" calcext:value-type="float">
            <text:p>14202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1</text:p>
          </table:table-cell>
          <table:table-cell office:value-type="float" office:value="14203112" calcext:value-type="float">
            <text:p>14203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2</text:p>
          </table:table-cell>
          <table:table-cell office:value-type="float" office:value="14203112" calcext:value-type="float">
            <text:p>14203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3</text:p>
          </table:table-cell>
          <table:table-cell office:value-type="float" office:value="14204504" calcext:value-type="float">
            <text:p>14204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4</text:p>
          </table:table-cell>
          <table:table-cell office:value-type="float" office:value="14205024" calcext:value-type="float">
            <text:p>14205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5</text:p>
          </table:table-cell>
          <table:table-cell office:value-type="float" office:value="14205128" calcext:value-type="float">
            <text:p>14205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502612" calcext:value-type="float">
            <text:p>502612</text:p>
          </table:table-cell>
          <table:table-cell office:value-type="float" office:value="467260" calcext:value-type="float">
            <text:p>46726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79" calcext:value-type="float">
            <text:p>10179</text:p>
          </table:table-cell>
          <table:table-cell office:value-type="float" office:value="369600" calcext:value-type="float">
            <text:p>369600</text:p>
          </table:table-cell>
          <table:table-cell office:value-type="float" office:value="358961" calcext:value-type="float">
            <text:p>358961</text:p>
          </table:table-cell>
          <table:table-cell office:value-type="float" office:value="30976" calcext:value-type="float">
            <text:p>30976</text:p>
          </table:table-cell>
          <table:table-cell office:value-type="float" office:value="26457" calcext:value-type="float">
            <text:p>26457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6</text:p>
          </table:table-cell>
          <table:table-cell office:value-type="float" office:value="14291448" calcext:value-type="float">
            <text:p>14291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6" calcext:value-type="float">
            <text:p>272586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7</text:p>
          </table:table-cell>
          <table:table-cell office:value-type="float" office:value="14291448" calcext:value-type="float">
            <text:p>14291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6" calcext:value-type="float">
            <text:p>272586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8</text:p>
          </table:table-cell>
          <table:table-cell office:value-type="float" office:value="14291684" calcext:value-type="float">
            <text:p>14291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6" calcext:value-type="float">
            <text:p>272586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19</text:p>
          </table:table-cell>
          <table:table-cell office:value-type="float" office:value="14291684" calcext:value-type="float">
            <text:p>14291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6" calcext:value-type="float">
            <text:p>272586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0</text:p>
          </table:table-cell>
          <table:table-cell office:value-type="float" office:value="14301740" calcext:value-type="float">
            <text:p>143017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7" calcext:value-type="float">
            <text:p>272587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1</text:p>
          </table:table-cell>
          <table:table-cell office:value-type="float" office:value="14314344" calcext:value-type="float">
            <text:p>14314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7" calcext:value-type="float">
            <text:p>272587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2</text:p>
          </table:table-cell>
          <table:table-cell office:value-type="float" office:value="14314400" calcext:value-type="float">
            <text:p>143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7" calcext:value-type="float">
            <text:p>272587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3</text:p>
          </table:table-cell>
          <table:table-cell office:value-type="float" office:value="14314400" calcext:value-type="float">
            <text:p>14314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15572" calcext:value-type="float">
            <text:p>415572</text:p>
          </table:table-cell>
          <table:table-cell office:value-type="float" office:value="380220" calcext:value-type="float">
            <text:p>38022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82560" calcext:value-type="float">
            <text:p>282560</text:p>
          </table:table-cell>
          <table:table-cell office:value-type="float" office:value="272587" calcext:value-type="float">
            <text:p>272587</text:p>
          </table:table-cell>
          <table:table-cell office:value-type="float" office:value="24576" calcext:value-type="float">
            <text:p>24576</text:p>
          </table:table-cell>
          <table:table-cell office:value-type="float" office:value="20183" calcext:value-type="float">
            <text:p>20183</text:p>
          </table:table-cell>
          <table:table-cell office:value-type="float" office:value="748416" calcext:value-type="float">
            <text:p>748416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4</text:p>
          </table:table-cell>
          <table:table-cell office:value-type="float" office:value="14401240" calcext:value-type="float">
            <text:p>14401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274" calcext:value-type="float">
            <text:p>727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5</text:p>
          </table:table-cell>
          <table:table-cell office:value-type="float" office:value="14402204" calcext:value-type="float">
            <text:p>144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6</text:p>
          </table:table-cell>
          <table:table-cell office:value-type="float" office:value="14402204" calcext:value-type="float">
            <text:p>144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7</text:p>
          </table:table-cell>
          <table:table-cell office:value-type="float" office:value="14402204" calcext:value-type="float">
            <text:p>144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8</text:p>
          </table:table-cell>
          <table:table-cell office:value-type="float" office:value="14402204" calcext:value-type="float">
            <text:p>144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29</text:p>
          </table:table-cell>
          <table:table-cell office:value-type="float" office:value="14402204" calcext:value-type="float">
            <text:p>14402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0</text:p>
          </table:table-cell>
          <table:table-cell office:value-type="float" office:value="14402268" calcext:value-type="float">
            <text:p>14402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1</text:p>
          </table:table-cell>
          <table:table-cell office:value-type="float" office:value="14402268" calcext:value-type="float">
            <text:p>14402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28532" calcext:value-type="float">
            <text:p>328532</text:p>
          </table:table-cell>
          <table:table-cell office:value-type="float" office:value="293180" calcext:value-type="float">
            <text:p>29318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494" calcext:value-type="float">
            <text:p>7494</text:p>
          </table:table-cell>
          <table:table-cell office:value-type="float" office:value="195520" calcext:value-type="float">
            <text:p>195520</text:p>
          </table:table-cell>
          <table:table-cell office:value-type="float" office:value="186211" calcext:value-type="float">
            <text:p>186211</text:p>
          </table:table-cell>
          <table:table-cell office:value-type="float" office:value="18176" calcext:value-type="float">
            <text:p>18176</text:p>
          </table:table-cell>
          <table:table-cell office:value-type="float" office:value="13908" calcext:value-type="float">
            <text:p>13908</text:p>
          </table:table-cell>
          <table:table-cell office:value-type="float" office:value="738752" calcext:value-type="float">
            <text:p>738752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2</text:p>
          </table:table-cell>
          <table:table-cell office:value-type="float" office:value="14489108" calcext:value-type="float">
            <text:p>14489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5921" calcext:value-type="float">
            <text:p>5921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587904" calcext:value-type="float">
            <text:p>58790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3</text:p>
          </table:table-cell>
          <table:table-cell office:value-type="float" office:value="14489316" calcext:value-type="float">
            <text:p>14489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4</text:p>
          </table:table-cell>
          <table:table-cell office:value-type="float" office:value="14489316" calcext:value-type="float">
            <text:p>144893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5</text:p>
          </table:table-cell>
          <table:table-cell office:value-type="float" office:value="14489116" calcext:value-type="float">
            <text:p>14489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6</text:p>
          </table:table-cell>
          <table:table-cell office:value-type="float" office:value="14489116" calcext:value-type="float">
            <text:p>14489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7</text:p>
          </table:table-cell>
          <table:table-cell office:value-type="float" office:value="14489116" calcext:value-type="float">
            <text:p>14489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8</text:p>
          </table:table-cell>
          <table:table-cell office:value-type="float" office:value="14489116" calcext:value-type="float">
            <text:p>14489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39</text:p>
          </table:table-cell>
          <table:table-cell office:value-type="float" office:value="14489092" calcext:value-type="float">
            <text:p>14489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0</text:p>
          </table:table-cell>
          <table:table-cell office:value-type="float" office:value="14489092" calcext:value-type="float">
            <text:p>14489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1</text:p>
          </table:table-cell>
          <table:table-cell office:value-type="float" office:value="14489060" calcext:value-type="float">
            <text:p>144890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2</text:p>
          </table:table-cell>
          <table:table-cell office:value-type="float" office:value="14488820" calcext:value-type="float">
            <text:p>14488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3</text:p>
          </table:table-cell>
          <table:table-cell office:value-type="float" office:value="14488948" calcext:value-type="float">
            <text:p>14488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4</text:p>
          </table:table-cell>
          <table:table-cell office:value-type="float" office:value="14488948" calcext:value-type="float">
            <text:p>14488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5</text:p>
          </table:table-cell>
          <table:table-cell office:value-type="float" office:value="14488960" calcext:value-type="float">
            <text:p>1448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6</text:p>
          </table:table-cell>
          <table:table-cell office:value-type="float" office:value="14488960" calcext:value-type="float">
            <text:p>1448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7</text:p>
          </table:table-cell>
          <table:table-cell office:value-type="float" office:value="14488960" calcext:value-type="float">
            <text:p>1448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8</text:p>
          </table:table-cell>
          <table:table-cell office:value-type="float" office:value="14488960" calcext:value-type="float">
            <text:p>1448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49</text:p>
          </table:table-cell>
          <table:table-cell office:value-type="float" office:value="14488968" calcext:value-type="float">
            <text:p>1448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0</text:p>
          </table:table-cell>
          <table:table-cell office:value-type="float" office:value="14488968" calcext:value-type="float">
            <text:p>1448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1</text:p>
          </table:table-cell>
          <table:table-cell office:value-type="float" office:value="14488968" calcext:value-type="float">
            <text:p>1448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2</text:p>
          </table:table-cell>
          <table:table-cell office:value-type="float" office:value="14488968" calcext:value-type="float">
            <text:p>14488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3</text:p>
          </table:table-cell>
          <table:table-cell office:value-type="float" office:value="14488972" calcext:value-type="float">
            <text:p>1448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4</text:p>
          </table:table-cell>
          <table:table-cell office:value-type="float" office:value="14488972" calcext:value-type="float">
            <text:p>1448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5</text:p>
          </table:table-cell>
          <table:table-cell office:value-type="float" office:value="14488972" calcext:value-type="float">
            <text:p>1448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6</text:p>
          </table:table-cell>
          <table:table-cell office:value-type="float" office:value="14488972" calcext:value-type="float">
            <text:p>14488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7</text:p>
          </table:table-cell>
          <table:table-cell office:value-type="float" office:value="14488980" calcext:value-type="float">
            <text:p>1448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8</text:p>
          </table:table-cell>
          <table:table-cell office:value-type="float" office:value="14488980" calcext:value-type="float">
            <text:p>1448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8:59</text:p>
          </table:table-cell>
          <table:table-cell office:value-type="float" office:value="14488980" calcext:value-type="float">
            <text:p>1448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0</text:p>
          </table:table-cell>
          <table:table-cell office:value-type="float" office:value="14488980" calcext:value-type="float">
            <text:p>14488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1</text:p>
          </table:table-cell>
          <table:table-cell office:value-type="float" office:value="14489116" calcext:value-type="float">
            <text:p>14489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2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3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4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5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6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7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8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09</text:p>
          </table:table-cell>
          <table:table-cell office:value-type="float" office:value="14489244" calcext:value-type="float">
            <text:p>144892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0</text:p>
          </table:table-cell>
          <table:table-cell office:value-type="float" office:value="14489276" calcext:value-type="float">
            <text:p>14489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1</text:p>
          </table:table-cell>
          <table:table-cell office:value-type="float" office:value="14491508" calcext:value-type="float">
            <text:p>14491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2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3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4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5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6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7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8</text:p>
          </table:table-cell>
          <table:table-cell office:value-type="float" office:value="14491524" calcext:value-type="float">
            <text:p>144915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19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0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1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2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3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4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5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6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7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8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29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0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1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2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3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4</text:p>
          </table:table-cell>
          <table:table-cell office:value-type="float" office:value="14491528" calcext:value-type="float">
            <text:p>14491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5</text:p>
          </table:table-cell>
          <table:table-cell office:value-type="float" office:value="14491532" calcext:value-type="float">
            <text:p>1449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162" calcext:value-type="float">
            <text:p>6162</text:p>
          </table:table-cell>
          <table:table-cell office:value-type="float" office:value="108480" calcext:value-type="float">
            <text:p>108480</text:p>
          </table:table-cell>
          <table:table-cell office:value-type="float" office:value="99836" calcext:value-type="float">
            <text:p>99836</text:p>
          </table:table-cell>
          <table:table-cell office:value-type="float" office:value="11776" calcext:value-type="float">
            <text:p>11776</text:p>
          </table:table-cell>
          <table:table-cell office:value-type="float" office:value="7634" calcext:value-type="float">
            <text:p>7634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6</text:p>
          </table:table-cell>
          <table:table-cell office:value-type="float" office:value="14491532" calcext:value-type="float">
            <text:p>14491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241492" calcext:value-type="float">
            <text:p>241492</text:p>
          </table:table-cell>
          <table:table-cell office:value-type="float" office:value="206140" calcext:value-type="float">
            <text:p>20614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6892" calcext:value-type="float">
            <text:p>6892</text:p>
          </table:table-cell>
          <table:table-cell office:value-type="float" office:value="108480" calcext:value-type="float">
            <text:p>108480</text:p>
          </table:table-cell>
          <table:table-cell office:value-type="float" office:value="101317" calcext:value-type="float">
            <text:p>101317</text:p>
          </table:table-cell>
          <table:table-cell office:value-type="float" office:value="11776" calcext:value-type="float">
            <text:p>11776</text:p>
          </table:table-cell>
          <table:table-cell office:value-type="float" office:value="7743" calcext:value-type="float">
            <text:p>7743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2" calcext:value-type="float">
            <text:p>302</text:p>
          </table:table-cell>
          <table:table-cell office:value-type="float" office:value="217" calcext:value-type="float">
            <text:p>217</text:p>
          </table:table-cell>
          <table:table-cell office:value-type="float" office:value="11166" calcext:value-type="float">
            <text:p>1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7</text:p>
          </table:table-cell>
          <table:table-cell office:value-type="float" office:value="14379220" calcext:value-type="float">
            <text:p>14379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353940" calcext:value-type="float">
            <text:p>353940</text:p>
          </table:table-cell>
          <table:table-cell office:value-type="float" office:value="318588" calcext:value-type="float">
            <text:p>318588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678" calcext:value-type="float">
            <text:p>10678</text:p>
          </table:table-cell>
          <table:table-cell office:value-type="float" office:value="220928" calcext:value-type="float">
            <text:p>220928</text:p>
          </table:table-cell>
          <table:table-cell office:value-type="float" office:value="218985" calcext:value-type="float">
            <text:p>218985</text:p>
          </table:table-cell>
          <table:table-cell office:value-type="float" office:value="16768" calcext:value-type="float">
            <text:p>16768</text:p>
          </table:table-cell>
          <table:table-cell office:value-type="float" office:value="16305" calcext:value-type="float">
            <text:p>16305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11" calcext:value-type="float">
            <text:p>411</text:p>
          </table:table-cell>
          <table:table-cell office:value-type="float" office:value="217" calcext:value-type="float">
            <text:p>217</text:p>
          </table:table-cell>
          <table:table-cell office:value-type="float" office:value="22063" calcext:value-type="float">
            <text:p>22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8</text:p>
          </table:table-cell>
          <table:table-cell office:value-type="float" office:value="14261420" calcext:value-type="float">
            <text:p>14261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4" calcext:value-type="float">
            <text:p>3434584</text:p>
          </table:table-cell>
          <table:table-cell office:value-type="float" office:value="471700" calcext:value-type="float">
            <text:p>471700</text:p>
          </table:table-cell>
          <table:table-cell office:value-type="float" office:value="436348" calcext:value-type="float">
            <text:p>436348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366" calcext:value-type="float">
            <text:p>12366</text:p>
          </table:table-cell>
          <table:table-cell office:value-type="float" office:value="338624" calcext:value-type="float">
            <text:p>338624</text:p>
          </table:table-cell>
          <table:table-cell office:value-type="float" office:value="335768" calcext:value-type="float">
            <text:p>335768</text:p>
          </table:table-cell>
          <table:table-cell office:value-type="float" office:value="25472" calcext:value-type="float">
            <text:p>25472</text:p>
          </table:table-cell>
          <table:table-cell office:value-type="float" office:value="24788" calcext:value-type="float">
            <text:p>24788</text:p>
          </table:table-cell>
          <table:table-cell office:value-type="float" office:value="361664" calcext:value-type="float">
            <text:p>36166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19" calcext:value-type="float">
            <text:p>519</text:p>
          </table:table-cell>
          <table:table-cell office:value-type="float" office:value="217" calcext:value-type="float">
            <text:p>217</text:p>
          </table:table-cell>
          <table:table-cell office:value-type="float" office:value="32880" calcext:value-type="float">
            <text:p>32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39</text:p>
          </table:table-cell>
          <table:table-cell office:value-type="float" office:value="14147588" calcext:value-type="float">
            <text:p>14147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2776" calcext:value-type="float">
            <text:p>3442776</text:p>
          </table:table-cell>
          <table:table-cell office:value-type="float" office:value="586068" calcext:value-type="float">
            <text:p>586068</text:p>
          </table:table-cell>
          <table:table-cell office:value-type="float" office:value="550716" calcext:value-type="float">
            <text:p>550716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5148" calcext:value-type="float">
            <text:p>15148</text:p>
          </table:table-cell>
          <table:table-cell office:value-type="float" office:value="453056" calcext:value-type="float">
            <text:p>453056</text:p>
          </table:table-cell>
          <table:table-cell office:value-type="float" office:value="449362" calcext:value-type="float">
            <text:p>449362</text:p>
          </table:table-cell>
          <table:table-cell office:value-type="float" office:value="33856" calcext:value-type="float">
            <text:p>33856</text:p>
          </table:table-cell>
          <table:table-cell office:value-type="float" office:value="33038" calcext:value-type="float">
            <text:p>33038</text:p>
          </table:table-cell>
          <table:table-cell office:value-type="float" office:value="658880" calcext:value-type="float">
            <text:p>65888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3" calcext:value-type="float">
            <text:p>213</text:p>
          </table:table-cell>
          <table:table-cell office:value-type="float" office:value="43397" calcext:value-type="float">
            <text:p>43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0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1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2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3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4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5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6</text:p>
          </table:table-cell>
          <table:table-cell office:value-type="float" office:value="14064264" calcext:value-type="float">
            <text:p>14064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7</text:p>
          </table:table-cell>
          <table:table-cell office:value-type="float" office:value="14064184" calcext:value-type="float">
            <text:p>140641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669560" calcext:value-type="float">
            <text:p>669560</text:p>
          </table:table-cell>
          <table:table-cell office:value-type="float" office:value="634208" calcext:value-type="float">
            <text:p>6342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2298" calcext:value-type="float">
            <text:p>12298</text:p>
          </table:table-cell>
          <table:table-cell office:value-type="float" office:value="536064" calcext:value-type="float">
            <text:p>536064</text:p>
          </table:table-cell>
          <table:table-cell office:value-type="float" office:value="531725" calcext:value-type="float">
            <text:p>531725</text:p>
          </table:table-cell>
          <table:table-cell office:value-type="float" office:value="39936" calcext:value-type="float">
            <text:p>39936</text:p>
          </table:table-cell>
          <table:table-cell office:value-type="float" office:value="39021" calcext:value-type="float">
            <text:p>39021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8</text:p>
          </table:table-cell>
          <table:table-cell office:value-type="float" office:value="14142464" calcext:value-type="float">
            <text:p>141424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49</text:p>
          </table:table-cell>
          <table:table-cell office:value-type="float" office:value="14142592" calcext:value-type="float">
            <text:p>14142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0</text:p>
          </table:table-cell>
          <table:table-cell office:value-type="float" office:value="14142456" calcext:value-type="float">
            <text:p>14142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2</text:p>
          </table:table-cell>
          <table:table-cell office:value-type="float" office:value="14141120" calcext:value-type="float">
            <text:p>1414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3</text:p>
          </table:table-cell>
          <table:table-cell office:value-type="float" office:value="14141120" calcext:value-type="float">
            <text:p>1414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4</text:p>
          </table:table-cell>
          <table:table-cell office:value-type="float" office:value="14141120" calcext:value-type="float">
            <text:p>1414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5</text:p>
          </table:table-cell>
          <table:table-cell office:value-type="float" office:value="14141120" calcext:value-type="float">
            <text:p>14141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6</text:p>
          </table:table-cell>
          <table:table-cell office:value-type="float" office:value="14142608" calcext:value-type="float">
            <text:p>141426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90520" calcext:value-type="float">
            <text:p>590520</text:p>
          </table:table-cell>
          <table:table-cell office:value-type="float" office:value="555168" calcext:value-type="float">
            <text:p>55516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986" calcext:value-type="float">
            <text:p>10986</text:p>
          </table:table-cell>
          <table:table-cell office:value-type="float" office:value="456960" calcext:value-type="float">
            <text:p>456960</text:p>
          </table:table-cell>
          <table:table-cell office:value-type="float" office:value="445347" calcext:value-type="float">
            <text:p>445347</text:p>
          </table:table-cell>
          <table:table-cell office:value-type="float" office:value="37696" calcext:value-type="float">
            <text:p>37696</text:p>
          </table:table-cell>
          <table:table-cell office:value-type="float" office:value="32744" calcext:value-type="float">
            <text:p>32744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7</text:p>
          </table:table-cell>
          <table:table-cell office:value-type="float" office:value="14228168" calcext:value-type="float">
            <text:p>14228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8</text:p>
          </table:table-cell>
          <table:table-cell office:value-type="float" office:value="14228312" calcext:value-type="float">
            <text:p>14228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29:59</text:p>
          </table:table-cell>
          <table:table-cell office:value-type="float" office:value="14228312" calcext:value-type="float">
            <text:p>14228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0</text:p>
          </table:table-cell>
          <table:table-cell office:value-type="float" office:value="14228092" calcext:value-type="float">
            <text:p>14228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1</text:p>
          </table:table-cell>
          <table:table-cell office:value-type="float" office:value="14228100" calcext:value-type="float">
            <text:p>14228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2</text:p>
          </table:table-cell>
          <table:table-cell office:value-type="float" office:value="14228104" calcext:value-type="float">
            <text:p>14228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3</text:p>
          </table:table-cell>
          <table:table-cell office:value-type="float" office:value="14228104" calcext:value-type="float">
            <text:p>14228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4</text:p>
          </table:table-cell>
          <table:table-cell office:value-type="float" office:value="14228104" calcext:value-type="float">
            <text:p>14228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504952" calcext:value-type="float">
            <text:p>504952</text:p>
          </table:table-cell>
          <table:table-cell office:value-type="float" office:value="469600" calcext:value-type="float">
            <text:p>469600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9654" calcext:value-type="float">
            <text:p>9654</text:p>
          </table:table-cell>
          <table:table-cell office:value-type="float" office:value="371392" calcext:value-type="float">
            <text:p>371392</text:p>
          </table:table-cell>
          <table:table-cell office:value-type="float" office:value="358968" calcext:value-type="float">
            <text:p>358968</text:p>
          </table:table-cell>
          <table:table-cell office:value-type="float" office:value="32000" calcext:value-type="float">
            <text:p>32000</text:p>
          </table:table-cell>
          <table:table-cell office:value-type="float" office:value="26466" calcext:value-type="float">
            <text:p>26466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5</text:p>
          </table:table-cell>
          <table:table-cell office:value-type="float" office:value="14313124" calcext:value-type="float">
            <text:p>14313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0" calcext:value-type="float">
            <text:p>272590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6</text:p>
          </table:table-cell>
          <table:table-cell office:value-type="float" office:value="14313292" calcext:value-type="float">
            <text:p>14313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0" calcext:value-type="float">
            <text:p>272590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7</text:p>
          </table:table-cell>
          <table:table-cell office:value-type="float" office:value="14313196" calcext:value-type="float">
            <text:p>14313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0" calcext:value-type="float">
            <text:p>272590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8</text:p>
          </table:table-cell>
          <table:table-cell office:value-type="float" office:value="14313260" calcext:value-type="float">
            <text:p>14313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0" calcext:value-type="float">
            <text:p>272590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09</text:p>
          </table:table-cell>
          <table:table-cell office:value-type="float" office:value="14313260" calcext:value-type="float">
            <text:p>14313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1" calcext:value-type="float">
            <text:p>272591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0</text:p>
          </table:table-cell>
          <table:table-cell office:value-type="float" office:value="14313260" calcext:value-type="float">
            <text:p>14313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1" calcext:value-type="float">
            <text:p>272591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1</text:p>
          </table:table-cell>
          <table:table-cell office:value-type="float" office:value="14313260" calcext:value-type="float">
            <text:p>143132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1" calcext:value-type="float">
            <text:p>272591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2</text:p>
          </table:table-cell>
          <table:table-cell office:value-type="float" office:value="14313264" calcext:value-type="float">
            <text:p>14313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419704" calcext:value-type="float">
            <text:p>419704</text:p>
          </table:table-cell>
          <table:table-cell office:value-type="float" office:value="384352" calcext:value-type="float">
            <text:p>38435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322" calcext:value-type="float">
            <text:p>8322</text:p>
          </table:table-cell>
          <table:table-cell office:value-type="float" office:value="286144" calcext:value-type="float">
            <text:p>286144</text:p>
          </table:table-cell>
          <table:table-cell office:value-type="float" office:value="272591" calcext:value-type="float">
            <text:p>272591</text:p>
          </table:table-cell>
          <table:table-cell office:value-type="float" office:value="26368" calcext:value-type="float">
            <text:p>26368</text:p>
          </table:table-cell>
          <table:table-cell office:value-type="float" office:value="20189" calcext:value-type="float">
            <text:p>20189</text:p>
          </table:table-cell>
          <table:table-cell office:value-type="float" office:value="893440" calcext:value-type="float">
            <text:p>8934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3</text:p>
          </table:table-cell>
          <table:table-cell office:value-type="float" office:value="14398284" calcext:value-type="float">
            <text:p>14398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17" calcext:value-type="float">
            <text:p>186217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4</text:p>
          </table:table-cell>
          <table:table-cell office:value-type="float" office:value="14398544" calcext:value-type="float">
            <text:p>14398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5</text:p>
          </table:table-cell>
          <table:table-cell office:value-type="float" office:value="14398576" calcext:value-type="float">
            <text:p>1439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6</text:p>
          </table:table-cell>
          <table:table-cell office:value-type="float" office:value="14398576" calcext:value-type="float">
            <text:p>1439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7</text:p>
          </table:table-cell>
          <table:table-cell office:value-type="float" office:value="14398576" calcext:value-type="float">
            <text:p>1439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8</text:p>
          </table:table-cell>
          <table:table-cell office:value-type="float" office:value="14398576" calcext:value-type="float">
            <text:p>1439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19</text:p>
          </table:table-cell>
          <table:table-cell office:value-type="float" office:value="14398576" calcext:value-type="float">
            <text:p>14398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20</text:p>
          </table:table-cell>
          <table:table-cell office:value-type="float" office:value="14397088" calcext:value-type="float">
            <text:p>14397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4" calcext:value-type="float">
            <text:p>3516504</text:p>
          </table:table-cell>
          <table:table-cell office:value-type="float" office:value="334480" calcext:value-type="float">
            <text:p>334480</text:p>
          </table:table-cell>
          <table:table-cell office:value-type="float" office:value="299128" calcext:value-type="float">
            <text:p>29912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010" calcext:value-type="float">
            <text:p>7010</text:p>
          </table:table-cell>
          <table:table-cell office:value-type="float" office:value="200832" calcext:value-type="float">
            <text:p>200832</text:p>
          </table:table-cell>
          <table:table-cell office:value-type="float" office:value="186222" calcext:value-type="float">
            <text:p>186222</text:p>
          </table:table-cell>
          <table:table-cell office:value-type="float" office:value="20736" calcext:value-type="float">
            <text:p>20736</text:p>
          </table:table-cell>
          <table:table-cell office:value-type="float" office:value="13910" calcext:value-type="float">
            <text:p>13910</text:p>
          </table:table-cell>
          <table:table-cell office:value-type="float" office:value="871040" calcext:value-type="float">
            <text:p>871040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21</text:p>
          </table:table-cell>
          <table:table-cell office:value-type="float" office:value="14589120" calcext:value-type="float">
            <text:p>14589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42160" calcext:value-type="float">
            <text:p>142160</text:p>
          </table:table-cell>
          <table:table-cell office:value-type="float" office:value="106808" calcext:value-type="float">
            <text:p>106808</text:p>
          </table:table-cell>
          <table:table-cell office:value-type="float" office:value="35352" calcext:value-type="float">
            <text:p>35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036" calcext:value-type="float">
            <text:p>4036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58" calcext:value-type="float">
            <text:p>1358</text:p>
          </table:table-cell>
          <table:table-cell office:value-type="float" office:value="46144" calcext:value-type="float">
            <text:p>4614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22</text:p>
          </table:table-cell>
          <table:table-cell office:value-type="float" office:value="14590004" calcext:value-type="float">
            <text:p>14590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42160" calcext:value-type="float">
            <text:p>142160</text:p>
          </table:table-cell>
          <table:table-cell office:value-type="float" office:value="106808" calcext:value-type="float">
            <text:p>1068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9" calcext:value-type="float">
            <text:p>4259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58" calcext:value-type="float">
            <text:p>1358</text:p>
          </table:table-cell>
          <table:table-cell office:value-type="float" office:value="46144" calcext:value-type="float">
            <text:p>4614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2020-04-15 13:30:23</text:p>
          </table:table-cell>
          <table:table-cell office:value-type="float" office:value="14590012" calcext:value-type="float">
            <text:p>14590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42160" calcext:value-type="float">
            <text:p>142160</text:p>
          </table:table-cell>
          <table:table-cell office:value-type="float" office:value="106808" calcext:value-type="float">
            <text:p>1068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9" calcext:value-type="float">
            <text:p>4259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58" calcext:value-type="float">
            <text:p>1358</text:p>
          </table:table-cell>
          <table:table-cell office:value-type="float" office:value="46144" calcext:value-type="float">
            <text:p>4614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24" calcext:value-type="date">
            <text:p>04/15/20 01:30 PM</text:p>
          </table:table-cell>
          <table:table-cell office:value-type="float" office:value="14592120" calcext:value-type="float">
            <text:p>14592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42160" calcext:value-type="float">
            <text:p>142160</text:p>
          </table:table-cell>
          <table:table-cell office:value-type="float" office:value="106808" calcext:value-type="float">
            <text:p>106808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9" calcext:value-type="float">
            <text:p>4259</text:p>
          </table:table-cell>
          <table:table-cell office:value-type="float" office:value="13824" calcext:value-type="float">
            <text:p>13824</text:p>
          </table:table-cell>
          <table:table-cell office:value-type="float" office:value="13468" calcext:value-type="float">
            <text:p>13468</text:p>
          </table:table-cell>
          <table:table-cell office:value-type="float" office:value="1536" calcext:value-type="float">
            <text:p>1536</text:p>
          </table:table-cell>
          <table:table-cell office:value-type="float" office:value="1358" calcext:value-type="float">
            <text:p>1358</text:p>
          </table:table-cell>
          <table:table-cell office:value-type="float" office:value="46144" calcext:value-type="float">
            <text:p>4614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25" calcext:value-type="date">
            <text:p>04/15/20 01:30 PM</text:p>
          </table:table-cell>
          <table:table-cell office:value-type="float" office:value="14590768" calcext:value-type="float">
            <text:p>14590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76" calcext:value-type="float">
            <text:p>3033176</text:p>
          </table:table-cell>
          <table:table-cell office:value-type="float" office:value="142264" calcext:value-type="float">
            <text:p>142264</text:p>
          </table:table-cell>
          <table:table-cell office:value-type="float" office:value="106912" calcext:value-type="float">
            <text:p>106912</text:p>
          </table:table-cell>
          <table:table-cell office:value-type="float" office:value="35352" calcext:value-type="float">
            <text:p>353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0480" calcext:value-type="float">
            <text:p>20480</text:p>
          </table:table-cell>
          <table:table-cell office:value-type="float" office:value="4259" calcext:value-type="float">
            <text:p>4259</text:p>
          </table:table-cell>
          <table:table-cell office:value-type="float" office:value="13824" calcext:value-type="float">
            <text:p>13824</text:p>
          </table:table-cell>
          <table:table-cell office:value-type="float" office:value="13470" calcext:value-type="float">
            <text:p>13470</text:p>
          </table:table-cell>
          <table:table-cell office:value-type="float" office:value="1536" calcext:value-type="float">
            <text:p>1536</text:p>
          </table:table-cell>
          <table:table-cell office:value-type="float" office:value="1358" calcext:value-type="float">
            <text:p>1358</text:p>
          </table:table-cell>
          <table:table-cell office:value-type="float" office:value="46144" calcext:value-type="float">
            <text:p>46144</text:p>
          </table:table-cell>
          <table:table-cell office:value-type="float" office:value="14208" calcext:value-type="float">
            <text:p>1420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396" calcext:value-type="float">
            <text:p>15396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8" calcext:value-type="float">
            <text:p>3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patched-aggressive" table:style-name="ta1">
        <table:table-column table:style-name="co29" table:number-columns-repeated="27" table:default-cell-style-name="Default"/>
        <table:table-column table:style-name="co29" table:number-columns-repeated="2" table:default-cell-style-name="ce4"/>
        <table:table-column table:style-name="co29" table:number-columns-repeated="14" table:default-cell-style-name="Default"/>
        <table:table-row table:style-name="ro1">
          <table:table-cell office:value-type="string" calcext:value-type="string">
            <text:p>Vital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rt Term Values: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avail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cpu-id</text:p>
          </table:table-cell>
          <table:table-cell office:value-type="string" calcext:value-type="string">
            <text:p>cpu-wa</text:p>
          </table:table-cell>
          <table:table-cell office:value-type="string" calcext:value-type="string">
            <text:p>cpu-st</text:p>
          </table:table-cell>
          <table:table-cell office:value-type="string" calcext:value-type="string">
            <text:p>cpu-gu</text:p>
          </table:table-cell>
          <table:table-cell office:value-type="string" calcext:value-type="string">
            <text:p>virt</text:p>
          </table:table-cell>
          <table:table-cell office:value-type="string" calcext:value-type="string">
            <text:p>rss-all</text:p>
          </table:table-cell>
          <table:table-cell office:value-type="string" calcext:value-type="string">
            <text:p>rss-anon</text:p>
          </table:table-cell>
          <table:table-cell office:value-type="string" calcext:value-type="string">
            <text:p>rss-file</text:p>
          </table:table-cell>
          <table:table-cell office:value-type="string" calcext:value-type="string">
            <text:p>rss-shm</text:p>
          </table:table-cell>
          <table:table-cell office:value-type="string" calcext:value-type="string">
            <text:p>swdo</text:p>
          </table:table-cell>
          <table:table-cell office:value-type="string" calcext:value-type="string">
            <text:p>cpu-us</text:p>
          </table:table-cell>
          <table:table-cell office:value-type="string" calcext:value-type="string">
            <text:p>cpu-sy</text:p>
          </table:table-cell>
          <table:table-cell office:value-type="string" calcext:value-type="string">
            <text:p>io-of</text:p>
          </table:table-cell>
          <table:table-cell office:value-type="string" calcext:value-type="string">
            <text:p>io-rd</text:p>
          </table:table-cell>
          <table:table-cell office:value-type="string" calcext:value-type="string">
            <text:p>io-w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heap-comm</text:p>
          </table:table-cell>
          <table:table-cell office:value-type="string" calcext:value-type="string">
            <text:p>heap-used</text:p>
          </table:table-cell>
          <table:table-cell office:value-type="string" calcext:value-type="string">
            <text:p>meta-comm</text:p>
          </table:table-cell>
          <table:table-cell office:value-type="string" calcext:value-type="string">
            <text:p>meta-used</text:p>
          </table:table-cell>
          <table:table-cell office:value-type="string" calcext:value-type="string">
            <text:p>meta-csc</text:p>
          </table:table-cell>
          <table:table-cell office:value-type="string" calcext:value-type="string">
            <text:p>meta-csu</text:p>
          </table:table-cell>
          <table:table-cell office:value-type="string" calcext:value-type="string">
            <text:p>meta-gct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lc</text:p>
          </table:table-cell>
          <table:table-cell office:value-type="string" calcext:value-type="string">
            <text:p>jthr-num</text:p>
          </table:table-cell>
          <table:table-cell office:value-type="string" calcext:value-type="string">
            <text:p>jthr-nd</text:p>
          </table:table-cell>
          <table:table-cell office:value-type="string" calcext:value-type="string">
            <text:p>jthr-cr</text:p>
          </table:table-cell>
          <table:table-cell office:value-type="string" calcext:value-type="string">
            <text:p>jthr-st</text:p>
          </table:table-cell>
          <table:table-cell office:value-type="string" calcext:value-type="string">
            <text:p>cldg-num</text:p>
          </table:table-cell>
          <table:table-cell office:value-type="string" calcext:value-type="string">
            <text:p>cldg-anon</text:p>
          </table:table-cell>
          <table:table-cell office:value-type="string" calcext:value-type="string">
            <text:p>cls-num</text:p>
          </table:table-cell>
          <table:table-cell office:value-type="string" calcext:value-type="string">
            <text:p>cls-ld</text:p>
          </table:table-cell>
          <table:table-cell office:value-type="string" calcext:value-type="string">
            <text:p>cls-uld</text:p>
          </table:table-cell>
        </table:table-row>
        <table:table-row table:style-name="ro1">
          <table:table-cell table:number-columns-repeated="43"/>
        </table:table-row>
        <table:table-row table:style-name="ro1">
          <table:table-cell table:style-name="ce2" office:value-type="date" office:date-value="2020-04-15T13:30:25" calcext:value-type="date">
            <text:p>04/15/20 01:30 PM</text:p>
          </table:table-cell>
          <table:table-cell office:value-type="float" office:value="14633104" calcext:value-type="float">
            <text:p>146331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2752168" calcext:value-type="float">
            <text:p>2752168</text:p>
          </table:table-cell>
          <table:table-cell office:value-type="float" office:value="89660" calcext:value-type="float">
            <text:p>89660</text:p>
          </table:table-cell>
          <table:table-cell office:value-type="float" office:value="65676" calcext:value-type="float">
            <text:p>65676</text:p>
          </table:table-cell>
          <table:table-cell office:value-type="float" office:value="23984" calcext:value-type="float">
            <text:p>239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1200" calcext:value-type="float">
            <text:p>51200</text:p>
          </table:table-cell>
          <table:table-cell office:value-type="float" office:value="1762" calcext:value-type="float">
            <text:p>1762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1296" calcext:value-type="float">
            <text:p>21296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420" calcext:value-type="float">
            <text:p>164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table:style-name="ce2" office:value-type="date" office:date-value="2020-04-15T13:30:26" calcext:value-type="date">
            <text:p>04/15/20 01:30 PM</text:p>
          </table:table-cell>
          <table:table-cell office:value-type="float" office:value="14548400" calcext:value-type="float">
            <text:p>14548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82076" calcext:value-type="float">
            <text:p>182076</text:p>
          </table:table-cell>
          <table:table-cell office:value-type="float" office:value="146616" calcext:value-type="float">
            <text:p>146616</text:p>
          </table:table-cell>
          <table:table-cell office:value-type="float" office:value="35460" calcext:value-type="float">
            <text:p>35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384" calcext:value-type="float">
            <text:p>238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1200" calcext:value-type="float">
            <text:p>51200</text:p>
          </table:table-cell>
          <table:table-cell office:value-type="float" office:value="32799" calcext:value-type="float">
            <text:p>32799</text:p>
          </table:table-cell>
          <table:table-cell office:value-type="float" office:value="13264" calcext:value-type="float">
            <text:p>13264</text:p>
          </table:table-cell>
          <table:table-cell office:value-type="float" office:value="13017" calcext:value-type="float">
            <text:p>13017</text:p>
          </table:table-cell>
          <table:table-cell office:value-type="float" office:value="1488" calcext:value-type="float">
            <text:p>1488</text:p>
          </table:table-cell>
          <table:table-cell office:value-type="float" office:value="1360" calcext:value-type="float">
            <text:p>1360</text:p>
          </table:table-cell>
          <table:table-cell office:value-type="float" office:value="21296" calcext:value-type="float">
            <text:p>21296</text:p>
          </table:table-cell>
          <table:table-cell office:value-type="float" office:value="11456" calcext:value-type="float">
            <text:p>1145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27" calcext:value-type="date">
            <text:p>04/15/20 01:30 PM</text:p>
          </table:table-cell>
          <table:table-cell office:value-type="float" office:value="14579168" calcext:value-type="float">
            <text:p>14579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04" calcext:value-type="float">
            <text:p>150604</text:p>
          </table:table-cell>
          <table:table-cell office:value-type="float" office:value="115080" calcext:value-type="float">
            <text:p>115080</text:p>
          </table:table-cell>
          <table:table-cell office:value-type="float" office:value="35524" calcext:value-type="float">
            <text:p>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664" calcext:value-type="float">
            <text:p>13664</text:p>
          </table:table-cell>
          <table:table-cell office:value-type="float" office:value="13428" calcext:value-type="float">
            <text:p>13428</text:p>
          </table:table-cell>
          <table:table-cell office:value-type="float" office:value="1488" calcext:value-type="float">
            <text:p>1488</text:p>
          </table:table-cell>
          <table:table-cell office:value-type="float" office:value="1360" calcext:value-type="float">
            <text:p>1360</text:p>
          </table:table-cell>
          <table:table-cell office:value-type="float" office:value="22784" calcext:value-type="float">
            <text:p>22784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28" calcext:value-type="date">
            <text:p>04/15/20 01:30 PM</text:p>
          </table:table-cell>
          <table:table-cell office:value-type="float" office:value="14579216" calcext:value-type="float">
            <text:p>1457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04" calcext:value-type="float">
            <text:p>150604</text:p>
          </table:table-cell>
          <table:table-cell office:value-type="float" office:value="115080" calcext:value-type="float">
            <text:p>115080</text:p>
          </table:table-cell>
          <table:table-cell office:value-type="float" office:value="35524" calcext:value-type="float">
            <text:p>35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664" calcext:value-type="float">
            <text:p>13664</text:p>
          </table:table-cell>
          <table:table-cell office:value-type="float" office:value="13428" calcext:value-type="float">
            <text:p>13428</text:p>
          </table:table-cell>
          <table:table-cell office:value-type="float" office:value="1488" calcext:value-type="float">
            <text:p>1488</text:p>
          </table:table-cell>
          <table:table-cell office:value-type="float" office:value="1360" calcext:value-type="float">
            <text:p>1360</text:p>
          </table:table-cell>
          <table:table-cell office:value-type="float" office:value="22784" calcext:value-type="float">
            <text:p>22784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29" calcext:value-type="date">
            <text:p>04/15/20 01:30 PM</text:p>
          </table:table-cell>
          <table:table-cell office:value-type="float" office:value="14580516" calcext:value-type="float">
            <text:p>14580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04" calcext:value-type="float">
            <text:p>150604</text:p>
          </table:table-cell>
          <table:table-cell office:value-type="float" office:value="115080" calcext:value-type="float">
            <text:p>115080</text:p>
          </table:table-cell>
          <table:table-cell office:value-type="float" office:value="35524" calcext:value-type="float">
            <text:p>35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664" calcext:value-type="float">
            <text:p>13664</text:p>
          </table:table-cell>
          <table:table-cell office:value-type="float" office:value="13428" calcext:value-type="float">
            <text:p>13428</text:p>
          </table:table-cell>
          <table:table-cell office:value-type="float" office:value="1488" calcext:value-type="float">
            <text:p>1488</text:p>
          </table:table-cell>
          <table:table-cell office:value-type="float" office:value="1360" calcext:value-type="float">
            <text:p>1360</text:p>
          </table:table-cell>
          <table:table-cell office:value-type="float" office:value="22784" calcext:value-type="float">
            <text:p>22784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0" calcext:value-type="date">
            <text:p>04/15/20 01:30 PM</text:p>
          </table:table-cell>
          <table:table-cell office:value-type="float" office:value="14584016" calcext:value-type="float">
            <text:p>14584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04" calcext:value-type="float">
            <text:p>150604</text:p>
          </table:table-cell>
          <table:table-cell office:value-type="float" office:value="115080" calcext:value-type="float">
            <text:p>115080</text:p>
          </table:table-cell>
          <table:table-cell office:value-type="float" office:value="35524" calcext:value-type="float">
            <text:p>355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480" calcext:value-type="float">
            <text:p>20480</text:p>
          </table:table-cell>
          <table:table-cell office:value-type="float" office:value="4541" calcext:value-type="float">
            <text:p>4541</text:p>
          </table:table-cell>
          <table:table-cell office:value-type="float" office:value="13664" calcext:value-type="float">
            <text:p>13664</text:p>
          </table:table-cell>
          <table:table-cell office:value-type="float" office:value="13428" calcext:value-type="float">
            <text:p>13428</text:p>
          </table:table-cell>
          <table:table-cell office:value-type="float" office:value="1488" calcext:value-type="float">
            <text:p>1488</text:p>
          </table:table-cell>
          <table:table-cell office:value-type="float" office:value="1360" calcext:value-type="float">
            <text:p>1360</text:p>
          </table:table-cell>
          <table:table-cell office:value-type="float" office:value="22784" calcext:value-type="float">
            <text:p>22784</text:p>
          </table:table-cell>
          <table:table-cell office:value-type="float" office:value="12928" calcext:value-type="float">
            <text:p>129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552" calcext:value-type="float">
            <text:p>21552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3029" calcext:value-type="float">
            <text:p>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1" calcext:value-type="date">
            <text:p>04/15/20 01:30 PM</text:p>
          </table:table-cell>
          <table:table-cell office:value-type="float" office:value="14562452" calcext:value-type="float">
            <text:p>145624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57756" calcext:value-type="float">
            <text:p>3057756</text:p>
          </table:table-cell>
          <table:table-cell office:value-type="float" office:value="173300" calcext:value-type="float">
            <text:p>173300</text:p>
          </table:table-cell>
          <table:table-cell office:value-type="float" office:value="137776" calcext:value-type="float">
            <text:p>137776</text:p>
          </table:table-cell>
          <table:table-cell office:value-type="float" office:value="35524" calcext:value-type="float">
            <text:p>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7200" calcext:value-type="float">
            <text:p>7200</text:p>
          </table:table-cell>
          <table:table-cell office:value-type="float" office:value="43264" calcext:value-type="float">
            <text:p>43264</text:p>
          </table:table-cell>
          <table:table-cell office:value-type="float" office:value="42810" calcext:value-type="float">
            <text:p>42810</text:p>
          </table:table-cell>
          <table:table-cell office:value-type="float" office:value="3664" calcext:value-type="float">
            <text:p>3664</text:p>
          </table:table-cell>
          <table:table-cell office:value-type="float" office:value="3493" calcext:value-type="float">
            <text:p>3493</text:p>
          </table:table-cell>
          <table:table-cell office:value-type="float" office:value="64832" calcext:value-type="float">
            <text:p>64832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48" calcext:value-type="float">
            <text:p>248</text:p>
          </table:table-cell>
          <table:table-cell office:value-type="float" office:value="217" calcext:value-type="float">
            <text:p>217</text:p>
          </table:table-cell>
          <table:table-cell office:value-type="float" office:value="5749" calcext:value-type="float">
            <text:p>5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2" calcext:value-type="date">
            <text:p>04/15/20 01:30 PM</text:p>
          </table:table-cell>
          <table:table-cell office:value-type="float" office:value="14448496" calcext:value-type="float">
            <text:p>144484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4252" calcext:value-type="float">
            <text:p>3164252</text:p>
          </table:table-cell>
          <table:table-cell office:value-type="float" office:value="286808" calcext:value-type="float">
            <text:p>286808</text:p>
          </table:table-cell>
          <table:table-cell office:value-type="float" office:value="251284" calcext:value-type="float">
            <text:p>251284</text:p>
          </table:table-cell>
          <table:table-cell office:value-type="float" office:value="35524" calcext:value-type="float">
            <text:p>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8318" calcext:value-type="float">
            <text:p>8318</text:p>
          </table:table-cell>
          <table:table-cell office:value-type="float" office:value="155408" calcext:value-type="float">
            <text:p>155408</text:p>
          </table:table-cell>
          <table:table-cell office:value-type="float" office:value="154094" calcext:value-type="float">
            <text:p>154094</text:p>
          </table:table-cell>
          <table:table-cell office:value-type="float" office:value="11920" calcext:value-type="float">
            <text:p>11920</text:p>
          </table:table-cell>
          <table:table-cell office:value-type="float" office:value="11577" calcext:value-type="float">
            <text:p>11577</text:p>
          </table:table-cell>
          <table:table-cell office:value-type="float" office:value="182400" calcext:value-type="float">
            <text:p>18240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51" calcext:value-type="float">
            <text:p>351</text:p>
          </table:table-cell>
          <table:table-cell office:value-type="float" office:value="217" calcext:value-type="float">
            <text:p>217</text:p>
          </table:table-cell>
          <table:table-cell office:value-type="float" office:value="16056" calcext:value-type="float">
            <text:p>1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3" calcext:value-type="date">
            <text:p>04/15/20 01:30 PM</text:p>
          </table:table-cell>
          <table:table-cell office:value-type="float" office:value="14335408" calcext:value-type="float">
            <text:p>14335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0748" calcext:value-type="float">
            <text:p>3270748</text:p>
          </table:table-cell>
          <table:table-cell office:value-type="float" office:value="400040" calcext:value-type="float">
            <text:p>400040</text:p>
          </table:table-cell>
          <table:table-cell office:value-type="float" office:value="364516" calcext:value-type="float">
            <text:p>364516</text:p>
          </table:table-cell>
          <table:table-cell office:value-type="float" office:value="35524" calcext:value-type="float">
            <text:p>35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9889" calcext:value-type="float">
            <text:p>9889</text:p>
          </table:table-cell>
          <table:table-cell office:value-type="float" office:value="267232" calcext:value-type="float">
            <text:p>267232</text:p>
          </table:table-cell>
          <table:table-cell office:value-type="float" office:value="265052" calcext:value-type="float">
            <text:p>265052</text:p>
          </table:table-cell>
          <table:table-cell office:value-type="float" office:value="20144" calcext:value-type="float">
            <text:p>20144</text:p>
          </table:table-cell>
          <table:table-cell office:value-type="float" office:value="19636" calcext:value-type="float">
            <text:p>19636</text:p>
          </table:table-cell>
          <table:table-cell office:value-type="float" office:value="442672" calcext:value-type="float">
            <text:p>442672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4" calcext:value-type="float">
            <text:p>454</text:p>
          </table:table-cell>
          <table:table-cell office:value-type="float" office:value="217" calcext:value-type="float">
            <text:p>217</text:p>
          </table:table-cell>
          <table:table-cell office:value-type="float" office:value="26332" calcext:value-type="float">
            <text:p>26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4" calcext:value-type="date">
            <text:p>04/15/20 01:30 PM</text:p>
          </table:table-cell>
          <table:table-cell office:value-type="float" office:value="14221700" calcext:value-type="float">
            <text:p>14221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69052" calcext:value-type="float">
            <text:p>3369052</text:p>
          </table:table-cell>
          <table:table-cell office:value-type="float" office:value="513428" calcext:value-type="float">
            <text:p>513428</text:p>
          </table:table-cell>
          <table:table-cell office:value-type="float" office:value="477780" calcext:value-type="float">
            <text:p>477780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4091" calcext:value-type="float">
            <text:p>14091</text:p>
          </table:table-cell>
          <table:table-cell office:value-type="float" office:value="374960" calcext:value-type="float">
            <text:p>374960</text:p>
          </table:table-cell>
          <table:table-cell office:value-type="float" office:value="371952" calcext:value-type="float">
            <text:p>371952</text:p>
          </table:table-cell>
          <table:table-cell office:value-type="float" office:value="28064" calcext:value-type="float">
            <text:p>28064</text:p>
          </table:table-cell>
          <table:table-cell office:value-type="float" office:value="27401" calcext:value-type="float">
            <text:p>27401</text:p>
          </table:table-cell>
          <table:table-cell office:value-type="float" office:value="597680" calcext:value-type="float">
            <text:p>59768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53" calcext:value-type="float">
            <text:p>553</text:p>
          </table:table-cell>
          <table:table-cell office:value-type="float" office:value="217" calcext:value-type="float">
            <text:p>217</text:p>
          </table:table-cell>
          <table:table-cell office:value-type="float" office:value="36233" calcext:value-type="float">
            <text:p>36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5" calcext:value-type="date">
            <text:p>04/15/20 01:30 PM</text:p>
          </table:table-cell>
          <table:table-cell office:value-type="float" office:value="14144572" calcext:value-type="float">
            <text:p>14144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6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7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8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39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0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1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2" calcext:value-type="date">
            <text:p>04/15/20 01:30 PM</text:p>
          </table:table-cell>
          <table:table-cell office:value-type="float" office:value="14144324" calcext:value-type="float">
            <text:p>14144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90352" calcext:value-type="float">
            <text:p>590352</text:p>
          </table:table-cell>
          <table:table-cell office:value-type="float" office:value="554704" calcext:value-type="float">
            <text:p>5547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1492" calcext:value-type="float">
            <text:p>11492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27" calcext:value-type="float">
            <text:p>445327</text:p>
          </table:table-cell>
          <table:table-cell office:value-type="float" office:value="33488" calcext:value-type="float">
            <text:p>33488</text:p>
          </table:table-cell>
          <table:table-cell office:value-type="float" office:value="32731" calcext:value-type="float">
            <text:p>32731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20" calcext:value-type="float">
            <text:p>620</text:p>
          </table:table-cell>
          <table:table-cell office:value-type="float" office:value="217" calcext:value-type="float">
            <text:p>217</text:p>
          </table:table-cell>
          <table:table-cell office:value-type="float" office:value="43029" calcext:value-type="float">
            <text:p>43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3" calcext:value-type="date">
            <text:p>04/15/20 01:30 PM</text:p>
          </table:table-cell>
          <table:table-cell office:value-type="float" office:value="14230752" calcext:value-type="float">
            <text:p>1423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4" calcext:value-type="date">
            <text:p>04/15/20 01:30 PM</text:p>
          </table:table-cell>
          <table:table-cell office:value-type="float" office:value="14230628" calcext:value-type="float">
            <text:p>14230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5" calcext:value-type="date">
            <text:p>04/15/20 01:30 PM</text:p>
          </table:table-cell>
          <table:table-cell office:value-type="float" office:value="14230628" calcext:value-type="float">
            <text:p>14230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6" calcext:value-type="date">
            <text:p>04/15/20 01:30 PM</text:p>
          </table:table-cell>
          <table:table-cell office:value-type="float" office:value="14230628" calcext:value-type="float">
            <text:p>14230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7" calcext:value-type="date">
            <text:p>04/15/20 01:30 PM</text:p>
          </table:table-cell>
          <table:table-cell office:value-type="float" office:value="14230628" calcext:value-type="float">
            <text:p>142306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8" calcext:value-type="date">
            <text:p>04/15/20 01:30 PM</text:p>
          </table:table-cell>
          <table:table-cell office:value-type="float" office:value="14230640" calcext:value-type="float">
            <text:p>14230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49" calcext:value-type="date">
            <text:p>04/15/20 01:30 PM</text:p>
          </table:table-cell>
          <table:table-cell office:value-type="float" office:value="14230640" calcext:value-type="float">
            <text:p>14230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0" calcext:value-type="date">
            <text:p>04/15/20 01:30 PM</text:p>
          </table:table-cell>
          <table:table-cell office:value-type="float" office:value="14230640" calcext:value-type="float">
            <text:p>14230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03340" calcext:value-type="float">
            <text:p>503340</text:p>
          </table:table-cell>
          <table:table-cell office:value-type="float" office:value="467692" calcext:value-type="float">
            <text:p>467692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10160" calcext:value-type="float">
            <text:p>10160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2" calcext:value-type="float">
            <text:p>358952</text:p>
          </table:table-cell>
          <table:table-cell office:value-type="float" office:value="27088" calcext:value-type="float">
            <text:p>27088</text:p>
          </table:table-cell>
          <table:table-cell office:value-type="float" office:value="26457" calcext:value-type="float">
            <text:p>26457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40" calcext:value-type="float">
            <text:p>540</text:p>
          </table:table-cell>
          <table:table-cell office:value-type="float" office:value="217" calcext:value-type="float">
            <text:p>217</text:p>
          </table:table-cell>
          <table:table-cell office:value-type="float" office:value="35029" calcext:value-type="float">
            <text:p>35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1" calcext:value-type="date">
            <text:p>04/15/20 01:30 PM</text:p>
          </table:table-cell>
          <table:table-cell office:value-type="float" office:value="14317700" calcext:value-type="float">
            <text:p>14317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6" calcext:value-type="float">
            <text:p>272576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2" calcext:value-type="date">
            <text:p>04/15/20 01:30 PM</text:p>
          </table:table-cell>
          <table:table-cell office:value-type="float" office:value="14317700" calcext:value-type="float">
            <text:p>14317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6" calcext:value-type="float">
            <text:p>272576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3" calcext:value-type="date">
            <text:p>04/15/20 01:30 PM</text:p>
          </table:table-cell>
          <table:table-cell office:value-type="float" office:value="14317700" calcext:value-type="float">
            <text:p>143177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6" calcext:value-type="float">
            <text:p>272576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4" calcext:value-type="date">
            <text:p>04/15/20 01:30 PM</text:p>
          </table:table-cell>
          <table:table-cell office:value-type="float" office:value="14318228" calcext:value-type="float">
            <text:p>14318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6" calcext:value-type="float">
            <text:p>272576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5" calcext:value-type="date">
            <text:p>04/15/20 01:30 PM</text:p>
          </table:table-cell>
          <table:table-cell office:value-type="float" office:value="14318228" calcext:value-type="float">
            <text:p>143182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8" calcext:value-type="float">
            <text:p>272578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6" calcext:value-type="date">
            <text:p>04/15/20 01:30 PM</text:p>
          </table:table-cell>
          <table:table-cell office:value-type="float" office:value="14318332" calcext:value-type="float">
            <text:p>14318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8" calcext:value-type="float">
            <text:p>272578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7" calcext:value-type="date">
            <text:p>04/15/20 01:30 PM</text:p>
          </table:table-cell>
          <table:table-cell office:value-type="float" office:value="14318332" calcext:value-type="float">
            <text:p>14318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8" calcext:value-type="float">
            <text:p>272578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8" calcext:value-type="date">
            <text:p>04/15/20 01:30 PM</text:p>
          </table:table-cell>
          <table:table-cell office:value-type="float" office:value="14318332" calcext:value-type="float">
            <text:p>14318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16312" calcext:value-type="float">
            <text:p>416312</text:p>
          </table:table-cell>
          <table:table-cell office:value-type="float" office:value="380664" calcext:value-type="float">
            <text:p>3806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8847" calcext:value-type="float">
            <text:p>8847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78" calcext:value-type="float">
            <text:p>272578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3" calcext:value-type="float">
            <text:p>20183</text:p>
          </table:table-cell>
          <table:table-cell office:value-type="float" office:value="748144" calcext:value-type="float">
            <text:p>7481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60" calcext:value-type="float">
            <text:p>460</text:p>
          </table:table-cell>
          <table:table-cell office:value-type="float" office:value="217" calcext:value-type="float">
            <text:p>217</text:p>
          </table:table-cell>
          <table:table-cell office:value-type="float" office:value="27029" calcext:value-type="float">
            <text:p>27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0:59" calcext:value-type="date">
            <text:p>04/15/20 01:30 PM</text:p>
          </table:table-cell>
          <table:table-cell office:value-type="float" office:value="14405172" calcext:value-type="float">
            <text:p>14405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0" calcext:value-type="date">
            <text:p>04/15/20 01:31 PM</text:p>
          </table:table-cell>
          <table:table-cell office:value-type="float" office:value="14405384" calcext:value-type="float">
            <text:p>14405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1" calcext:value-type="date">
            <text:p>04/15/20 01:31 PM</text:p>
          </table:table-cell>
          <table:table-cell office:value-type="float" office:value="14405384" calcext:value-type="float">
            <text:p>14405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2" calcext:value-type="date">
            <text:p>04/15/20 01:31 PM</text:p>
          </table:table-cell>
          <table:table-cell office:value-type="float" office:value="14405648" calcext:value-type="float">
            <text:p>14405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3" calcext:value-type="date">
            <text:p>04/15/20 01:31 PM</text:p>
          </table:table-cell>
          <table:table-cell office:value-type="float" office:value="14405648" calcext:value-type="float">
            <text:p>14405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4" calcext:value-type="date">
            <text:p>04/15/20 01:31 PM</text:p>
          </table:table-cell>
          <table:table-cell office:value-type="float" office:value="14405648" calcext:value-type="float">
            <text:p>14405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5" calcext:value-type="date">
            <text:p>04/15/20 01:31 PM</text:p>
          </table:table-cell>
          <table:table-cell office:value-type="float" office:value="14405648" calcext:value-type="float">
            <text:p>14405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6" calcext:value-type="date">
            <text:p>04/15/20 01:31 PM</text:p>
          </table:table-cell>
          <table:table-cell office:value-type="float" office:value="14405648" calcext:value-type="float">
            <text:p>144056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29284" calcext:value-type="float">
            <text:p>329284</text:p>
          </table:table-cell>
          <table:table-cell office:value-type="float" office:value="293636" calcext:value-type="float">
            <text:p>2936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600" calcext:value-type="float">
            <text:p>25600</text:p>
          </table:table-cell>
          <table:table-cell office:value-type="float" office:value="7515" calcext:value-type="float">
            <text:p>7515</text:p>
          </table:table-cell>
          <table:table-cell office:value-type="float" office:value="187760" calcext:value-type="float">
            <text:p>187760</text:p>
          </table:table-cell>
          <table:table-cell office:value-type="float" office:value="186202" calcext:value-type="float">
            <text:p>186202</text:p>
          </table:table-cell>
          <table:table-cell office:value-type="float" office:value="14288" calcext:value-type="float">
            <text:p>14288</text:p>
          </table:table-cell>
          <table:table-cell office:value-type="float" office:value="13908" calcext:value-type="float">
            <text:p>13908</text:p>
          </table:table-cell>
          <table:table-cell office:value-type="float" office:value="735920" calcext:value-type="float">
            <text:p>735920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80" calcext:value-type="float">
            <text:p>380</text:p>
          </table:table-cell>
          <table:table-cell office:value-type="float" office:value="217" calcext:value-type="float">
            <text:p>217</text:p>
          </table:table-cell>
          <table:table-cell office:value-type="float" office:value="19029" calcext:value-type="float">
            <text:p>19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7" calcext:value-type="date">
            <text:p>04/15/20 01:31 PM</text:p>
          </table:table-cell>
          <table:table-cell office:value-type="float" office:value="14493280" calcext:value-type="float">
            <text:p>14493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8" calcext:value-type="date">
            <text:p>04/15/20 01:31 PM</text:p>
          </table:table-cell>
          <table:table-cell office:value-type="float" office:value="14493284" calcext:value-type="float">
            <text:p>14493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09" calcext:value-type="date">
            <text:p>04/15/20 01:31 PM</text:p>
          </table:table-cell>
          <table:table-cell office:value-type="float" office:value="14493284" calcext:value-type="float">
            <text:p>14493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0" calcext:value-type="date">
            <text:p>04/15/20 01:31 PM</text:p>
          </table:table-cell>
          <table:table-cell office:value-type="float" office:value="14493284" calcext:value-type="float">
            <text:p>14493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1" calcext:value-type="date">
            <text:p>04/15/20 01:31 PM</text:p>
          </table:table-cell>
          <table:table-cell office:value-type="float" office:value="14493284" calcext:value-type="float">
            <text:p>14493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2" calcext:value-type="date">
            <text:p>04/15/20 01:31 PM</text:p>
          </table:table-cell>
          <table:table-cell office:value-type="float" office:value="14493180" calcext:value-type="float">
            <text:p>1449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3" calcext:value-type="date">
            <text:p>04/15/20 01:31 PM</text:p>
          </table:table-cell>
          <table:table-cell office:value-type="float" office:value="14493180" calcext:value-type="float">
            <text:p>1449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4" calcext:value-type="date">
            <text:p>04/15/20 01:31 PM</text:p>
          </table:table-cell>
          <table:table-cell office:value-type="float" office:value="14493180" calcext:value-type="float">
            <text:p>1449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5" calcext:value-type="date">
            <text:p>04/15/20 01:31 PM</text:p>
          </table:table-cell>
          <table:table-cell office:value-type="float" office:value="14493180" calcext:value-type="float">
            <text:p>1449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6" calcext:value-type="date">
            <text:p>04/15/20 01:31 PM</text:p>
          </table:table-cell>
          <table:table-cell office:value-type="float" office:value="14493180" calcext:value-type="float">
            <text:p>1449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7" calcext:value-type="date">
            <text:p>04/15/20 01:31 PM</text:p>
          </table:table-cell>
          <table:table-cell office:value-type="float" office:value="14493200" calcext:value-type="float">
            <text:p>1449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8" calcext:value-type="date">
            <text:p>04/15/20 01:31 PM</text:p>
          </table:table-cell>
          <table:table-cell office:value-type="float" office:value="14493200" calcext:value-type="float">
            <text:p>14493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19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0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1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2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3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4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5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6" calcext:value-type="date">
            <text:p>04/15/20 01:31 PM</text:p>
          </table:table-cell>
          <table:table-cell office:value-type="float" office:value="14493336" calcext:value-type="float">
            <text:p>144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7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8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29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0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1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2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3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4" calcext:value-type="date">
            <text:p>04/15/20 01:31 PM</text:p>
          </table:table-cell>
          <table:table-cell office:value-type="float" office:value="14493356" calcext:value-type="float">
            <text:p>14493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5" calcext:value-type="date">
            <text:p>04/15/20 01:31 PM</text:p>
          </table:table-cell>
          <table:table-cell office:value-type="float" office:value="14493360" calcext:value-type="float">
            <text:p>14493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6" calcext:value-type="date">
            <text:p>04/15/20 01:31 PM</text:p>
          </table:table-cell>
          <table:table-cell office:value-type="float" office:value="14493360" calcext:value-type="float">
            <text:p>14493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7" calcext:value-type="date">
            <text:p>04/15/20 01:31 PM</text:p>
          </table:table-cell>
          <table:table-cell office:value-type="float" office:value="14493360" calcext:value-type="float">
            <text:p>14493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8" calcext:value-type="date">
            <text:p>04/15/20 01:31 PM</text:p>
          </table:table-cell>
          <table:table-cell office:value-type="float" office:value="14493360" calcext:value-type="float">
            <text:p>144933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39" calcext:value-type="date">
            <text:p>04/15/20 01:31 PM</text:p>
          </table:table-cell>
          <table:table-cell office:value-type="float" office:value="14493368" calcext:value-type="float">
            <text:p>14493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0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1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2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3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4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5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6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7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8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49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0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1" calcext:value-type="date">
            <text:p>04/15/20 01:31 PM</text:p>
          </table:table-cell>
          <table:table-cell office:value-type="float" office:value="14493384" calcext:value-type="float">
            <text:p>14493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2" calcext:value-type="date">
            <text:p>04/15/20 01:31 PM</text:p>
          </table:table-cell>
          <table:table-cell office:value-type="float" office:value="14493392" calcext:value-type="float">
            <text:p>1449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3" calcext:value-type="date">
            <text:p>04/15/20 01:31 PM</text:p>
          </table:table-cell>
          <table:table-cell office:value-type="float" office:value="14493392" calcext:value-type="float">
            <text:p>14493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4" calcext:value-type="date">
            <text:p>04/15/20 01:31 PM</text:p>
          </table:table-cell>
          <table:table-cell office:value-type="float" office:value="14493396" calcext:value-type="float">
            <text:p>1449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5" calcext:value-type="date">
            <text:p>04/15/20 01:31 PM</text:p>
          </table:table-cell>
          <table:table-cell office:value-type="float" office:value="14493396" calcext:value-type="float">
            <text:p>1449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6" calcext:value-type="date">
            <text:p>04/15/20 01:31 PM</text:p>
          </table:table-cell>
          <table:table-cell office:value-type="float" office:value="14493396" calcext:value-type="float">
            <text:p>1449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7" calcext:value-type="date">
            <text:p>04/15/20 01:31 PM</text:p>
          </table:table-cell>
          <table:table-cell office:value-type="float" office:value="14493396" calcext:value-type="float">
            <text:p>1449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8" calcext:value-type="date">
            <text:p>04/15/20 01:31 PM</text:p>
          </table:table-cell>
          <table:table-cell office:value-type="float" office:value="14493396" calcext:value-type="float">
            <text:p>1449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1:59" calcext:value-type="date">
            <text:p>04/15/20 01:31 PM</text:p>
          </table:table-cell>
          <table:table-cell office:value-type="float" office:value="14493396" calcext:value-type="float">
            <text:p>14493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0" calcext:value-type="date">
            <text:p>04/15/20 01:32 PM</text:p>
          </table:table-cell>
          <table:table-cell office:value-type="float" office:value="14493400" calcext:value-type="float">
            <text:p>14493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1" calcext:value-type="date">
            <text:p>04/15/20 01:32 PM</text:p>
          </table:table-cell>
          <table:table-cell office:value-type="float" office:value="14493400" calcext:value-type="float">
            <text:p>14493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2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3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4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5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6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7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8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09" calcext:value-type="date">
            <text:p>04/15/20 01:32 PM</text:p>
          </table:table-cell>
          <table:table-cell office:value-type="float" office:value="14493404" calcext:value-type="float">
            <text:p>1449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0" calcext:value-type="date">
            <text:p>04/15/20 01:32 PM</text:p>
          </table:table-cell>
          <table:table-cell office:value-type="float" office:value="14493408" calcext:value-type="float">
            <text:p>14493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1184" calcext:value-type="float">
            <text:p>241184</text:p>
          </table:table-cell>
          <table:table-cell office:value-type="float" office:value="205536" calcext:value-type="float">
            <text:p>205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6163" calcext:value-type="float">
            <text:p>6163</text:p>
          </table:table-cell>
          <table:table-cell office:value-type="float" office:value="100720" calcext:value-type="float">
            <text:p>100720</text:p>
          </table:table-cell>
          <table:table-cell office:value-type="float" office:value="99827" calcext:value-type="float">
            <text:p>99827</text:p>
          </table:table-cell>
          <table:table-cell office:value-type="float" office:value="7888" calcext:value-type="float">
            <text:p>7888</text:p>
          </table:table-cell>
          <table:table-cell office:value-type="float" office:value="7634" calcext:value-type="float">
            <text:p>7634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0" calcext:value-type="float">
            <text:p>300</text:p>
          </table:table-cell>
          <table:table-cell office:value-type="float" office:value="217" calcext:value-type="float">
            <text:p>217</text:p>
          </table:table-cell>
          <table:table-cell office:value-type="float" office:value="11029" calcext:value-type="float">
            <text:p>1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1" calcext:value-type="date">
            <text:p>04/15/20 01:32 PM</text:p>
          </table:table-cell>
          <table:table-cell office:value-type="float" office:value="14487828" calcext:value-type="float">
            <text:p>14487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246960" calcext:value-type="float">
            <text:p>246960</text:p>
          </table:table-cell>
          <table:table-cell office:value-type="float" office:value="211312" calcext:value-type="float">
            <text:p>211312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8951" calcext:value-type="float">
            <text:p>8951</text:p>
          </table:table-cell>
          <table:table-cell office:value-type="float" office:value="106480" calcext:value-type="float">
            <text:p>106480</text:p>
          </table:table-cell>
          <table:table-cell office:value-type="float" office:value="105530" calcext:value-type="float">
            <text:p>105530</text:p>
          </table:table-cell>
          <table:table-cell office:value-type="float" office:value="8320" calcext:value-type="float">
            <text:p>8320</text:p>
          </table:table-cell>
          <table:table-cell office:value-type="float" office:value="8053" calcext:value-type="float">
            <text:p>8053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11557" calcext:value-type="float">
            <text:p>11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2" calcext:value-type="date">
            <text:p>04/15/20 01:32 PM</text:p>
          </table:table-cell>
          <table:table-cell office:value-type="float" office:value="14374248" calcext:value-type="float">
            <text:p>14374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361496" calcext:value-type="float">
            <text:p>361496</text:p>
          </table:table-cell>
          <table:table-cell office:value-type="float" office:value="325848" calcext:value-type="float">
            <text:p>325848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0665" calcext:value-type="float">
            <text:p>10665</text:p>
          </table:table-cell>
          <table:table-cell office:value-type="float" office:value="220752" calcext:value-type="float">
            <text:p>220752</text:p>
          </table:table-cell>
          <table:table-cell office:value-type="float" office:value="218944" calcext:value-type="float">
            <text:p>218944</text:p>
          </table:table-cell>
          <table:table-cell office:value-type="float" office:value="16720" calcext:value-type="float">
            <text:p>16720</text:p>
          </table:table-cell>
          <table:table-cell office:value-type="float" office:value="16302" calcext:value-type="float">
            <text:p>16302</text:p>
          </table:table-cell>
          <table:table-cell office:value-type="float" office:value="335744" calcext:value-type="float">
            <text:p>335744</text:p>
          </table:table-cell>
          <table:table-cell office:value-type="float" office:value="12992" calcext:value-type="float">
            <text:p>1299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11" calcext:value-type="float">
            <text:p>411</text:p>
          </table:table-cell>
          <table:table-cell office:value-type="float" office:value="217" calcext:value-type="float">
            <text:p>217</text:p>
          </table:table-cell>
          <table:table-cell office:value-type="float" office:value="22060" calcext:value-type="float">
            <text:p>220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3" calcext:value-type="date">
            <text:p>04/15/20 01:32 PM</text:p>
          </table:table-cell>
          <table:table-cell office:value-type="float" office:value="14260560" calcext:value-type="float">
            <text:p>14260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475224" calcext:value-type="float">
            <text:p>475224</text:p>
          </table:table-cell>
          <table:table-cell office:value-type="float" office:value="439576" calcext:value-type="float">
            <text:p>439576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0462" calcext:value-type="float">
            <text:p>10462</text:p>
          </table:table-cell>
          <table:table-cell office:value-type="float" office:value="334464" calcext:value-type="float">
            <text:p>334464</text:p>
          </table:table-cell>
          <table:table-cell office:value-type="float" office:value="331786" calcext:value-type="float">
            <text:p>331786</text:p>
          </table:table-cell>
          <table:table-cell office:value-type="float" office:value="25088" calcext:value-type="float">
            <text:p>25088</text:p>
          </table:table-cell>
          <table:table-cell office:value-type="float" office:value="24499" calcext:value-type="float">
            <text:p>24499</text:p>
          </table:table-cell>
          <table:table-cell office:value-type="float" office:value="335744" calcext:value-type="float">
            <text:p>33574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15" calcext:value-type="float">
            <text:p>515</text:p>
          </table:table-cell>
          <table:table-cell office:value-type="float" office:value="217" calcext:value-type="float">
            <text:p>217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4" calcext:value-type="date">
            <text:p>04/15/20 01:32 PM</text:p>
          </table:table-cell>
          <table:table-cell office:value-type="float" office:value="14150200" calcext:value-type="float">
            <text:p>14150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34588" calcext:value-type="float">
            <text:p>3434588</text:p>
          </table:table-cell>
          <table:table-cell office:value-type="float" office:value="585560" calcext:value-type="float">
            <text:p>585560</text:p>
          </table:table-cell>
          <table:table-cell office:value-type="float" office:value="549912" calcext:value-type="float">
            <text:p>549912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4576" calcext:value-type="float">
            <text:p>24576</text:p>
          </table:table-cell>
          <table:table-cell office:value-type="float" office:value="15821" calcext:value-type="float">
            <text:p>15821</text:p>
          </table:table-cell>
          <table:table-cell office:value-type="float" office:value="444816" calcext:value-type="float">
            <text:p>444816</text:p>
          </table:table-cell>
          <table:table-cell office:value-type="float" office:value="441292" calcext:value-type="float">
            <text:p>441292</text:p>
          </table:table-cell>
          <table:table-cell office:value-type="float" office:value="33200" calcext:value-type="float">
            <text:p>33200</text:p>
          </table:table-cell>
          <table:table-cell office:value-type="float" office:value="32453" calcext:value-type="float">
            <text:p>32453</text:p>
          </table:table-cell>
          <table:table-cell office:value-type="float" office:value="729600" calcext:value-type="float">
            <text:p>7296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3" calcext:value-type="float">
            <text:p>613</text:p>
          </table:table-cell>
          <table:table-cell office:value-type="float" office:value="213" calcext:value-type="float">
            <text:p>213</text:p>
          </table:table-cell>
          <table:table-cell office:value-type="float" office:value="42651" calcext:value-type="float">
            <text:p>42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5" calcext:value-type="date">
            <text:p>04/15/20 01:32 PM</text:p>
          </table:table-cell>
          <table:table-cell office:value-type="float" office:value="14056092" calcext:value-type="float">
            <text:p>14056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6" calcext:value-type="date">
            <text:p>04/15/20 01:32 PM</text:p>
          </table:table-cell>
          <table:table-cell office:value-type="float" office:value="14055844" calcext:value-type="float">
            <text:p>1405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7" calcext:value-type="date">
            <text:p>04/15/20 01:32 PM</text:p>
          </table:table-cell>
          <table:table-cell office:value-type="float" office:value="14055844" calcext:value-type="float">
            <text:p>1405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8" calcext:value-type="date">
            <text:p>04/15/20 01:32 PM</text:p>
          </table:table-cell>
          <table:table-cell office:value-type="float" office:value="14055844" calcext:value-type="float">
            <text:p>14055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19" calcext:value-type="date">
            <text:p>04/15/20 01:32 PM</text:p>
          </table:table-cell>
          <table:table-cell office:value-type="float" office:value="14055720" calcext:value-type="float">
            <text:p>140557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0" calcext:value-type="date">
            <text:p>04/15/20 01:32 PM</text:p>
          </table:table-cell>
          <table:table-cell office:value-type="float" office:value="14055596" calcext:value-type="float">
            <text:p>14055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1" calcext:value-type="date">
            <text:p>04/15/20 01:32 PM</text:p>
          </table:table-cell>
          <table:table-cell office:value-type="float" office:value="14054108" calcext:value-type="float">
            <text:p>14054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2" calcext:value-type="date">
            <text:p>04/15/20 01:32 PM</text:p>
          </table:table-cell>
          <table:table-cell office:value-type="float" office:value="14053372" calcext:value-type="float">
            <text:p>14053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679924" calcext:value-type="float">
            <text:p>679924</text:p>
          </table:table-cell>
          <table:table-cell office:value-type="float" office:value="644276" calcext:value-type="float">
            <text:p>64427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2338" calcext:value-type="float">
            <text:p>12338</text:p>
          </table:table-cell>
          <table:table-cell office:value-type="float" office:value="535920" calcext:value-type="float">
            <text:p>535920</text:p>
          </table:table-cell>
          <table:table-cell office:value-type="float" office:value="531716" calcext:value-type="float">
            <text:p>531716</text:p>
          </table:table-cell>
          <table:table-cell office:value-type="float" office:value="39888" calcext:value-type="float">
            <text:p>39888</text:p>
          </table:table-cell>
          <table:table-cell office:value-type="float" office:value="39021" calcext:value-type="float">
            <text:p>39021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96" calcext:value-type="float">
            <text:p>696</text:p>
          </table:table-cell>
          <table:table-cell office:value-type="float" office:value="213" calcext:value-type="float">
            <text:p>213</text:p>
          </table:table-cell>
          <table:table-cell office:value-type="float" office:value="51025" calcext:value-type="float">
            <text:p>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3" calcext:value-type="date">
            <text:p>04/15/20 01:32 PM</text:p>
          </table:table-cell>
          <table:table-cell office:value-type="float" office:value="14139320" calcext:value-type="float">
            <text:p>1413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4" calcext:value-type="date">
            <text:p>04/15/20 01:32 PM</text:p>
          </table:table-cell>
          <table:table-cell office:value-type="float" office:value="14139320" calcext:value-type="float">
            <text:p>14139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5" calcext:value-type="date">
            <text:p>04/15/20 01:32 PM</text:p>
          </table:table-cell>
          <table:table-cell office:value-type="float" office:value="14141412" calcext:value-type="float">
            <text:p>14141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6" calcext:value-type="date">
            <text:p>04/15/20 01:32 PM</text:p>
          </table:table-cell>
          <table:table-cell office:value-type="float" office:value="14141412" calcext:value-type="float">
            <text:p>14141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7" calcext:value-type="date">
            <text:p>04/15/20 01:32 PM</text:p>
          </table:table-cell>
          <table:table-cell office:value-type="float" office:value="14141412" calcext:value-type="float">
            <text:p>14141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8" calcext:value-type="date">
            <text:p>04/15/20 01:32 PM</text:p>
          </table:table-cell>
          <table:table-cell office:value-type="float" office:value="14141416" calcext:value-type="float">
            <text:p>1414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29" calcext:value-type="date">
            <text:p>04/15/20 01:32 PM</text:p>
          </table:table-cell>
          <table:table-cell office:value-type="float" office:value="14141416" calcext:value-type="float">
            <text:p>1414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0" calcext:value-type="date">
            <text:p>04/15/20 01:32 PM</text:p>
          </table:table-cell>
          <table:table-cell office:value-type="float" office:value="14141416" calcext:value-type="float">
            <text:p>14141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93152" calcext:value-type="float">
            <text:p>593152</text:p>
          </table:table-cell>
          <table:table-cell office:value-type="float" office:value="557504" calcext:value-type="float">
            <text:p>55750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11025" calcext:value-type="float">
            <text:p>11025</text:p>
          </table:table-cell>
          <table:table-cell office:value-type="float" office:value="448880" calcext:value-type="float">
            <text:p>448880</text:p>
          </table:table-cell>
          <table:table-cell office:value-type="float" office:value="445338" calcext:value-type="float">
            <text:p>445338</text:p>
          </table:table-cell>
          <table:table-cell office:value-type="float" office:value="33488" calcext:value-type="float">
            <text:p>33488</text:p>
          </table:table-cell>
          <table:table-cell office:value-type="float" office:value="32744" calcext:value-type="float">
            <text:p>32744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616" calcext:value-type="float">
            <text:p>616</text:p>
          </table:table-cell>
          <table:table-cell office:value-type="float" office:value="213" calcext:value-type="float">
            <text:p>213</text:p>
          </table:table-cell>
          <table:table-cell office:value-type="float" office:value="43025" calcext:value-type="float">
            <text:p>4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1" calcext:value-type="date">
            <text:p>04/15/20 01:32 PM</text:p>
          </table:table-cell>
          <table:table-cell office:value-type="float" office:value="14228256" calcext:value-type="float">
            <text:p>14228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452" calcext:value-type="float">
            <text:p>9452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2" calcext:value-type="date">
            <text:p>04/15/20 01:32 PM</text:p>
          </table:table-cell>
          <table:table-cell office:value-type="float" office:value="14228216" calcext:value-type="float">
            <text:p>1422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3" calcext:value-type="date">
            <text:p>04/15/20 01:32 PM</text:p>
          </table:table-cell>
          <table:table-cell office:value-type="float" office:value="14228216" calcext:value-type="float">
            <text:p>1422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4" calcext:value-type="date">
            <text:p>04/15/20 01:32 PM</text:p>
          </table:table-cell>
          <table:table-cell office:value-type="float" office:value="14228216" calcext:value-type="float">
            <text:p>14228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5" calcext:value-type="date">
            <text:p>04/15/20 01:32 PM</text:p>
          </table:table-cell>
          <table:table-cell office:value-type="float" office:value="14228220" calcext:value-type="float">
            <text:p>14228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6" calcext:value-type="date">
            <text:p>04/15/20 01:32 PM</text:p>
          </table:table-cell>
          <table:table-cell office:value-type="float" office:value="14228220" calcext:value-type="float">
            <text:p>14228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7" calcext:value-type="date">
            <text:p>04/15/20 01:32 PM</text:p>
          </table:table-cell>
          <table:table-cell office:value-type="float" office:value="14228220" calcext:value-type="float">
            <text:p>14228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8" calcext:value-type="date">
            <text:p>04/15/20 01:32 PM</text:p>
          </table:table-cell>
          <table:table-cell office:value-type="float" office:value="14228468" calcext:value-type="float">
            <text:p>14228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506112" calcext:value-type="float">
            <text:p>506112</text:p>
          </table:table-cell>
          <table:table-cell office:value-type="float" office:value="470464" calcext:value-type="float">
            <text:p>470464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9673" calcext:value-type="float">
            <text:p>9673</text:p>
          </table:table-cell>
          <table:table-cell office:value-type="float" office:value="361840" calcext:value-type="float">
            <text:p>361840</text:p>
          </table:table-cell>
          <table:table-cell office:value-type="float" office:value="358959" calcext:value-type="float">
            <text:p>358959</text:p>
          </table:table-cell>
          <table:table-cell office:value-type="float" office:value="27088" calcext:value-type="float">
            <text:p>27088</text:p>
          </table:table-cell>
          <table:table-cell office:value-type="float" office:value="26466" calcext:value-type="float">
            <text:p>26466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536" calcext:value-type="float">
            <text:p>536</text:p>
          </table:table-cell>
          <table:table-cell office:value-type="float" office:value="213" calcext:value-type="float">
            <text:p>213</text:p>
          </table:table-cell>
          <table:table-cell office:value-type="float" office:value="35025" calcext:value-type="float">
            <text:p>35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39" calcext:value-type="date">
            <text:p>04/15/20 01:32 PM</text:p>
          </table:table-cell>
          <table:table-cell office:value-type="float" office:value="14315144" calcext:value-type="float">
            <text:p>1431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2" calcext:value-type="float">
            <text:p>272582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0" calcext:value-type="date">
            <text:p>04/15/20 01:32 PM</text:p>
          </table:table-cell>
          <table:table-cell office:value-type="float" office:value="14315144" calcext:value-type="float">
            <text:p>1431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2" calcext:value-type="float">
            <text:p>272582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1" calcext:value-type="date">
            <text:p>04/15/20 01:32 PM</text:p>
          </table:table-cell>
          <table:table-cell office:value-type="float" office:value="14315144" calcext:value-type="float">
            <text:p>14315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2" calcext:value-type="float">
            <text:p>272582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2" calcext:value-type="date">
            <text:p>04/15/20 01:32 PM</text:p>
          </table:table-cell>
          <table:table-cell office:value-type="float" office:value="14315032" calcext:value-type="float">
            <text:p>14315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2" calcext:value-type="float">
            <text:p>272582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3" calcext:value-type="date">
            <text:p>04/15/20 01:32 PM</text:p>
          </table:table-cell>
          <table:table-cell office:value-type="float" office:value="14315032" calcext:value-type="float">
            <text:p>14315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3" calcext:value-type="float">
            <text:p>272583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4" calcext:value-type="date">
            <text:p>04/15/20 01:32 PM</text:p>
          </table:table-cell>
          <table:table-cell office:value-type="float" office:value="14315032" calcext:value-type="float">
            <text:p>143150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3" calcext:value-type="float">
            <text:p>272583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5" calcext:value-type="date">
            <text:p>04/15/20 01:32 PM</text:p>
          </table:table-cell>
          <table:table-cell office:value-type="float" office:value="14315068" calcext:value-type="float">
            <text:p>14315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3" calcext:value-type="float">
            <text:p>272583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6" calcext:value-type="date">
            <text:p>04/15/20 01:32 PM</text:p>
          </table:table-cell>
          <table:table-cell office:value-type="float" office:value="14315068" calcext:value-type="float">
            <text:p>143150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419076" calcext:value-type="float">
            <text:p>419076</text:p>
          </table:table-cell>
          <table:table-cell office:value-type="float" office:value="383428" calcext:value-type="float">
            <text:p>383428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8361" calcext:value-type="float">
            <text:p>8361</text:p>
          </table:table-cell>
          <table:table-cell office:value-type="float" office:value="274800" calcext:value-type="float">
            <text:p>274800</text:p>
          </table:table-cell>
          <table:table-cell office:value-type="float" office:value="272583" calcext:value-type="float">
            <text:p>272583</text:p>
          </table:table-cell>
          <table:table-cell office:value-type="float" office:value="20688" calcext:value-type="float">
            <text:p>20688</text:p>
          </table:table-cell>
          <table:table-cell office:value-type="float" office:value="20188" calcext:value-type="float">
            <text:p>20188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456" calcext:value-type="float">
            <text:p>456</text:p>
          </table:table-cell>
          <table:table-cell office:value-type="float" office:value="213" calcext:value-type="float">
            <text:p>213</text:p>
          </table:table-cell>
          <table:table-cell office:value-type="float" office:value="27025" calcext:value-type="float">
            <text:p>27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7" calcext:value-type="date">
            <text:p>04/15/20 01:32 PM</text:p>
          </table:table-cell>
          <table:table-cell office:value-type="float" office:value="14401920" calcext:value-type="float">
            <text:p>14401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6747" calcext:value-type="float">
            <text:p>6747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07" calcext:value-type="float">
            <text:p>186207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93200" calcext:value-type="float">
            <text:p>89320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8" calcext:value-type="date">
            <text:p>04/15/20 01:32 PM</text:p>
          </table:table-cell>
          <table:table-cell office:value-type="float" office:value="14402128" calcext:value-type="float">
            <text:p>1440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49" calcext:value-type="date">
            <text:p>04/15/20 01:32 PM</text:p>
          </table:table-cell>
          <table:table-cell office:value-type="float" office:value="14402128" calcext:value-type="float">
            <text:p>14402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0" calcext:value-type="date">
            <text:p>04/15/20 01:32 PM</text:p>
          </table:table-cell>
          <table:table-cell office:value-type="float" office:value="14402132" calcext:value-type="float">
            <text:p>1440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1" calcext:value-type="date">
            <text:p>04/15/20 01:32 PM</text:p>
          </table:table-cell>
          <table:table-cell office:value-type="float" office:value="14402132" calcext:value-type="float">
            <text:p>1440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2" calcext:value-type="date">
            <text:p>04/15/20 01:32 PM</text:p>
          </table:table-cell>
          <table:table-cell office:value-type="float" office:value="14402132" calcext:value-type="float">
            <text:p>1440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3" calcext:value-type="date">
            <text:p>04/15/20 01:32 PM</text:p>
          </table:table-cell>
          <table:table-cell office:value-type="float" office:value="14402132" calcext:value-type="float">
            <text:p>1440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4" calcext:value-type="date">
            <text:p>04/15/20 01:32 PM</text:p>
          </table:table-cell>
          <table:table-cell office:value-type="float" office:value="14402132" calcext:value-type="float">
            <text:p>1440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5" calcext:value-type="date">
            <text:p>04/15/20 01:32 PM</text:p>
          </table:table-cell>
          <table:table-cell office:value-type="float" office:value="14402132" calcext:value-type="float">
            <text:p>14402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16508" calcext:value-type="float">
            <text:p>3516508</text:p>
          </table:table-cell>
          <table:table-cell office:value-type="float" office:value="332184" calcext:value-type="float">
            <text:p>332184</text:p>
          </table:table-cell>
          <table:table-cell office:value-type="float" office:value="296536" calcext:value-type="float">
            <text:p>2965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648" calcext:value-type="float">
            <text:p>27648</text:p>
          </table:table-cell>
          <table:table-cell office:value-type="float" office:value="7028" calcext:value-type="float">
            <text:p>7028</text:p>
          </table:table-cell>
          <table:table-cell office:value-type="float" office:value="187776" calcext:value-type="float">
            <text:p>187776</text:p>
          </table:table-cell>
          <table:table-cell office:value-type="float" office:value="186213" calcext:value-type="float">
            <text:p>186213</text:p>
          </table:table-cell>
          <table:table-cell office:value-type="float" office:value="14288" calcext:value-type="float">
            <text:p>14288</text:p>
          </table:table-cell>
          <table:table-cell office:value-type="float" office:value="13910" calcext:value-type="float">
            <text:p>13910</text:p>
          </table:table-cell>
          <table:table-cell office:value-type="float" office:value="866480" calcext:value-type="float">
            <text:p>866480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376" calcext:value-type="float">
            <text:p>376</text:p>
          </table:table-cell>
          <table:table-cell office:value-type="float" office:value="213" calcext:value-type="float">
            <text:p>213</text:p>
          </table:table-cell>
          <table:table-cell office:value-type="float" office:value="19025" calcext:value-type="float">
            <text:p>19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6" calcext:value-type="date">
            <text:p>04/15/20 01:32 PM</text:p>
          </table:table-cell>
          <table:table-cell office:value-type="float" office:value="14584176" calcext:value-type="float">
            <text:p>1458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84" calcext:value-type="float">
            <text:p>150684</text:p>
          </table:table-cell>
          <table:table-cell office:value-type="float" office:value="115036" calcext:value-type="float">
            <text:p>115036</text:p>
          </table:table-cell>
          <table:table-cell office:value-type="float" office:value="35648" calcext:value-type="float">
            <text:p>35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7" calcext:value-type="float">
            <text:p>4257</text:p>
          </table:table-cell>
          <table:table-cell office:value-type="float" office:value="13696" calcext:value-type="float">
            <text:p>13696</text:p>
          </table:table-cell>
          <table:table-cell office:value-type="float" office:value="13459" calcext:value-type="float">
            <text:p>13459</text:p>
          </table:table-cell>
          <table:table-cell office:value-type="float" office:value="1488" calcext:value-type="float">
            <text:p>1488</text:p>
          </table:table-cell>
          <table:table-cell office:value-type="float" office:value="1358" calcext:value-type="float">
            <text:p>1358</text:p>
          </table:table-cell>
          <table:table-cell office:value-type="float" office:value="45664" calcext:value-type="float">
            <text:p>4566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7" calcext:value-type="date">
            <text:p>04/15/20 01:32 PM</text:p>
          </table:table-cell>
          <table:table-cell office:value-type="float" office:value="14584176" calcext:value-type="float">
            <text:p>1458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84" calcext:value-type="float">
            <text:p>150684</text:p>
          </table:table-cell>
          <table:table-cell office:value-type="float" office:value="115036" calcext:value-type="float">
            <text:p>1150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7" calcext:value-type="float">
            <text:p>4257</text:p>
          </table:table-cell>
          <table:table-cell office:value-type="float" office:value="13696" calcext:value-type="float">
            <text:p>13696</text:p>
          </table:table-cell>
          <table:table-cell office:value-type="float" office:value="13459" calcext:value-type="float">
            <text:p>13459</text:p>
          </table:table-cell>
          <table:table-cell office:value-type="float" office:value="1488" calcext:value-type="float">
            <text:p>1488</text:p>
          </table:table-cell>
          <table:table-cell office:value-type="float" office:value="1358" calcext:value-type="float">
            <text:p>1358</text:p>
          </table:table-cell>
          <table:table-cell office:value-type="float" office:value="45664" calcext:value-type="float">
            <text:p>4566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8" calcext:value-type="date">
            <text:p>04/15/20 01:32 PM</text:p>
          </table:table-cell>
          <table:table-cell office:value-type="float" office:value="14584176" calcext:value-type="float">
            <text:p>1458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84" calcext:value-type="float">
            <text:p>150684</text:p>
          </table:table-cell>
          <table:table-cell office:value-type="float" office:value="115036" calcext:value-type="float">
            <text:p>1150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7" calcext:value-type="float">
            <text:p>4257</text:p>
          </table:table-cell>
          <table:table-cell office:value-type="float" office:value="13696" calcext:value-type="float">
            <text:p>13696</text:p>
          </table:table-cell>
          <table:table-cell office:value-type="float" office:value="13459" calcext:value-type="float">
            <text:p>13459</text:p>
          </table:table-cell>
          <table:table-cell office:value-type="float" office:value="1488" calcext:value-type="float">
            <text:p>1488</text:p>
          </table:table-cell>
          <table:table-cell office:value-type="float" office:value="1358" calcext:value-type="float">
            <text:p>1358</text:p>
          </table:table-cell>
          <table:table-cell office:value-type="float" office:value="45664" calcext:value-type="float">
            <text:p>4566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4-15T13:32:59" calcext:value-type="date">
            <text:p>04/15/20 01:32 PM</text:p>
          </table:table-cell>
          <table:table-cell office:value-type="float" office:value="14584176" calcext:value-type="float">
            <text:p>1458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33180" calcext:value-type="float">
            <text:p>3033180</text:p>
          </table:table-cell>
          <table:table-cell office:value-type="float" office:value="150684" calcext:value-type="float">
            <text:p>150684</text:p>
          </table:table-cell>
          <table:table-cell office:value-type="float" office:value="115036" calcext:value-type="float">
            <text:p>115036</text:p>
          </table:table-cell>
          <table:table-cell office:value-type="float" office:value="35648" calcext:value-type="float">
            <text:p>356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0480" calcext:value-type="float">
            <text:p>20480</text:p>
          </table:table-cell>
          <table:table-cell office:value-type="float" office:value="4257" calcext:value-type="float">
            <text:p>4257</text:p>
          </table:table-cell>
          <table:table-cell office:value-type="float" office:value="13696" calcext:value-type="float">
            <text:p>13696</text:p>
          </table:table-cell>
          <table:table-cell office:value-type="float" office:value="13459" calcext:value-type="float">
            <text:p>13459</text:p>
          </table:table-cell>
          <table:table-cell office:value-type="float" office:value="1488" calcext:value-type="float">
            <text:p>1488</text:p>
          </table:table-cell>
          <table:table-cell office:value-type="float" office:value="1358" calcext:value-type="float">
            <text:p>1358</text:p>
          </table:table-cell>
          <table:table-cell office:value-type="float" office:value="45664" calcext:value-type="float">
            <text:p>45664</text:p>
          </table:table-cell>
          <table:table-cell office:value-type="float" office:value="13056" calcext:value-type="float">
            <text:p>130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520" calcext:value-type="float">
            <text:p>20520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3025" calcext:value-type="float">
            <text:p>3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table:style-name="ce2" office:value-type="string" calcext:value-type="string">
            <text:p>Mid Term Values:</text:p>
          </table:table-cell>
          <table:table-cell table:number-columns-repeated="42"/>
        </table:table-row>
        <table:table-row table:style-name="ro1">
          <table:table-cell table:style-name="ce2" office:value-type="string" calcext:value-type="string">
            <text:p>(no records)</text:p>
          </table:table-cell>
          <table:table-cell table:number-columns-repeated="42"/>
        </table:table-row>
        <table:table-row table:style-name="ro1">
          <table:table-cell table:style-name="ce2"/>
          <table:table-cell table:number-columns-repeated="42"/>
        </table:table-row>
        <table:table-row table:style-name="ro1">
          <table:table-cell office:value-type="string" calcext:value-type="string">
            <text:p>Long Term Values: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(no records)</text:p>
          </table:table-cell>
          <table:table-cell table:number-columns-repeated="42"/>
        </table:table-row>
        <table:table-row table:style-name="ro1" table:number-rows-repeated="1048410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3" table:style-name="ta1">
        <table:shapes>
          <draw:frame draw:z-index="0" draw:style-name="gr1" draw:text-style-name="P1" svg:width="453.51pt" svg:height="255.09pt" svg:x="685.84pt" svg:y="2.83pt">
            <loext:p draw:notify-on-update-of-ranges="Sheet3.C2:Sheet3.C3 Sheet3.C4:Sheet3.C180 Sheet3.F2:Sheet3.F3 Sheet3.F4:Sheet3.F1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0" table:number-columns-repeated="2" table:default-cell-style-name="Default"/>
        <table:table-column table:style-name="co30" table:default-cell-style-name="ce5"/>
        <table:table-column table:style-name="co30" table:number-columns-repeated="2" table:default-cell-style-name="Default"/>
        <table:table-column table:style-name="co31" table:number-columns-repeated="3" table:default-cell-style-name="ce5"/>
        <table:table-column table:style-name="co29" table:default-cell-style-name="ce5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riginal</text:p>
          </table:table-cell>
          <table:table-cell table:style-name="Default" office:value-type="string" calcext:value-type="string">
            <text:p>original</text:p>
          </table:table-cell>
          <table:table-cell table:number-columns-repeated="2" office:value-type="string" calcext:value-type="string">
            <text:p>patched</text:p>
          </table:table-cell>
          <table:table-cell table:style-name="Default" office:value-type="string" calcext:value-type="string">
            <text:p>patched</text:p>
          </table:table-cell>
          <table:table-cell table:style-name="Default" office:value-type="string" calcext:value-type="string">
            <text:p>patched-aggr</text:p>
          </table:table-cell>
          <table:table-cell table:number-columns-repeated="2" office:value-type="string" calcext:value-type="string">
            <text:p>patched-aggr</text:p>
          </table:table-cell>
        </table:table-row>
        <table:table-row table:style-name="ro1">
          <table:table-cell table:formula="of:=[original.AB3]" office:value-type="string" office:string-value="meta-comm" calcext:value-type="string">
            <text:p>meta-comm</text:p>
          </table:table-cell>
          <table:table-cell table:formula="of:=[original.AC3]" office:value-type="string" office:string-value="meta-used" calcext:value-type="string">
            <text:p>meta-used</text:p>
          </table:table-cell>
          <table:table-cell table:formula="of:=[original.O3]" office:value-type="string" office:string-value="rss-all" calcext:value-type="string">
            <text:p>rss-all</text:p>
          </table:table-cell>
          <table:table-cell table:formula="of:=['patched-standard'.AB3]" office:value-type="string" office:string-value="meta-comm" calcext:value-type="string">
            <text:p>meta-comm</text:p>
          </table:table-cell>
          <table:table-cell table:formula="of:=['patched-standard'.AC3]" office:value-type="string" office:string-value="meta-used" calcext:value-type="string">
            <text:p>meta-used</text:p>
          </table:table-cell>
          <table:table-cell table:formula="of:=['patched-standard'.O3]" office:value-type="string" office:string-value="rss-all" calcext:value-type="string">
            <text:p>rss-all</text:p>
          </table:table-cell>
          <table:table-cell table:formula="of:=['patched-aggressive'.AB3]" office:value-type="string" office:string-value="meta-comm" calcext:value-type="string">
            <text:p>meta-comm</text:p>
          </table:table-cell>
          <table:table-cell table:formula="of:=['patched-aggressive'.AC3]" office:value-type="string" office:string-value="meta-used" calcext:value-type="string">
            <text:p>meta-used</text:p>
          </table:table-cell>
          <table:table-cell table:formula="of:=['patched-aggressive'.O3]" office:value-type="string" office:string-value="rss-all" calcext:value-type="string">
            <text:p>rss-all</text:p>
          </table:table-cell>
        </table:table-row>
        <table:table-row table:style-name="ro1">
          <table:table-cell table:formula="of:=[original.AB4]" office:value-type="float" office:value="0" calcext:value-type="float">
            <text:p>0</text:p>
          </table:table-cell>
          <table:table-cell table:formula="of:=[original.AC4]" office:value-type="float" office:value="0" calcext:value-type="float">
            <text:p>0</text:p>
          </table:table-cell>
          <table:table-cell table:formula="of:=[original.O4]" office:value-type="float" office:value="0" calcext:value-type="float">
            <text:p>0</text:p>
          </table:table-cell>
          <table:table-cell table:formula="of:=['patched-standard'.AB4]" office:value-type="float" office:value="0" calcext:value-type="float">
            <text:p>0</text:p>
          </table:table-cell>
          <table:table-cell table:formula="of:=['patched-standard'.AC4]" office:value-type="float" office:value="0" calcext:value-type="float">
            <text:p>0</text:p>
          </table:table-cell>
          <table:table-cell table:formula="of:=['patched-standard'.O4]" office:value-type="float" office:value="0" calcext:value-type="float">
            <text:p>0</text:p>
          </table:table-cell>
          <table:table-cell table:formula="of:=['patched-aggressive'.AB4]" office:value-type="float" office:value="0" calcext:value-type="float">
            <text:p>0</text:p>
          </table:table-cell>
          <table:table-cell table:formula="of:=['patched-aggressive'.AC4]" office:value-type="float" office:value="0" calcext:value-type="float">
            <text:p>0</text:p>
          </table:table-cell>
          <table:table-cell table:formula="of:=['patched-aggressive'.O4]" office:value-type="float" office:value="0" calcext:value-type="float">
            <text:p>0</text:p>
          </table:table-cell>
        </table:table-row>
        <table:table-row table:style-name="ro1">
          <table:table-cell table:formula="of:=[original.AB5]" office:value-type="float" office:value="4480" calcext:value-type="float">
            <text:p>4480</text:p>
          </table:table-cell>
          <table:table-cell table:formula="of:=[original.AC5]" office:value-type="float" office:value="106" calcext:value-type="float">
            <text:p>106</text:p>
          </table:table-cell>
          <table:table-cell table:formula="of:=[original.O5]" office:value-type="float" office:value="93784" calcext:value-type="float">
            <text:p>93784</text:p>
          </table:table-cell>
          <table:table-cell table:formula="of:=['patched-standard'.AB5]" office:value-type="float" office:value="192" calcext:value-type="float">
            <text:p>192</text:p>
          </table:table-cell>
          <table:table-cell table:formula="of:=['patched-standard'.AC5]" office:value-type="float" office:value="105" calcext:value-type="float">
            <text:p>105</text:p>
          </table:table-cell>
          <table:table-cell table:formula="of:=['patched-standard'.O5]" office:value-type="float" office:value="89144" calcext:value-type="float">
            <text:p>89144</text:p>
          </table:table-cell>
          <table:table-cell table:formula="of:=['patched-aggressive'.AB5]" office:value-type="float" office:value="128" calcext:value-type="float">
            <text:p>128</text:p>
          </table:table-cell>
          <table:table-cell table:formula="of:=['patched-aggressive'.AC5]" office:value-type="float" office:value="106" calcext:value-type="float">
            <text:p>106</text:p>
          </table:table-cell>
          <table:table-cell table:formula="of:=['patched-aggressive'.O5]" office:value-type="float" office:value="89660" calcext:value-type="float">
            <text:p>89660</text:p>
          </table:table-cell>
        </table:table-row>
        <table:table-row table:style-name="ro1">
          <table:table-cell table:formula="of:=[original.AB6]" office:value-type="float" office:value="14976" calcext:value-type="float">
            <text:p>14976</text:p>
          </table:table-cell>
          <table:table-cell table:formula="of:=[original.AC6]" office:value-type="float" office:value="12831" calcext:value-type="float">
            <text:p>12831</text:p>
          </table:table-cell>
          <table:table-cell table:formula="of:=[original.O6]" office:value-type="float" office:value="189484" calcext:value-type="float">
            <text:p>189484</text:p>
          </table:table-cell>
          <table:table-cell table:formula="of:=['patched-standard'.AB6]" office:value-type="float" office:value="13184" calcext:value-type="float">
            <text:p>13184</text:p>
          </table:table-cell>
          <table:table-cell table:formula="of:=['patched-standard'.AC6]" office:value-type="float" office:value="12799" calcext:value-type="float">
            <text:p>12799</text:p>
          </table:table-cell>
          <table:table-cell table:formula="of:=['patched-standard'.O6]" office:value-type="float" office:value="175012" calcext:value-type="float">
            <text:p>175012</text:p>
          </table:table-cell>
          <table:table-cell table:formula="of:=['patched-aggressive'.AB6]" office:value-type="float" office:value="13264" calcext:value-type="float">
            <text:p>13264</text:p>
          </table:table-cell>
          <table:table-cell table:formula="of:=['patched-aggressive'.AC6]" office:value-type="float" office:value="13017" calcext:value-type="float">
            <text:p>13017</text:p>
          </table:table-cell>
          <table:table-cell table:formula="of:=['patched-aggressive'.O6]" office:value-type="float" office:value="182076" calcext:value-type="float">
            <text:p>182076</text:p>
          </table:table-cell>
        </table:table-row>
        <table:table-row table:style-name="ro1">
          <table:table-cell table:formula="of:=[original.AB7]" office:value-type="float" office:value="15232" calcext:value-type="float">
            <text:p>15232</text:p>
          </table:table-cell>
          <table:table-cell table:formula="of:=[original.AC7]" office:value-type="float" office:value="13403" calcext:value-type="float">
            <text:p>13403</text:p>
          </table:table-cell>
          <table:table-cell table:formula="of:=[original.O7]" office:value-type="float" office:value="164044" calcext:value-type="float">
            <text:p>164044</text:p>
          </table:table-cell>
          <table:table-cell table:formula="of:=['patched-standard'.AB7]" office:value-type="float" office:value="13760" calcext:value-type="float">
            <text:p>13760</text:p>
          </table:table-cell>
          <table:table-cell table:formula="of:=['patched-standard'.AC7]" office:value-type="float" office:value="13436" calcext:value-type="float">
            <text:p>13436</text:p>
          </table:table-cell>
          <table:table-cell table:formula="of:=['patched-standard'.O7]" office:value-type="float" office:value="152396" calcext:value-type="float">
            <text:p>152396</text:p>
          </table:table-cell>
          <table:table-cell table:formula="of:=['patched-aggressive'.AB7]" office:value-type="float" office:value="13664" calcext:value-type="float">
            <text:p>13664</text:p>
          </table:table-cell>
          <table:table-cell table:formula="of:=['patched-aggressive'.AC7]" office:value-type="float" office:value="13428" calcext:value-type="float">
            <text:p>13428</text:p>
          </table:table-cell>
          <table:table-cell table:formula="of:=['patched-aggressive'.O7]" office:value-type="float" office:value="150604" calcext:value-type="float">
            <text:p>150604</text:p>
          </table:table-cell>
        </table:table-row>
        <table:table-row table:style-name="ro1">
          <table:table-cell table:formula="of:=[original.AB8]" office:value-type="float" office:value="15232" calcext:value-type="float">
            <text:p>15232</text:p>
          </table:table-cell>
          <table:table-cell table:formula="of:=[original.AC8]" office:value-type="float" office:value="13403" calcext:value-type="float">
            <text:p>13403</text:p>
          </table:table-cell>
          <table:table-cell table:formula="of:=[original.O8]" office:value-type="float" office:value="164044" calcext:value-type="float">
            <text:p>164044</text:p>
          </table:table-cell>
          <table:table-cell table:formula="of:=['patched-standard'.AB8]" office:value-type="float" office:value="13760" calcext:value-type="float">
            <text:p>13760</text:p>
          </table:table-cell>
          <table:table-cell table:formula="of:=['patched-standard'.AC8]" office:value-type="float" office:value="13436" calcext:value-type="float">
            <text:p>13436</text:p>
          </table:table-cell>
          <table:table-cell table:formula="of:=['patched-standard'.O8]" office:value-type="float" office:value="152396" calcext:value-type="float">
            <text:p>152396</text:p>
          </table:table-cell>
          <table:table-cell table:formula="of:=['patched-aggressive'.AB8]" office:value-type="float" office:value="13664" calcext:value-type="float">
            <text:p>13664</text:p>
          </table:table-cell>
          <table:table-cell table:formula="of:=['patched-aggressive'.AC8]" office:value-type="float" office:value="13428" calcext:value-type="float">
            <text:p>13428</text:p>
          </table:table-cell>
          <table:table-cell table:formula="of:=['patched-aggressive'.O8]" office:value-type="float" office:value="150604" calcext:value-type="float">
            <text:p>150604</text:p>
          </table:table-cell>
        </table:table-row>
        <table:table-row table:style-name="ro1">
          <table:table-cell table:formula="of:=[original.AB9]" office:value-type="float" office:value="15232" calcext:value-type="float">
            <text:p>15232</text:p>
          </table:table-cell>
          <table:table-cell table:formula="of:=[original.AC9]" office:value-type="float" office:value="13403" calcext:value-type="float">
            <text:p>13403</text:p>
          </table:table-cell>
          <table:table-cell table:formula="of:=[original.O9]" office:value-type="float" office:value="164044" calcext:value-type="float">
            <text:p>164044</text:p>
          </table:table-cell>
          <table:table-cell table:formula="of:=['patched-standard'.AB9]" office:value-type="float" office:value="13760" calcext:value-type="float">
            <text:p>13760</text:p>
          </table:table-cell>
          <table:table-cell table:formula="of:=['patched-standard'.AC9]" office:value-type="float" office:value="13436" calcext:value-type="float">
            <text:p>13436</text:p>
          </table:table-cell>
          <table:table-cell table:formula="of:=['patched-standard'.O9]" office:value-type="float" office:value="152396" calcext:value-type="float">
            <text:p>152396</text:p>
          </table:table-cell>
          <table:table-cell table:formula="of:=['patched-aggressive'.AB9]" office:value-type="float" office:value="13664" calcext:value-type="float">
            <text:p>13664</text:p>
          </table:table-cell>
          <table:table-cell table:formula="of:=['patched-aggressive'.AC9]" office:value-type="float" office:value="13428" calcext:value-type="float">
            <text:p>13428</text:p>
          </table:table-cell>
          <table:table-cell table:formula="of:=['patched-aggressive'.O9]" office:value-type="float" office:value="150604" calcext:value-type="float">
            <text:p>150604</text:p>
          </table:table-cell>
        </table:table-row>
        <table:table-row table:style-name="ro1">
          <table:table-cell table:formula="of:=[original.AB10]" office:value-type="float" office:value="15232" calcext:value-type="float">
            <text:p>15232</text:p>
          </table:table-cell>
          <table:table-cell table:formula="of:=[original.AC10]" office:value-type="float" office:value="13403" calcext:value-type="float">
            <text:p>13403</text:p>
          </table:table-cell>
          <table:table-cell table:formula="of:=[original.O10]" office:value-type="float" office:value="164044" calcext:value-type="float">
            <text:p>164044</text:p>
          </table:table-cell>
          <table:table-cell table:formula="of:=['patched-standard'.AB10]" office:value-type="float" office:value="13760" calcext:value-type="float">
            <text:p>13760</text:p>
          </table:table-cell>
          <table:table-cell table:formula="of:=['patched-standard'.AC10]" office:value-type="float" office:value="13436" calcext:value-type="float">
            <text:p>13436</text:p>
          </table:table-cell>
          <table:table-cell table:formula="of:=['patched-standard'.O10]" office:value-type="float" office:value="152396" calcext:value-type="float">
            <text:p>152396</text:p>
          </table:table-cell>
          <table:table-cell table:formula="of:=['patched-aggressive'.AB10]" office:value-type="float" office:value="13664" calcext:value-type="float">
            <text:p>13664</text:p>
          </table:table-cell>
          <table:table-cell table:formula="of:=['patched-aggressive'.AC10]" office:value-type="float" office:value="13428" calcext:value-type="float">
            <text:p>13428</text:p>
          </table:table-cell>
          <table:table-cell table:formula="of:=['patched-aggressive'.O10]" office:value-type="float" office:value="150604" calcext:value-type="float">
            <text:p>150604</text:p>
          </table:table-cell>
        </table:table-row>
        <table:table-row table:style-name="ro1">
          <table:table-cell table:formula="of:=[original.AB11]" office:value-type="float" office:value="40312" calcext:value-type="float">
            <text:p>40312</text:p>
          </table:table-cell>
          <table:table-cell table:formula="of:=[original.AC11]" office:value-type="float" office:value="36844" calcext:value-type="float">
            <text:p>36844</text:p>
          </table:table-cell>
          <table:table-cell table:formula="of:=[original.O11]" office:value-type="float" office:value="168940" calcext:value-type="float">
            <text:p>168940</text:p>
          </table:table-cell>
          <table:table-cell table:formula="of:=['patched-standard'.AB11]" office:value-type="float" office:value="20288" calcext:value-type="float">
            <text:p>20288</text:p>
          </table:table-cell>
          <table:table-cell table:formula="of:=['patched-standard'.AC11]" office:value-type="float" office:value="19877" calcext:value-type="float">
            <text:p>19877</text:p>
          </table:table-cell>
          <table:table-cell table:formula="of:=['patched-standard'.O11]" office:value-type="float" office:value="141444" calcext:value-type="float">
            <text:p>141444</text:p>
          </table:table-cell>
          <table:table-cell table:formula="of:=['patched-aggressive'.AB11]" office:value-type="float" office:value="43264" calcext:value-type="float">
            <text:p>43264</text:p>
          </table:table-cell>
          <table:table-cell table:formula="of:=['patched-aggressive'.AC11]" office:value-type="float" office:value="42810" calcext:value-type="float">
            <text:p>42810</text:p>
          </table:table-cell>
          <table:table-cell table:formula="of:=['patched-aggressive'.O11]" office:value-type="float" office:value="173300" calcext:value-type="float">
            <text:p>173300</text:p>
          </table:table-cell>
        </table:table-row>
        <table:table-row table:style-name="ro1">
          <table:table-cell table:formula="of:=[original.AB12]" office:value-type="float" office:value="162292" calcext:value-type="float">
            <text:p>162292</text:p>
          </table:table-cell>
          <table:table-cell table:formula="of:=[original.AC12]" office:value-type="float" office:value="152504" calcext:value-type="float">
            <text:p>152504</text:p>
          </table:table-cell>
          <table:table-cell table:formula="of:=[original.O12]" office:value-type="float" office:value="294128" calcext:value-type="float">
            <text:p>294128</text:p>
          </table:table-cell>
          <table:table-cell table:formula="of:=['patched-standard'.AB12]" office:value-type="float" office:value="133248" calcext:value-type="float">
            <text:p>133248</text:p>
          </table:table-cell>
          <table:table-cell table:formula="of:=['patched-standard'.AC12]" office:value-type="float" office:value="132011" calcext:value-type="float">
            <text:p>132011</text:p>
          </table:table-cell>
          <table:table-cell table:formula="of:=['patched-standard'.O12]" office:value-type="float" office:value="256020" calcext:value-type="float">
            <text:p>256020</text:p>
          </table:table-cell>
          <table:table-cell table:formula="of:=['patched-aggressive'.AB12]" office:value-type="float" office:value="155408" calcext:value-type="float">
            <text:p>155408</text:p>
          </table:table-cell>
          <table:table-cell table:formula="of:=['patched-aggressive'.AC12]" office:value-type="float" office:value="154094" calcext:value-type="float">
            <text:p>154094</text:p>
          </table:table-cell>
          <table:table-cell table:formula="of:=['patched-aggressive'.O12]" office:value-type="float" office:value="286808" calcext:value-type="float">
            <text:p>286808</text:p>
          </table:table-cell>
        </table:table-row>
        <table:table-row table:style-name="ro1">
          <table:table-cell table:formula="of:=[original.AB13]" office:value-type="float" office:value="286708" calcext:value-type="float">
            <text:p>286708</text:p>
          </table:table-cell>
          <table:table-cell table:formula="of:=[original.AC13]" office:value-type="float" office:value="270433" calcext:value-type="float">
            <text:p>270433</text:p>
          </table:table-cell>
          <table:table-cell table:formula="of:=[original.O13]" office:value-type="float" office:value="419808" calcext:value-type="float">
            <text:p>419808</text:p>
          </table:table-cell>
          <table:table-cell table:formula="of:=['patched-standard'.AB13]" office:value-type="float" office:value="249216" calcext:value-type="float">
            <text:p>249216</text:p>
          </table:table-cell>
          <table:table-cell table:formula="of:=['patched-standard'.AC13]" office:value-type="float" office:value="247051" calcext:value-type="float">
            <text:p>247051</text:p>
          </table:table-cell>
          <table:table-cell table:formula="of:=['patched-standard'.O13]" office:value-type="float" office:value="373432" calcext:value-type="float">
            <text:p>373432</text:p>
          </table:table-cell>
          <table:table-cell table:formula="of:=['patched-aggressive'.AB13]" office:value-type="float" office:value="267232" calcext:value-type="float">
            <text:p>267232</text:p>
          </table:table-cell>
          <table:table-cell table:formula="of:=['patched-aggressive'.AC13]" office:value-type="float" office:value="265052" calcext:value-type="float">
            <text:p>265052</text:p>
          </table:table-cell>
          <table:table-cell table:formula="of:=['patched-aggressive'.O13]" office:value-type="float" office:value="400040" calcext:value-type="float">
            <text:p>400040</text:p>
          </table:table-cell>
        </table:table-row>
        <table:table-row table:style-name="ro1">
          <table:table-cell table:formula="of:=[original.AB14]" office:value-type="float" office:value="407284" calcext:value-type="float">
            <text:p>407284</text:p>
          </table:table-cell>
          <table:table-cell table:formula="of:=[original.AC14]" office:value-type="float" office:value="384328" calcext:value-type="float">
            <text:p>384328</text:p>
          </table:table-cell>
          <table:table-cell table:formula="of:=[original.O14]" office:value-type="float" office:value="546140" calcext:value-type="float">
            <text:p>546140</text:p>
          </table:table-cell>
          <table:table-cell table:formula="of:=['patched-standard'.AB14]" office:value-type="float" office:value="360064" calcext:value-type="float">
            <text:p>360064</text:p>
          </table:table-cell>
          <table:table-cell table:formula="of:=['patched-standard'.AC14]" office:value-type="float" office:value="357050" calcext:value-type="float">
            <text:p>357050</text:p>
          </table:table-cell>
          <table:table-cell table:formula="of:=['patched-standard'.O14]" office:value-type="float" office:value="487764" calcext:value-type="float">
            <text:p>487764</text:p>
          </table:table-cell>
          <table:table-cell table:formula="of:=['patched-aggressive'.AB14]" office:value-type="float" office:value="374960" calcext:value-type="float">
            <text:p>374960</text:p>
          </table:table-cell>
          <table:table-cell table:formula="of:=['patched-aggressive'.AC14]" office:value-type="float" office:value="371952" calcext:value-type="float">
            <text:p>371952</text:p>
          </table:table-cell>
          <table:table-cell table:formula="of:=['patched-aggressive'.O14]" office:value-type="float" office:value="513428" calcext:value-type="float">
            <text:p>513428</text:p>
          </table:table-cell>
        </table:table-row>
        <table:table-row table:style-name="ro1">
          <table:table-cell table:formula="of:=[original.AB15]" office:value-type="float" office:value="472564" calcext:value-type="float">
            <text:p>472564</text:p>
          </table:table-cell>
          <table:table-cell table:formula="of:=[original.AC15]" office:value-type="float" office:value="446166" calcext:value-type="float">
            <text:p>446166</text:p>
          </table:table-cell>
          <table:table-cell table:formula="of:=[original.O15]" office:value-type="float" office:value="613712" calcext:value-type="float">
            <text:p>613712</text:p>
          </table:table-cell>
          <table:table-cell table:formula="of:=['patched-standard'.AB15]" office:value-type="float" office:value="449024" calcext:value-type="float">
            <text:p>449024</text:p>
          </table:table-cell>
          <table:table-cell table:formula="of:=['patched-standard'.AC15]" office:value-type="float" office:value="445337" calcext:value-type="float">
            <text:p>445337</text:p>
          </table:table-cell>
          <table:table-cell table:formula="of:=['patched-standard'.O15]" office:value-type="float" office:value="582032" calcext:value-type="float">
            <text:p>582032</text:p>
          </table:table-cell>
          <table:table-cell table:formula="of:=['patched-aggressive'.AB15]" office:value-type="float" office:value="448880" calcext:value-type="float">
            <text:p>448880</text:p>
          </table:table-cell>
          <table:table-cell table:formula="of:=['patched-aggressive'.AC15]" office:value-type="float" office:value="445327" calcext:value-type="float">
            <text:p>445327</text:p>
          </table:table-cell>
          <table:table-cell table:formula="of:=['patched-aggressive'.O15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16]" office:value-type="float" office:value="472564" calcext:value-type="float">
            <text:p>472564</text:p>
          </table:table-cell>
          <table:table-cell table:formula="of:=[original.AC16]" office:value-type="float" office:value="446166" calcext:value-type="float">
            <text:p>446166</text:p>
          </table:table-cell>
          <table:table-cell table:formula="of:=[original.O16]" office:value-type="float" office:value="613712" calcext:value-type="float">
            <text:p>613712</text:p>
          </table:table-cell>
          <table:table-cell table:formula="of:=['patched-standard'.AB16]" office:value-type="float" office:value="449024" calcext:value-type="float">
            <text:p>449024</text:p>
          </table:table-cell>
          <table:table-cell table:formula="of:=['patched-standard'.AC16]" office:value-type="float" office:value="445337" calcext:value-type="float">
            <text:p>445337</text:p>
          </table:table-cell>
          <table:table-cell table:formula="of:=['patched-standard'.O16]" office:value-type="float" office:value="582032" calcext:value-type="float">
            <text:p>582032</text:p>
          </table:table-cell>
          <table:table-cell table:formula="of:=['patched-aggressive'.AB16]" office:value-type="float" office:value="448880" calcext:value-type="float">
            <text:p>448880</text:p>
          </table:table-cell>
          <table:table-cell table:formula="of:=['patched-aggressive'.AC16]" office:value-type="float" office:value="445327" calcext:value-type="float">
            <text:p>445327</text:p>
          </table:table-cell>
          <table:table-cell table:formula="of:=['patched-aggressive'.O16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17]" office:value-type="float" office:value="472564" calcext:value-type="float">
            <text:p>472564</text:p>
          </table:table-cell>
          <table:table-cell table:formula="of:=[original.AC17]" office:value-type="float" office:value="446166" calcext:value-type="float">
            <text:p>446166</text:p>
          </table:table-cell>
          <table:table-cell table:formula="of:=[original.O17]" office:value-type="float" office:value="613712" calcext:value-type="float">
            <text:p>613712</text:p>
          </table:table-cell>
          <table:table-cell table:formula="of:=['patched-standard'.AB17]" office:value-type="float" office:value="449024" calcext:value-type="float">
            <text:p>449024</text:p>
          </table:table-cell>
          <table:table-cell table:formula="of:=['patched-standard'.AC17]" office:value-type="float" office:value="445337" calcext:value-type="float">
            <text:p>445337</text:p>
          </table:table-cell>
          <table:table-cell table:formula="of:=['patched-standard'.O17]" office:value-type="float" office:value="582032" calcext:value-type="float">
            <text:p>582032</text:p>
          </table:table-cell>
          <table:table-cell table:formula="of:=['patched-aggressive'.AB17]" office:value-type="float" office:value="448880" calcext:value-type="float">
            <text:p>448880</text:p>
          </table:table-cell>
          <table:table-cell table:formula="of:=['patched-aggressive'.AC17]" office:value-type="float" office:value="445327" calcext:value-type="float">
            <text:p>445327</text:p>
          </table:table-cell>
          <table:table-cell table:formula="of:=['patched-aggressive'.O17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18]" office:value-type="float" office:value="472564" calcext:value-type="float">
            <text:p>472564</text:p>
          </table:table-cell>
          <table:table-cell table:formula="of:=[original.AC18]" office:value-type="float" office:value="446166" calcext:value-type="float">
            <text:p>446166</text:p>
          </table:table-cell>
          <table:table-cell table:formula="of:=[original.O18]" office:value-type="float" office:value="613712" calcext:value-type="float">
            <text:p>613712</text:p>
          </table:table-cell>
          <table:table-cell table:formula="of:=['patched-standard'.AB18]" office:value-type="float" office:value="449024" calcext:value-type="float">
            <text:p>449024</text:p>
          </table:table-cell>
          <table:table-cell table:formula="of:=['patched-standard'.AC18]" office:value-type="float" office:value="445337" calcext:value-type="float">
            <text:p>445337</text:p>
          </table:table-cell>
          <table:table-cell table:formula="of:=['patched-standard'.O18]" office:value-type="float" office:value="582032" calcext:value-type="float">
            <text:p>582032</text:p>
          </table:table-cell>
          <table:table-cell table:formula="of:=['patched-aggressive'.AB18]" office:value-type="float" office:value="448880" calcext:value-type="float">
            <text:p>448880</text:p>
          </table:table-cell>
          <table:table-cell table:formula="of:=['patched-aggressive'.AC18]" office:value-type="float" office:value="445327" calcext:value-type="float">
            <text:p>445327</text:p>
          </table:table-cell>
          <table:table-cell table:formula="of:=['patched-aggressive'.O18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19]" office:value-type="float" office:value="472564" calcext:value-type="float">
            <text:p>472564</text:p>
          </table:table-cell>
          <table:table-cell table:formula="of:=[original.AC19]" office:value-type="float" office:value="446166" calcext:value-type="float">
            <text:p>446166</text:p>
          </table:table-cell>
          <table:table-cell table:formula="of:=[original.O19]" office:value-type="float" office:value="613712" calcext:value-type="float">
            <text:p>613712</text:p>
          </table:table-cell>
          <table:table-cell table:formula="of:=['patched-standard'.AB19]" office:value-type="float" office:value="449024" calcext:value-type="float">
            <text:p>449024</text:p>
          </table:table-cell>
          <table:table-cell table:formula="of:=['patched-standard'.AC19]" office:value-type="float" office:value="445337" calcext:value-type="float">
            <text:p>445337</text:p>
          </table:table-cell>
          <table:table-cell table:formula="of:=['patched-standard'.O19]" office:value-type="float" office:value="582032" calcext:value-type="float">
            <text:p>582032</text:p>
          </table:table-cell>
          <table:table-cell table:formula="of:=['patched-aggressive'.AB19]" office:value-type="float" office:value="448880" calcext:value-type="float">
            <text:p>448880</text:p>
          </table:table-cell>
          <table:table-cell table:formula="of:=['patched-aggressive'.AC19]" office:value-type="float" office:value="445327" calcext:value-type="float">
            <text:p>445327</text:p>
          </table:table-cell>
          <table:table-cell table:formula="of:=['patched-aggressive'.O19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20]" office:value-type="float" office:value="472564" calcext:value-type="float">
            <text:p>472564</text:p>
          </table:table-cell>
          <table:table-cell table:formula="of:=[original.AC20]" office:value-type="float" office:value="446166" calcext:value-type="float">
            <text:p>446166</text:p>
          </table:table-cell>
          <table:table-cell table:formula="of:=[original.O20]" office:value-type="float" office:value="613712" calcext:value-type="float">
            <text:p>613712</text:p>
          </table:table-cell>
          <table:table-cell table:formula="of:=['patched-standard'.AB20]" office:value-type="float" office:value="449024" calcext:value-type="float">
            <text:p>449024</text:p>
          </table:table-cell>
          <table:table-cell table:formula="of:=['patched-standard'.AC20]" office:value-type="float" office:value="445337" calcext:value-type="float">
            <text:p>445337</text:p>
          </table:table-cell>
          <table:table-cell table:formula="of:=['patched-standard'.O20]" office:value-type="float" office:value="582032" calcext:value-type="float">
            <text:p>582032</text:p>
          </table:table-cell>
          <table:table-cell table:formula="of:=['patched-aggressive'.AB20]" office:value-type="float" office:value="448880" calcext:value-type="float">
            <text:p>448880</text:p>
          </table:table-cell>
          <table:table-cell table:formula="of:=['patched-aggressive'.AC20]" office:value-type="float" office:value="445327" calcext:value-type="float">
            <text:p>445327</text:p>
          </table:table-cell>
          <table:table-cell table:formula="of:=['patched-aggressive'.O20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21]" office:value-type="float" office:value="472564" calcext:value-type="float">
            <text:p>472564</text:p>
          </table:table-cell>
          <table:table-cell table:formula="of:=[original.AC21]" office:value-type="float" office:value="446166" calcext:value-type="float">
            <text:p>446166</text:p>
          </table:table-cell>
          <table:table-cell table:formula="of:=[original.O21]" office:value-type="float" office:value="613712" calcext:value-type="float">
            <text:p>613712</text:p>
          </table:table-cell>
          <table:table-cell table:formula="of:=['patched-standard'.AB21]" office:value-type="float" office:value="449024" calcext:value-type="float">
            <text:p>449024</text:p>
          </table:table-cell>
          <table:table-cell table:formula="of:=['patched-standard'.AC21]" office:value-type="float" office:value="445337" calcext:value-type="float">
            <text:p>445337</text:p>
          </table:table-cell>
          <table:table-cell table:formula="of:=['patched-standard'.O21]" office:value-type="float" office:value="582032" calcext:value-type="float">
            <text:p>582032</text:p>
          </table:table-cell>
          <table:table-cell table:formula="of:=['patched-aggressive'.AB21]" office:value-type="float" office:value="448880" calcext:value-type="float">
            <text:p>448880</text:p>
          </table:table-cell>
          <table:table-cell table:formula="of:=['patched-aggressive'.AC21]" office:value-type="float" office:value="445327" calcext:value-type="float">
            <text:p>445327</text:p>
          </table:table-cell>
          <table:table-cell table:formula="of:=['patched-aggressive'.O21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22]" office:value-type="float" office:value="472564" calcext:value-type="float">
            <text:p>472564</text:p>
          </table:table-cell>
          <table:table-cell table:formula="of:=[original.AC22]" office:value-type="float" office:value="446166" calcext:value-type="float">
            <text:p>446166</text:p>
          </table:table-cell>
          <table:table-cell table:formula="of:=[original.O22]" office:value-type="float" office:value="613712" calcext:value-type="float">
            <text:p>613712</text:p>
          </table:table-cell>
          <table:table-cell table:formula="of:=['patched-standard'.AB22]" office:value-type="float" office:value="449024" calcext:value-type="float">
            <text:p>449024</text:p>
          </table:table-cell>
          <table:table-cell table:formula="of:=['patched-standard'.AC22]" office:value-type="float" office:value="445337" calcext:value-type="float">
            <text:p>445337</text:p>
          </table:table-cell>
          <table:table-cell table:formula="of:=['patched-standard'.O22]" office:value-type="float" office:value="582032" calcext:value-type="float">
            <text:p>582032</text:p>
          </table:table-cell>
          <table:table-cell table:formula="of:=['patched-aggressive'.AB22]" office:value-type="float" office:value="448880" calcext:value-type="float">
            <text:p>448880</text:p>
          </table:table-cell>
          <table:table-cell table:formula="of:=['patched-aggressive'.AC22]" office:value-type="float" office:value="445327" calcext:value-type="float">
            <text:p>445327</text:p>
          </table:table-cell>
          <table:table-cell table:formula="of:=['patched-aggressive'.O22]" office:value-type="float" office:value="590352" calcext:value-type="float">
            <text:p>590352</text:p>
          </table:table-cell>
        </table:table-row>
        <table:table-row table:style-name="ro1">
          <table:table-cell table:formula="of:=[original.AB23]" office:value-type="float" office:value="472564" calcext:value-type="float">
            <text:p>472564</text:p>
          </table:table-cell>
          <table:table-cell table:formula="of:=[original.AC23]" office:value-type="float" office:value="359619" calcext:value-type="float">
            <text:p>359619</text:p>
          </table:table-cell>
          <table:table-cell table:formula="of:=[original.O23]" office:value-type="float" office:value="613576" calcext:value-type="float">
            <text:p>613576</text:p>
          </table:table-cell>
          <table:table-cell table:formula="of:=['patched-standard'.AB23]" office:value-type="float" office:value="369600" calcext:value-type="float">
            <text:p>369600</text:p>
          </table:table-cell>
          <table:table-cell table:formula="of:=['patched-standard'.AC23]" office:value-type="float" office:value="358961" calcext:value-type="float">
            <text:p>358961</text:p>
          </table:table-cell>
          <table:table-cell table:formula="of:=['patched-standard'.O23]" office:value-type="float" office:value="502612" calcext:value-type="float">
            <text:p>502612</text:p>
          </table:table-cell>
          <table:table-cell table:formula="of:=['patched-aggressive'.AB23]" office:value-type="float" office:value="361840" calcext:value-type="float">
            <text:p>361840</text:p>
          </table:table-cell>
          <table:table-cell table:formula="of:=['patched-aggressive'.AC23]" office:value-type="float" office:value="358952" calcext:value-type="float">
            <text:p>358952</text:p>
          </table:table-cell>
          <table:table-cell table:formula="of:=['patched-aggressive'.O23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24]" office:value-type="float" office:value="472564" calcext:value-type="float">
            <text:p>472564</text:p>
          </table:table-cell>
          <table:table-cell table:formula="of:=[original.AC24]" office:value-type="float" office:value="359619" calcext:value-type="float">
            <text:p>359619</text:p>
          </table:table-cell>
          <table:table-cell table:formula="of:=[original.O24]" office:value-type="float" office:value="613576" calcext:value-type="float">
            <text:p>613576</text:p>
          </table:table-cell>
          <table:table-cell table:formula="of:=['patched-standard'.AB24]" office:value-type="float" office:value="369600" calcext:value-type="float">
            <text:p>369600</text:p>
          </table:table-cell>
          <table:table-cell table:formula="of:=['patched-standard'.AC24]" office:value-type="float" office:value="358961" calcext:value-type="float">
            <text:p>358961</text:p>
          </table:table-cell>
          <table:table-cell table:formula="of:=['patched-standard'.O24]" office:value-type="float" office:value="502612" calcext:value-type="float">
            <text:p>502612</text:p>
          </table:table-cell>
          <table:table-cell table:formula="of:=['patched-aggressive'.AB24]" office:value-type="float" office:value="361840" calcext:value-type="float">
            <text:p>361840</text:p>
          </table:table-cell>
          <table:table-cell table:formula="of:=['patched-aggressive'.AC24]" office:value-type="float" office:value="358952" calcext:value-type="float">
            <text:p>358952</text:p>
          </table:table-cell>
          <table:table-cell table:formula="of:=['patched-aggressive'.O24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25]" office:value-type="float" office:value="472564" calcext:value-type="float">
            <text:p>472564</text:p>
          </table:table-cell>
          <table:table-cell table:formula="of:=[original.AC25]" office:value-type="float" office:value="359619" calcext:value-type="float">
            <text:p>359619</text:p>
          </table:table-cell>
          <table:table-cell table:formula="of:=[original.O25]" office:value-type="float" office:value="613576" calcext:value-type="float">
            <text:p>613576</text:p>
          </table:table-cell>
          <table:table-cell table:formula="of:=['patched-standard'.AB25]" office:value-type="float" office:value="369600" calcext:value-type="float">
            <text:p>369600</text:p>
          </table:table-cell>
          <table:table-cell table:formula="of:=['patched-standard'.AC25]" office:value-type="float" office:value="358961" calcext:value-type="float">
            <text:p>358961</text:p>
          </table:table-cell>
          <table:table-cell table:formula="of:=['patched-standard'.O25]" office:value-type="float" office:value="502612" calcext:value-type="float">
            <text:p>502612</text:p>
          </table:table-cell>
          <table:table-cell table:formula="of:=['patched-aggressive'.AB25]" office:value-type="float" office:value="361840" calcext:value-type="float">
            <text:p>361840</text:p>
          </table:table-cell>
          <table:table-cell table:formula="of:=['patched-aggressive'.AC25]" office:value-type="float" office:value="358952" calcext:value-type="float">
            <text:p>358952</text:p>
          </table:table-cell>
          <table:table-cell table:formula="of:=['patched-aggressive'.O25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26]" office:value-type="float" office:value="472564" calcext:value-type="float">
            <text:p>472564</text:p>
          </table:table-cell>
          <table:table-cell table:formula="of:=[original.AC26]" office:value-type="float" office:value="359619" calcext:value-type="float">
            <text:p>359619</text:p>
          </table:table-cell>
          <table:table-cell table:formula="of:=[original.O26]" office:value-type="float" office:value="613576" calcext:value-type="float">
            <text:p>613576</text:p>
          </table:table-cell>
          <table:table-cell table:formula="of:=['patched-standard'.AB26]" office:value-type="float" office:value="369600" calcext:value-type="float">
            <text:p>369600</text:p>
          </table:table-cell>
          <table:table-cell table:formula="of:=['patched-standard'.AC26]" office:value-type="float" office:value="358961" calcext:value-type="float">
            <text:p>358961</text:p>
          </table:table-cell>
          <table:table-cell table:formula="of:=['patched-standard'.O26]" office:value-type="float" office:value="502612" calcext:value-type="float">
            <text:p>502612</text:p>
          </table:table-cell>
          <table:table-cell table:formula="of:=['patched-aggressive'.AB26]" office:value-type="float" office:value="361840" calcext:value-type="float">
            <text:p>361840</text:p>
          </table:table-cell>
          <table:table-cell table:formula="of:=['patched-aggressive'.AC26]" office:value-type="float" office:value="358952" calcext:value-type="float">
            <text:p>358952</text:p>
          </table:table-cell>
          <table:table-cell table:formula="of:=['patched-aggressive'.O26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27]" office:value-type="float" office:value="472564" calcext:value-type="float">
            <text:p>472564</text:p>
          </table:table-cell>
          <table:table-cell table:formula="of:=[original.AC27]" office:value-type="float" office:value="359619" calcext:value-type="float">
            <text:p>359619</text:p>
          </table:table-cell>
          <table:table-cell table:formula="of:=[original.O27]" office:value-type="float" office:value="613576" calcext:value-type="float">
            <text:p>613576</text:p>
          </table:table-cell>
          <table:table-cell table:formula="of:=['patched-standard'.AB27]" office:value-type="float" office:value="369600" calcext:value-type="float">
            <text:p>369600</text:p>
          </table:table-cell>
          <table:table-cell table:formula="of:=['patched-standard'.AC27]" office:value-type="float" office:value="358961" calcext:value-type="float">
            <text:p>358961</text:p>
          </table:table-cell>
          <table:table-cell table:formula="of:=['patched-standard'.O27]" office:value-type="float" office:value="502612" calcext:value-type="float">
            <text:p>502612</text:p>
          </table:table-cell>
          <table:table-cell table:formula="of:=['patched-aggressive'.AB27]" office:value-type="float" office:value="361840" calcext:value-type="float">
            <text:p>361840</text:p>
          </table:table-cell>
          <table:table-cell table:formula="of:=['patched-aggressive'.AC27]" office:value-type="float" office:value="358952" calcext:value-type="float">
            <text:p>358952</text:p>
          </table:table-cell>
          <table:table-cell table:formula="of:=['patched-aggressive'.O27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28]" office:value-type="float" office:value="472564" calcext:value-type="float">
            <text:p>472564</text:p>
          </table:table-cell>
          <table:table-cell table:formula="of:=[original.AC28]" office:value-type="float" office:value="359619" calcext:value-type="float">
            <text:p>359619</text:p>
          </table:table-cell>
          <table:table-cell table:formula="of:=[original.O28]" office:value-type="float" office:value="613576" calcext:value-type="float">
            <text:p>613576</text:p>
          </table:table-cell>
          <table:table-cell table:formula="of:=['patched-standard'.AB28]" office:value-type="float" office:value="369600" calcext:value-type="float">
            <text:p>369600</text:p>
          </table:table-cell>
          <table:table-cell table:formula="of:=['patched-standard'.AC28]" office:value-type="float" office:value="358961" calcext:value-type="float">
            <text:p>358961</text:p>
          </table:table-cell>
          <table:table-cell table:formula="of:=['patched-standard'.O28]" office:value-type="float" office:value="502612" calcext:value-type="float">
            <text:p>502612</text:p>
          </table:table-cell>
          <table:table-cell table:formula="of:=['patched-aggressive'.AB28]" office:value-type="float" office:value="361840" calcext:value-type="float">
            <text:p>361840</text:p>
          </table:table-cell>
          <table:table-cell table:formula="of:=['patched-aggressive'.AC28]" office:value-type="float" office:value="358952" calcext:value-type="float">
            <text:p>358952</text:p>
          </table:table-cell>
          <table:table-cell table:formula="of:=['patched-aggressive'.O28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29]" office:value-type="float" office:value="472564" calcext:value-type="float">
            <text:p>472564</text:p>
          </table:table-cell>
          <table:table-cell table:formula="of:=[original.AC29]" office:value-type="float" office:value="359619" calcext:value-type="float">
            <text:p>359619</text:p>
          </table:table-cell>
          <table:table-cell table:formula="of:=[original.O29]" office:value-type="float" office:value="613576" calcext:value-type="float">
            <text:p>613576</text:p>
          </table:table-cell>
          <table:table-cell table:formula="of:=['patched-standard'.AB29]" office:value-type="float" office:value="369600" calcext:value-type="float">
            <text:p>369600</text:p>
          </table:table-cell>
          <table:table-cell table:formula="of:=['patched-standard'.AC29]" office:value-type="float" office:value="358961" calcext:value-type="float">
            <text:p>358961</text:p>
          </table:table-cell>
          <table:table-cell table:formula="of:=['patched-standard'.O29]" office:value-type="float" office:value="502612" calcext:value-type="float">
            <text:p>502612</text:p>
          </table:table-cell>
          <table:table-cell table:formula="of:=['patched-aggressive'.AB29]" office:value-type="float" office:value="361840" calcext:value-type="float">
            <text:p>361840</text:p>
          </table:table-cell>
          <table:table-cell table:formula="of:=['patched-aggressive'.AC29]" office:value-type="float" office:value="358952" calcext:value-type="float">
            <text:p>358952</text:p>
          </table:table-cell>
          <table:table-cell table:formula="of:=['patched-aggressive'.O29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30]" office:value-type="float" office:value="472564" calcext:value-type="float">
            <text:p>472564</text:p>
          </table:table-cell>
          <table:table-cell table:formula="of:=[original.AC30]" office:value-type="float" office:value="359619" calcext:value-type="float">
            <text:p>359619</text:p>
          </table:table-cell>
          <table:table-cell table:formula="of:=[original.O30]" office:value-type="float" office:value="613576" calcext:value-type="float">
            <text:p>613576</text:p>
          </table:table-cell>
          <table:table-cell table:formula="of:=['patched-standard'.AB30]" office:value-type="float" office:value="369600" calcext:value-type="float">
            <text:p>369600</text:p>
          </table:table-cell>
          <table:table-cell table:formula="of:=['patched-standard'.AC30]" office:value-type="float" office:value="358961" calcext:value-type="float">
            <text:p>358961</text:p>
          </table:table-cell>
          <table:table-cell table:formula="of:=['patched-standard'.O30]" office:value-type="float" office:value="502612" calcext:value-type="float">
            <text:p>502612</text:p>
          </table:table-cell>
          <table:table-cell table:formula="of:=['patched-aggressive'.AB30]" office:value-type="float" office:value="361840" calcext:value-type="float">
            <text:p>361840</text:p>
          </table:table-cell>
          <table:table-cell table:formula="of:=['patched-aggressive'.AC30]" office:value-type="float" office:value="358952" calcext:value-type="float">
            <text:p>358952</text:p>
          </table:table-cell>
          <table:table-cell table:formula="of:=['patched-aggressive'.O30]" office:value-type="float" office:value="503340" calcext:value-type="float">
            <text:p>503340</text:p>
          </table:table-cell>
        </table:table-row>
        <table:table-row table:style-name="ro1">
          <table:table-cell table:formula="of:=[original.AB31]" office:value-type="float" office:value="468468" calcext:value-type="float">
            <text:p>468468</text:p>
          </table:table-cell>
          <table:table-cell table:formula="of:=[original.AC31]" office:value-type="float" office:value="273072" calcext:value-type="float">
            <text:p>273072</text:p>
          </table:table-cell>
          <table:table-cell table:formula="of:=[original.O31]" office:value-type="float" office:value="609872" calcext:value-type="float">
            <text:p>609872</text:p>
          </table:table-cell>
          <table:table-cell table:formula="of:=['patched-standard'.AB31]" office:value-type="float" office:value="282560" calcext:value-type="float">
            <text:p>282560</text:p>
          </table:table-cell>
          <table:table-cell table:formula="of:=['patched-standard'.AC31]" office:value-type="float" office:value="272586" calcext:value-type="float">
            <text:p>272586</text:p>
          </table:table-cell>
          <table:table-cell table:formula="of:=['patched-standard'.O31]" office:value-type="float" office:value="415572" calcext:value-type="float">
            <text:p>415572</text:p>
          </table:table-cell>
          <table:table-cell table:formula="of:=['patched-aggressive'.AB31]" office:value-type="float" office:value="274800" calcext:value-type="float">
            <text:p>274800</text:p>
          </table:table-cell>
          <table:table-cell table:formula="of:=['patched-aggressive'.AC31]" office:value-type="float" office:value="272576" calcext:value-type="float">
            <text:p>272576</text:p>
          </table:table-cell>
          <table:table-cell table:formula="of:=['patched-aggressive'.O31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2]" office:value-type="float" office:value="468468" calcext:value-type="float">
            <text:p>468468</text:p>
          </table:table-cell>
          <table:table-cell table:formula="of:=[original.AC32]" office:value-type="float" office:value="273072" calcext:value-type="float">
            <text:p>273072</text:p>
          </table:table-cell>
          <table:table-cell table:formula="of:=[original.O32]" office:value-type="float" office:value="609872" calcext:value-type="float">
            <text:p>609872</text:p>
          </table:table-cell>
          <table:table-cell table:formula="of:=['patched-standard'.AB32]" office:value-type="float" office:value="282560" calcext:value-type="float">
            <text:p>282560</text:p>
          </table:table-cell>
          <table:table-cell table:formula="of:=['patched-standard'.AC32]" office:value-type="float" office:value="272586" calcext:value-type="float">
            <text:p>272586</text:p>
          </table:table-cell>
          <table:table-cell table:formula="of:=['patched-standard'.O32]" office:value-type="float" office:value="415572" calcext:value-type="float">
            <text:p>415572</text:p>
          </table:table-cell>
          <table:table-cell table:formula="of:=['patched-aggressive'.AB32]" office:value-type="float" office:value="274800" calcext:value-type="float">
            <text:p>274800</text:p>
          </table:table-cell>
          <table:table-cell table:formula="of:=['patched-aggressive'.AC32]" office:value-type="float" office:value="272576" calcext:value-type="float">
            <text:p>272576</text:p>
          </table:table-cell>
          <table:table-cell table:formula="of:=['patched-aggressive'.O32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3]" office:value-type="float" office:value="468468" calcext:value-type="float">
            <text:p>468468</text:p>
          </table:table-cell>
          <table:table-cell table:formula="of:=[original.AC33]" office:value-type="float" office:value="273072" calcext:value-type="float">
            <text:p>273072</text:p>
          </table:table-cell>
          <table:table-cell table:formula="of:=[original.O33]" office:value-type="float" office:value="609872" calcext:value-type="float">
            <text:p>609872</text:p>
          </table:table-cell>
          <table:table-cell table:formula="of:=['patched-standard'.AB33]" office:value-type="float" office:value="282560" calcext:value-type="float">
            <text:p>282560</text:p>
          </table:table-cell>
          <table:table-cell table:formula="of:=['patched-standard'.AC33]" office:value-type="float" office:value="272586" calcext:value-type="float">
            <text:p>272586</text:p>
          </table:table-cell>
          <table:table-cell table:formula="of:=['patched-standard'.O33]" office:value-type="float" office:value="415572" calcext:value-type="float">
            <text:p>415572</text:p>
          </table:table-cell>
          <table:table-cell table:formula="of:=['patched-aggressive'.AB33]" office:value-type="float" office:value="274800" calcext:value-type="float">
            <text:p>274800</text:p>
          </table:table-cell>
          <table:table-cell table:formula="of:=['patched-aggressive'.AC33]" office:value-type="float" office:value="272576" calcext:value-type="float">
            <text:p>272576</text:p>
          </table:table-cell>
          <table:table-cell table:formula="of:=['patched-aggressive'.O33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4]" office:value-type="float" office:value="468468" calcext:value-type="float">
            <text:p>468468</text:p>
          </table:table-cell>
          <table:table-cell table:formula="of:=[original.AC34]" office:value-type="float" office:value="273072" calcext:value-type="float">
            <text:p>273072</text:p>
          </table:table-cell>
          <table:table-cell table:formula="of:=[original.O34]" office:value-type="float" office:value="609872" calcext:value-type="float">
            <text:p>609872</text:p>
          </table:table-cell>
          <table:table-cell table:formula="of:=['patched-standard'.AB34]" office:value-type="float" office:value="282560" calcext:value-type="float">
            <text:p>282560</text:p>
          </table:table-cell>
          <table:table-cell table:formula="of:=['patched-standard'.AC34]" office:value-type="float" office:value="272586" calcext:value-type="float">
            <text:p>272586</text:p>
          </table:table-cell>
          <table:table-cell table:formula="of:=['patched-standard'.O34]" office:value-type="float" office:value="415572" calcext:value-type="float">
            <text:p>415572</text:p>
          </table:table-cell>
          <table:table-cell table:formula="of:=['patched-aggressive'.AB34]" office:value-type="float" office:value="274800" calcext:value-type="float">
            <text:p>274800</text:p>
          </table:table-cell>
          <table:table-cell table:formula="of:=['patched-aggressive'.AC34]" office:value-type="float" office:value="272576" calcext:value-type="float">
            <text:p>272576</text:p>
          </table:table-cell>
          <table:table-cell table:formula="of:=['patched-aggressive'.O34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5]" office:value-type="float" office:value="468468" calcext:value-type="float">
            <text:p>468468</text:p>
          </table:table-cell>
          <table:table-cell table:formula="of:=[original.AC35]" office:value-type="float" office:value="273073" calcext:value-type="float">
            <text:p>273073</text:p>
          </table:table-cell>
          <table:table-cell table:formula="of:=[original.O35]" office:value-type="float" office:value="609872" calcext:value-type="float">
            <text:p>609872</text:p>
          </table:table-cell>
          <table:table-cell table:formula="of:=['patched-standard'.AB35]" office:value-type="float" office:value="282560" calcext:value-type="float">
            <text:p>282560</text:p>
          </table:table-cell>
          <table:table-cell table:formula="of:=['patched-standard'.AC35]" office:value-type="float" office:value="272587" calcext:value-type="float">
            <text:p>272587</text:p>
          </table:table-cell>
          <table:table-cell table:formula="of:=['patched-standard'.O35]" office:value-type="float" office:value="415572" calcext:value-type="float">
            <text:p>415572</text:p>
          </table:table-cell>
          <table:table-cell table:formula="of:=['patched-aggressive'.AB35]" office:value-type="float" office:value="274800" calcext:value-type="float">
            <text:p>274800</text:p>
          </table:table-cell>
          <table:table-cell table:formula="of:=['patched-aggressive'.AC35]" office:value-type="float" office:value="272578" calcext:value-type="float">
            <text:p>272578</text:p>
          </table:table-cell>
          <table:table-cell table:formula="of:=['patched-aggressive'.O35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6]" office:value-type="float" office:value="468468" calcext:value-type="float">
            <text:p>468468</text:p>
          </table:table-cell>
          <table:table-cell table:formula="of:=[original.AC36]" office:value-type="float" office:value="273073" calcext:value-type="float">
            <text:p>273073</text:p>
          </table:table-cell>
          <table:table-cell table:formula="of:=[original.O36]" office:value-type="float" office:value="609872" calcext:value-type="float">
            <text:p>609872</text:p>
          </table:table-cell>
          <table:table-cell table:formula="of:=['patched-standard'.AB36]" office:value-type="float" office:value="282560" calcext:value-type="float">
            <text:p>282560</text:p>
          </table:table-cell>
          <table:table-cell table:formula="of:=['patched-standard'.AC36]" office:value-type="float" office:value="272587" calcext:value-type="float">
            <text:p>272587</text:p>
          </table:table-cell>
          <table:table-cell table:formula="of:=['patched-standard'.O36]" office:value-type="float" office:value="415572" calcext:value-type="float">
            <text:p>415572</text:p>
          </table:table-cell>
          <table:table-cell table:formula="of:=['patched-aggressive'.AB36]" office:value-type="float" office:value="274800" calcext:value-type="float">
            <text:p>274800</text:p>
          </table:table-cell>
          <table:table-cell table:formula="of:=['patched-aggressive'.AC36]" office:value-type="float" office:value="272578" calcext:value-type="float">
            <text:p>272578</text:p>
          </table:table-cell>
          <table:table-cell table:formula="of:=['patched-aggressive'.O36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7]" office:value-type="float" office:value="468468" calcext:value-type="float">
            <text:p>468468</text:p>
          </table:table-cell>
          <table:table-cell table:formula="of:=[original.AC37]" office:value-type="float" office:value="273073" calcext:value-type="float">
            <text:p>273073</text:p>
          </table:table-cell>
          <table:table-cell table:formula="of:=[original.O37]" office:value-type="float" office:value="609872" calcext:value-type="float">
            <text:p>609872</text:p>
          </table:table-cell>
          <table:table-cell table:formula="of:=['patched-standard'.AB37]" office:value-type="float" office:value="282560" calcext:value-type="float">
            <text:p>282560</text:p>
          </table:table-cell>
          <table:table-cell table:formula="of:=['patched-standard'.AC37]" office:value-type="float" office:value="272587" calcext:value-type="float">
            <text:p>272587</text:p>
          </table:table-cell>
          <table:table-cell table:formula="of:=['patched-standard'.O37]" office:value-type="float" office:value="415572" calcext:value-type="float">
            <text:p>415572</text:p>
          </table:table-cell>
          <table:table-cell table:formula="of:=['patched-aggressive'.AB37]" office:value-type="float" office:value="274800" calcext:value-type="float">
            <text:p>274800</text:p>
          </table:table-cell>
          <table:table-cell table:formula="of:=['patched-aggressive'.AC37]" office:value-type="float" office:value="272578" calcext:value-type="float">
            <text:p>272578</text:p>
          </table:table-cell>
          <table:table-cell table:formula="of:=['patched-aggressive'.O37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8]" office:value-type="float" office:value="468468" calcext:value-type="float">
            <text:p>468468</text:p>
          </table:table-cell>
          <table:table-cell table:formula="of:=[original.AC38]" office:value-type="float" office:value="273073" calcext:value-type="float">
            <text:p>273073</text:p>
          </table:table-cell>
          <table:table-cell table:formula="of:=[original.O38]" office:value-type="float" office:value="609872" calcext:value-type="float">
            <text:p>609872</text:p>
          </table:table-cell>
          <table:table-cell table:formula="of:=['patched-standard'.AB38]" office:value-type="float" office:value="282560" calcext:value-type="float">
            <text:p>282560</text:p>
          </table:table-cell>
          <table:table-cell table:formula="of:=['patched-standard'.AC38]" office:value-type="float" office:value="272587" calcext:value-type="float">
            <text:p>272587</text:p>
          </table:table-cell>
          <table:table-cell table:formula="of:=['patched-standard'.O38]" office:value-type="float" office:value="415572" calcext:value-type="float">
            <text:p>415572</text:p>
          </table:table-cell>
          <table:table-cell table:formula="of:=['patched-aggressive'.AB38]" office:value-type="float" office:value="274800" calcext:value-type="float">
            <text:p>274800</text:p>
          </table:table-cell>
          <table:table-cell table:formula="of:=['patched-aggressive'.AC38]" office:value-type="float" office:value="272578" calcext:value-type="float">
            <text:p>272578</text:p>
          </table:table-cell>
          <table:table-cell table:formula="of:=['patched-aggressive'.O38]" office:value-type="float" office:value="416312" calcext:value-type="float">
            <text:p>416312</text:p>
          </table:table-cell>
        </table:table-row>
        <table:table-row table:style-name="ro1">
          <table:table-cell table:formula="of:=[original.AB39]" office:value-type="float" office:value="427508" calcext:value-type="float">
            <text:p>427508</text:p>
          </table:table-cell>
          <table:table-cell table:formula="of:=[original.AC39]" office:value-type="float" office:value="186527" calcext:value-type="float">
            <text:p>186527</text:p>
          </table:table-cell>
          <table:table-cell table:formula="of:=[original.O39]" office:value-type="float" office:value="568808" calcext:value-type="float">
            <text:p>568808</text:p>
          </table:table-cell>
          <table:table-cell table:formula="of:=['patched-standard'.AB39]" office:value-type="float" office:value="195520" calcext:value-type="float">
            <text:p>195520</text:p>
          </table:table-cell>
          <table:table-cell table:formula="of:=['patched-standard'.AC39]" office:value-type="float" office:value="186211" calcext:value-type="float">
            <text:p>186211</text:p>
          </table:table-cell>
          <table:table-cell table:formula="of:=['patched-standard'.O39]" office:value-type="float" office:value="328532" calcext:value-type="float">
            <text:p>328532</text:p>
          </table:table-cell>
          <table:table-cell table:formula="of:=['patched-aggressive'.AB39]" office:value-type="float" office:value="187760" calcext:value-type="float">
            <text:p>187760</text:p>
          </table:table-cell>
          <table:table-cell table:formula="of:=['patched-aggressive'.AC39]" office:value-type="float" office:value="186202" calcext:value-type="float">
            <text:p>186202</text:p>
          </table:table-cell>
          <table:table-cell table:formula="of:=['patched-aggressive'.O39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0]" office:value-type="float" office:value="427508" calcext:value-type="float">
            <text:p>427508</text:p>
          </table:table-cell>
          <table:table-cell table:formula="of:=[original.AC40]" office:value-type="float" office:value="186527" calcext:value-type="float">
            <text:p>186527</text:p>
          </table:table-cell>
          <table:table-cell table:formula="of:=[original.O40]" office:value-type="float" office:value="568808" calcext:value-type="float">
            <text:p>568808</text:p>
          </table:table-cell>
          <table:table-cell table:formula="of:=['patched-standard'.AB40]" office:value-type="float" office:value="195520" calcext:value-type="float">
            <text:p>195520</text:p>
          </table:table-cell>
          <table:table-cell table:formula="of:=['patched-standard'.AC40]" office:value-type="float" office:value="186211" calcext:value-type="float">
            <text:p>186211</text:p>
          </table:table-cell>
          <table:table-cell table:formula="of:=['patched-standard'.O40]" office:value-type="float" office:value="328532" calcext:value-type="float">
            <text:p>328532</text:p>
          </table:table-cell>
          <table:table-cell table:formula="of:=['patched-aggressive'.AB40]" office:value-type="float" office:value="187760" calcext:value-type="float">
            <text:p>187760</text:p>
          </table:table-cell>
          <table:table-cell table:formula="of:=['patched-aggressive'.AC40]" office:value-type="float" office:value="186202" calcext:value-type="float">
            <text:p>186202</text:p>
          </table:table-cell>
          <table:table-cell table:formula="of:=['patched-aggressive'.O40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1]" office:value-type="float" office:value="427508" calcext:value-type="float">
            <text:p>427508</text:p>
          </table:table-cell>
          <table:table-cell table:formula="of:=[original.AC41]" office:value-type="float" office:value="186527" calcext:value-type="float">
            <text:p>186527</text:p>
          </table:table-cell>
          <table:table-cell table:formula="of:=[original.O41]" office:value-type="float" office:value="568808" calcext:value-type="float">
            <text:p>568808</text:p>
          </table:table-cell>
          <table:table-cell table:formula="of:=['patched-standard'.AB41]" office:value-type="float" office:value="195520" calcext:value-type="float">
            <text:p>195520</text:p>
          </table:table-cell>
          <table:table-cell table:formula="of:=['patched-standard'.AC41]" office:value-type="float" office:value="186211" calcext:value-type="float">
            <text:p>186211</text:p>
          </table:table-cell>
          <table:table-cell table:formula="of:=['patched-standard'.O41]" office:value-type="float" office:value="328532" calcext:value-type="float">
            <text:p>328532</text:p>
          </table:table-cell>
          <table:table-cell table:formula="of:=['patched-aggressive'.AB41]" office:value-type="float" office:value="187760" calcext:value-type="float">
            <text:p>187760</text:p>
          </table:table-cell>
          <table:table-cell table:formula="of:=['patched-aggressive'.AC41]" office:value-type="float" office:value="186202" calcext:value-type="float">
            <text:p>186202</text:p>
          </table:table-cell>
          <table:table-cell table:formula="of:=['patched-aggressive'.O41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2]" office:value-type="float" office:value="427508" calcext:value-type="float">
            <text:p>427508</text:p>
          </table:table-cell>
          <table:table-cell table:formula="of:=[original.AC42]" office:value-type="float" office:value="186527" calcext:value-type="float">
            <text:p>186527</text:p>
          </table:table-cell>
          <table:table-cell table:formula="of:=[original.O42]" office:value-type="float" office:value="568808" calcext:value-type="float">
            <text:p>568808</text:p>
          </table:table-cell>
          <table:table-cell table:formula="of:=['patched-standard'.AB42]" office:value-type="float" office:value="195520" calcext:value-type="float">
            <text:p>195520</text:p>
          </table:table-cell>
          <table:table-cell table:formula="of:=['patched-standard'.AC42]" office:value-type="float" office:value="186211" calcext:value-type="float">
            <text:p>186211</text:p>
          </table:table-cell>
          <table:table-cell table:formula="of:=['patched-standard'.O42]" office:value-type="float" office:value="328532" calcext:value-type="float">
            <text:p>328532</text:p>
          </table:table-cell>
          <table:table-cell table:formula="of:=['patched-aggressive'.AB42]" office:value-type="float" office:value="187760" calcext:value-type="float">
            <text:p>187760</text:p>
          </table:table-cell>
          <table:table-cell table:formula="of:=['patched-aggressive'.AC42]" office:value-type="float" office:value="186202" calcext:value-type="float">
            <text:p>186202</text:p>
          </table:table-cell>
          <table:table-cell table:formula="of:=['patched-aggressive'.O42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3]" office:value-type="float" office:value="427508" calcext:value-type="float">
            <text:p>427508</text:p>
          </table:table-cell>
          <table:table-cell table:formula="of:=[original.AC43]" office:value-type="float" office:value="186527" calcext:value-type="float">
            <text:p>186527</text:p>
          </table:table-cell>
          <table:table-cell table:formula="of:=[original.O43]" office:value-type="float" office:value="568808" calcext:value-type="float">
            <text:p>568808</text:p>
          </table:table-cell>
          <table:table-cell table:formula="of:=['patched-standard'.AB43]" office:value-type="float" office:value="195520" calcext:value-type="float">
            <text:p>195520</text:p>
          </table:table-cell>
          <table:table-cell table:formula="of:=['patched-standard'.AC43]" office:value-type="float" office:value="186211" calcext:value-type="float">
            <text:p>186211</text:p>
          </table:table-cell>
          <table:table-cell table:formula="of:=['patched-standard'.O43]" office:value-type="float" office:value="328532" calcext:value-type="float">
            <text:p>328532</text:p>
          </table:table-cell>
          <table:table-cell table:formula="of:=['patched-aggressive'.AB43]" office:value-type="float" office:value="187760" calcext:value-type="float">
            <text:p>187760</text:p>
          </table:table-cell>
          <table:table-cell table:formula="of:=['patched-aggressive'.AC43]" office:value-type="float" office:value="186202" calcext:value-type="float">
            <text:p>186202</text:p>
          </table:table-cell>
          <table:table-cell table:formula="of:=['patched-aggressive'.O43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4]" office:value-type="float" office:value="427508" calcext:value-type="float">
            <text:p>427508</text:p>
          </table:table-cell>
          <table:table-cell table:formula="of:=[original.AC44]" office:value-type="float" office:value="186527" calcext:value-type="float">
            <text:p>186527</text:p>
          </table:table-cell>
          <table:table-cell table:formula="of:=[original.O44]" office:value-type="float" office:value="568808" calcext:value-type="float">
            <text:p>568808</text:p>
          </table:table-cell>
          <table:table-cell table:formula="of:=['patched-standard'.AB44]" office:value-type="float" office:value="195520" calcext:value-type="float">
            <text:p>195520</text:p>
          </table:table-cell>
          <table:table-cell table:formula="of:=['patched-standard'.AC44]" office:value-type="float" office:value="186211" calcext:value-type="float">
            <text:p>186211</text:p>
          </table:table-cell>
          <table:table-cell table:formula="of:=['patched-standard'.O44]" office:value-type="float" office:value="328532" calcext:value-type="float">
            <text:p>328532</text:p>
          </table:table-cell>
          <table:table-cell table:formula="of:=['patched-aggressive'.AB44]" office:value-type="float" office:value="187760" calcext:value-type="float">
            <text:p>187760</text:p>
          </table:table-cell>
          <table:table-cell table:formula="of:=['patched-aggressive'.AC44]" office:value-type="float" office:value="186202" calcext:value-type="float">
            <text:p>186202</text:p>
          </table:table-cell>
          <table:table-cell table:formula="of:=['patched-aggressive'.O44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5]" office:value-type="float" office:value="427508" calcext:value-type="float">
            <text:p>427508</text:p>
          </table:table-cell>
          <table:table-cell table:formula="of:=[original.AC45]" office:value-type="float" office:value="186527" calcext:value-type="float">
            <text:p>186527</text:p>
          </table:table-cell>
          <table:table-cell table:formula="of:=[original.O45]" office:value-type="float" office:value="568808" calcext:value-type="float">
            <text:p>568808</text:p>
          </table:table-cell>
          <table:table-cell table:formula="of:=['patched-standard'.AB45]" office:value-type="float" office:value="195520" calcext:value-type="float">
            <text:p>195520</text:p>
          </table:table-cell>
          <table:table-cell table:formula="of:=['patched-standard'.AC45]" office:value-type="float" office:value="186211" calcext:value-type="float">
            <text:p>186211</text:p>
          </table:table-cell>
          <table:table-cell table:formula="of:=['patched-standard'.O45]" office:value-type="float" office:value="328532" calcext:value-type="float">
            <text:p>328532</text:p>
          </table:table-cell>
          <table:table-cell table:formula="of:=['patched-aggressive'.AB45]" office:value-type="float" office:value="187760" calcext:value-type="float">
            <text:p>187760</text:p>
          </table:table-cell>
          <table:table-cell table:formula="of:=['patched-aggressive'.AC45]" office:value-type="float" office:value="186202" calcext:value-type="float">
            <text:p>186202</text:p>
          </table:table-cell>
          <table:table-cell table:formula="of:=['patched-aggressive'.O45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6]" office:value-type="float" office:value="427508" calcext:value-type="float">
            <text:p>427508</text:p>
          </table:table-cell>
          <table:table-cell table:formula="of:=[original.AC46]" office:value-type="float" office:value="186527" calcext:value-type="float">
            <text:p>186527</text:p>
          </table:table-cell>
          <table:table-cell table:formula="of:=[original.O46]" office:value-type="float" office:value="568808" calcext:value-type="float">
            <text:p>568808</text:p>
          </table:table-cell>
          <table:table-cell table:formula="of:=['patched-standard'.AB46]" office:value-type="float" office:value="195520" calcext:value-type="float">
            <text:p>195520</text:p>
          </table:table-cell>
          <table:table-cell table:formula="of:=['patched-standard'.AC46]" office:value-type="float" office:value="186211" calcext:value-type="float">
            <text:p>186211</text:p>
          </table:table-cell>
          <table:table-cell table:formula="of:=['patched-standard'.O46]" office:value-type="float" office:value="328532" calcext:value-type="float">
            <text:p>328532</text:p>
          </table:table-cell>
          <table:table-cell table:formula="of:=['patched-aggressive'.AB46]" office:value-type="float" office:value="187760" calcext:value-type="float">
            <text:p>187760</text:p>
          </table:table-cell>
          <table:table-cell table:formula="of:=['patched-aggressive'.AC46]" office:value-type="float" office:value="186202" calcext:value-type="float">
            <text:p>186202</text:p>
          </table:table-cell>
          <table:table-cell table:formula="of:=['patched-aggressive'.O46]" office:value-type="float" office:value="329284" calcext:value-type="float">
            <text:p>329284</text:p>
          </table:table-cell>
        </table:table-row>
        <table:table-row table:style-name="ro1">
          <table:table-cell table:formula="of:=[original.AB47]" office:value-type="float" office:value="384500" calcext:value-type="float">
            <text:p>384500</text:p>
          </table:table-cell>
          <table:table-cell table:formula="of:=[original.AC47]" office:value-type="float" office:value="99980" calcext:value-type="float">
            <text:p>99980</text:p>
          </table:table-cell>
          <table:table-cell table:formula="of:=[original.O47]" office:value-type="float" office:value="525696" calcext:value-type="float">
            <text:p>525696</text:p>
          </table:table-cell>
          <table:table-cell table:formula="of:=['patched-standard'.AB47]" office:value-type="float" office:value="108480" calcext:value-type="float">
            <text:p>108480</text:p>
          </table:table-cell>
          <table:table-cell table:formula="of:=['patched-standard'.AC47]" office:value-type="float" office:value="99836" calcext:value-type="float">
            <text:p>99836</text:p>
          </table:table-cell>
          <table:table-cell table:formula="of:=['patched-standard'.O47]" office:value-type="float" office:value="241492" calcext:value-type="float">
            <text:p>241492</text:p>
          </table:table-cell>
          <table:table-cell table:formula="of:=['patched-aggressive'.AB47]" office:value-type="float" office:value="100720" calcext:value-type="float">
            <text:p>100720</text:p>
          </table:table-cell>
          <table:table-cell table:formula="of:=['patched-aggressive'.AC47]" office:value-type="float" office:value="99827" calcext:value-type="float">
            <text:p>99827</text:p>
          </table:table-cell>
          <table:table-cell table:formula="of:=['patched-aggressive'.O4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48]" office:value-type="float" office:value="384500" calcext:value-type="float">
            <text:p>384500</text:p>
          </table:table-cell>
          <table:table-cell table:formula="of:=[original.AC48]" office:value-type="float" office:value="99980" calcext:value-type="float">
            <text:p>99980</text:p>
          </table:table-cell>
          <table:table-cell table:formula="of:=[original.O48]" office:value-type="float" office:value="525696" calcext:value-type="float">
            <text:p>525696</text:p>
          </table:table-cell>
          <table:table-cell table:formula="of:=['patched-standard'.AB48]" office:value-type="float" office:value="108480" calcext:value-type="float">
            <text:p>108480</text:p>
          </table:table-cell>
          <table:table-cell table:formula="of:=['patched-standard'.AC48]" office:value-type="float" office:value="99836" calcext:value-type="float">
            <text:p>99836</text:p>
          </table:table-cell>
          <table:table-cell table:formula="of:=['patched-standard'.O48]" office:value-type="float" office:value="241492" calcext:value-type="float">
            <text:p>241492</text:p>
          </table:table-cell>
          <table:table-cell table:formula="of:=['patched-aggressive'.AB48]" office:value-type="float" office:value="100720" calcext:value-type="float">
            <text:p>100720</text:p>
          </table:table-cell>
          <table:table-cell table:formula="of:=['patched-aggressive'.AC48]" office:value-type="float" office:value="99827" calcext:value-type="float">
            <text:p>99827</text:p>
          </table:table-cell>
          <table:table-cell table:formula="of:=['patched-aggressive'.O4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49]" office:value-type="float" office:value="384500" calcext:value-type="float">
            <text:p>384500</text:p>
          </table:table-cell>
          <table:table-cell table:formula="of:=[original.AC49]" office:value-type="float" office:value="99980" calcext:value-type="float">
            <text:p>99980</text:p>
          </table:table-cell>
          <table:table-cell table:formula="of:=[original.O49]" office:value-type="float" office:value="525696" calcext:value-type="float">
            <text:p>525696</text:p>
          </table:table-cell>
          <table:table-cell table:formula="of:=['patched-standard'.AB49]" office:value-type="float" office:value="108480" calcext:value-type="float">
            <text:p>108480</text:p>
          </table:table-cell>
          <table:table-cell table:formula="of:=['patched-standard'.AC49]" office:value-type="float" office:value="99836" calcext:value-type="float">
            <text:p>99836</text:p>
          </table:table-cell>
          <table:table-cell table:formula="of:=['patched-standard'.O49]" office:value-type="float" office:value="241492" calcext:value-type="float">
            <text:p>241492</text:p>
          </table:table-cell>
          <table:table-cell table:formula="of:=['patched-aggressive'.AB49]" office:value-type="float" office:value="100720" calcext:value-type="float">
            <text:p>100720</text:p>
          </table:table-cell>
          <table:table-cell table:formula="of:=['patched-aggressive'.AC49]" office:value-type="float" office:value="99827" calcext:value-type="float">
            <text:p>99827</text:p>
          </table:table-cell>
          <table:table-cell table:formula="of:=['patched-aggressive'.O4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0]" office:value-type="float" office:value="384500" calcext:value-type="float">
            <text:p>384500</text:p>
          </table:table-cell>
          <table:table-cell table:formula="of:=[original.AC50]" office:value-type="float" office:value="99980" calcext:value-type="float">
            <text:p>99980</text:p>
          </table:table-cell>
          <table:table-cell table:formula="of:=[original.O50]" office:value-type="float" office:value="525696" calcext:value-type="float">
            <text:p>525696</text:p>
          </table:table-cell>
          <table:table-cell table:formula="of:=['patched-standard'.AB50]" office:value-type="float" office:value="108480" calcext:value-type="float">
            <text:p>108480</text:p>
          </table:table-cell>
          <table:table-cell table:formula="of:=['patched-standard'.AC50]" office:value-type="float" office:value="99836" calcext:value-type="float">
            <text:p>99836</text:p>
          </table:table-cell>
          <table:table-cell table:formula="of:=['patched-standard'.O50]" office:value-type="float" office:value="241492" calcext:value-type="float">
            <text:p>241492</text:p>
          </table:table-cell>
          <table:table-cell table:formula="of:=['patched-aggressive'.AB50]" office:value-type="float" office:value="100720" calcext:value-type="float">
            <text:p>100720</text:p>
          </table:table-cell>
          <table:table-cell table:formula="of:=['patched-aggressive'.AC50]" office:value-type="float" office:value="99827" calcext:value-type="float">
            <text:p>99827</text:p>
          </table:table-cell>
          <table:table-cell table:formula="of:=['patched-aggressive'.O5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1]" office:value-type="float" office:value="384500" calcext:value-type="float">
            <text:p>384500</text:p>
          </table:table-cell>
          <table:table-cell table:formula="of:=[original.AC51]" office:value-type="float" office:value="99980" calcext:value-type="float">
            <text:p>99980</text:p>
          </table:table-cell>
          <table:table-cell table:formula="of:=[original.O51]" office:value-type="float" office:value="525696" calcext:value-type="float">
            <text:p>525696</text:p>
          </table:table-cell>
          <table:table-cell table:formula="of:=['patched-standard'.AB51]" office:value-type="float" office:value="108480" calcext:value-type="float">
            <text:p>108480</text:p>
          </table:table-cell>
          <table:table-cell table:formula="of:=['patched-standard'.AC51]" office:value-type="float" office:value="99836" calcext:value-type="float">
            <text:p>99836</text:p>
          </table:table-cell>
          <table:table-cell table:formula="of:=['patched-standard'.O51]" office:value-type="float" office:value="241492" calcext:value-type="float">
            <text:p>241492</text:p>
          </table:table-cell>
          <table:table-cell table:formula="of:=['patched-aggressive'.AB51]" office:value-type="float" office:value="100720" calcext:value-type="float">
            <text:p>100720</text:p>
          </table:table-cell>
          <table:table-cell table:formula="of:=['patched-aggressive'.AC51]" office:value-type="float" office:value="99827" calcext:value-type="float">
            <text:p>99827</text:p>
          </table:table-cell>
          <table:table-cell table:formula="of:=['patched-aggressive'.O51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2]" office:value-type="float" office:value="384500" calcext:value-type="float">
            <text:p>384500</text:p>
          </table:table-cell>
          <table:table-cell table:formula="of:=[original.AC52]" office:value-type="float" office:value="99980" calcext:value-type="float">
            <text:p>99980</text:p>
          </table:table-cell>
          <table:table-cell table:formula="of:=[original.O52]" office:value-type="float" office:value="525696" calcext:value-type="float">
            <text:p>525696</text:p>
          </table:table-cell>
          <table:table-cell table:formula="of:=['patched-standard'.AB52]" office:value-type="float" office:value="108480" calcext:value-type="float">
            <text:p>108480</text:p>
          </table:table-cell>
          <table:table-cell table:formula="of:=['patched-standard'.AC52]" office:value-type="float" office:value="99836" calcext:value-type="float">
            <text:p>99836</text:p>
          </table:table-cell>
          <table:table-cell table:formula="of:=['patched-standard'.O52]" office:value-type="float" office:value="241492" calcext:value-type="float">
            <text:p>241492</text:p>
          </table:table-cell>
          <table:table-cell table:formula="of:=['patched-aggressive'.AB52]" office:value-type="float" office:value="100720" calcext:value-type="float">
            <text:p>100720</text:p>
          </table:table-cell>
          <table:table-cell table:formula="of:=['patched-aggressive'.AC52]" office:value-type="float" office:value="99827" calcext:value-type="float">
            <text:p>99827</text:p>
          </table:table-cell>
          <table:table-cell table:formula="of:=['patched-aggressive'.O52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3]" office:value-type="float" office:value="384500" calcext:value-type="float">
            <text:p>384500</text:p>
          </table:table-cell>
          <table:table-cell table:formula="of:=[original.AC53]" office:value-type="float" office:value="99980" calcext:value-type="float">
            <text:p>99980</text:p>
          </table:table-cell>
          <table:table-cell table:formula="of:=[original.O53]" office:value-type="float" office:value="525696" calcext:value-type="float">
            <text:p>525696</text:p>
          </table:table-cell>
          <table:table-cell table:formula="of:=['patched-standard'.AB53]" office:value-type="float" office:value="108480" calcext:value-type="float">
            <text:p>108480</text:p>
          </table:table-cell>
          <table:table-cell table:formula="of:=['patched-standard'.AC53]" office:value-type="float" office:value="99836" calcext:value-type="float">
            <text:p>99836</text:p>
          </table:table-cell>
          <table:table-cell table:formula="of:=['patched-standard'.O53]" office:value-type="float" office:value="241492" calcext:value-type="float">
            <text:p>241492</text:p>
          </table:table-cell>
          <table:table-cell table:formula="of:=['patched-aggressive'.AB53]" office:value-type="float" office:value="100720" calcext:value-type="float">
            <text:p>100720</text:p>
          </table:table-cell>
          <table:table-cell table:formula="of:=['patched-aggressive'.AC53]" office:value-type="float" office:value="99827" calcext:value-type="float">
            <text:p>99827</text:p>
          </table:table-cell>
          <table:table-cell table:formula="of:=['patched-aggressive'.O53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4]" office:value-type="float" office:value="384500" calcext:value-type="float">
            <text:p>384500</text:p>
          </table:table-cell>
          <table:table-cell table:formula="of:=[original.AC54]" office:value-type="float" office:value="99980" calcext:value-type="float">
            <text:p>99980</text:p>
          </table:table-cell>
          <table:table-cell table:formula="of:=[original.O54]" office:value-type="float" office:value="525696" calcext:value-type="float">
            <text:p>525696</text:p>
          </table:table-cell>
          <table:table-cell table:formula="of:=['patched-standard'.AB54]" office:value-type="float" office:value="108480" calcext:value-type="float">
            <text:p>108480</text:p>
          </table:table-cell>
          <table:table-cell table:formula="of:=['patched-standard'.AC54]" office:value-type="float" office:value="99836" calcext:value-type="float">
            <text:p>99836</text:p>
          </table:table-cell>
          <table:table-cell table:formula="of:=['patched-standard'.O54]" office:value-type="float" office:value="241492" calcext:value-type="float">
            <text:p>241492</text:p>
          </table:table-cell>
          <table:table-cell table:formula="of:=['patched-aggressive'.AB54]" office:value-type="float" office:value="100720" calcext:value-type="float">
            <text:p>100720</text:p>
          </table:table-cell>
          <table:table-cell table:formula="of:=['patched-aggressive'.AC54]" office:value-type="float" office:value="99827" calcext:value-type="float">
            <text:p>99827</text:p>
          </table:table-cell>
          <table:table-cell table:formula="of:=['patched-aggressive'.O54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5]" office:value-type="float" office:value="384500" calcext:value-type="float">
            <text:p>384500</text:p>
          </table:table-cell>
          <table:table-cell table:formula="of:=[original.AC55]" office:value-type="float" office:value="99980" calcext:value-type="float">
            <text:p>99980</text:p>
          </table:table-cell>
          <table:table-cell table:formula="of:=[original.O55]" office:value-type="float" office:value="525696" calcext:value-type="float">
            <text:p>525696</text:p>
          </table:table-cell>
          <table:table-cell table:formula="of:=['patched-standard'.AB55]" office:value-type="float" office:value="108480" calcext:value-type="float">
            <text:p>108480</text:p>
          </table:table-cell>
          <table:table-cell table:formula="of:=['patched-standard'.AC55]" office:value-type="float" office:value="99836" calcext:value-type="float">
            <text:p>99836</text:p>
          </table:table-cell>
          <table:table-cell table:formula="of:=['patched-standard'.O55]" office:value-type="float" office:value="241492" calcext:value-type="float">
            <text:p>241492</text:p>
          </table:table-cell>
          <table:table-cell table:formula="of:=['patched-aggressive'.AB55]" office:value-type="float" office:value="100720" calcext:value-type="float">
            <text:p>100720</text:p>
          </table:table-cell>
          <table:table-cell table:formula="of:=['patched-aggressive'.AC55]" office:value-type="float" office:value="99827" calcext:value-type="float">
            <text:p>99827</text:p>
          </table:table-cell>
          <table:table-cell table:formula="of:=['patched-aggressive'.O55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6]" office:value-type="float" office:value="384500" calcext:value-type="float">
            <text:p>384500</text:p>
          </table:table-cell>
          <table:table-cell table:formula="of:=[original.AC56]" office:value-type="float" office:value="99980" calcext:value-type="float">
            <text:p>99980</text:p>
          </table:table-cell>
          <table:table-cell table:formula="of:=[original.O56]" office:value-type="float" office:value="525696" calcext:value-type="float">
            <text:p>525696</text:p>
          </table:table-cell>
          <table:table-cell table:formula="of:=['patched-standard'.AB56]" office:value-type="float" office:value="108480" calcext:value-type="float">
            <text:p>108480</text:p>
          </table:table-cell>
          <table:table-cell table:formula="of:=['patched-standard'.AC56]" office:value-type="float" office:value="99836" calcext:value-type="float">
            <text:p>99836</text:p>
          </table:table-cell>
          <table:table-cell table:formula="of:=['patched-standard'.O56]" office:value-type="float" office:value="241492" calcext:value-type="float">
            <text:p>241492</text:p>
          </table:table-cell>
          <table:table-cell table:formula="of:=['patched-aggressive'.AB56]" office:value-type="float" office:value="100720" calcext:value-type="float">
            <text:p>100720</text:p>
          </table:table-cell>
          <table:table-cell table:formula="of:=['patched-aggressive'.AC56]" office:value-type="float" office:value="99827" calcext:value-type="float">
            <text:p>99827</text:p>
          </table:table-cell>
          <table:table-cell table:formula="of:=['patched-aggressive'.O56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7]" office:value-type="float" office:value="384500" calcext:value-type="float">
            <text:p>384500</text:p>
          </table:table-cell>
          <table:table-cell table:formula="of:=[original.AC57]" office:value-type="float" office:value="99980" calcext:value-type="float">
            <text:p>99980</text:p>
          </table:table-cell>
          <table:table-cell table:formula="of:=[original.O57]" office:value-type="float" office:value="525696" calcext:value-type="float">
            <text:p>525696</text:p>
          </table:table-cell>
          <table:table-cell table:formula="of:=['patched-standard'.AB57]" office:value-type="float" office:value="108480" calcext:value-type="float">
            <text:p>108480</text:p>
          </table:table-cell>
          <table:table-cell table:formula="of:=['patched-standard'.AC57]" office:value-type="float" office:value="99836" calcext:value-type="float">
            <text:p>99836</text:p>
          </table:table-cell>
          <table:table-cell table:formula="of:=['patched-standard'.O57]" office:value-type="float" office:value="241492" calcext:value-type="float">
            <text:p>241492</text:p>
          </table:table-cell>
          <table:table-cell table:formula="of:=['patched-aggressive'.AB57]" office:value-type="float" office:value="100720" calcext:value-type="float">
            <text:p>100720</text:p>
          </table:table-cell>
          <table:table-cell table:formula="of:=['patched-aggressive'.AC57]" office:value-type="float" office:value="99827" calcext:value-type="float">
            <text:p>99827</text:p>
          </table:table-cell>
          <table:table-cell table:formula="of:=['patched-aggressive'.O5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8]" office:value-type="float" office:value="384500" calcext:value-type="float">
            <text:p>384500</text:p>
          </table:table-cell>
          <table:table-cell table:formula="of:=[original.AC58]" office:value-type="float" office:value="99980" calcext:value-type="float">
            <text:p>99980</text:p>
          </table:table-cell>
          <table:table-cell table:formula="of:=[original.O58]" office:value-type="float" office:value="525696" calcext:value-type="float">
            <text:p>525696</text:p>
          </table:table-cell>
          <table:table-cell table:formula="of:=['patched-standard'.AB58]" office:value-type="float" office:value="108480" calcext:value-type="float">
            <text:p>108480</text:p>
          </table:table-cell>
          <table:table-cell table:formula="of:=['patched-standard'.AC58]" office:value-type="float" office:value="99836" calcext:value-type="float">
            <text:p>99836</text:p>
          </table:table-cell>
          <table:table-cell table:formula="of:=['patched-standard'.O58]" office:value-type="float" office:value="241492" calcext:value-type="float">
            <text:p>241492</text:p>
          </table:table-cell>
          <table:table-cell table:formula="of:=['patched-aggressive'.AB58]" office:value-type="float" office:value="100720" calcext:value-type="float">
            <text:p>100720</text:p>
          </table:table-cell>
          <table:table-cell table:formula="of:=['patched-aggressive'.AC58]" office:value-type="float" office:value="99827" calcext:value-type="float">
            <text:p>99827</text:p>
          </table:table-cell>
          <table:table-cell table:formula="of:=['patched-aggressive'.O5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59]" office:value-type="float" office:value="384500" calcext:value-type="float">
            <text:p>384500</text:p>
          </table:table-cell>
          <table:table-cell table:formula="of:=[original.AC59]" office:value-type="float" office:value="99980" calcext:value-type="float">
            <text:p>99980</text:p>
          </table:table-cell>
          <table:table-cell table:formula="of:=[original.O59]" office:value-type="float" office:value="525696" calcext:value-type="float">
            <text:p>525696</text:p>
          </table:table-cell>
          <table:table-cell table:formula="of:=['patched-standard'.AB59]" office:value-type="float" office:value="108480" calcext:value-type="float">
            <text:p>108480</text:p>
          </table:table-cell>
          <table:table-cell table:formula="of:=['patched-standard'.AC59]" office:value-type="float" office:value="99836" calcext:value-type="float">
            <text:p>99836</text:p>
          </table:table-cell>
          <table:table-cell table:formula="of:=['patched-standard'.O59]" office:value-type="float" office:value="241492" calcext:value-type="float">
            <text:p>241492</text:p>
          </table:table-cell>
          <table:table-cell table:formula="of:=['patched-aggressive'.AB59]" office:value-type="float" office:value="100720" calcext:value-type="float">
            <text:p>100720</text:p>
          </table:table-cell>
          <table:table-cell table:formula="of:=['patched-aggressive'.AC59]" office:value-type="float" office:value="99827" calcext:value-type="float">
            <text:p>99827</text:p>
          </table:table-cell>
          <table:table-cell table:formula="of:=['patched-aggressive'.O5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0]" office:value-type="float" office:value="384500" calcext:value-type="float">
            <text:p>384500</text:p>
          </table:table-cell>
          <table:table-cell table:formula="of:=[original.AC60]" office:value-type="float" office:value="99980" calcext:value-type="float">
            <text:p>99980</text:p>
          </table:table-cell>
          <table:table-cell table:formula="of:=[original.O60]" office:value-type="float" office:value="525696" calcext:value-type="float">
            <text:p>525696</text:p>
          </table:table-cell>
          <table:table-cell table:formula="of:=['patched-standard'.AB60]" office:value-type="float" office:value="108480" calcext:value-type="float">
            <text:p>108480</text:p>
          </table:table-cell>
          <table:table-cell table:formula="of:=['patched-standard'.AC60]" office:value-type="float" office:value="99836" calcext:value-type="float">
            <text:p>99836</text:p>
          </table:table-cell>
          <table:table-cell table:formula="of:=['patched-standard'.O60]" office:value-type="float" office:value="241492" calcext:value-type="float">
            <text:p>241492</text:p>
          </table:table-cell>
          <table:table-cell table:formula="of:=['patched-aggressive'.AB60]" office:value-type="float" office:value="100720" calcext:value-type="float">
            <text:p>100720</text:p>
          </table:table-cell>
          <table:table-cell table:formula="of:=['patched-aggressive'.AC60]" office:value-type="float" office:value="99827" calcext:value-type="float">
            <text:p>99827</text:p>
          </table:table-cell>
          <table:table-cell table:formula="of:=['patched-aggressive'.O6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1]" office:value-type="float" office:value="384500" calcext:value-type="float">
            <text:p>384500</text:p>
          </table:table-cell>
          <table:table-cell table:formula="of:=[original.AC61]" office:value-type="float" office:value="99980" calcext:value-type="float">
            <text:p>99980</text:p>
          </table:table-cell>
          <table:table-cell table:formula="of:=[original.O61]" office:value-type="float" office:value="525696" calcext:value-type="float">
            <text:p>525696</text:p>
          </table:table-cell>
          <table:table-cell table:formula="of:=['patched-standard'.AB61]" office:value-type="float" office:value="108480" calcext:value-type="float">
            <text:p>108480</text:p>
          </table:table-cell>
          <table:table-cell table:formula="of:=['patched-standard'.AC61]" office:value-type="float" office:value="99836" calcext:value-type="float">
            <text:p>99836</text:p>
          </table:table-cell>
          <table:table-cell table:formula="of:=['patched-standard'.O61]" office:value-type="float" office:value="241492" calcext:value-type="float">
            <text:p>241492</text:p>
          </table:table-cell>
          <table:table-cell table:formula="of:=['patched-aggressive'.AB61]" office:value-type="float" office:value="100720" calcext:value-type="float">
            <text:p>100720</text:p>
          </table:table-cell>
          <table:table-cell table:formula="of:=['patched-aggressive'.AC61]" office:value-type="float" office:value="99827" calcext:value-type="float">
            <text:p>99827</text:p>
          </table:table-cell>
          <table:table-cell table:formula="of:=['patched-aggressive'.O61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2]" office:value-type="float" office:value="384500" calcext:value-type="float">
            <text:p>384500</text:p>
          </table:table-cell>
          <table:table-cell table:formula="of:=[original.AC62]" office:value-type="float" office:value="99980" calcext:value-type="float">
            <text:p>99980</text:p>
          </table:table-cell>
          <table:table-cell table:formula="of:=[original.O62]" office:value-type="float" office:value="525696" calcext:value-type="float">
            <text:p>525696</text:p>
          </table:table-cell>
          <table:table-cell table:formula="of:=['patched-standard'.AB62]" office:value-type="float" office:value="108480" calcext:value-type="float">
            <text:p>108480</text:p>
          </table:table-cell>
          <table:table-cell table:formula="of:=['patched-standard'.AC62]" office:value-type="float" office:value="99836" calcext:value-type="float">
            <text:p>99836</text:p>
          </table:table-cell>
          <table:table-cell table:formula="of:=['patched-standard'.O62]" office:value-type="float" office:value="241492" calcext:value-type="float">
            <text:p>241492</text:p>
          </table:table-cell>
          <table:table-cell table:formula="of:=['patched-aggressive'.AB62]" office:value-type="float" office:value="100720" calcext:value-type="float">
            <text:p>100720</text:p>
          </table:table-cell>
          <table:table-cell table:formula="of:=['patched-aggressive'.AC62]" office:value-type="float" office:value="99827" calcext:value-type="float">
            <text:p>99827</text:p>
          </table:table-cell>
          <table:table-cell table:formula="of:=['patched-aggressive'.O62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3]" office:value-type="float" office:value="384500" calcext:value-type="float">
            <text:p>384500</text:p>
          </table:table-cell>
          <table:table-cell table:formula="of:=[original.AC63]" office:value-type="float" office:value="99980" calcext:value-type="float">
            <text:p>99980</text:p>
          </table:table-cell>
          <table:table-cell table:formula="of:=[original.O63]" office:value-type="float" office:value="525696" calcext:value-type="float">
            <text:p>525696</text:p>
          </table:table-cell>
          <table:table-cell table:formula="of:=['patched-standard'.AB63]" office:value-type="float" office:value="108480" calcext:value-type="float">
            <text:p>108480</text:p>
          </table:table-cell>
          <table:table-cell table:formula="of:=['patched-standard'.AC63]" office:value-type="float" office:value="99836" calcext:value-type="float">
            <text:p>99836</text:p>
          </table:table-cell>
          <table:table-cell table:formula="of:=['patched-standard'.O63]" office:value-type="float" office:value="241492" calcext:value-type="float">
            <text:p>241492</text:p>
          </table:table-cell>
          <table:table-cell table:formula="of:=['patched-aggressive'.AB63]" office:value-type="float" office:value="100720" calcext:value-type="float">
            <text:p>100720</text:p>
          </table:table-cell>
          <table:table-cell table:formula="of:=['patched-aggressive'.AC63]" office:value-type="float" office:value="99827" calcext:value-type="float">
            <text:p>99827</text:p>
          </table:table-cell>
          <table:table-cell table:formula="of:=['patched-aggressive'.O63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4]" office:value-type="float" office:value="384500" calcext:value-type="float">
            <text:p>384500</text:p>
          </table:table-cell>
          <table:table-cell table:formula="of:=[original.AC64]" office:value-type="float" office:value="99980" calcext:value-type="float">
            <text:p>99980</text:p>
          </table:table-cell>
          <table:table-cell table:formula="of:=[original.O64]" office:value-type="float" office:value="525696" calcext:value-type="float">
            <text:p>525696</text:p>
          </table:table-cell>
          <table:table-cell table:formula="of:=['patched-standard'.AB64]" office:value-type="float" office:value="108480" calcext:value-type="float">
            <text:p>108480</text:p>
          </table:table-cell>
          <table:table-cell table:formula="of:=['patched-standard'.AC64]" office:value-type="float" office:value="99836" calcext:value-type="float">
            <text:p>99836</text:p>
          </table:table-cell>
          <table:table-cell table:formula="of:=['patched-standard'.O64]" office:value-type="float" office:value="241492" calcext:value-type="float">
            <text:p>241492</text:p>
          </table:table-cell>
          <table:table-cell table:formula="of:=['patched-aggressive'.AB64]" office:value-type="float" office:value="100720" calcext:value-type="float">
            <text:p>100720</text:p>
          </table:table-cell>
          <table:table-cell table:formula="of:=['patched-aggressive'.AC64]" office:value-type="float" office:value="99827" calcext:value-type="float">
            <text:p>99827</text:p>
          </table:table-cell>
          <table:table-cell table:formula="of:=['patched-aggressive'.O64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5]" office:value-type="float" office:value="384500" calcext:value-type="float">
            <text:p>384500</text:p>
          </table:table-cell>
          <table:table-cell table:formula="of:=[original.AC65]" office:value-type="float" office:value="99980" calcext:value-type="float">
            <text:p>99980</text:p>
          </table:table-cell>
          <table:table-cell table:formula="of:=[original.O65]" office:value-type="float" office:value="525696" calcext:value-type="float">
            <text:p>525696</text:p>
          </table:table-cell>
          <table:table-cell table:formula="of:=['patched-standard'.AB65]" office:value-type="float" office:value="108480" calcext:value-type="float">
            <text:p>108480</text:p>
          </table:table-cell>
          <table:table-cell table:formula="of:=['patched-standard'.AC65]" office:value-type="float" office:value="99836" calcext:value-type="float">
            <text:p>99836</text:p>
          </table:table-cell>
          <table:table-cell table:formula="of:=['patched-standard'.O65]" office:value-type="float" office:value="241492" calcext:value-type="float">
            <text:p>241492</text:p>
          </table:table-cell>
          <table:table-cell table:formula="of:=['patched-aggressive'.AB65]" office:value-type="float" office:value="100720" calcext:value-type="float">
            <text:p>100720</text:p>
          </table:table-cell>
          <table:table-cell table:formula="of:=['patched-aggressive'.AC65]" office:value-type="float" office:value="99827" calcext:value-type="float">
            <text:p>99827</text:p>
          </table:table-cell>
          <table:table-cell table:formula="of:=['patched-aggressive'.O65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6]" office:value-type="float" office:value="384500" calcext:value-type="float">
            <text:p>384500</text:p>
          </table:table-cell>
          <table:table-cell table:formula="of:=[original.AC66]" office:value-type="float" office:value="99980" calcext:value-type="float">
            <text:p>99980</text:p>
          </table:table-cell>
          <table:table-cell table:formula="of:=[original.O66]" office:value-type="float" office:value="525696" calcext:value-type="float">
            <text:p>525696</text:p>
          </table:table-cell>
          <table:table-cell table:formula="of:=['patched-standard'.AB66]" office:value-type="float" office:value="108480" calcext:value-type="float">
            <text:p>108480</text:p>
          </table:table-cell>
          <table:table-cell table:formula="of:=['patched-standard'.AC66]" office:value-type="float" office:value="99836" calcext:value-type="float">
            <text:p>99836</text:p>
          </table:table-cell>
          <table:table-cell table:formula="of:=['patched-standard'.O66]" office:value-type="float" office:value="241492" calcext:value-type="float">
            <text:p>241492</text:p>
          </table:table-cell>
          <table:table-cell table:formula="of:=['patched-aggressive'.AB66]" office:value-type="float" office:value="100720" calcext:value-type="float">
            <text:p>100720</text:p>
          </table:table-cell>
          <table:table-cell table:formula="of:=['patched-aggressive'.AC66]" office:value-type="float" office:value="99827" calcext:value-type="float">
            <text:p>99827</text:p>
          </table:table-cell>
          <table:table-cell table:formula="of:=['patched-aggressive'.O66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7]" office:value-type="float" office:value="384500" calcext:value-type="float">
            <text:p>384500</text:p>
          </table:table-cell>
          <table:table-cell table:formula="of:=[original.AC67]" office:value-type="float" office:value="99980" calcext:value-type="float">
            <text:p>99980</text:p>
          </table:table-cell>
          <table:table-cell table:formula="of:=[original.O67]" office:value-type="float" office:value="525696" calcext:value-type="float">
            <text:p>525696</text:p>
          </table:table-cell>
          <table:table-cell table:formula="of:=['patched-standard'.AB67]" office:value-type="float" office:value="108480" calcext:value-type="float">
            <text:p>108480</text:p>
          </table:table-cell>
          <table:table-cell table:formula="of:=['patched-standard'.AC67]" office:value-type="float" office:value="99836" calcext:value-type="float">
            <text:p>99836</text:p>
          </table:table-cell>
          <table:table-cell table:formula="of:=['patched-standard'.O67]" office:value-type="float" office:value="241492" calcext:value-type="float">
            <text:p>241492</text:p>
          </table:table-cell>
          <table:table-cell table:formula="of:=['patched-aggressive'.AB67]" office:value-type="float" office:value="100720" calcext:value-type="float">
            <text:p>100720</text:p>
          </table:table-cell>
          <table:table-cell table:formula="of:=['patched-aggressive'.AC67]" office:value-type="float" office:value="99827" calcext:value-type="float">
            <text:p>99827</text:p>
          </table:table-cell>
          <table:table-cell table:formula="of:=['patched-aggressive'.O6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8]" office:value-type="float" office:value="384500" calcext:value-type="float">
            <text:p>384500</text:p>
          </table:table-cell>
          <table:table-cell table:formula="of:=[original.AC68]" office:value-type="float" office:value="99980" calcext:value-type="float">
            <text:p>99980</text:p>
          </table:table-cell>
          <table:table-cell table:formula="of:=[original.O68]" office:value-type="float" office:value="525696" calcext:value-type="float">
            <text:p>525696</text:p>
          </table:table-cell>
          <table:table-cell table:formula="of:=['patched-standard'.AB68]" office:value-type="float" office:value="108480" calcext:value-type="float">
            <text:p>108480</text:p>
          </table:table-cell>
          <table:table-cell table:formula="of:=['patched-standard'.AC68]" office:value-type="float" office:value="99836" calcext:value-type="float">
            <text:p>99836</text:p>
          </table:table-cell>
          <table:table-cell table:formula="of:=['patched-standard'.O68]" office:value-type="float" office:value="241492" calcext:value-type="float">
            <text:p>241492</text:p>
          </table:table-cell>
          <table:table-cell table:formula="of:=['patched-aggressive'.AB68]" office:value-type="float" office:value="100720" calcext:value-type="float">
            <text:p>100720</text:p>
          </table:table-cell>
          <table:table-cell table:formula="of:=['patched-aggressive'.AC68]" office:value-type="float" office:value="99827" calcext:value-type="float">
            <text:p>99827</text:p>
          </table:table-cell>
          <table:table-cell table:formula="of:=['patched-aggressive'.O6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69]" office:value-type="float" office:value="384500" calcext:value-type="float">
            <text:p>384500</text:p>
          </table:table-cell>
          <table:table-cell table:formula="of:=[original.AC69]" office:value-type="float" office:value="99980" calcext:value-type="float">
            <text:p>99980</text:p>
          </table:table-cell>
          <table:table-cell table:formula="of:=[original.O69]" office:value-type="float" office:value="525696" calcext:value-type="float">
            <text:p>525696</text:p>
          </table:table-cell>
          <table:table-cell table:formula="of:=['patched-standard'.AB69]" office:value-type="float" office:value="108480" calcext:value-type="float">
            <text:p>108480</text:p>
          </table:table-cell>
          <table:table-cell table:formula="of:=['patched-standard'.AC69]" office:value-type="float" office:value="99836" calcext:value-type="float">
            <text:p>99836</text:p>
          </table:table-cell>
          <table:table-cell table:formula="of:=['patched-standard'.O69]" office:value-type="float" office:value="241492" calcext:value-type="float">
            <text:p>241492</text:p>
          </table:table-cell>
          <table:table-cell table:formula="of:=['patched-aggressive'.AB69]" office:value-type="float" office:value="100720" calcext:value-type="float">
            <text:p>100720</text:p>
          </table:table-cell>
          <table:table-cell table:formula="of:=['patched-aggressive'.AC69]" office:value-type="float" office:value="99827" calcext:value-type="float">
            <text:p>99827</text:p>
          </table:table-cell>
          <table:table-cell table:formula="of:=['patched-aggressive'.O6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0]" office:value-type="float" office:value="384500" calcext:value-type="float">
            <text:p>384500</text:p>
          </table:table-cell>
          <table:table-cell table:formula="of:=[original.AC70]" office:value-type="float" office:value="99980" calcext:value-type="float">
            <text:p>99980</text:p>
          </table:table-cell>
          <table:table-cell table:formula="of:=[original.O70]" office:value-type="float" office:value="525696" calcext:value-type="float">
            <text:p>525696</text:p>
          </table:table-cell>
          <table:table-cell table:formula="of:=['patched-standard'.AB70]" office:value-type="float" office:value="108480" calcext:value-type="float">
            <text:p>108480</text:p>
          </table:table-cell>
          <table:table-cell table:formula="of:=['patched-standard'.AC70]" office:value-type="float" office:value="99836" calcext:value-type="float">
            <text:p>99836</text:p>
          </table:table-cell>
          <table:table-cell table:formula="of:=['patched-standard'.O70]" office:value-type="float" office:value="241492" calcext:value-type="float">
            <text:p>241492</text:p>
          </table:table-cell>
          <table:table-cell table:formula="of:=['patched-aggressive'.AB70]" office:value-type="float" office:value="100720" calcext:value-type="float">
            <text:p>100720</text:p>
          </table:table-cell>
          <table:table-cell table:formula="of:=['patched-aggressive'.AC70]" office:value-type="float" office:value="99827" calcext:value-type="float">
            <text:p>99827</text:p>
          </table:table-cell>
          <table:table-cell table:formula="of:=['patched-aggressive'.O7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1]" office:value-type="float" office:value="384500" calcext:value-type="float">
            <text:p>384500</text:p>
          </table:table-cell>
          <table:table-cell table:formula="of:=[original.AC71]" office:value-type="float" office:value="99980" calcext:value-type="float">
            <text:p>99980</text:p>
          </table:table-cell>
          <table:table-cell table:formula="of:=[original.O71]" office:value-type="float" office:value="525696" calcext:value-type="float">
            <text:p>525696</text:p>
          </table:table-cell>
          <table:table-cell table:formula="of:=['patched-standard'.AB71]" office:value-type="float" office:value="108480" calcext:value-type="float">
            <text:p>108480</text:p>
          </table:table-cell>
          <table:table-cell table:formula="of:=['patched-standard'.AC71]" office:value-type="float" office:value="99836" calcext:value-type="float">
            <text:p>99836</text:p>
          </table:table-cell>
          <table:table-cell table:formula="of:=['patched-standard'.O71]" office:value-type="float" office:value="241492" calcext:value-type="float">
            <text:p>241492</text:p>
          </table:table-cell>
          <table:table-cell table:formula="of:=['patched-aggressive'.AB71]" office:value-type="float" office:value="100720" calcext:value-type="float">
            <text:p>100720</text:p>
          </table:table-cell>
          <table:table-cell table:formula="of:=['patched-aggressive'.AC71]" office:value-type="float" office:value="99827" calcext:value-type="float">
            <text:p>99827</text:p>
          </table:table-cell>
          <table:table-cell table:formula="of:=['patched-aggressive'.O71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2]" office:value-type="float" office:value="384500" calcext:value-type="float">
            <text:p>384500</text:p>
          </table:table-cell>
          <table:table-cell table:formula="of:=[original.AC72]" office:value-type="float" office:value="99980" calcext:value-type="float">
            <text:p>99980</text:p>
          </table:table-cell>
          <table:table-cell table:formula="of:=[original.O72]" office:value-type="float" office:value="525696" calcext:value-type="float">
            <text:p>525696</text:p>
          </table:table-cell>
          <table:table-cell table:formula="of:=['patched-standard'.AB72]" office:value-type="float" office:value="108480" calcext:value-type="float">
            <text:p>108480</text:p>
          </table:table-cell>
          <table:table-cell table:formula="of:=['patched-standard'.AC72]" office:value-type="float" office:value="99836" calcext:value-type="float">
            <text:p>99836</text:p>
          </table:table-cell>
          <table:table-cell table:formula="of:=['patched-standard'.O72]" office:value-type="float" office:value="241492" calcext:value-type="float">
            <text:p>241492</text:p>
          </table:table-cell>
          <table:table-cell table:formula="of:=['patched-aggressive'.AB72]" office:value-type="float" office:value="100720" calcext:value-type="float">
            <text:p>100720</text:p>
          </table:table-cell>
          <table:table-cell table:formula="of:=['patched-aggressive'.AC72]" office:value-type="float" office:value="99827" calcext:value-type="float">
            <text:p>99827</text:p>
          </table:table-cell>
          <table:table-cell table:formula="of:=['patched-aggressive'.O72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3]" office:value-type="float" office:value="384500" calcext:value-type="float">
            <text:p>384500</text:p>
          </table:table-cell>
          <table:table-cell table:formula="of:=[original.AC73]" office:value-type="float" office:value="99980" calcext:value-type="float">
            <text:p>99980</text:p>
          </table:table-cell>
          <table:table-cell table:formula="of:=[original.O73]" office:value-type="float" office:value="525696" calcext:value-type="float">
            <text:p>525696</text:p>
          </table:table-cell>
          <table:table-cell table:formula="of:=['patched-standard'.AB73]" office:value-type="float" office:value="108480" calcext:value-type="float">
            <text:p>108480</text:p>
          </table:table-cell>
          <table:table-cell table:formula="of:=['patched-standard'.AC73]" office:value-type="float" office:value="99836" calcext:value-type="float">
            <text:p>99836</text:p>
          </table:table-cell>
          <table:table-cell table:formula="of:=['patched-standard'.O73]" office:value-type="float" office:value="241492" calcext:value-type="float">
            <text:p>241492</text:p>
          </table:table-cell>
          <table:table-cell table:formula="of:=['patched-aggressive'.AB73]" office:value-type="float" office:value="100720" calcext:value-type="float">
            <text:p>100720</text:p>
          </table:table-cell>
          <table:table-cell table:formula="of:=['patched-aggressive'.AC73]" office:value-type="float" office:value="99827" calcext:value-type="float">
            <text:p>99827</text:p>
          </table:table-cell>
          <table:table-cell table:formula="of:=['patched-aggressive'.O73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4]" office:value-type="float" office:value="384500" calcext:value-type="float">
            <text:p>384500</text:p>
          </table:table-cell>
          <table:table-cell table:formula="of:=[original.AC74]" office:value-type="float" office:value="99980" calcext:value-type="float">
            <text:p>99980</text:p>
          </table:table-cell>
          <table:table-cell table:formula="of:=[original.O74]" office:value-type="float" office:value="525696" calcext:value-type="float">
            <text:p>525696</text:p>
          </table:table-cell>
          <table:table-cell table:formula="of:=['patched-standard'.AB74]" office:value-type="float" office:value="108480" calcext:value-type="float">
            <text:p>108480</text:p>
          </table:table-cell>
          <table:table-cell table:formula="of:=['patched-standard'.AC74]" office:value-type="float" office:value="99836" calcext:value-type="float">
            <text:p>99836</text:p>
          </table:table-cell>
          <table:table-cell table:formula="of:=['patched-standard'.O74]" office:value-type="float" office:value="241492" calcext:value-type="float">
            <text:p>241492</text:p>
          </table:table-cell>
          <table:table-cell table:formula="of:=['patched-aggressive'.AB74]" office:value-type="float" office:value="100720" calcext:value-type="float">
            <text:p>100720</text:p>
          </table:table-cell>
          <table:table-cell table:formula="of:=['patched-aggressive'.AC74]" office:value-type="float" office:value="99827" calcext:value-type="float">
            <text:p>99827</text:p>
          </table:table-cell>
          <table:table-cell table:formula="of:=['patched-aggressive'.O74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5]" office:value-type="float" office:value="384500" calcext:value-type="float">
            <text:p>384500</text:p>
          </table:table-cell>
          <table:table-cell table:formula="of:=[original.AC75]" office:value-type="float" office:value="99980" calcext:value-type="float">
            <text:p>99980</text:p>
          </table:table-cell>
          <table:table-cell table:formula="of:=[original.O75]" office:value-type="float" office:value="525696" calcext:value-type="float">
            <text:p>525696</text:p>
          </table:table-cell>
          <table:table-cell table:formula="of:=['patched-standard'.AB75]" office:value-type="float" office:value="108480" calcext:value-type="float">
            <text:p>108480</text:p>
          </table:table-cell>
          <table:table-cell table:formula="of:=['patched-standard'.AC75]" office:value-type="float" office:value="99836" calcext:value-type="float">
            <text:p>99836</text:p>
          </table:table-cell>
          <table:table-cell table:formula="of:=['patched-standard'.O75]" office:value-type="float" office:value="241492" calcext:value-type="float">
            <text:p>241492</text:p>
          </table:table-cell>
          <table:table-cell table:formula="of:=['patched-aggressive'.AB75]" office:value-type="float" office:value="100720" calcext:value-type="float">
            <text:p>100720</text:p>
          </table:table-cell>
          <table:table-cell table:formula="of:=['patched-aggressive'.AC75]" office:value-type="float" office:value="99827" calcext:value-type="float">
            <text:p>99827</text:p>
          </table:table-cell>
          <table:table-cell table:formula="of:=['patched-aggressive'.O75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6]" office:value-type="float" office:value="384500" calcext:value-type="float">
            <text:p>384500</text:p>
          </table:table-cell>
          <table:table-cell table:formula="of:=[original.AC76]" office:value-type="float" office:value="99980" calcext:value-type="float">
            <text:p>99980</text:p>
          </table:table-cell>
          <table:table-cell table:formula="of:=[original.O76]" office:value-type="float" office:value="525696" calcext:value-type="float">
            <text:p>525696</text:p>
          </table:table-cell>
          <table:table-cell table:formula="of:=['patched-standard'.AB76]" office:value-type="float" office:value="108480" calcext:value-type="float">
            <text:p>108480</text:p>
          </table:table-cell>
          <table:table-cell table:formula="of:=['patched-standard'.AC76]" office:value-type="float" office:value="99836" calcext:value-type="float">
            <text:p>99836</text:p>
          </table:table-cell>
          <table:table-cell table:formula="of:=['patched-standard'.O76]" office:value-type="float" office:value="241492" calcext:value-type="float">
            <text:p>241492</text:p>
          </table:table-cell>
          <table:table-cell table:formula="of:=['patched-aggressive'.AB76]" office:value-type="float" office:value="100720" calcext:value-type="float">
            <text:p>100720</text:p>
          </table:table-cell>
          <table:table-cell table:formula="of:=['patched-aggressive'.AC76]" office:value-type="float" office:value="99827" calcext:value-type="float">
            <text:p>99827</text:p>
          </table:table-cell>
          <table:table-cell table:formula="of:=['patched-aggressive'.O76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7]" office:value-type="float" office:value="384500" calcext:value-type="float">
            <text:p>384500</text:p>
          </table:table-cell>
          <table:table-cell table:formula="of:=[original.AC77]" office:value-type="float" office:value="99980" calcext:value-type="float">
            <text:p>99980</text:p>
          </table:table-cell>
          <table:table-cell table:formula="of:=[original.O77]" office:value-type="float" office:value="525696" calcext:value-type="float">
            <text:p>525696</text:p>
          </table:table-cell>
          <table:table-cell table:formula="of:=['patched-standard'.AB77]" office:value-type="float" office:value="108480" calcext:value-type="float">
            <text:p>108480</text:p>
          </table:table-cell>
          <table:table-cell table:formula="of:=['patched-standard'.AC77]" office:value-type="float" office:value="99836" calcext:value-type="float">
            <text:p>99836</text:p>
          </table:table-cell>
          <table:table-cell table:formula="of:=['patched-standard'.O77]" office:value-type="float" office:value="241492" calcext:value-type="float">
            <text:p>241492</text:p>
          </table:table-cell>
          <table:table-cell table:formula="of:=['patched-aggressive'.AB77]" office:value-type="float" office:value="100720" calcext:value-type="float">
            <text:p>100720</text:p>
          </table:table-cell>
          <table:table-cell table:formula="of:=['patched-aggressive'.AC77]" office:value-type="float" office:value="99827" calcext:value-type="float">
            <text:p>99827</text:p>
          </table:table-cell>
          <table:table-cell table:formula="of:=['patched-aggressive'.O7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8]" office:value-type="float" office:value="384500" calcext:value-type="float">
            <text:p>384500</text:p>
          </table:table-cell>
          <table:table-cell table:formula="of:=[original.AC78]" office:value-type="float" office:value="99980" calcext:value-type="float">
            <text:p>99980</text:p>
          </table:table-cell>
          <table:table-cell table:formula="of:=[original.O78]" office:value-type="float" office:value="525696" calcext:value-type="float">
            <text:p>525696</text:p>
          </table:table-cell>
          <table:table-cell table:formula="of:=['patched-standard'.AB78]" office:value-type="float" office:value="108480" calcext:value-type="float">
            <text:p>108480</text:p>
          </table:table-cell>
          <table:table-cell table:formula="of:=['patched-standard'.AC78]" office:value-type="float" office:value="99836" calcext:value-type="float">
            <text:p>99836</text:p>
          </table:table-cell>
          <table:table-cell table:formula="of:=['patched-standard'.O78]" office:value-type="float" office:value="241492" calcext:value-type="float">
            <text:p>241492</text:p>
          </table:table-cell>
          <table:table-cell table:formula="of:=['patched-aggressive'.AB78]" office:value-type="float" office:value="100720" calcext:value-type="float">
            <text:p>100720</text:p>
          </table:table-cell>
          <table:table-cell table:formula="of:=['patched-aggressive'.AC78]" office:value-type="float" office:value="99827" calcext:value-type="float">
            <text:p>99827</text:p>
          </table:table-cell>
          <table:table-cell table:formula="of:=['patched-aggressive'.O7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79]" office:value-type="float" office:value="384500" calcext:value-type="float">
            <text:p>384500</text:p>
          </table:table-cell>
          <table:table-cell table:formula="of:=[original.AC79]" office:value-type="float" office:value="99980" calcext:value-type="float">
            <text:p>99980</text:p>
          </table:table-cell>
          <table:table-cell table:formula="of:=[original.O79]" office:value-type="float" office:value="525696" calcext:value-type="float">
            <text:p>525696</text:p>
          </table:table-cell>
          <table:table-cell table:formula="of:=['patched-standard'.AB79]" office:value-type="float" office:value="108480" calcext:value-type="float">
            <text:p>108480</text:p>
          </table:table-cell>
          <table:table-cell table:formula="of:=['patched-standard'.AC79]" office:value-type="float" office:value="99836" calcext:value-type="float">
            <text:p>99836</text:p>
          </table:table-cell>
          <table:table-cell table:formula="of:=['patched-standard'.O79]" office:value-type="float" office:value="241492" calcext:value-type="float">
            <text:p>241492</text:p>
          </table:table-cell>
          <table:table-cell table:formula="of:=['patched-aggressive'.AB79]" office:value-type="float" office:value="100720" calcext:value-type="float">
            <text:p>100720</text:p>
          </table:table-cell>
          <table:table-cell table:formula="of:=['patched-aggressive'.AC79]" office:value-type="float" office:value="99827" calcext:value-type="float">
            <text:p>99827</text:p>
          </table:table-cell>
          <table:table-cell table:formula="of:=['patched-aggressive'.O7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0]" office:value-type="float" office:value="384500" calcext:value-type="float">
            <text:p>384500</text:p>
          </table:table-cell>
          <table:table-cell table:formula="of:=[original.AC80]" office:value-type="float" office:value="99980" calcext:value-type="float">
            <text:p>99980</text:p>
          </table:table-cell>
          <table:table-cell table:formula="of:=[original.O80]" office:value-type="float" office:value="525696" calcext:value-type="float">
            <text:p>525696</text:p>
          </table:table-cell>
          <table:table-cell table:formula="of:=['patched-standard'.AB80]" office:value-type="float" office:value="108480" calcext:value-type="float">
            <text:p>108480</text:p>
          </table:table-cell>
          <table:table-cell table:formula="of:=['patched-standard'.AC80]" office:value-type="float" office:value="99836" calcext:value-type="float">
            <text:p>99836</text:p>
          </table:table-cell>
          <table:table-cell table:formula="of:=['patched-standard'.O80]" office:value-type="float" office:value="241492" calcext:value-type="float">
            <text:p>241492</text:p>
          </table:table-cell>
          <table:table-cell table:formula="of:=['patched-aggressive'.AB80]" office:value-type="float" office:value="100720" calcext:value-type="float">
            <text:p>100720</text:p>
          </table:table-cell>
          <table:table-cell table:formula="of:=['patched-aggressive'.AC80]" office:value-type="float" office:value="99827" calcext:value-type="float">
            <text:p>99827</text:p>
          </table:table-cell>
          <table:table-cell table:formula="of:=['patched-aggressive'.O8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1]" office:value-type="float" office:value="384500" calcext:value-type="float">
            <text:p>384500</text:p>
          </table:table-cell>
          <table:table-cell table:formula="of:=[original.AC81]" office:value-type="float" office:value="99980" calcext:value-type="float">
            <text:p>99980</text:p>
          </table:table-cell>
          <table:table-cell table:formula="of:=[original.O81]" office:value-type="float" office:value="525696" calcext:value-type="float">
            <text:p>525696</text:p>
          </table:table-cell>
          <table:table-cell table:formula="of:=['patched-standard'.AB81]" office:value-type="float" office:value="108480" calcext:value-type="float">
            <text:p>108480</text:p>
          </table:table-cell>
          <table:table-cell table:formula="of:=['patched-standard'.AC81]" office:value-type="float" office:value="99836" calcext:value-type="float">
            <text:p>99836</text:p>
          </table:table-cell>
          <table:table-cell table:formula="of:=['patched-standard'.O81]" office:value-type="float" office:value="241492" calcext:value-type="float">
            <text:p>241492</text:p>
          </table:table-cell>
          <table:table-cell table:formula="of:=['patched-aggressive'.AB81]" office:value-type="float" office:value="100720" calcext:value-type="float">
            <text:p>100720</text:p>
          </table:table-cell>
          <table:table-cell table:formula="of:=['patched-aggressive'.AC81]" office:value-type="float" office:value="99827" calcext:value-type="float">
            <text:p>99827</text:p>
          </table:table-cell>
          <table:table-cell table:formula="of:=['patched-aggressive'.O81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2]" office:value-type="float" office:value="384500" calcext:value-type="float">
            <text:p>384500</text:p>
          </table:table-cell>
          <table:table-cell table:formula="of:=[original.AC82]" office:value-type="float" office:value="99980" calcext:value-type="float">
            <text:p>99980</text:p>
          </table:table-cell>
          <table:table-cell table:formula="of:=[original.O82]" office:value-type="float" office:value="525696" calcext:value-type="float">
            <text:p>525696</text:p>
          </table:table-cell>
          <table:table-cell table:formula="of:=['patched-standard'.AB82]" office:value-type="float" office:value="108480" calcext:value-type="float">
            <text:p>108480</text:p>
          </table:table-cell>
          <table:table-cell table:formula="of:=['patched-standard'.AC82]" office:value-type="float" office:value="99836" calcext:value-type="float">
            <text:p>99836</text:p>
          </table:table-cell>
          <table:table-cell table:formula="of:=['patched-standard'.O82]" office:value-type="float" office:value="241492" calcext:value-type="float">
            <text:p>241492</text:p>
          </table:table-cell>
          <table:table-cell table:formula="of:=['patched-aggressive'.AB82]" office:value-type="float" office:value="100720" calcext:value-type="float">
            <text:p>100720</text:p>
          </table:table-cell>
          <table:table-cell table:formula="of:=['patched-aggressive'.AC82]" office:value-type="float" office:value="99827" calcext:value-type="float">
            <text:p>99827</text:p>
          </table:table-cell>
          <table:table-cell table:formula="of:=['patched-aggressive'.O82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3]" office:value-type="float" office:value="384500" calcext:value-type="float">
            <text:p>384500</text:p>
          </table:table-cell>
          <table:table-cell table:formula="of:=[original.AC83]" office:value-type="float" office:value="99980" calcext:value-type="float">
            <text:p>99980</text:p>
          </table:table-cell>
          <table:table-cell table:formula="of:=[original.O83]" office:value-type="float" office:value="525696" calcext:value-type="float">
            <text:p>525696</text:p>
          </table:table-cell>
          <table:table-cell table:formula="of:=['patched-standard'.AB83]" office:value-type="float" office:value="108480" calcext:value-type="float">
            <text:p>108480</text:p>
          </table:table-cell>
          <table:table-cell table:formula="of:=['patched-standard'.AC83]" office:value-type="float" office:value="99836" calcext:value-type="float">
            <text:p>99836</text:p>
          </table:table-cell>
          <table:table-cell table:formula="of:=['patched-standard'.O83]" office:value-type="float" office:value="241492" calcext:value-type="float">
            <text:p>241492</text:p>
          </table:table-cell>
          <table:table-cell table:formula="of:=['patched-aggressive'.AB83]" office:value-type="float" office:value="100720" calcext:value-type="float">
            <text:p>100720</text:p>
          </table:table-cell>
          <table:table-cell table:formula="of:=['patched-aggressive'.AC83]" office:value-type="float" office:value="99827" calcext:value-type="float">
            <text:p>99827</text:p>
          </table:table-cell>
          <table:table-cell table:formula="of:=['patched-aggressive'.O83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4]" office:value-type="float" office:value="384500" calcext:value-type="float">
            <text:p>384500</text:p>
          </table:table-cell>
          <table:table-cell table:formula="of:=[original.AC84]" office:value-type="float" office:value="99980" calcext:value-type="float">
            <text:p>99980</text:p>
          </table:table-cell>
          <table:table-cell table:formula="of:=[original.O84]" office:value-type="float" office:value="525696" calcext:value-type="float">
            <text:p>525696</text:p>
          </table:table-cell>
          <table:table-cell table:formula="of:=['patched-standard'.AB84]" office:value-type="float" office:value="108480" calcext:value-type="float">
            <text:p>108480</text:p>
          </table:table-cell>
          <table:table-cell table:formula="of:=['patched-standard'.AC84]" office:value-type="float" office:value="99836" calcext:value-type="float">
            <text:p>99836</text:p>
          </table:table-cell>
          <table:table-cell table:formula="of:=['patched-standard'.O84]" office:value-type="float" office:value="241492" calcext:value-type="float">
            <text:p>241492</text:p>
          </table:table-cell>
          <table:table-cell table:formula="of:=['patched-aggressive'.AB84]" office:value-type="float" office:value="100720" calcext:value-type="float">
            <text:p>100720</text:p>
          </table:table-cell>
          <table:table-cell table:formula="of:=['patched-aggressive'.AC84]" office:value-type="float" office:value="99827" calcext:value-type="float">
            <text:p>99827</text:p>
          </table:table-cell>
          <table:table-cell table:formula="of:=['patched-aggressive'.O84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5]" office:value-type="float" office:value="384500" calcext:value-type="float">
            <text:p>384500</text:p>
          </table:table-cell>
          <table:table-cell table:formula="of:=[original.AC85]" office:value-type="float" office:value="99980" calcext:value-type="float">
            <text:p>99980</text:p>
          </table:table-cell>
          <table:table-cell table:formula="of:=[original.O85]" office:value-type="float" office:value="525696" calcext:value-type="float">
            <text:p>525696</text:p>
          </table:table-cell>
          <table:table-cell table:formula="of:=['patched-standard'.AB85]" office:value-type="float" office:value="108480" calcext:value-type="float">
            <text:p>108480</text:p>
          </table:table-cell>
          <table:table-cell table:formula="of:=['patched-standard'.AC85]" office:value-type="float" office:value="99836" calcext:value-type="float">
            <text:p>99836</text:p>
          </table:table-cell>
          <table:table-cell table:formula="of:=['patched-standard'.O85]" office:value-type="float" office:value="241492" calcext:value-type="float">
            <text:p>241492</text:p>
          </table:table-cell>
          <table:table-cell table:formula="of:=['patched-aggressive'.AB85]" office:value-type="float" office:value="100720" calcext:value-type="float">
            <text:p>100720</text:p>
          </table:table-cell>
          <table:table-cell table:formula="of:=['patched-aggressive'.AC85]" office:value-type="float" office:value="99827" calcext:value-type="float">
            <text:p>99827</text:p>
          </table:table-cell>
          <table:table-cell table:formula="of:=['patched-aggressive'.O85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6]" office:value-type="float" office:value="384500" calcext:value-type="float">
            <text:p>384500</text:p>
          </table:table-cell>
          <table:table-cell table:formula="of:=[original.AC86]" office:value-type="float" office:value="99980" calcext:value-type="float">
            <text:p>99980</text:p>
          </table:table-cell>
          <table:table-cell table:formula="of:=[original.O86]" office:value-type="float" office:value="525696" calcext:value-type="float">
            <text:p>525696</text:p>
          </table:table-cell>
          <table:table-cell table:formula="of:=['patched-standard'.AB86]" office:value-type="float" office:value="108480" calcext:value-type="float">
            <text:p>108480</text:p>
          </table:table-cell>
          <table:table-cell table:formula="of:=['patched-standard'.AC86]" office:value-type="float" office:value="99836" calcext:value-type="float">
            <text:p>99836</text:p>
          </table:table-cell>
          <table:table-cell table:formula="of:=['patched-standard'.O86]" office:value-type="float" office:value="241492" calcext:value-type="float">
            <text:p>241492</text:p>
          </table:table-cell>
          <table:table-cell table:formula="of:=['patched-aggressive'.AB86]" office:value-type="float" office:value="100720" calcext:value-type="float">
            <text:p>100720</text:p>
          </table:table-cell>
          <table:table-cell table:formula="of:=['patched-aggressive'.AC86]" office:value-type="float" office:value="99827" calcext:value-type="float">
            <text:p>99827</text:p>
          </table:table-cell>
          <table:table-cell table:formula="of:=['patched-aggressive'.O86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7]" office:value-type="float" office:value="384500" calcext:value-type="float">
            <text:p>384500</text:p>
          </table:table-cell>
          <table:table-cell table:formula="of:=[original.AC87]" office:value-type="float" office:value="99980" calcext:value-type="float">
            <text:p>99980</text:p>
          </table:table-cell>
          <table:table-cell table:formula="of:=[original.O87]" office:value-type="float" office:value="525696" calcext:value-type="float">
            <text:p>525696</text:p>
          </table:table-cell>
          <table:table-cell table:formula="of:=['patched-standard'.AB87]" office:value-type="float" office:value="108480" calcext:value-type="float">
            <text:p>108480</text:p>
          </table:table-cell>
          <table:table-cell table:formula="of:=['patched-standard'.AC87]" office:value-type="float" office:value="99836" calcext:value-type="float">
            <text:p>99836</text:p>
          </table:table-cell>
          <table:table-cell table:formula="of:=['patched-standard'.O87]" office:value-type="float" office:value="241492" calcext:value-type="float">
            <text:p>241492</text:p>
          </table:table-cell>
          <table:table-cell table:formula="of:=['patched-aggressive'.AB87]" office:value-type="float" office:value="100720" calcext:value-type="float">
            <text:p>100720</text:p>
          </table:table-cell>
          <table:table-cell table:formula="of:=['patched-aggressive'.AC87]" office:value-type="float" office:value="99827" calcext:value-type="float">
            <text:p>99827</text:p>
          </table:table-cell>
          <table:table-cell table:formula="of:=['patched-aggressive'.O8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8]" office:value-type="float" office:value="384500" calcext:value-type="float">
            <text:p>384500</text:p>
          </table:table-cell>
          <table:table-cell table:formula="of:=[original.AC88]" office:value-type="float" office:value="99980" calcext:value-type="float">
            <text:p>99980</text:p>
          </table:table-cell>
          <table:table-cell table:formula="of:=[original.O88]" office:value-type="float" office:value="525696" calcext:value-type="float">
            <text:p>525696</text:p>
          </table:table-cell>
          <table:table-cell table:formula="of:=['patched-standard'.AB88]" office:value-type="float" office:value="108480" calcext:value-type="float">
            <text:p>108480</text:p>
          </table:table-cell>
          <table:table-cell table:formula="of:=['patched-standard'.AC88]" office:value-type="float" office:value="99836" calcext:value-type="float">
            <text:p>99836</text:p>
          </table:table-cell>
          <table:table-cell table:formula="of:=['patched-standard'.O88]" office:value-type="float" office:value="241492" calcext:value-type="float">
            <text:p>241492</text:p>
          </table:table-cell>
          <table:table-cell table:formula="of:=['patched-aggressive'.AB88]" office:value-type="float" office:value="100720" calcext:value-type="float">
            <text:p>100720</text:p>
          </table:table-cell>
          <table:table-cell table:formula="of:=['patched-aggressive'.AC88]" office:value-type="float" office:value="99827" calcext:value-type="float">
            <text:p>99827</text:p>
          </table:table-cell>
          <table:table-cell table:formula="of:=['patched-aggressive'.O8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89]" office:value-type="float" office:value="384500" calcext:value-type="float">
            <text:p>384500</text:p>
          </table:table-cell>
          <table:table-cell table:formula="of:=[original.AC89]" office:value-type="float" office:value="99980" calcext:value-type="float">
            <text:p>99980</text:p>
          </table:table-cell>
          <table:table-cell table:formula="of:=[original.O89]" office:value-type="float" office:value="525696" calcext:value-type="float">
            <text:p>525696</text:p>
          </table:table-cell>
          <table:table-cell table:formula="of:=['patched-standard'.AB89]" office:value-type="float" office:value="108480" calcext:value-type="float">
            <text:p>108480</text:p>
          </table:table-cell>
          <table:table-cell table:formula="of:=['patched-standard'.AC89]" office:value-type="float" office:value="99836" calcext:value-type="float">
            <text:p>99836</text:p>
          </table:table-cell>
          <table:table-cell table:formula="of:=['patched-standard'.O89]" office:value-type="float" office:value="241492" calcext:value-type="float">
            <text:p>241492</text:p>
          </table:table-cell>
          <table:table-cell table:formula="of:=['patched-aggressive'.AB89]" office:value-type="float" office:value="100720" calcext:value-type="float">
            <text:p>100720</text:p>
          </table:table-cell>
          <table:table-cell table:formula="of:=['patched-aggressive'.AC89]" office:value-type="float" office:value="99827" calcext:value-type="float">
            <text:p>99827</text:p>
          </table:table-cell>
          <table:table-cell table:formula="of:=['patched-aggressive'.O8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0]" office:value-type="float" office:value="384500" calcext:value-type="float">
            <text:p>384500</text:p>
          </table:table-cell>
          <table:table-cell table:formula="of:=[original.AC90]" office:value-type="float" office:value="99980" calcext:value-type="float">
            <text:p>99980</text:p>
          </table:table-cell>
          <table:table-cell table:formula="of:=[original.O90]" office:value-type="float" office:value="525696" calcext:value-type="float">
            <text:p>525696</text:p>
          </table:table-cell>
          <table:table-cell table:formula="of:=['patched-standard'.AB90]" office:value-type="float" office:value="108480" calcext:value-type="float">
            <text:p>108480</text:p>
          </table:table-cell>
          <table:table-cell table:formula="of:=['patched-standard'.AC90]" office:value-type="float" office:value="99836" calcext:value-type="float">
            <text:p>99836</text:p>
          </table:table-cell>
          <table:table-cell table:formula="of:=['patched-standard'.O90]" office:value-type="float" office:value="241492" calcext:value-type="float">
            <text:p>241492</text:p>
          </table:table-cell>
          <table:table-cell table:formula="of:=['patched-aggressive'.AB90]" office:value-type="float" office:value="100720" calcext:value-type="float">
            <text:p>100720</text:p>
          </table:table-cell>
          <table:table-cell table:formula="of:=['patched-aggressive'.AC90]" office:value-type="float" office:value="99827" calcext:value-type="float">
            <text:p>99827</text:p>
          </table:table-cell>
          <table:table-cell table:formula="of:=['patched-aggressive'.O9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1]" office:value-type="float" office:value="384500" calcext:value-type="float">
            <text:p>384500</text:p>
          </table:table-cell>
          <table:table-cell table:formula="of:=[original.AC91]" office:value-type="float" office:value="99980" calcext:value-type="float">
            <text:p>99980</text:p>
          </table:table-cell>
          <table:table-cell table:formula="of:=[original.O91]" office:value-type="float" office:value="525696" calcext:value-type="float">
            <text:p>525696</text:p>
          </table:table-cell>
          <table:table-cell table:formula="of:=['patched-standard'.AB91]" office:value-type="float" office:value="108480" calcext:value-type="float">
            <text:p>108480</text:p>
          </table:table-cell>
          <table:table-cell table:formula="of:=['patched-standard'.AC91]" office:value-type="float" office:value="99836" calcext:value-type="float">
            <text:p>99836</text:p>
          </table:table-cell>
          <table:table-cell table:formula="of:=['patched-standard'.O91]" office:value-type="float" office:value="241492" calcext:value-type="float">
            <text:p>241492</text:p>
          </table:table-cell>
          <table:table-cell table:formula="of:=['patched-aggressive'.AB91]" office:value-type="float" office:value="100720" calcext:value-type="float">
            <text:p>100720</text:p>
          </table:table-cell>
          <table:table-cell table:formula="of:=['patched-aggressive'.AC91]" office:value-type="float" office:value="99827" calcext:value-type="float">
            <text:p>99827</text:p>
          </table:table-cell>
          <table:table-cell table:formula="of:=['patched-aggressive'.O91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2]" office:value-type="float" office:value="384500" calcext:value-type="float">
            <text:p>384500</text:p>
          </table:table-cell>
          <table:table-cell table:formula="of:=[original.AC92]" office:value-type="float" office:value="99980" calcext:value-type="float">
            <text:p>99980</text:p>
          </table:table-cell>
          <table:table-cell table:formula="of:=[original.O92]" office:value-type="float" office:value="525696" calcext:value-type="float">
            <text:p>525696</text:p>
          </table:table-cell>
          <table:table-cell table:formula="of:=['patched-standard'.AB92]" office:value-type="float" office:value="108480" calcext:value-type="float">
            <text:p>108480</text:p>
          </table:table-cell>
          <table:table-cell table:formula="of:=['patched-standard'.AC92]" office:value-type="float" office:value="99836" calcext:value-type="float">
            <text:p>99836</text:p>
          </table:table-cell>
          <table:table-cell table:formula="of:=['patched-standard'.O92]" office:value-type="float" office:value="241492" calcext:value-type="float">
            <text:p>241492</text:p>
          </table:table-cell>
          <table:table-cell table:formula="of:=['patched-aggressive'.AB92]" office:value-type="float" office:value="100720" calcext:value-type="float">
            <text:p>100720</text:p>
          </table:table-cell>
          <table:table-cell table:formula="of:=['patched-aggressive'.AC92]" office:value-type="float" office:value="99827" calcext:value-type="float">
            <text:p>99827</text:p>
          </table:table-cell>
          <table:table-cell table:formula="of:=['patched-aggressive'.O92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3]" office:value-type="float" office:value="384500" calcext:value-type="float">
            <text:p>384500</text:p>
          </table:table-cell>
          <table:table-cell table:formula="of:=[original.AC93]" office:value-type="float" office:value="99980" calcext:value-type="float">
            <text:p>99980</text:p>
          </table:table-cell>
          <table:table-cell table:formula="of:=[original.O93]" office:value-type="float" office:value="525696" calcext:value-type="float">
            <text:p>525696</text:p>
          </table:table-cell>
          <table:table-cell table:formula="of:=['patched-standard'.AB93]" office:value-type="float" office:value="108480" calcext:value-type="float">
            <text:p>108480</text:p>
          </table:table-cell>
          <table:table-cell table:formula="of:=['patched-standard'.AC93]" office:value-type="float" office:value="99836" calcext:value-type="float">
            <text:p>99836</text:p>
          </table:table-cell>
          <table:table-cell table:formula="of:=['patched-standard'.O93]" office:value-type="float" office:value="241492" calcext:value-type="float">
            <text:p>241492</text:p>
          </table:table-cell>
          <table:table-cell table:formula="of:=['patched-aggressive'.AB93]" office:value-type="float" office:value="100720" calcext:value-type="float">
            <text:p>100720</text:p>
          </table:table-cell>
          <table:table-cell table:formula="of:=['patched-aggressive'.AC93]" office:value-type="float" office:value="99827" calcext:value-type="float">
            <text:p>99827</text:p>
          </table:table-cell>
          <table:table-cell table:formula="of:=['patched-aggressive'.O93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4]" office:value-type="float" office:value="384500" calcext:value-type="float">
            <text:p>384500</text:p>
          </table:table-cell>
          <table:table-cell table:formula="of:=[original.AC94]" office:value-type="float" office:value="99980" calcext:value-type="float">
            <text:p>99980</text:p>
          </table:table-cell>
          <table:table-cell table:formula="of:=[original.O94]" office:value-type="float" office:value="525696" calcext:value-type="float">
            <text:p>525696</text:p>
          </table:table-cell>
          <table:table-cell table:formula="of:=['patched-standard'.AB94]" office:value-type="float" office:value="108480" calcext:value-type="float">
            <text:p>108480</text:p>
          </table:table-cell>
          <table:table-cell table:formula="of:=['patched-standard'.AC94]" office:value-type="float" office:value="99836" calcext:value-type="float">
            <text:p>99836</text:p>
          </table:table-cell>
          <table:table-cell table:formula="of:=['patched-standard'.O94]" office:value-type="float" office:value="241492" calcext:value-type="float">
            <text:p>241492</text:p>
          </table:table-cell>
          <table:table-cell table:formula="of:=['patched-aggressive'.AB94]" office:value-type="float" office:value="100720" calcext:value-type="float">
            <text:p>100720</text:p>
          </table:table-cell>
          <table:table-cell table:formula="of:=['patched-aggressive'.AC94]" office:value-type="float" office:value="99827" calcext:value-type="float">
            <text:p>99827</text:p>
          </table:table-cell>
          <table:table-cell table:formula="of:=['patched-aggressive'.O94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5]" office:value-type="float" office:value="384500" calcext:value-type="float">
            <text:p>384500</text:p>
          </table:table-cell>
          <table:table-cell table:formula="of:=[original.AC95]" office:value-type="float" office:value="99980" calcext:value-type="float">
            <text:p>99980</text:p>
          </table:table-cell>
          <table:table-cell table:formula="of:=[original.O95]" office:value-type="float" office:value="525696" calcext:value-type="float">
            <text:p>525696</text:p>
          </table:table-cell>
          <table:table-cell table:formula="of:=['patched-standard'.AB95]" office:value-type="float" office:value="108480" calcext:value-type="float">
            <text:p>108480</text:p>
          </table:table-cell>
          <table:table-cell table:formula="of:=['patched-standard'.AC95]" office:value-type="float" office:value="99836" calcext:value-type="float">
            <text:p>99836</text:p>
          </table:table-cell>
          <table:table-cell table:formula="of:=['patched-standard'.O95]" office:value-type="float" office:value="241492" calcext:value-type="float">
            <text:p>241492</text:p>
          </table:table-cell>
          <table:table-cell table:formula="of:=['patched-aggressive'.AB95]" office:value-type="float" office:value="100720" calcext:value-type="float">
            <text:p>100720</text:p>
          </table:table-cell>
          <table:table-cell table:formula="of:=['patched-aggressive'.AC95]" office:value-type="float" office:value="99827" calcext:value-type="float">
            <text:p>99827</text:p>
          </table:table-cell>
          <table:table-cell table:formula="of:=['patched-aggressive'.O95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6]" office:value-type="float" office:value="384500" calcext:value-type="float">
            <text:p>384500</text:p>
          </table:table-cell>
          <table:table-cell table:formula="of:=[original.AC96]" office:value-type="float" office:value="99980" calcext:value-type="float">
            <text:p>99980</text:p>
          </table:table-cell>
          <table:table-cell table:formula="of:=[original.O96]" office:value-type="float" office:value="525696" calcext:value-type="float">
            <text:p>525696</text:p>
          </table:table-cell>
          <table:table-cell table:formula="of:=['patched-standard'.AB96]" office:value-type="float" office:value="108480" calcext:value-type="float">
            <text:p>108480</text:p>
          </table:table-cell>
          <table:table-cell table:formula="of:=['patched-standard'.AC96]" office:value-type="float" office:value="99836" calcext:value-type="float">
            <text:p>99836</text:p>
          </table:table-cell>
          <table:table-cell table:formula="of:=['patched-standard'.O96]" office:value-type="float" office:value="241492" calcext:value-type="float">
            <text:p>241492</text:p>
          </table:table-cell>
          <table:table-cell table:formula="of:=['patched-aggressive'.AB96]" office:value-type="float" office:value="100720" calcext:value-type="float">
            <text:p>100720</text:p>
          </table:table-cell>
          <table:table-cell table:formula="of:=['patched-aggressive'.AC96]" office:value-type="float" office:value="99827" calcext:value-type="float">
            <text:p>99827</text:p>
          </table:table-cell>
          <table:table-cell table:formula="of:=['patched-aggressive'.O96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7]" office:value-type="float" office:value="384500" calcext:value-type="float">
            <text:p>384500</text:p>
          </table:table-cell>
          <table:table-cell table:formula="of:=[original.AC97]" office:value-type="float" office:value="99980" calcext:value-type="float">
            <text:p>99980</text:p>
          </table:table-cell>
          <table:table-cell table:formula="of:=[original.O97]" office:value-type="float" office:value="525696" calcext:value-type="float">
            <text:p>525696</text:p>
          </table:table-cell>
          <table:table-cell table:formula="of:=['patched-standard'.AB97]" office:value-type="float" office:value="108480" calcext:value-type="float">
            <text:p>108480</text:p>
          </table:table-cell>
          <table:table-cell table:formula="of:=['patched-standard'.AC97]" office:value-type="float" office:value="99836" calcext:value-type="float">
            <text:p>99836</text:p>
          </table:table-cell>
          <table:table-cell table:formula="of:=['patched-standard'.O97]" office:value-type="float" office:value="241492" calcext:value-type="float">
            <text:p>241492</text:p>
          </table:table-cell>
          <table:table-cell table:formula="of:=['patched-aggressive'.AB97]" office:value-type="float" office:value="100720" calcext:value-type="float">
            <text:p>100720</text:p>
          </table:table-cell>
          <table:table-cell table:formula="of:=['patched-aggressive'.AC97]" office:value-type="float" office:value="99827" calcext:value-type="float">
            <text:p>99827</text:p>
          </table:table-cell>
          <table:table-cell table:formula="of:=['patched-aggressive'.O9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8]" office:value-type="float" office:value="384500" calcext:value-type="float">
            <text:p>384500</text:p>
          </table:table-cell>
          <table:table-cell table:formula="of:=[original.AC98]" office:value-type="float" office:value="99980" calcext:value-type="float">
            <text:p>99980</text:p>
          </table:table-cell>
          <table:table-cell table:formula="of:=[original.O98]" office:value-type="float" office:value="525696" calcext:value-type="float">
            <text:p>525696</text:p>
          </table:table-cell>
          <table:table-cell table:formula="of:=['patched-standard'.AB98]" office:value-type="float" office:value="108480" calcext:value-type="float">
            <text:p>108480</text:p>
          </table:table-cell>
          <table:table-cell table:formula="of:=['patched-standard'.AC98]" office:value-type="float" office:value="99836" calcext:value-type="float">
            <text:p>99836</text:p>
          </table:table-cell>
          <table:table-cell table:formula="of:=['patched-standard'.O98]" office:value-type="float" office:value="241492" calcext:value-type="float">
            <text:p>241492</text:p>
          </table:table-cell>
          <table:table-cell table:formula="of:=['patched-aggressive'.AB98]" office:value-type="float" office:value="100720" calcext:value-type="float">
            <text:p>100720</text:p>
          </table:table-cell>
          <table:table-cell table:formula="of:=['patched-aggressive'.AC98]" office:value-type="float" office:value="99827" calcext:value-type="float">
            <text:p>99827</text:p>
          </table:table-cell>
          <table:table-cell table:formula="of:=['patched-aggressive'.O9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99]" office:value-type="float" office:value="384500" calcext:value-type="float">
            <text:p>384500</text:p>
          </table:table-cell>
          <table:table-cell table:formula="of:=[original.AC99]" office:value-type="float" office:value="99980" calcext:value-type="float">
            <text:p>99980</text:p>
          </table:table-cell>
          <table:table-cell table:formula="of:=[original.O99]" office:value-type="float" office:value="525696" calcext:value-type="float">
            <text:p>525696</text:p>
          </table:table-cell>
          <table:table-cell table:formula="of:=['patched-standard'.AB99]" office:value-type="float" office:value="108480" calcext:value-type="float">
            <text:p>108480</text:p>
          </table:table-cell>
          <table:table-cell table:formula="of:=['patched-standard'.AC99]" office:value-type="float" office:value="99836" calcext:value-type="float">
            <text:p>99836</text:p>
          </table:table-cell>
          <table:table-cell table:formula="of:=['patched-standard'.O99]" office:value-type="float" office:value="241492" calcext:value-type="float">
            <text:p>241492</text:p>
          </table:table-cell>
          <table:table-cell table:formula="of:=['patched-aggressive'.AB99]" office:value-type="float" office:value="100720" calcext:value-type="float">
            <text:p>100720</text:p>
          </table:table-cell>
          <table:table-cell table:formula="of:=['patched-aggressive'.AC99]" office:value-type="float" office:value="99827" calcext:value-type="float">
            <text:p>99827</text:p>
          </table:table-cell>
          <table:table-cell table:formula="of:=['patched-aggressive'.O9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0]" office:value-type="float" office:value="384500" calcext:value-type="float">
            <text:p>384500</text:p>
          </table:table-cell>
          <table:table-cell table:formula="of:=[original.AC100]" office:value-type="float" office:value="99980" calcext:value-type="float">
            <text:p>99980</text:p>
          </table:table-cell>
          <table:table-cell table:formula="of:=[original.O100]" office:value-type="float" office:value="525696" calcext:value-type="float">
            <text:p>525696</text:p>
          </table:table-cell>
          <table:table-cell table:formula="of:=['patched-standard'.AB100]" office:value-type="float" office:value="108480" calcext:value-type="float">
            <text:p>108480</text:p>
          </table:table-cell>
          <table:table-cell table:formula="of:=['patched-standard'.AC100]" office:value-type="float" office:value="99836" calcext:value-type="float">
            <text:p>99836</text:p>
          </table:table-cell>
          <table:table-cell table:formula="of:=['patched-standard'.O100]" office:value-type="float" office:value="241492" calcext:value-type="float">
            <text:p>241492</text:p>
          </table:table-cell>
          <table:table-cell table:formula="of:=['patched-aggressive'.AB100]" office:value-type="float" office:value="100720" calcext:value-type="float">
            <text:p>100720</text:p>
          </table:table-cell>
          <table:table-cell table:formula="of:=['patched-aggressive'.AC100]" office:value-type="float" office:value="99827" calcext:value-type="float">
            <text:p>99827</text:p>
          </table:table-cell>
          <table:table-cell table:formula="of:=['patched-aggressive'.O10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1]" office:value-type="float" office:value="384500" calcext:value-type="float">
            <text:p>384500</text:p>
          </table:table-cell>
          <table:table-cell table:formula="of:=[original.AC101]" office:value-type="float" office:value="99980" calcext:value-type="float">
            <text:p>99980</text:p>
          </table:table-cell>
          <table:table-cell table:formula="of:=[original.O101]" office:value-type="float" office:value="525696" calcext:value-type="float">
            <text:p>525696</text:p>
          </table:table-cell>
          <table:table-cell table:formula="of:=['patched-standard'.AB101]" office:value-type="float" office:value="108480" calcext:value-type="float">
            <text:p>108480</text:p>
          </table:table-cell>
          <table:table-cell table:formula="of:=['patched-standard'.AC101]" office:value-type="float" office:value="99836" calcext:value-type="float">
            <text:p>99836</text:p>
          </table:table-cell>
          <table:table-cell table:formula="of:=['patched-standard'.O101]" office:value-type="float" office:value="241492" calcext:value-type="float">
            <text:p>241492</text:p>
          </table:table-cell>
          <table:table-cell table:formula="of:=['patched-aggressive'.AB101]" office:value-type="float" office:value="100720" calcext:value-type="float">
            <text:p>100720</text:p>
          </table:table-cell>
          <table:table-cell table:formula="of:=['patched-aggressive'.AC101]" office:value-type="float" office:value="99827" calcext:value-type="float">
            <text:p>99827</text:p>
          </table:table-cell>
          <table:table-cell table:formula="of:=['patched-aggressive'.O101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2]" office:value-type="float" office:value="384500" calcext:value-type="float">
            <text:p>384500</text:p>
          </table:table-cell>
          <table:table-cell table:formula="of:=[original.AC102]" office:value-type="float" office:value="99980" calcext:value-type="float">
            <text:p>99980</text:p>
          </table:table-cell>
          <table:table-cell table:formula="of:=[original.O102]" office:value-type="float" office:value="525696" calcext:value-type="float">
            <text:p>525696</text:p>
          </table:table-cell>
          <table:table-cell table:formula="of:=['patched-standard'.AB102]" office:value-type="float" office:value="108480" calcext:value-type="float">
            <text:p>108480</text:p>
          </table:table-cell>
          <table:table-cell table:formula="of:=['patched-standard'.AC102]" office:value-type="float" office:value="99836" calcext:value-type="float">
            <text:p>99836</text:p>
          </table:table-cell>
          <table:table-cell table:formula="of:=['patched-standard'.O102]" office:value-type="float" office:value="241492" calcext:value-type="float">
            <text:p>241492</text:p>
          </table:table-cell>
          <table:table-cell table:formula="of:=['patched-aggressive'.AB102]" office:value-type="float" office:value="100720" calcext:value-type="float">
            <text:p>100720</text:p>
          </table:table-cell>
          <table:table-cell table:formula="of:=['patched-aggressive'.AC102]" office:value-type="float" office:value="99827" calcext:value-type="float">
            <text:p>99827</text:p>
          </table:table-cell>
          <table:table-cell table:formula="of:=['patched-aggressive'.O102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3]" office:value-type="float" office:value="384500" calcext:value-type="float">
            <text:p>384500</text:p>
          </table:table-cell>
          <table:table-cell table:formula="of:=[original.AC103]" office:value-type="float" office:value="99980" calcext:value-type="float">
            <text:p>99980</text:p>
          </table:table-cell>
          <table:table-cell table:formula="of:=[original.O103]" office:value-type="float" office:value="525696" calcext:value-type="float">
            <text:p>525696</text:p>
          </table:table-cell>
          <table:table-cell table:formula="of:=['patched-standard'.AB103]" office:value-type="float" office:value="108480" calcext:value-type="float">
            <text:p>108480</text:p>
          </table:table-cell>
          <table:table-cell table:formula="of:=['patched-standard'.AC103]" office:value-type="float" office:value="99836" calcext:value-type="float">
            <text:p>99836</text:p>
          </table:table-cell>
          <table:table-cell table:formula="of:=['patched-standard'.O103]" office:value-type="float" office:value="241492" calcext:value-type="float">
            <text:p>241492</text:p>
          </table:table-cell>
          <table:table-cell table:formula="of:=['patched-aggressive'.AB103]" office:value-type="float" office:value="100720" calcext:value-type="float">
            <text:p>100720</text:p>
          </table:table-cell>
          <table:table-cell table:formula="of:=['patched-aggressive'.AC103]" office:value-type="float" office:value="99827" calcext:value-type="float">
            <text:p>99827</text:p>
          </table:table-cell>
          <table:table-cell table:formula="of:=['patched-aggressive'.O103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4]" office:value-type="float" office:value="384500" calcext:value-type="float">
            <text:p>384500</text:p>
          </table:table-cell>
          <table:table-cell table:formula="of:=[original.AC104]" office:value-type="float" office:value="99980" calcext:value-type="float">
            <text:p>99980</text:p>
          </table:table-cell>
          <table:table-cell table:formula="of:=[original.O104]" office:value-type="float" office:value="525696" calcext:value-type="float">
            <text:p>525696</text:p>
          </table:table-cell>
          <table:table-cell table:formula="of:=['patched-standard'.AB104]" office:value-type="float" office:value="108480" calcext:value-type="float">
            <text:p>108480</text:p>
          </table:table-cell>
          <table:table-cell table:formula="of:=['patched-standard'.AC104]" office:value-type="float" office:value="99836" calcext:value-type="float">
            <text:p>99836</text:p>
          </table:table-cell>
          <table:table-cell table:formula="of:=['patched-standard'.O104]" office:value-type="float" office:value="241492" calcext:value-type="float">
            <text:p>241492</text:p>
          </table:table-cell>
          <table:table-cell table:formula="of:=['patched-aggressive'.AB104]" office:value-type="float" office:value="100720" calcext:value-type="float">
            <text:p>100720</text:p>
          </table:table-cell>
          <table:table-cell table:formula="of:=['patched-aggressive'.AC104]" office:value-type="float" office:value="99827" calcext:value-type="float">
            <text:p>99827</text:p>
          </table:table-cell>
          <table:table-cell table:formula="of:=['patched-aggressive'.O104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5]" office:value-type="float" office:value="384500" calcext:value-type="float">
            <text:p>384500</text:p>
          </table:table-cell>
          <table:table-cell table:formula="of:=[original.AC105]" office:value-type="float" office:value="99980" calcext:value-type="float">
            <text:p>99980</text:p>
          </table:table-cell>
          <table:table-cell table:formula="of:=[original.O105]" office:value-type="float" office:value="525696" calcext:value-type="float">
            <text:p>525696</text:p>
          </table:table-cell>
          <table:table-cell table:formula="of:=['patched-standard'.AB105]" office:value-type="float" office:value="108480" calcext:value-type="float">
            <text:p>108480</text:p>
          </table:table-cell>
          <table:table-cell table:formula="of:=['patched-standard'.AC105]" office:value-type="float" office:value="99836" calcext:value-type="float">
            <text:p>99836</text:p>
          </table:table-cell>
          <table:table-cell table:formula="of:=['patched-standard'.O105]" office:value-type="float" office:value="241492" calcext:value-type="float">
            <text:p>241492</text:p>
          </table:table-cell>
          <table:table-cell table:formula="of:=['patched-aggressive'.AB105]" office:value-type="float" office:value="100720" calcext:value-type="float">
            <text:p>100720</text:p>
          </table:table-cell>
          <table:table-cell table:formula="of:=['patched-aggressive'.AC105]" office:value-type="float" office:value="99827" calcext:value-type="float">
            <text:p>99827</text:p>
          </table:table-cell>
          <table:table-cell table:formula="of:=['patched-aggressive'.O105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6]" office:value-type="float" office:value="384500" calcext:value-type="float">
            <text:p>384500</text:p>
          </table:table-cell>
          <table:table-cell table:formula="of:=[original.AC106]" office:value-type="float" office:value="99980" calcext:value-type="float">
            <text:p>99980</text:p>
          </table:table-cell>
          <table:table-cell table:formula="of:=[original.O106]" office:value-type="float" office:value="525696" calcext:value-type="float">
            <text:p>525696</text:p>
          </table:table-cell>
          <table:table-cell table:formula="of:=['patched-standard'.AB106]" office:value-type="float" office:value="108480" calcext:value-type="float">
            <text:p>108480</text:p>
          </table:table-cell>
          <table:table-cell table:formula="of:=['patched-standard'.AC106]" office:value-type="float" office:value="99836" calcext:value-type="float">
            <text:p>99836</text:p>
          </table:table-cell>
          <table:table-cell table:formula="of:=['patched-standard'.O106]" office:value-type="float" office:value="241492" calcext:value-type="float">
            <text:p>241492</text:p>
          </table:table-cell>
          <table:table-cell table:formula="of:=['patched-aggressive'.AB106]" office:value-type="float" office:value="100720" calcext:value-type="float">
            <text:p>100720</text:p>
          </table:table-cell>
          <table:table-cell table:formula="of:=['patched-aggressive'.AC106]" office:value-type="float" office:value="99827" calcext:value-type="float">
            <text:p>99827</text:p>
          </table:table-cell>
          <table:table-cell table:formula="of:=['patched-aggressive'.O106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7]" office:value-type="float" office:value="384500" calcext:value-type="float">
            <text:p>384500</text:p>
          </table:table-cell>
          <table:table-cell table:formula="of:=[original.AC107]" office:value-type="float" office:value="99980" calcext:value-type="float">
            <text:p>99980</text:p>
          </table:table-cell>
          <table:table-cell table:formula="of:=[original.O107]" office:value-type="float" office:value="525696" calcext:value-type="float">
            <text:p>525696</text:p>
          </table:table-cell>
          <table:table-cell table:formula="of:=['patched-standard'.AB107]" office:value-type="float" office:value="108480" calcext:value-type="float">
            <text:p>108480</text:p>
          </table:table-cell>
          <table:table-cell table:formula="of:=['patched-standard'.AC107]" office:value-type="float" office:value="99836" calcext:value-type="float">
            <text:p>99836</text:p>
          </table:table-cell>
          <table:table-cell table:formula="of:=['patched-standard'.O107]" office:value-type="float" office:value="241492" calcext:value-type="float">
            <text:p>241492</text:p>
          </table:table-cell>
          <table:table-cell table:formula="of:=['patched-aggressive'.AB107]" office:value-type="float" office:value="100720" calcext:value-type="float">
            <text:p>100720</text:p>
          </table:table-cell>
          <table:table-cell table:formula="of:=['patched-aggressive'.AC107]" office:value-type="float" office:value="99827" calcext:value-type="float">
            <text:p>99827</text:p>
          </table:table-cell>
          <table:table-cell table:formula="of:=['patched-aggressive'.O107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8]" office:value-type="float" office:value="384500" calcext:value-type="float">
            <text:p>384500</text:p>
          </table:table-cell>
          <table:table-cell table:formula="of:=[original.AC108]" office:value-type="float" office:value="99980" calcext:value-type="float">
            <text:p>99980</text:p>
          </table:table-cell>
          <table:table-cell table:formula="of:=[original.O108]" office:value-type="float" office:value="525696" calcext:value-type="float">
            <text:p>525696</text:p>
          </table:table-cell>
          <table:table-cell table:formula="of:=['patched-standard'.AB108]" office:value-type="float" office:value="108480" calcext:value-type="float">
            <text:p>108480</text:p>
          </table:table-cell>
          <table:table-cell table:formula="of:=['patched-standard'.AC108]" office:value-type="float" office:value="99836" calcext:value-type="float">
            <text:p>99836</text:p>
          </table:table-cell>
          <table:table-cell table:formula="of:=['patched-standard'.O108]" office:value-type="float" office:value="241492" calcext:value-type="float">
            <text:p>241492</text:p>
          </table:table-cell>
          <table:table-cell table:formula="of:=['patched-aggressive'.AB108]" office:value-type="float" office:value="100720" calcext:value-type="float">
            <text:p>100720</text:p>
          </table:table-cell>
          <table:table-cell table:formula="of:=['patched-aggressive'.AC108]" office:value-type="float" office:value="99827" calcext:value-type="float">
            <text:p>99827</text:p>
          </table:table-cell>
          <table:table-cell table:formula="of:=['patched-aggressive'.O108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09]" office:value-type="float" office:value="384500" calcext:value-type="float">
            <text:p>384500</text:p>
          </table:table-cell>
          <table:table-cell table:formula="of:=[original.AC109]" office:value-type="float" office:value="99980" calcext:value-type="float">
            <text:p>99980</text:p>
          </table:table-cell>
          <table:table-cell table:formula="of:=[original.O109]" office:value-type="float" office:value="525696" calcext:value-type="float">
            <text:p>525696</text:p>
          </table:table-cell>
          <table:table-cell table:formula="of:=['patched-standard'.AB109]" office:value-type="float" office:value="108480" calcext:value-type="float">
            <text:p>108480</text:p>
          </table:table-cell>
          <table:table-cell table:formula="of:=['patched-standard'.AC109]" office:value-type="float" office:value="99836" calcext:value-type="float">
            <text:p>99836</text:p>
          </table:table-cell>
          <table:table-cell table:formula="of:=['patched-standard'.O109]" office:value-type="float" office:value="241492" calcext:value-type="float">
            <text:p>241492</text:p>
          </table:table-cell>
          <table:table-cell table:formula="of:=['patched-aggressive'.AB109]" office:value-type="float" office:value="100720" calcext:value-type="float">
            <text:p>100720</text:p>
          </table:table-cell>
          <table:table-cell table:formula="of:=['patched-aggressive'.AC109]" office:value-type="float" office:value="99827" calcext:value-type="float">
            <text:p>99827</text:p>
          </table:table-cell>
          <table:table-cell table:formula="of:=['patched-aggressive'.O109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10]" office:value-type="float" office:value="384500" calcext:value-type="float">
            <text:p>384500</text:p>
          </table:table-cell>
          <table:table-cell table:formula="of:=[original.AC110]" office:value-type="float" office:value="99980" calcext:value-type="float">
            <text:p>99980</text:p>
          </table:table-cell>
          <table:table-cell table:formula="of:=[original.O110]" office:value-type="float" office:value="525696" calcext:value-type="float">
            <text:p>525696</text:p>
          </table:table-cell>
          <table:table-cell table:formula="of:=['patched-standard'.AB110]" office:value-type="float" office:value="108480" calcext:value-type="float">
            <text:p>108480</text:p>
          </table:table-cell>
          <table:table-cell table:formula="of:=['patched-standard'.AC110]" office:value-type="float" office:value="99836" calcext:value-type="float">
            <text:p>99836</text:p>
          </table:table-cell>
          <table:table-cell table:formula="of:=['patched-standard'.O110]" office:value-type="float" office:value="241492" calcext:value-type="float">
            <text:p>241492</text:p>
          </table:table-cell>
          <table:table-cell table:formula="of:=['patched-aggressive'.AB110]" office:value-type="float" office:value="100720" calcext:value-type="float">
            <text:p>100720</text:p>
          </table:table-cell>
          <table:table-cell table:formula="of:=['patched-aggressive'.AC110]" office:value-type="float" office:value="99827" calcext:value-type="float">
            <text:p>99827</text:p>
          </table:table-cell>
          <table:table-cell table:formula="of:=['patched-aggressive'.O110]" office:value-type="float" office:value="241184" calcext:value-type="float">
            <text:p>241184</text:p>
          </table:table-cell>
        </table:table-row>
        <table:table-row table:style-name="ro1">
          <table:table-cell table:formula="of:=[original.AB111]" office:value-type="float" office:value="384500" calcext:value-type="float">
            <text:p>384500</text:p>
          </table:table-cell>
          <table:table-cell table:formula="of:=[original.AC111]" office:value-type="float" office:value="128552" calcext:value-type="float">
            <text:p>128552</text:p>
          </table:table-cell>
          <table:table-cell table:formula="of:=[original.O111]" office:value-type="float" office:value="525952" calcext:value-type="float">
            <text:p>525952</text:p>
          </table:table-cell>
          <table:table-cell table:formula="of:=['patched-standard'.AB111]" office:value-type="float" office:value="108480" calcext:value-type="float">
            <text:p>108480</text:p>
          </table:table-cell>
          <table:table-cell table:formula="of:=['patched-standard'.AC111]" office:value-type="float" office:value="101317" calcext:value-type="float">
            <text:p>101317</text:p>
          </table:table-cell>
          <table:table-cell table:formula="of:=['patched-standard'.O111]" office:value-type="float" office:value="241492" calcext:value-type="float">
            <text:p>241492</text:p>
          </table:table-cell>
          <table:table-cell table:formula="of:=['patched-aggressive'.AB111]" office:value-type="float" office:value="106480" calcext:value-type="float">
            <text:p>106480</text:p>
          </table:table-cell>
          <table:table-cell table:formula="of:=['patched-aggressive'.AC111]" office:value-type="float" office:value="105530" calcext:value-type="float">
            <text:p>105530</text:p>
          </table:table-cell>
          <table:table-cell table:formula="of:=['patched-aggressive'.O111]" office:value-type="float" office:value="246960" calcext:value-type="float">
            <text:p>246960</text:p>
          </table:table-cell>
        </table:table-row>
        <table:table-row table:style-name="ro1">
          <table:table-cell table:formula="of:=[original.AB112]" office:value-type="float" office:value="384500" calcext:value-type="float">
            <text:p>384500</text:p>
          </table:table-cell>
          <table:table-cell table:formula="of:=[original.AC112]" office:value-type="float" office:value="252447" calcext:value-type="float">
            <text:p>252447</text:p>
          </table:table-cell>
          <table:table-cell table:formula="of:=[original.O112]" office:value-type="float" office:value="525952" calcext:value-type="float">
            <text:p>525952</text:p>
          </table:table-cell>
          <table:table-cell table:formula="of:=['patched-standard'.AB112]" office:value-type="float" office:value="220928" calcext:value-type="float">
            <text:p>220928</text:p>
          </table:table-cell>
          <table:table-cell table:formula="of:=['patched-standard'.AC112]" office:value-type="float" office:value="218985" calcext:value-type="float">
            <text:p>218985</text:p>
          </table:table-cell>
          <table:table-cell table:formula="of:=['patched-standard'.O112]" office:value-type="float" office:value="353940" calcext:value-type="float">
            <text:p>353940</text:p>
          </table:table-cell>
          <table:table-cell table:formula="of:=['patched-aggressive'.AB112]" office:value-type="float" office:value="220752" calcext:value-type="float">
            <text:p>220752</text:p>
          </table:table-cell>
          <table:table-cell table:formula="of:=['patched-aggressive'.AC112]" office:value-type="float" office:value="218944" calcext:value-type="float">
            <text:p>218944</text:p>
          </table:table-cell>
          <table:table-cell table:formula="of:=['patched-aggressive'.O112]" office:value-type="float" office:value="361496" calcext:value-type="float">
            <text:p>361496</text:p>
          </table:table-cell>
        </table:table-row>
        <table:table-row table:style-name="ro1">
          <table:table-cell table:formula="of:=[original.AB113]" office:value-type="float" office:value="401652" calcext:value-type="float">
            <text:p>401652</text:p>
          </table:table-cell>
          <table:table-cell table:formula="of:=[original.AC113]" office:value-type="float" office:value="372372" calcext:value-type="float">
            <text:p>372372</text:p>
          </table:table-cell>
          <table:table-cell table:formula="of:=[original.O113]" office:value-type="float" office:value="542848" calcext:value-type="float">
            <text:p>542848</text:p>
          </table:table-cell>
          <table:table-cell table:formula="of:=['patched-standard'.AB113]" office:value-type="float" office:value="338624" calcext:value-type="float">
            <text:p>338624</text:p>
          </table:table-cell>
          <table:table-cell table:formula="of:=['patched-standard'.AC113]" office:value-type="float" office:value="335768" calcext:value-type="float">
            <text:p>335768</text:p>
          </table:table-cell>
          <table:table-cell table:formula="of:=['patched-standard'.O113]" office:value-type="float" office:value="471700" calcext:value-type="float">
            <text:p>471700</text:p>
          </table:table-cell>
          <table:table-cell table:formula="of:=['patched-aggressive'.AB113]" office:value-type="float" office:value="334464" calcext:value-type="float">
            <text:p>334464</text:p>
          </table:table-cell>
          <table:table-cell table:formula="of:=['patched-aggressive'.AC113]" office:value-type="float" office:value="331786" calcext:value-type="float">
            <text:p>331786</text:p>
          </table:table-cell>
          <table:table-cell table:formula="of:=['patched-aggressive'.O113]" office:value-type="float" office:value="475224" calcext:value-type="float">
            <text:p>475224</text:p>
          </table:table-cell>
        </table:table-row>
        <table:table-row table:style-name="ro1">
          <table:table-cell table:formula="of:=[original.AB114]" office:value-type="float" office:value="519540" calcext:value-type="float">
            <text:p>519540</text:p>
          </table:table-cell>
          <table:table-cell table:formula="of:=[original.AC114]" office:value-type="float" office:value="490543" calcext:value-type="float">
            <text:p>490543</text:p>
          </table:table-cell>
          <table:table-cell table:formula="of:=[original.O114]" office:value-type="float" office:value="660740" calcext:value-type="float">
            <text:p>660740</text:p>
          </table:table-cell>
          <table:table-cell table:formula="of:=['patched-standard'.AB114]" office:value-type="float" office:value="453056" calcext:value-type="float">
            <text:p>453056</text:p>
          </table:table-cell>
          <table:table-cell table:formula="of:=['patched-standard'.AC114]" office:value-type="float" office:value="449362" calcext:value-type="float">
            <text:p>449362</text:p>
          </table:table-cell>
          <table:table-cell table:formula="of:=['patched-standard'.O114]" office:value-type="float" office:value="586068" calcext:value-type="float">
            <text:p>586068</text:p>
          </table:table-cell>
          <table:table-cell table:formula="of:=['patched-aggressive'.AB114]" office:value-type="float" office:value="444816" calcext:value-type="float">
            <text:p>444816</text:p>
          </table:table-cell>
          <table:table-cell table:formula="of:=['patched-aggressive'.AC114]" office:value-type="float" office:value="441292" calcext:value-type="float">
            <text:p>441292</text:p>
          </table:table-cell>
          <table:table-cell table:formula="of:=['patched-aggressive'.O114]" office:value-type="float" office:value="585560" calcext:value-type="float">
            <text:p>585560</text:p>
          </table:table-cell>
        </table:table-row>
        <table:table-row table:style-name="ro1">
          <table:table-cell table:formula="of:=[original.AB115]" office:value-type="float" office:value="564084" calcext:value-type="float">
            <text:p>564084</text:p>
          </table:table-cell>
          <table:table-cell table:formula="of:=[original.AC115]" office:value-type="float" office:value="532711" calcext:value-type="float">
            <text:p>532711</text:p>
          </table:table-cell>
          <table:table-cell table:formula="of:=[original.O115]" office:value-type="float" office:value="705452" calcext:value-type="float">
            <text:p>705452</text:p>
          </table:table-cell>
          <table:table-cell table:formula="of:=['patched-standard'.AB115]" office:value-type="float" office:value="536064" calcext:value-type="float">
            <text:p>536064</text:p>
          </table:table-cell>
          <table:table-cell table:formula="of:=['patched-standard'.AC115]" office:value-type="float" office:value="531725" calcext:value-type="float">
            <text:p>531725</text:p>
          </table:table-cell>
          <table:table-cell table:formula="of:=['patched-standard'.O115]" office:value-type="float" office:value="669560" calcext:value-type="float">
            <text:p>669560</text:p>
          </table:table-cell>
          <table:table-cell table:formula="of:=['patched-aggressive'.AB115]" office:value-type="float" office:value="535920" calcext:value-type="float">
            <text:p>535920</text:p>
          </table:table-cell>
          <table:table-cell table:formula="of:=['patched-aggressive'.AC115]" office:value-type="float" office:value="531716" calcext:value-type="float">
            <text:p>531716</text:p>
          </table:table-cell>
          <table:table-cell table:formula="of:=['patched-aggressive'.O115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16]" office:value-type="float" office:value="564084" calcext:value-type="float">
            <text:p>564084</text:p>
          </table:table-cell>
          <table:table-cell table:formula="of:=[original.AC116]" office:value-type="float" office:value="532711" calcext:value-type="float">
            <text:p>532711</text:p>
          </table:table-cell>
          <table:table-cell table:formula="of:=[original.O116]" office:value-type="float" office:value="705452" calcext:value-type="float">
            <text:p>705452</text:p>
          </table:table-cell>
          <table:table-cell table:formula="of:=['patched-standard'.AB116]" office:value-type="float" office:value="536064" calcext:value-type="float">
            <text:p>536064</text:p>
          </table:table-cell>
          <table:table-cell table:formula="of:=['patched-standard'.AC116]" office:value-type="float" office:value="531725" calcext:value-type="float">
            <text:p>531725</text:p>
          </table:table-cell>
          <table:table-cell table:formula="of:=['patched-standard'.O116]" office:value-type="float" office:value="669560" calcext:value-type="float">
            <text:p>669560</text:p>
          </table:table-cell>
          <table:table-cell table:formula="of:=['patched-aggressive'.AB116]" office:value-type="float" office:value="535920" calcext:value-type="float">
            <text:p>535920</text:p>
          </table:table-cell>
          <table:table-cell table:formula="of:=['patched-aggressive'.AC116]" office:value-type="float" office:value="531716" calcext:value-type="float">
            <text:p>531716</text:p>
          </table:table-cell>
          <table:table-cell table:formula="of:=['patched-aggressive'.O116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17]" office:value-type="float" office:value="564084" calcext:value-type="float">
            <text:p>564084</text:p>
          </table:table-cell>
          <table:table-cell table:formula="of:=[original.AC117]" office:value-type="float" office:value="532711" calcext:value-type="float">
            <text:p>532711</text:p>
          </table:table-cell>
          <table:table-cell table:formula="of:=[original.O117]" office:value-type="float" office:value="705452" calcext:value-type="float">
            <text:p>705452</text:p>
          </table:table-cell>
          <table:table-cell table:formula="of:=['patched-standard'.AB117]" office:value-type="float" office:value="536064" calcext:value-type="float">
            <text:p>536064</text:p>
          </table:table-cell>
          <table:table-cell table:formula="of:=['patched-standard'.AC117]" office:value-type="float" office:value="531725" calcext:value-type="float">
            <text:p>531725</text:p>
          </table:table-cell>
          <table:table-cell table:formula="of:=['patched-standard'.O117]" office:value-type="float" office:value="669560" calcext:value-type="float">
            <text:p>669560</text:p>
          </table:table-cell>
          <table:table-cell table:formula="of:=['patched-aggressive'.AB117]" office:value-type="float" office:value="535920" calcext:value-type="float">
            <text:p>535920</text:p>
          </table:table-cell>
          <table:table-cell table:formula="of:=['patched-aggressive'.AC117]" office:value-type="float" office:value="531716" calcext:value-type="float">
            <text:p>531716</text:p>
          </table:table-cell>
          <table:table-cell table:formula="of:=['patched-aggressive'.O117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18]" office:value-type="float" office:value="564084" calcext:value-type="float">
            <text:p>564084</text:p>
          </table:table-cell>
          <table:table-cell table:formula="of:=[original.AC118]" office:value-type="float" office:value="532711" calcext:value-type="float">
            <text:p>532711</text:p>
          </table:table-cell>
          <table:table-cell table:formula="of:=[original.O118]" office:value-type="float" office:value="705452" calcext:value-type="float">
            <text:p>705452</text:p>
          </table:table-cell>
          <table:table-cell table:formula="of:=['patched-standard'.AB118]" office:value-type="float" office:value="536064" calcext:value-type="float">
            <text:p>536064</text:p>
          </table:table-cell>
          <table:table-cell table:formula="of:=['patched-standard'.AC118]" office:value-type="float" office:value="531725" calcext:value-type="float">
            <text:p>531725</text:p>
          </table:table-cell>
          <table:table-cell table:formula="of:=['patched-standard'.O118]" office:value-type="float" office:value="669560" calcext:value-type="float">
            <text:p>669560</text:p>
          </table:table-cell>
          <table:table-cell table:formula="of:=['patched-aggressive'.AB118]" office:value-type="float" office:value="535920" calcext:value-type="float">
            <text:p>535920</text:p>
          </table:table-cell>
          <table:table-cell table:formula="of:=['patched-aggressive'.AC118]" office:value-type="float" office:value="531716" calcext:value-type="float">
            <text:p>531716</text:p>
          </table:table-cell>
          <table:table-cell table:formula="of:=['patched-aggressive'.O118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19]" office:value-type="float" office:value="564084" calcext:value-type="float">
            <text:p>564084</text:p>
          </table:table-cell>
          <table:table-cell table:formula="of:=[original.AC119]" office:value-type="float" office:value="532711" calcext:value-type="float">
            <text:p>532711</text:p>
          </table:table-cell>
          <table:table-cell table:formula="of:=[original.O119]" office:value-type="float" office:value="705452" calcext:value-type="float">
            <text:p>705452</text:p>
          </table:table-cell>
          <table:table-cell table:formula="of:=['patched-standard'.AB119]" office:value-type="float" office:value="536064" calcext:value-type="float">
            <text:p>536064</text:p>
          </table:table-cell>
          <table:table-cell table:formula="of:=['patched-standard'.AC119]" office:value-type="float" office:value="531725" calcext:value-type="float">
            <text:p>531725</text:p>
          </table:table-cell>
          <table:table-cell table:formula="of:=['patched-standard'.O119]" office:value-type="float" office:value="669560" calcext:value-type="float">
            <text:p>669560</text:p>
          </table:table-cell>
          <table:table-cell table:formula="of:=['patched-aggressive'.AB119]" office:value-type="float" office:value="535920" calcext:value-type="float">
            <text:p>535920</text:p>
          </table:table-cell>
          <table:table-cell table:formula="of:=['patched-aggressive'.AC119]" office:value-type="float" office:value="531716" calcext:value-type="float">
            <text:p>531716</text:p>
          </table:table-cell>
          <table:table-cell table:formula="of:=['patched-aggressive'.O119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20]" office:value-type="float" office:value="564084" calcext:value-type="float">
            <text:p>564084</text:p>
          </table:table-cell>
          <table:table-cell table:formula="of:=[original.AC120]" office:value-type="float" office:value="532711" calcext:value-type="float">
            <text:p>532711</text:p>
          </table:table-cell>
          <table:table-cell table:formula="of:=[original.O120]" office:value-type="float" office:value="705452" calcext:value-type="float">
            <text:p>705452</text:p>
          </table:table-cell>
          <table:table-cell table:formula="of:=['patched-standard'.AB120]" office:value-type="float" office:value="536064" calcext:value-type="float">
            <text:p>536064</text:p>
          </table:table-cell>
          <table:table-cell table:formula="of:=['patched-standard'.AC120]" office:value-type="float" office:value="531725" calcext:value-type="float">
            <text:p>531725</text:p>
          </table:table-cell>
          <table:table-cell table:formula="of:=['patched-standard'.O120]" office:value-type="float" office:value="669560" calcext:value-type="float">
            <text:p>669560</text:p>
          </table:table-cell>
          <table:table-cell table:formula="of:=['patched-aggressive'.AB120]" office:value-type="float" office:value="535920" calcext:value-type="float">
            <text:p>535920</text:p>
          </table:table-cell>
          <table:table-cell table:formula="of:=['patched-aggressive'.AC120]" office:value-type="float" office:value="531716" calcext:value-type="float">
            <text:p>531716</text:p>
          </table:table-cell>
          <table:table-cell table:formula="of:=['patched-aggressive'.O120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21]" office:value-type="float" office:value="564084" calcext:value-type="float">
            <text:p>564084</text:p>
          </table:table-cell>
          <table:table-cell table:formula="of:=[original.AC121]" office:value-type="float" office:value="532711" calcext:value-type="float">
            <text:p>532711</text:p>
          </table:table-cell>
          <table:table-cell table:formula="of:=[original.O121]" office:value-type="float" office:value="705452" calcext:value-type="float">
            <text:p>705452</text:p>
          </table:table-cell>
          <table:table-cell table:formula="of:=['patched-standard'.AB121]" office:value-type="float" office:value="536064" calcext:value-type="float">
            <text:p>536064</text:p>
          </table:table-cell>
          <table:table-cell table:formula="of:=['patched-standard'.AC121]" office:value-type="float" office:value="531725" calcext:value-type="float">
            <text:p>531725</text:p>
          </table:table-cell>
          <table:table-cell table:formula="of:=['patched-standard'.O121]" office:value-type="float" office:value="669560" calcext:value-type="float">
            <text:p>669560</text:p>
          </table:table-cell>
          <table:table-cell table:formula="of:=['patched-aggressive'.AB121]" office:value-type="float" office:value="535920" calcext:value-type="float">
            <text:p>535920</text:p>
          </table:table-cell>
          <table:table-cell table:formula="of:=['patched-aggressive'.AC121]" office:value-type="float" office:value="531716" calcext:value-type="float">
            <text:p>531716</text:p>
          </table:table-cell>
          <table:table-cell table:formula="of:=['patched-aggressive'.O121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22]" office:value-type="float" office:value="564084" calcext:value-type="float">
            <text:p>564084</text:p>
          </table:table-cell>
          <table:table-cell table:formula="of:=[original.AC122]" office:value-type="float" office:value="532711" calcext:value-type="float">
            <text:p>532711</text:p>
          </table:table-cell>
          <table:table-cell table:formula="of:=[original.O122]" office:value-type="float" office:value="705452" calcext:value-type="float">
            <text:p>705452</text:p>
          </table:table-cell>
          <table:table-cell table:formula="of:=['patched-standard'.AB122]" office:value-type="float" office:value="536064" calcext:value-type="float">
            <text:p>536064</text:p>
          </table:table-cell>
          <table:table-cell table:formula="of:=['patched-standard'.AC122]" office:value-type="float" office:value="531725" calcext:value-type="float">
            <text:p>531725</text:p>
          </table:table-cell>
          <table:table-cell table:formula="of:=['patched-standard'.O122]" office:value-type="float" office:value="669560" calcext:value-type="float">
            <text:p>669560</text:p>
          </table:table-cell>
          <table:table-cell table:formula="of:=['patched-aggressive'.AB122]" office:value-type="float" office:value="535920" calcext:value-type="float">
            <text:p>535920</text:p>
          </table:table-cell>
          <table:table-cell table:formula="of:=['patched-aggressive'.AC122]" office:value-type="float" office:value="531716" calcext:value-type="float">
            <text:p>531716</text:p>
          </table:table-cell>
          <table:table-cell table:formula="of:=['patched-aggressive'.O122]" office:value-type="float" office:value="679924" calcext:value-type="float">
            <text:p>679924</text:p>
          </table:table-cell>
        </table:table-row>
        <table:table-row table:style-name="ro1">
          <table:table-cell table:formula="of:=[original.AB123]" office:value-type="float" office:value="564084" calcext:value-type="float">
            <text:p>564084</text:p>
          </table:table-cell>
          <table:table-cell table:formula="of:=[original.AC123]" office:value-type="float" office:value="446164" calcext:value-type="float">
            <text:p>446164</text:p>
          </table:table-cell>
          <table:table-cell table:formula="of:=[original.O123]" office:value-type="float" office:value="705620" calcext:value-type="float">
            <text:p>705620</text:p>
          </table:table-cell>
          <table:table-cell table:formula="of:=['patched-standard'.AB123]" office:value-type="float" office:value="456960" calcext:value-type="float">
            <text:p>456960</text:p>
          </table:table-cell>
          <table:table-cell table:formula="of:=['patched-standard'.AC123]" office:value-type="float" office:value="445347" calcext:value-type="float">
            <text:p>445347</text:p>
          </table:table-cell>
          <table:table-cell table:formula="of:=['patched-standard'.O123]" office:value-type="float" office:value="590520" calcext:value-type="float">
            <text:p>590520</text:p>
          </table:table-cell>
          <table:table-cell table:formula="of:=['patched-aggressive'.AB123]" office:value-type="float" office:value="448880" calcext:value-type="float">
            <text:p>448880</text:p>
          </table:table-cell>
          <table:table-cell table:formula="of:=['patched-aggressive'.AC123]" office:value-type="float" office:value="445338" calcext:value-type="float">
            <text:p>445338</text:p>
          </table:table-cell>
          <table:table-cell table:formula="of:=['patched-aggressive'.O123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24]" office:value-type="float" office:value="564084" calcext:value-type="float">
            <text:p>564084</text:p>
          </table:table-cell>
          <table:table-cell table:formula="of:=[original.AC124]" office:value-type="float" office:value="446164" calcext:value-type="float">
            <text:p>446164</text:p>
          </table:table-cell>
          <table:table-cell table:formula="of:=[original.O124]" office:value-type="float" office:value="705620" calcext:value-type="float">
            <text:p>705620</text:p>
          </table:table-cell>
          <table:table-cell table:formula="of:=['patched-standard'.AB124]" office:value-type="float" office:value="456960" calcext:value-type="float">
            <text:p>456960</text:p>
          </table:table-cell>
          <table:table-cell table:formula="of:=['patched-standard'.AC124]" office:value-type="float" office:value="445347" calcext:value-type="float">
            <text:p>445347</text:p>
          </table:table-cell>
          <table:table-cell table:formula="of:=['patched-standard'.O124]" office:value-type="float" office:value="590520" calcext:value-type="float">
            <text:p>590520</text:p>
          </table:table-cell>
          <table:table-cell table:formula="of:=['patched-aggressive'.AB124]" office:value-type="float" office:value="448880" calcext:value-type="float">
            <text:p>448880</text:p>
          </table:table-cell>
          <table:table-cell table:formula="of:=['patched-aggressive'.AC124]" office:value-type="float" office:value="445338" calcext:value-type="float">
            <text:p>445338</text:p>
          </table:table-cell>
          <table:table-cell table:formula="of:=['patched-aggressive'.O124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25]" office:value-type="float" office:value="564084" calcext:value-type="float">
            <text:p>564084</text:p>
          </table:table-cell>
          <table:table-cell table:formula="of:=[original.AC125]" office:value-type="float" office:value="446164" calcext:value-type="float">
            <text:p>446164</text:p>
          </table:table-cell>
          <table:table-cell table:formula="of:=[original.O125]" office:value-type="float" office:value="705620" calcext:value-type="float">
            <text:p>705620</text:p>
          </table:table-cell>
          <table:table-cell table:formula="of:=['patched-standard'.AB125]" office:value-type="float" office:value="456960" calcext:value-type="float">
            <text:p>456960</text:p>
          </table:table-cell>
          <table:table-cell table:formula="of:=['patched-standard'.AC125]" office:value-type="float" office:value="445347" calcext:value-type="float">
            <text:p>445347</text:p>
          </table:table-cell>
          <table:table-cell table:formula="of:=['patched-standard'.O125]" office:value-type="float" office:value="590520" calcext:value-type="float">
            <text:p>590520</text:p>
          </table:table-cell>
          <table:table-cell table:formula="of:=['patched-aggressive'.AB125]" office:value-type="float" office:value="448880" calcext:value-type="float">
            <text:p>448880</text:p>
          </table:table-cell>
          <table:table-cell table:formula="of:=['patched-aggressive'.AC125]" office:value-type="float" office:value="445338" calcext:value-type="float">
            <text:p>445338</text:p>
          </table:table-cell>
          <table:table-cell table:formula="of:=['patched-aggressive'.O125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26]" office:value-type="float" office:value="564084" calcext:value-type="float">
            <text:p>564084</text:p>
          </table:table-cell>
          <table:table-cell table:formula="of:=[original.AC126]" office:value-type="float" office:value="446164" calcext:value-type="float">
            <text:p>446164</text:p>
          </table:table-cell>
          <table:table-cell table:formula="of:=[original.O126]" office:value-type="float" office:value="705620" calcext:value-type="float">
            <text:p>705620</text:p>
          </table:table-cell>
          <table:table-cell table:formula="of:=['patched-standard'.AB126]" office:value-type="float" office:value="456960" calcext:value-type="float">
            <text:p>456960</text:p>
          </table:table-cell>
          <table:table-cell table:formula="of:=['patched-standard'.AC126]" office:value-type="float" office:value="445347" calcext:value-type="float">
            <text:p>445347</text:p>
          </table:table-cell>
          <table:table-cell table:formula="of:=['patched-standard'.O126]" office:value-type="float" office:value="590520" calcext:value-type="float">
            <text:p>590520</text:p>
          </table:table-cell>
          <table:table-cell table:formula="of:=['patched-aggressive'.AB126]" office:value-type="float" office:value="448880" calcext:value-type="float">
            <text:p>448880</text:p>
          </table:table-cell>
          <table:table-cell table:formula="of:=['patched-aggressive'.AC126]" office:value-type="float" office:value="445338" calcext:value-type="float">
            <text:p>445338</text:p>
          </table:table-cell>
          <table:table-cell table:formula="of:=['patched-aggressive'.O126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27]" office:value-type="float" office:value="564084" calcext:value-type="float">
            <text:p>564084</text:p>
          </table:table-cell>
          <table:table-cell table:formula="of:=[original.AC127]" office:value-type="float" office:value="446164" calcext:value-type="float">
            <text:p>446164</text:p>
          </table:table-cell>
          <table:table-cell table:formula="of:=[original.O127]" office:value-type="float" office:value="705620" calcext:value-type="float">
            <text:p>705620</text:p>
          </table:table-cell>
          <table:table-cell table:formula="of:=['patched-standard'.AB127]" office:value-type="float" office:value="456960" calcext:value-type="float">
            <text:p>456960</text:p>
          </table:table-cell>
          <table:table-cell table:formula="of:=['patched-standard'.AC127]" office:value-type="float" office:value="445347" calcext:value-type="float">
            <text:p>445347</text:p>
          </table:table-cell>
          <table:table-cell table:formula="of:=['patched-standard'.O127]" office:value-type="float" office:value="590520" calcext:value-type="float">
            <text:p>590520</text:p>
          </table:table-cell>
          <table:table-cell table:formula="of:=['patched-aggressive'.AB127]" office:value-type="float" office:value="448880" calcext:value-type="float">
            <text:p>448880</text:p>
          </table:table-cell>
          <table:table-cell table:formula="of:=['patched-aggressive'.AC127]" office:value-type="float" office:value="445338" calcext:value-type="float">
            <text:p>445338</text:p>
          </table:table-cell>
          <table:table-cell table:formula="of:=['patched-aggressive'.O127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28]" office:value-type="float" office:value="564084" calcext:value-type="float">
            <text:p>564084</text:p>
          </table:table-cell>
          <table:table-cell table:formula="of:=[original.AC128]" office:value-type="float" office:value="446164" calcext:value-type="float">
            <text:p>446164</text:p>
          </table:table-cell>
          <table:table-cell table:formula="of:=[original.O128]" office:value-type="float" office:value="705620" calcext:value-type="float">
            <text:p>705620</text:p>
          </table:table-cell>
          <table:table-cell table:formula="of:=['patched-standard'.AB128]" office:value-type="float" office:value="456960" calcext:value-type="float">
            <text:p>456960</text:p>
          </table:table-cell>
          <table:table-cell table:formula="of:=['patched-standard'.AC128]" office:value-type="float" office:value="445347" calcext:value-type="float">
            <text:p>445347</text:p>
          </table:table-cell>
          <table:table-cell table:formula="of:=['patched-standard'.O128]" office:value-type="float" office:value="590520" calcext:value-type="float">
            <text:p>590520</text:p>
          </table:table-cell>
          <table:table-cell table:formula="of:=['patched-aggressive'.AB128]" office:value-type="float" office:value="448880" calcext:value-type="float">
            <text:p>448880</text:p>
          </table:table-cell>
          <table:table-cell table:formula="of:=['patched-aggressive'.AC128]" office:value-type="float" office:value="445338" calcext:value-type="float">
            <text:p>445338</text:p>
          </table:table-cell>
          <table:table-cell table:formula="of:=['patched-aggressive'.O128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29]" office:value-type="float" office:value="564084" calcext:value-type="float">
            <text:p>564084</text:p>
          </table:table-cell>
          <table:table-cell table:formula="of:=[original.AC129]" office:value-type="float" office:value="446164" calcext:value-type="float">
            <text:p>446164</text:p>
          </table:table-cell>
          <table:table-cell table:formula="of:=[original.O129]" office:value-type="float" office:value="705620" calcext:value-type="float">
            <text:p>705620</text:p>
          </table:table-cell>
          <table:table-cell table:formula="of:=['patched-standard'.AB129]" office:value-type="float" office:value="456960" calcext:value-type="float">
            <text:p>456960</text:p>
          </table:table-cell>
          <table:table-cell table:formula="of:=['patched-standard'.AC129]" office:value-type="float" office:value="445347" calcext:value-type="float">
            <text:p>445347</text:p>
          </table:table-cell>
          <table:table-cell table:formula="of:=['patched-standard'.O129]" office:value-type="float" office:value="590520" calcext:value-type="float">
            <text:p>590520</text:p>
          </table:table-cell>
          <table:table-cell table:formula="of:=['patched-aggressive'.AB129]" office:value-type="float" office:value="448880" calcext:value-type="float">
            <text:p>448880</text:p>
          </table:table-cell>
          <table:table-cell table:formula="of:=['patched-aggressive'.AC129]" office:value-type="float" office:value="445338" calcext:value-type="float">
            <text:p>445338</text:p>
          </table:table-cell>
          <table:table-cell table:formula="of:=['patched-aggressive'.O129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30]" office:value-type="float" office:value="564084" calcext:value-type="float">
            <text:p>564084</text:p>
          </table:table-cell>
          <table:table-cell table:formula="of:=[original.AC130]" office:value-type="float" office:value="446164" calcext:value-type="float">
            <text:p>446164</text:p>
          </table:table-cell>
          <table:table-cell table:formula="of:=[original.O130]" office:value-type="float" office:value="705620" calcext:value-type="float">
            <text:p>705620</text:p>
          </table:table-cell>
          <table:table-cell table:formula="of:=['patched-standard'.AB130]" office:value-type="float" office:value="456960" calcext:value-type="float">
            <text:p>456960</text:p>
          </table:table-cell>
          <table:table-cell table:formula="of:=['patched-standard'.AC130]" office:value-type="float" office:value="445347" calcext:value-type="float">
            <text:p>445347</text:p>
          </table:table-cell>
          <table:table-cell table:formula="of:=['patched-standard'.O130]" office:value-type="float" office:value="590520" calcext:value-type="float">
            <text:p>590520</text:p>
          </table:table-cell>
          <table:table-cell table:formula="of:=['patched-aggressive'.AB130]" office:value-type="float" office:value="448880" calcext:value-type="float">
            <text:p>448880</text:p>
          </table:table-cell>
          <table:table-cell table:formula="of:=['patched-aggressive'.AC130]" office:value-type="float" office:value="445338" calcext:value-type="float">
            <text:p>445338</text:p>
          </table:table-cell>
          <table:table-cell table:formula="of:=['patched-aggressive'.O130]" office:value-type="float" office:value="593152" calcext:value-type="float">
            <text:p>593152</text:p>
          </table:table-cell>
        </table:table-row>
        <table:table-row table:style-name="ro1">
          <table:table-cell table:formula="of:=[original.AB131]" office:value-type="float" office:value="559988" calcext:value-type="float">
            <text:p>559988</text:p>
          </table:table-cell>
          <table:table-cell table:formula="of:=[original.AC131]" office:value-type="float" office:value="359617" calcext:value-type="float">
            <text:p>359617</text:p>
          </table:table-cell>
          <table:table-cell table:formula="of:=[original.O131]" office:value-type="float" office:value="701396" calcext:value-type="float">
            <text:p>701396</text:p>
          </table:table-cell>
          <table:table-cell table:formula="of:=['patched-standard'.AB131]" office:value-type="float" office:value="371392" calcext:value-type="float">
            <text:p>371392</text:p>
          </table:table-cell>
          <table:table-cell table:formula="of:=['patched-standard'.AC131]" office:value-type="float" office:value="358968" calcext:value-type="float">
            <text:p>358968</text:p>
          </table:table-cell>
          <table:table-cell table:formula="of:=['patched-standard'.O131]" office:value-type="float" office:value="504952" calcext:value-type="float">
            <text:p>504952</text:p>
          </table:table-cell>
          <table:table-cell table:formula="of:=['patched-aggressive'.AB131]" office:value-type="float" office:value="361840" calcext:value-type="float">
            <text:p>361840</text:p>
          </table:table-cell>
          <table:table-cell table:formula="of:=['patched-aggressive'.AC131]" office:value-type="float" office:value="358959" calcext:value-type="float">
            <text:p>358959</text:p>
          </table:table-cell>
          <table:table-cell table:formula="of:=['patched-aggressive'.O131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2]" office:value-type="float" office:value="559988" calcext:value-type="float">
            <text:p>559988</text:p>
          </table:table-cell>
          <table:table-cell table:formula="of:=[original.AC132]" office:value-type="float" office:value="359617" calcext:value-type="float">
            <text:p>359617</text:p>
          </table:table-cell>
          <table:table-cell table:formula="of:=[original.O132]" office:value-type="float" office:value="701396" calcext:value-type="float">
            <text:p>701396</text:p>
          </table:table-cell>
          <table:table-cell table:formula="of:=['patched-standard'.AB132]" office:value-type="float" office:value="371392" calcext:value-type="float">
            <text:p>371392</text:p>
          </table:table-cell>
          <table:table-cell table:formula="of:=['patched-standard'.AC132]" office:value-type="float" office:value="358968" calcext:value-type="float">
            <text:p>358968</text:p>
          </table:table-cell>
          <table:table-cell table:formula="of:=['patched-standard'.O132]" office:value-type="float" office:value="504952" calcext:value-type="float">
            <text:p>504952</text:p>
          </table:table-cell>
          <table:table-cell table:formula="of:=['patched-aggressive'.AB132]" office:value-type="float" office:value="361840" calcext:value-type="float">
            <text:p>361840</text:p>
          </table:table-cell>
          <table:table-cell table:formula="of:=['patched-aggressive'.AC132]" office:value-type="float" office:value="358959" calcext:value-type="float">
            <text:p>358959</text:p>
          </table:table-cell>
          <table:table-cell table:formula="of:=['patched-aggressive'.O132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3]" office:value-type="float" office:value="559988" calcext:value-type="float">
            <text:p>559988</text:p>
          </table:table-cell>
          <table:table-cell table:formula="of:=[original.AC133]" office:value-type="float" office:value="359617" calcext:value-type="float">
            <text:p>359617</text:p>
          </table:table-cell>
          <table:table-cell table:formula="of:=[original.O133]" office:value-type="float" office:value="701396" calcext:value-type="float">
            <text:p>701396</text:p>
          </table:table-cell>
          <table:table-cell table:formula="of:=['patched-standard'.AB133]" office:value-type="float" office:value="371392" calcext:value-type="float">
            <text:p>371392</text:p>
          </table:table-cell>
          <table:table-cell table:formula="of:=['patched-standard'.AC133]" office:value-type="float" office:value="358968" calcext:value-type="float">
            <text:p>358968</text:p>
          </table:table-cell>
          <table:table-cell table:formula="of:=['patched-standard'.O133]" office:value-type="float" office:value="504952" calcext:value-type="float">
            <text:p>504952</text:p>
          </table:table-cell>
          <table:table-cell table:formula="of:=['patched-aggressive'.AB133]" office:value-type="float" office:value="361840" calcext:value-type="float">
            <text:p>361840</text:p>
          </table:table-cell>
          <table:table-cell table:formula="of:=['patched-aggressive'.AC133]" office:value-type="float" office:value="358959" calcext:value-type="float">
            <text:p>358959</text:p>
          </table:table-cell>
          <table:table-cell table:formula="of:=['patched-aggressive'.O133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4]" office:value-type="float" office:value="559988" calcext:value-type="float">
            <text:p>559988</text:p>
          </table:table-cell>
          <table:table-cell table:formula="of:=[original.AC134]" office:value-type="float" office:value="359617" calcext:value-type="float">
            <text:p>359617</text:p>
          </table:table-cell>
          <table:table-cell table:formula="of:=[original.O134]" office:value-type="float" office:value="701396" calcext:value-type="float">
            <text:p>701396</text:p>
          </table:table-cell>
          <table:table-cell table:formula="of:=['patched-standard'.AB134]" office:value-type="float" office:value="371392" calcext:value-type="float">
            <text:p>371392</text:p>
          </table:table-cell>
          <table:table-cell table:formula="of:=['patched-standard'.AC134]" office:value-type="float" office:value="358968" calcext:value-type="float">
            <text:p>358968</text:p>
          </table:table-cell>
          <table:table-cell table:formula="of:=['patched-standard'.O134]" office:value-type="float" office:value="504952" calcext:value-type="float">
            <text:p>504952</text:p>
          </table:table-cell>
          <table:table-cell table:formula="of:=['patched-aggressive'.AB134]" office:value-type="float" office:value="361840" calcext:value-type="float">
            <text:p>361840</text:p>
          </table:table-cell>
          <table:table-cell table:formula="of:=['patched-aggressive'.AC134]" office:value-type="float" office:value="358959" calcext:value-type="float">
            <text:p>358959</text:p>
          </table:table-cell>
          <table:table-cell table:formula="of:=['patched-aggressive'.O134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5]" office:value-type="float" office:value="559988" calcext:value-type="float">
            <text:p>559988</text:p>
          </table:table-cell>
          <table:table-cell table:formula="of:=[original.AC135]" office:value-type="float" office:value="359617" calcext:value-type="float">
            <text:p>359617</text:p>
          </table:table-cell>
          <table:table-cell table:formula="of:=[original.O135]" office:value-type="float" office:value="701396" calcext:value-type="float">
            <text:p>701396</text:p>
          </table:table-cell>
          <table:table-cell table:formula="of:=['patched-standard'.AB135]" office:value-type="float" office:value="371392" calcext:value-type="float">
            <text:p>371392</text:p>
          </table:table-cell>
          <table:table-cell table:formula="of:=['patched-standard'.AC135]" office:value-type="float" office:value="358968" calcext:value-type="float">
            <text:p>358968</text:p>
          </table:table-cell>
          <table:table-cell table:formula="of:=['patched-standard'.O135]" office:value-type="float" office:value="504952" calcext:value-type="float">
            <text:p>504952</text:p>
          </table:table-cell>
          <table:table-cell table:formula="of:=['patched-aggressive'.AB135]" office:value-type="float" office:value="361840" calcext:value-type="float">
            <text:p>361840</text:p>
          </table:table-cell>
          <table:table-cell table:formula="of:=['patched-aggressive'.AC135]" office:value-type="float" office:value="358959" calcext:value-type="float">
            <text:p>358959</text:p>
          </table:table-cell>
          <table:table-cell table:formula="of:=['patched-aggressive'.O135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6]" office:value-type="float" office:value="559988" calcext:value-type="float">
            <text:p>559988</text:p>
          </table:table-cell>
          <table:table-cell table:formula="of:=[original.AC136]" office:value-type="float" office:value="359617" calcext:value-type="float">
            <text:p>359617</text:p>
          </table:table-cell>
          <table:table-cell table:formula="of:=[original.O136]" office:value-type="float" office:value="701396" calcext:value-type="float">
            <text:p>701396</text:p>
          </table:table-cell>
          <table:table-cell table:formula="of:=['patched-standard'.AB136]" office:value-type="float" office:value="371392" calcext:value-type="float">
            <text:p>371392</text:p>
          </table:table-cell>
          <table:table-cell table:formula="of:=['patched-standard'.AC136]" office:value-type="float" office:value="358968" calcext:value-type="float">
            <text:p>358968</text:p>
          </table:table-cell>
          <table:table-cell table:formula="of:=['patched-standard'.O136]" office:value-type="float" office:value="504952" calcext:value-type="float">
            <text:p>504952</text:p>
          </table:table-cell>
          <table:table-cell table:formula="of:=['patched-aggressive'.AB136]" office:value-type="float" office:value="361840" calcext:value-type="float">
            <text:p>361840</text:p>
          </table:table-cell>
          <table:table-cell table:formula="of:=['patched-aggressive'.AC136]" office:value-type="float" office:value="358959" calcext:value-type="float">
            <text:p>358959</text:p>
          </table:table-cell>
          <table:table-cell table:formula="of:=['patched-aggressive'.O136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7]" office:value-type="float" office:value="559988" calcext:value-type="float">
            <text:p>559988</text:p>
          </table:table-cell>
          <table:table-cell table:formula="of:=[original.AC137]" office:value-type="float" office:value="359617" calcext:value-type="float">
            <text:p>359617</text:p>
          </table:table-cell>
          <table:table-cell table:formula="of:=[original.O137]" office:value-type="float" office:value="701396" calcext:value-type="float">
            <text:p>701396</text:p>
          </table:table-cell>
          <table:table-cell table:formula="of:=['patched-standard'.AB137]" office:value-type="float" office:value="371392" calcext:value-type="float">
            <text:p>371392</text:p>
          </table:table-cell>
          <table:table-cell table:formula="of:=['patched-standard'.AC137]" office:value-type="float" office:value="358968" calcext:value-type="float">
            <text:p>358968</text:p>
          </table:table-cell>
          <table:table-cell table:formula="of:=['patched-standard'.O137]" office:value-type="float" office:value="504952" calcext:value-type="float">
            <text:p>504952</text:p>
          </table:table-cell>
          <table:table-cell table:formula="of:=['patched-aggressive'.AB137]" office:value-type="float" office:value="361840" calcext:value-type="float">
            <text:p>361840</text:p>
          </table:table-cell>
          <table:table-cell table:formula="of:=['patched-aggressive'.AC137]" office:value-type="float" office:value="358959" calcext:value-type="float">
            <text:p>358959</text:p>
          </table:table-cell>
          <table:table-cell table:formula="of:=['patched-aggressive'.O137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8]" office:value-type="float" office:value="559988" calcext:value-type="float">
            <text:p>559988</text:p>
          </table:table-cell>
          <table:table-cell table:formula="of:=[original.AC138]" office:value-type="float" office:value="359617" calcext:value-type="float">
            <text:p>359617</text:p>
          </table:table-cell>
          <table:table-cell table:formula="of:=[original.O138]" office:value-type="float" office:value="701396" calcext:value-type="float">
            <text:p>701396</text:p>
          </table:table-cell>
          <table:table-cell table:formula="of:=['patched-standard'.AB138]" office:value-type="float" office:value="371392" calcext:value-type="float">
            <text:p>371392</text:p>
          </table:table-cell>
          <table:table-cell table:formula="of:=['patched-standard'.AC138]" office:value-type="float" office:value="358968" calcext:value-type="float">
            <text:p>358968</text:p>
          </table:table-cell>
          <table:table-cell table:formula="of:=['patched-standard'.O138]" office:value-type="float" office:value="504952" calcext:value-type="float">
            <text:p>504952</text:p>
          </table:table-cell>
          <table:table-cell table:formula="of:=['patched-aggressive'.AB138]" office:value-type="float" office:value="361840" calcext:value-type="float">
            <text:p>361840</text:p>
          </table:table-cell>
          <table:table-cell table:formula="of:=['patched-aggressive'.AC138]" office:value-type="float" office:value="358959" calcext:value-type="float">
            <text:p>358959</text:p>
          </table:table-cell>
          <table:table-cell table:formula="of:=['patched-aggressive'.O138]" office:value-type="float" office:value="506112" calcext:value-type="float">
            <text:p>506112</text:p>
          </table:table-cell>
        </table:table-row>
        <table:table-row table:style-name="ro1">
          <table:table-cell table:formula="of:=[original.AB139]" office:value-type="float" office:value="541556" calcext:value-type="float">
            <text:p>541556</text:p>
          </table:table-cell>
          <table:table-cell table:formula="of:=[original.AC139]" office:value-type="float" office:value="273070" calcext:value-type="float">
            <text:p>273070</text:p>
          </table:table-cell>
          <table:table-cell table:formula="of:=[original.O139]" office:value-type="float" office:value="683100" calcext:value-type="float">
            <text:p>683100</text:p>
          </table:table-cell>
          <table:table-cell table:formula="of:=['patched-standard'.AB139]" office:value-type="float" office:value="286144" calcext:value-type="float">
            <text:p>286144</text:p>
          </table:table-cell>
          <table:table-cell table:formula="of:=['patched-standard'.AC139]" office:value-type="float" office:value="272590" calcext:value-type="float">
            <text:p>272590</text:p>
          </table:table-cell>
          <table:table-cell table:formula="of:=['patched-standard'.O139]" office:value-type="float" office:value="419704" calcext:value-type="float">
            <text:p>419704</text:p>
          </table:table-cell>
          <table:table-cell table:formula="of:=['patched-aggressive'.AB139]" office:value-type="float" office:value="274800" calcext:value-type="float">
            <text:p>274800</text:p>
          </table:table-cell>
          <table:table-cell table:formula="of:=['patched-aggressive'.AC139]" office:value-type="float" office:value="272582" calcext:value-type="float">
            <text:p>272582</text:p>
          </table:table-cell>
          <table:table-cell table:formula="of:=['patched-aggressive'.O139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0]" office:value-type="float" office:value="541556" calcext:value-type="float">
            <text:p>541556</text:p>
          </table:table-cell>
          <table:table-cell table:formula="of:=[original.AC140]" office:value-type="float" office:value="273070" calcext:value-type="float">
            <text:p>273070</text:p>
          </table:table-cell>
          <table:table-cell table:formula="of:=[original.O140]" office:value-type="float" office:value="683100" calcext:value-type="float">
            <text:p>683100</text:p>
          </table:table-cell>
          <table:table-cell table:formula="of:=['patched-standard'.AB140]" office:value-type="float" office:value="286144" calcext:value-type="float">
            <text:p>286144</text:p>
          </table:table-cell>
          <table:table-cell table:formula="of:=['patched-standard'.AC140]" office:value-type="float" office:value="272590" calcext:value-type="float">
            <text:p>272590</text:p>
          </table:table-cell>
          <table:table-cell table:formula="of:=['patched-standard'.O140]" office:value-type="float" office:value="419704" calcext:value-type="float">
            <text:p>419704</text:p>
          </table:table-cell>
          <table:table-cell table:formula="of:=['patched-aggressive'.AB140]" office:value-type="float" office:value="274800" calcext:value-type="float">
            <text:p>274800</text:p>
          </table:table-cell>
          <table:table-cell table:formula="of:=['patched-aggressive'.AC140]" office:value-type="float" office:value="272582" calcext:value-type="float">
            <text:p>272582</text:p>
          </table:table-cell>
          <table:table-cell table:formula="of:=['patched-aggressive'.O140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1]" office:value-type="float" office:value="541556" calcext:value-type="float">
            <text:p>541556</text:p>
          </table:table-cell>
          <table:table-cell table:formula="of:=[original.AC141]" office:value-type="float" office:value="273070" calcext:value-type="float">
            <text:p>273070</text:p>
          </table:table-cell>
          <table:table-cell table:formula="of:=[original.O141]" office:value-type="float" office:value="683100" calcext:value-type="float">
            <text:p>683100</text:p>
          </table:table-cell>
          <table:table-cell table:formula="of:=['patched-standard'.AB141]" office:value-type="float" office:value="286144" calcext:value-type="float">
            <text:p>286144</text:p>
          </table:table-cell>
          <table:table-cell table:formula="of:=['patched-standard'.AC141]" office:value-type="float" office:value="272590" calcext:value-type="float">
            <text:p>272590</text:p>
          </table:table-cell>
          <table:table-cell table:formula="of:=['patched-standard'.O141]" office:value-type="float" office:value="419704" calcext:value-type="float">
            <text:p>419704</text:p>
          </table:table-cell>
          <table:table-cell table:formula="of:=['patched-aggressive'.AB141]" office:value-type="float" office:value="274800" calcext:value-type="float">
            <text:p>274800</text:p>
          </table:table-cell>
          <table:table-cell table:formula="of:=['patched-aggressive'.AC141]" office:value-type="float" office:value="272582" calcext:value-type="float">
            <text:p>272582</text:p>
          </table:table-cell>
          <table:table-cell table:formula="of:=['patched-aggressive'.O141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2]" office:value-type="float" office:value="541556" calcext:value-type="float">
            <text:p>541556</text:p>
          </table:table-cell>
          <table:table-cell table:formula="of:=[original.AC142]" office:value-type="float" office:value="273070" calcext:value-type="float">
            <text:p>273070</text:p>
          </table:table-cell>
          <table:table-cell table:formula="of:=[original.O142]" office:value-type="float" office:value="683100" calcext:value-type="float">
            <text:p>683100</text:p>
          </table:table-cell>
          <table:table-cell table:formula="of:=['patched-standard'.AB142]" office:value-type="float" office:value="286144" calcext:value-type="float">
            <text:p>286144</text:p>
          </table:table-cell>
          <table:table-cell table:formula="of:=['patched-standard'.AC142]" office:value-type="float" office:value="272590" calcext:value-type="float">
            <text:p>272590</text:p>
          </table:table-cell>
          <table:table-cell table:formula="of:=['patched-standard'.O142]" office:value-type="float" office:value="419704" calcext:value-type="float">
            <text:p>419704</text:p>
          </table:table-cell>
          <table:table-cell table:formula="of:=['patched-aggressive'.AB142]" office:value-type="float" office:value="274800" calcext:value-type="float">
            <text:p>274800</text:p>
          </table:table-cell>
          <table:table-cell table:formula="of:=['patched-aggressive'.AC142]" office:value-type="float" office:value="272582" calcext:value-type="float">
            <text:p>272582</text:p>
          </table:table-cell>
          <table:table-cell table:formula="of:=['patched-aggressive'.O142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3]" office:value-type="float" office:value="541556" calcext:value-type="float">
            <text:p>541556</text:p>
          </table:table-cell>
          <table:table-cell table:formula="of:=[original.AC143]" office:value-type="float" office:value="273071" calcext:value-type="float">
            <text:p>273071</text:p>
          </table:table-cell>
          <table:table-cell table:formula="of:=[original.O143]" office:value-type="float" office:value="683100" calcext:value-type="float">
            <text:p>683100</text:p>
          </table:table-cell>
          <table:table-cell table:formula="of:=['patched-standard'.AB143]" office:value-type="float" office:value="286144" calcext:value-type="float">
            <text:p>286144</text:p>
          </table:table-cell>
          <table:table-cell table:formula="of:=['patched-standard'.AC143]" office:value-type="float" office:value="272591" calcext:value-type="float">
            <text:p>272591</text:p>
          </table:table-cell>
          <table:table-cell table:formula="of:=['patched-standard'.O143]" office:value-type="float" office:value="419704" calcext:value-type="float">
            <text:p>419704</text:p>
          </table:table-cell>
          <table:table-cell table:formula="of:=['patched-aggressive'.AB143]" office:value-type="float" office:value="274800" calcext:value-type="float">
            <text:p>274800</text:p>
          </table:table-cell>
          <table:table-cell table:formula="of:=['patched-aggressive'.AC143]" office:value-type="float" office:value="272583" calcext:value-type="float">
            <text:p>272583</text:p>
          </table:table-cell>
          <table:table-cell table:formula="of:=['patched-aggressive'.O143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4]" office:value-type="float" office:value="541556" calcext:value-type="float">
            <text:p>541556</text:p>
          </table:table-cell>
          <table:table-cell table:formula="of:=[original.AC144]" office:value-type="float" office:value="273071" calcext:value-type="float">
            <text:p>273071</text:p>
          </table:table-cell>
          <table:table-cell table:formula="of:=[original.O144]" office:value-type="float" office:value="683100" calcext:value-type="float">
            <text:p>683100</text:p>
          </table:table-cell>
          <table:table-cell table:formula="of:=['patched-standard'.AB144]" office:value-type="float" office:value="286144" calcext:value-type="float">
            <text:p>286144</text:p>
          </table:table-cell>
          <table:table-cell table:formula="of:=['patched-standard'.AC144]" office:value-type="float" office:value="272591" calcext:value-type="float">
            <text:p>272591</text:p>
          </table:table-cell>
          <table:table-cell table:formula="of:=['patched-standard'.O144]" office:value-type="float" office:value="419704" calcext:value-type="float">
            <text:p>419704</text:p>
          </table:table-cell>
          <table:table-cell table:formula="of:=['patched-aggressive'.AB144]" office:value-type="float" office:value="274800" calcext:value-type="float">
            <text:p>274800</text:p>
          </table:table-cell>
          <table:table-cell table:formula="of:=['patched-aggressive'.AC144]" office:value-type="float" office:value="272583" calcext:value-type="float">
            <text:p>272583</text:p>
          </table:table-cell>
          <table:table-cell table:formula="of:=['patched-aggressive'.O144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5]" office:value-type="float" office:value="541556" calcext:value-type="float">
            <text:p>541556</text:p>
          </table:table-cell>
          <table:table-cell table:formula="of:=[original.AC145]" office:value-type="float" office:value="273071" calcext:value-type="float">
            <text:p>273071</text:p>
          </table:table-cell>
          <table:table-cell table:formula="of:=[original.O145]" office:value-type="float" office:value="683100" calcext:value-type="float">
            <text:p>683100</text:p>
          </table:table-cell>
          <table:table-cell table:formula="of:=['patched-standard'.AB145]" office:value-type="float" office:value="286144" calcext:value-type="float">
            <text:p>286144</text:p>
          </table:table-cell>
          <table:table-cell table:formula="of:=['patched-standard'.AC145]" office:value-type="float" office:value="272591" calcext:value-type="float">
            <text:p>272591</text:p>
          </table:table-cell>
          <table:table-cell table:formula="of:=['patched-standard'.O145]" office:value-type="float" office:value="419704" calcext:value-type="float">
            <text:p>419704</text:p>
          </table:table-cell>
          <table:table-cell table:formula="of:=['patched-aggressive'.AB145]" office:value-type="float" office:value="274800" calcext:value-type="float">
            <text:p>274800</text:p>
          </table:table-cell>
          <table:table-cell table:formula="of:=['patched-aggressive'.AC145]" office:value-type="float" office:value="272583" calcext:value-type="float">
            <text:p>272583</text:p>
          </table:table-cell>
          <table:table-cell table:formula="of:=['patched-aggressive'.O145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6]" office:value-type="float" office:value="541556" calcext:value-type="float">
            <text:p>541556</text:p>
          </table:table-cell>
          <table:table-cell table:formula="of:=[original.AC146]" office:value-type="float" office:value="273071" calcext:value-type="float">
            <text:p>273071</text:p>
          </table:table-cell>
          <table:table-cell table:formula="of:=[original.O146]" office:value-type="float" office:value="683100" calcext:value-type="float">
            <text:p>683100</text:p>
          </table:table-cell>
          <table:table-cell table:formula="of:=['patched-standard'.AB146]" office:value-type="float" office:value="286144" calcext:value-type="float">
            <text:p>286144</text:p>
          </table:table-cell>
          <table:table-cell table:formula="of:=['patched-standard'.AC146]" office:value-type="float" office:value="272591" calcext:value-type="float">
            <text:p>272591</text:p>
          </table:table-cell>
          <table:table-cell table:formula="of:=['patched-standard'.O146]" office:value-type="float" office:value="419704" calcext:value-type="float">
            <text:p>419704</text:p>
          </table:table-cell>
          <table:table-cell table:formula="of:=['patched-aggressive'.AB146]" office:value-type="float" office:value="274800" calcext:value-type="float">
            <text:p>274800</text:p>
          </table:table-cell>
          <table:table-cell table:formula="of:=['patched-aggressive'.AC146]" office:value-type="float" office:value="272583" calcext:value-type="float">
            <text:p>272583</text:p>
          </table:table-cell>
          <table:table-cell table:formula="of:=['patched-aggressive'.O146]" office:value-type="float" office:value="419076" calcext:value-type="float">
            <text:p>419076</text:p>
          </table:table-cell>
        </table:table-row>
        <table:table-row table:style-name="ro1">
          <table:table-cell table:formula="of:=[original.AB147]" office:value-type="float" office:value="521076" calcext:value-type="float">
            <text:p>521076</text:p>
          </table:table-cell>
          <table:table-cell table:formula="of:=[original.AC147]" office:value-type="float" office:value="186533" calcext:value-type="float">
            <text:p>186533</text:p>
          </table:table-cell>
          <table:table-cell table:formula="of:=[original.O147]" office:value-type="float" office:value="662388" calcext:value-type="float">
            <text:p>662388</text:p>
          </table:table-cell>
          <table:table-cell table:formula="of:=['patched-standard'.AB147]" office:value-type="float" office:value="200832" calcext:value-type="float">
            <text:p>200832</text:p>
          </table:table-cell>
          <table:table-cell table:formula="of:=['patched-standard'.AC147]" office:value-type="float" office:value="186217" calcext:value-type="float">
            <text:p>186217</text:p>
          </table:table-cell>
          <table:table-cell table:formula="of:=['patched-standard'.O147]" office:value-type="float" office:value="334480" calcext:value-type="float">
            <text:p>334480</text:p>
          </table:table-cell>
          <table:table-cell table:formula="of:=['patched-aggressive'.AB147]" office:value-type="float" office:value="187776" calcext:value-type="float">
            <text:p>187776</text:p>
          </table:table-cell>
          <table:table-cell table:formula="of:=['patched-aggressive'.AC147]" office:value-type="float" office:value="186207" calcext:value-type="float">
            <text:p>186207</text:p>
          </table:table-cell>
          <table:table-cell table:formula="of:=['patched-aggressive'.O147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48]" office:value-type="float" office:value="521076" calcext:value-type="float">
            <text:p>521076</text:p>
          </table:table-cell>
          <table:table-cell table:formula="of:=[original.AC148]" office:value-type="float" office:value="186533" calcext:value-type="float">
            <text:p>186533</text:p>
          </table:table-cell>
          <table:table-cell table:formula="of:=[original.O148]" office:value-type="float" office:value="662388" calcext:value-type="float">
            <text:p>662388</text:p>
          </table:table-cell>
          <table:table-cell table:formula="of:=['patched-standard'.AB148]" office:value-type="float" office:value="200832" calcext:value-type="float">
            <text:p>200832</text:p>
          </table:table-cell>
          <table:table-cell table:formula="of:=['patched-standard'.AC148]" office:value-type="float" office:value="186222" calcext:value-type="float">
            <text:p>186222</text:p>
          </table:table-cell>
          <table:table-cell table:formula="of:=['patched-standard'.O148]" office:value-type="float" office:value="334480" calcext:value-type="float">
            <text:p>334480</text:p>
          </table:table-cell>
          <table:table-cell table:formula="of:=['patched-aggressive'.AB148]" office:value-type="float" office:value="187776" calcext:value-type="float">
            <text:p>187776</text:p>
          </table:table-cell>
          <table:table-cell table:formula="of:=['patched-aggressive'.AC148]" office:value-type="float" office:value="186213" calcext:value-type="float">
            <text:p>186213</text:p>
          </table:table-cell>
          <table:table-cell table:formula="of:=['patched-aggressive'.O148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49]" office:value-type="float" office:value="521076" calcext:value-type="float">
            <text:p>521076</text:p>
          </table:table-cell>
          <table:table-cell table:formula="of:=[original.AC149]" office:value-type="float" office:value="186533" calcext:value-type="float">
            <text:p>186533</text:p>
          </table:table-cell>
          <table:table-cell table:formula="of:=[original.O149]" office:value-type="float" office:value="662388" calcext:value-type="float">
            <text:p>662388</text:p>
          </table:table-cell>
          <table:table-cell table:formula="of:=['patched-standard'.AB149]" office:value-type="float" office:value="200832" calcext:value-type="float">
            <text:p>200832</text:p>
          </table:table-cell>
          <table:table-cell table:formula="of:=['patched-standard'.AC149]" office:value-type="float" office:value="186222" calcext:value-type="float">
            <text:p>186222</text:p>
          </table:table-cell>
          <table:table-cell table:formula="of:=['patched-standard'.O149]" office:value-type="float" office:value="334480" calcext:value-type="float">
            <text:p>334480</text:p>
          </table:table-cell>
          <table:table-cell table:formula="of:=['patched-aggressive'.AB149]" office:value-type="float" office:value="187776" calcext:value-type="float">
            <text:p>187776</text:p>
          </table:table-cell>
          <table:table-cell table:formula="of:=['patched-aggressive'.AC149]" office:value-type="float" office:value="186213" calcext:value-type="float">
            <text:p>186213</text:p>
          </table:table-cell>
          <table:table-cell table:formula="of:=['patched-aggressive'.O149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0]" office:value-type="float" office:value="521076" calcext:value-type="float">
            <text:p>521076</text:p>
          </table:table-cell>
          <table:table-cell table:formula="of:=[original.AC150]" office:value-type="float" office:value="186533" calcext:value-type="float">
            <text:p>186533</text:p>
          </table:table-cell>
          <table:table-cell table:formula="of:=[original.O150]" office:value-type="float" office:value="662388" calcext:value-type="float">
            <text:p>662388</text:p>
          </table:table-cell>
          <table:table-cell table:formula="of:=['patched-standard'.AB150]" office:value-type="float" office:value="200832" calcext:value-type="float">
            <text:p>200832</text:p>
          </table:table-cell>
          <table:table-cell table:formula="of:=['patched-standard'.AC150]" office:value-type="float" office:value="186222" calcext:value-type="float">
            <text:p>186222</text:p>
          </table:table-cell>
          <table:table-cell table:formula="of:=['patched-standard'.O150]" office:value-type="float" office:value="334480" calcext:value-type="float">
            <text:p>334480</text:p>
          </table:table-cell>
          <table:table-cell table:formula="of:=['patched-aggressive'.AB150]" office:value-type="float" office:value="187776" calcext:value-type="float">
            <text:p>187776</text:p>
          </table:table-cell>
          <table:table-cell table:formula="of:=['patched-aggressive'.AC150]" office:value-type="float" office:value="186213" calcext:value-type="float">
            <text:p>186213</text:p>
          </table:table-cell>
          <table:table-cell table:formula="of:=['patched-aggressive'.O150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1]" office:value-type="float" office:value="521076" calcext:value-type="float">
            <text:p>521076</text:p>
          </table:table-cell>
          <table:table-cell table:formula="of:=[original.AC151]" office:value-type="float" office:value="186533" calcext:value-type="float">
            <text:p>186533</text:p>
          </table:table-cell>
          <table:table-cell table:formula="of:=[original.O151]" office:value-type="float" office:value="662388" calcext:value-type="float">
            <text:p>662388</text:p>
          </table:table-cell>
          <table:table-cell table:formula="of:=['patched-standard'.AB151]" office:value-type="float" office:value="200832" calcext:value-type="float">
            <text:p>200832</text:p>
          </table:table-cell>
          <table:table-cell table:formula="of:=['patched-standard'.AC151]" office:value-type="float" office:value="186222" calcext:value-type="float">
            <text:p>186222</text:p>
          </table:table-cell>
          <table:table-cell table:formula="of:=['patched-standard'.O151]" office:value-type="float" office:value="334480" calcext:value-type="float">
            <text:p>334480</text:p>
          </table:table-cell>
          <table:table-cell table:formula="of:=['patched-aggressive'.AB151]" office:value-type="float" office:value="187776" calcext:value-type="float">
            <text:p>187776</text:p>
          </table:table-cell>
          <table:table-cell table:formula="of:=['patched-aggressive'.AC151]" office:value-type="float" office:value="186213" calcext:value-type="float">
            <text:p>186213</text:p>
          </table:table-cell>
          <table:table-cell table:formula="of:=['patched-aggressive'.O151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2]" office:value-type="float" office:value="521076" calcext:value-type="float">
            <text:p>521076</text:p>
          </table:table-cell>
          <table:table-cell table:formula="of:=[original.AC152]" office:value-type="float" office:value="186533" calcext:value-type="float">
            <text:p>186533</text:p>
          </table:table-cell>
          <table:table-cell table:formula="of:=[original.O152]" office:value-type="float" office:value="662388" calcext:value-type="float">
            <text:p>662388</text:p>
          </table:table-cell>
          <table:table-cell table:formula="of:=['patched-standard'.AB152]" office:value-type="float" office:value="200832" calcext:value-type="float">
            <text:p>200832</text:p>
          </table:table-cell>
          <table:table-cell table:formula="of:=['patched-standard'.AC152]" office:value-type="float" office:value="186222" calcext:value-type="float">
            <text:p>186222</text:p>
          </table:table-cell>
          <table:table-cell table:formula="of:=['patched-standard'.O152]" office:value-type="float" office:value="334480" calcext:value-type="float">
            <text:p>334480</text:p>
          </table:table-cell>
          <table:table-cell table:formula="of:=['patched-aggressive'.AB152]" office:value-type="float" office:value="187776" calcext:value-type="float">
            <text:p>187776</text:p>
          </table:table-cell>
          <table:table-cell table:formula="of:=['patched-aggressive'.AC152]" office:value-type="float" office:value="186213" calcext:value-type="float">
            <text:p>186213</text:p>
          </table:table-cell>
          <table:table-cell table:formula="of:=['patched-aggressive'.O152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3]" office:value-type="float" office:value="521076" calcext:value-type="float">
            <text:p>521076</text:p>
          </table:table-cell>
          <table:table-cell table:formula="of:=[original.AC153]" office:value-type="float" office:value="186533" calcext:value-type="float">
            <text:p>186533</text:p>
          </table:table-cell>
          <table:table-cell table:formula="of:=[original.O153]" office:value-type="float" office:value="662388" calcext:value-type="float">
            <text:p>662388</text:p>
          </table:table-cell>
          <table:table-cell table:formula="of:=['patched-standard'.AB153]" office:value-type="float" office:value="200832" calcext:value-type="float">
            <text:p>200832</text:p>
          </table:table-cell>
          <table:table-cell table:formula="of:=['patched-standard'.AC153]" office:value-type="float" office:value="186222" calcext:value-type="float">
            <text:p>186222</text:p>
          </table:table-cell>
          <table:table-cell table:formula="of:=['patched-standard'.O153]" office:value-type="float" office:value="334480" calcext:value-type="float">
            <text:p>334480</text:p>
          </table:table-cell>
          <table:table-cell table:formula="of:=['patched-aggressive'.AB153]" office:value-type="float" office:value="187776" calcext:value-type="float">
            <text:p>187776</text:p>
          </table:table-cell>
          <table:table-cell table:formula="of:=['patched-aggressive'.AC153]" office:value-type="float" office:value="186213" calcext:value-type="float">
            <text:p>186213</text:p>
          </table:table-cell>
          <table:table-cell table:formula="of:=['patched-aggressive'.O153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4]" office:value-type="float" office:value="521076" calcext:value-type="float">
            <text:p>521076</text:p>
          </table:table-cell>
          <table:table-cell table:formula="of:=[original.AC154]" office:value-type="float" office:value="186533" calcext:value-type="float">
            <text:p>186533</text:p>
          </table:table-cell>
          <table:table-cell table:formula="of:=[original.O154]" office:value-type="float" office:value="662388" calcext:value-type="float">
            <text:p>662388</text:p>
          </table:table-cell>
          <table:table-cell table:formula="of:=['patched-standard'.AB154]" office:value-type="float" office:value="200832" calcext:value-type="float">
            <text:p>200832</text:p>
          </table:table-cell>
          <table:table-cell table:formula="of:=['patched-standard'.AC154]" office:value-type="float" office:value="186222" calcext:value-type="float">
            <text:p>186222</text:p>
          </table:table-cell>
          <table:table-cell table:formula="of:=['patched-standard'.O154]" office:value-type="float" office:value="334480" calcext:value-type="float">
            <text:p>334480</text:p>
          </table:table-cell>
          <table:table-cell table:formula="of:=['patched-aggressive'.AB154]" office:value-type="float" office:value="187776" calcext:value-type="float">
            <text:p>187776</text:p>
          </table:table-cell>
          <table:table-cell table:formula="of:=['patched-aggressive'.AC154]" office:value-type="float" office:value="186213" calcext:value-type="float">
            <text:p>186213</text:p>
          </table:table-cell>
          <table:table-cell table:formula="of:=['patched-aggressive'.O154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5]" office:value-type="float" office:value="66420" calcext:value-type="float">
            <text:p>66420</text:p>
          </table:table-cell>
          <table:table-cell table:formula="of:=[original.AC155]" office:value-type="float" office:value="13440" calcext:value-type="float">
            <text:p>13440</text:p>
          </table:table-cell>
          <table:table-cell table:formula="of:=[original.O155]" office:value-type="float" office:value="202624" calcext:value-type="float">
            <text:p>202624</text:p>
          </table:table-cell>
          <table:table-cell table:formula="of:=['patched-standard'.AB155]" office:value-type="float" office:value="13824" calcext:value-type="float">
            <text:p>13824</text:p>
          </table:table-cell>
          <table:table-cell table:formula="of:=['patched-standard'.AC155]" office:value-type="float" office:value="13468" calcext:value-type="float">
            <text:p>13468</text:p>
          </table:table-cell>
          <table:table-cell table:formula="of:=['patched-standard'.O155]" office:value-type="float" office:value="142160" calcext:value-type="float">
            <text:p>142160</text:p>
          </table:table-cell>
          <table:table-cell table:formula="of:=['patched-aggressive'.AB155]" office:value-type="float" office:value="187776" calcext:value-type="float">
            <text:p>187776</text:p>
          </table:table-cell>
          <table:table-cell table:formula="of:=['patched-aggressive'.AC155]" office:value-type="float" office:value="186213" calcext:value-type="float">
            <text:p>186213</text:p>
          </table:table-cell>
          <table:table-cell table:formula="of:=['patched-aggressive'.O155]" office:value-type="float" office:value="332184" calcext:value-type="float">
            <text:p>332184</text:p>
          </table:table-cell>
        </table:table-row>
        <table:table-row table:style-name="ro1">
          <table:table-cell table:formula="of:=[original.AB156]" office:value-type="float" office:value="66420" calcext:value-type="float">
            <text:p>66420</text:p>
          </table:table-cell>
          <table:table-cell table:formula="of:=[original.AC156]" office:value-type="float" office:value="13440" calcext:value-type="float">
            <text:p>13440</text:p>
          </table:table-cell>
          <table:table-cell table:formula="of:=[original.O156]" office:value-type="float" office:value="202624" calcext:value-type="float">
            <text:p>202624</text:p>
          </table:table-cell>
          <table:table-cell table:formula="of:=['patched-standard'.AB156]" office:value-type="float" office:value="13824" calcext:value-type="float">
            <text:p>13824</text:p>
          </table:table-cell>
          <table:table-cell table:formula="of:=['patched-standard'.AC156]" office:value-type="float" office:value="13468" calcext:value-type="float">
            <text:p>13468</text:p>
          </table:table-cell>
          <table:table-cell table:formula="of:=['patched-standard'.O156]" office:value-type="float" office:value="142160" calcext:value-type="float">
            <text:p>142160</text:p>
          </table:table-cell>
          <table:table-cell table:formula="of:=['patched-aggressive'.AB156]" office:value-type="float" office:value="13696" calcext:value-type="float">
            <text:p>13696</text:p>
          </table:table-cell>
          <table:table-cell table:formula="of:=['patched-aggressive'.AC156]" office:value-type="float" office:value="13459" calcext:value-type="float">
            <text:p>13459</text:p>
          </table:table-cell>
          <table:table-cell table:formula="of:=['patched-aggressive'.O156]" office:value-type="float" office:value="150684" calcext:value-type="float">
            <text:p>150684</text:p>
          </table:table-cell>
        </table:table-row>
        <table:table-row table:style-name="ro1">
          <table:table-cell table:formula="of:=[original.AB157]" office:value-type="float" office:value="66420" calcext:value-type="float">
            <text:p>66420</text:p>
          </table:table-cell>
          <table:table-cell table:formula="of:=[original.AC157]" office:value-type="float" office:value="13440" calcext:value-type="float">
            <text:p>13440</text:p>
          </table:table-cell>
          <table:table-cell table:formula="of:=[original.O157]" office:value-type="float" office:value="202624" calcext:value-type="float">
            <text:p>202624</text:p>
          </table:table-cell>
          <table:table-cell table:formula="of:=['patched-standard'.AB157]" office:value-type="float" office:value="13824" calcext:value-type="float">
            <text:p>13824</text:p>
          </table:table-cell>
          <table:table-cell table:formula="of:=['patched-standard'.AC157]" office:value-type="float" office:value="13468" calcext:value-type="float">
            <text:p>13468</text:p>
          </table:table-cell>
          <table:table-cell table:formula="of:=['patched-standard'.O157]" office:value-type="float" office:value="142160" calcext:value-type="float">
            <text:p>142160</text:p>
          </table:table-cell>
          <table:table-cell table:formula="of:=['patched-aggressive'.AB157]" office:value-type="float" office:value="13696" calcext:value-type="float">
            <text:p>13696</text:p>
          </table:table-cell>
          <table:table-cell table:formula="of:=['patched-aggressive'.AC157]" office:value-type="float" office:value="13459" calcext:value-type="float">
            <text:p>13459</text:p>
          </table:table-cell>
          <table:table-cell table:formula="of:=['patched-aggressive'.O157]" office:value-type="float" office:value="150684" calcext:value-type="float">
            <text:p>150684</text:p>
          </table:table-cell>
        </table:table-row>
        <table:table-row table:style-name="ro1">
          <table:table-cell table:formula="of:=[original.AB158]" office:value-type="float" office:value="66420" calcext:value-type="float">
            <text:p>66420</text:p>
          </table:table-cell>
          <table:table-cell table:formula="of:=[original.AC158]" office:value-type="float" office:value="13440" calcext:value-type="float">
            <text:p>13440</text:p>
          </table:table-cell>
          <table:table-cell table:formula="of:=[original.O158]" office:value-type="float" office:value="202624" calcext:value-type="float">
            <text:p>202624</text:p>
          </table:table-cell>
          <table:table-cell table:formula="of:=['patched-standard'.AB158]" office:value-type="float" office:value="13824" calcext:value-type="float">
            <text:p>13824</text:p>
          </table:table-cell>
          <table:table-cell table:formula="of:=['patched-standard'.AC158]" office:value-type="float" office:value="13468" calcext:value-type="float">
            <text:p>13468</text:p>
          </table:table-cell>
          <table:table-cell table:formula="of:=['patched-standard'.O158]" office:value-type="float" office:value="142160" calcext:value-type="float">
            <text:p>142160</text:p>
          </table:table-cell>
          <table:table-cell table:formula="of:=['patched-aggressive'.AB158]" office:value-type="float" office:value="13696" calcext:value-type="float">
            <text:p>13696</text:p>
          </table:table-cell>
          <table:table-cell table:formula="of:=['patched-aggressive'.AC158]" office:value-type="float" office:value="13459" calcext:value-type="float">
            <text:p>13459</text:p>
          </table:table-cell>
          <table:table-cell table:formula="of:=['patched-aggressive'.O158]" office:value-type="float" office:value="150684" calcext:value-type="float">
            <text:p>150684</text:p>
          </table:table-cell>
        </table:table-row>
        <table:table-row table:style-name="ro1">
          <table:table-cell table:formula="of:=[original.AB159]" office:value-type="float" office:value="0" calcext:value-type="float">
            <text:p>0</text:p>
          </table:table-cell>
          <table:table-cell table:formula="of:=[original.AC159]" office:value-type="float" office:value="0" calcext:value-type="float">
            <text:p>0</text:p>
          </table:table-cell>
          <table:table-cell table:formula="of:=[original.O159]" office:value-type="float" office:value="0" calcext:value-type="float">
            <text:p>0</text:p>
          </table:table-cell>
          <table:table-cell table:formula="of:=['patched-standard'.AB159]" office:value-type="float" office:value="13824" calcext:value-type="float">
            <text:p>13824</text:p>
          </table:table-cell>
          <table:table-cell table:formula="of:=['patched-standard'.AC159]" office:value-type="float" office:value="13470" calcext:value-type="float">
            <text:p>13470</text:p>
          </table:table-cell>
          <table:table-cell table:formula="of:=['patched-standard'.O159]" office:value-type="float" office:value="142264" calcext:value-type="float">
            <text:p>142264</text:p>
          </table:table-cell>
          <table:table-cell table:formula="of:=['patched-aggressive'.AB159]" office:value-type="float" office:value="13696" calcext:value-type="float">
            <text:p>13696</text:p>
          </table:table-cell>
          <table:table-cell table:formula="of:=['patched-aggressive'.AC159]" office:value-type="float" office:value="13459" calcext:value-type="float">
            <text:p>13459</text:p>
          </table:table-cell>
          <table:table-cell table:formula="of:=['patched-aggressive'.O159]" office:value-type="float" office:value="150684" calcext:value-type="float">
            <text:p>150684</text:p>
          </table:table-cell>
        </table:table-row>
        <table:table-row table:style-name="ro1">
          <table:table-cell table:formula="of:=[original.AB160]" office:value-type="float" office:value="0" calcext:value-type="float">
            <text:p>0</text:p>
          </table:table-cell>
          <table:table-cell table:formula="of:=[original.AC160]" office:value-type="float" office:value="0" calcext:value-type="float">
            <text:p>0</text:p>
          </table:table-cell>
          <table:table-cell table:formula="of:=[original.O160]" office:value-type="float" office:value="0" calcext:value-type="float">
            <text:p>0</text:p>
          </table:table-cell>
          <table:table-cell table:formula="of:=['patched-standard'.AB160]" office:value-type="float" office:value="0" calcext:value-type="float">
            <text:p>0</text:p>
          </table:table-cell>
          <table:table-cell table:formula="of:=['patched-standard'.AC160]" office:value-type="float" office:value="0" calcext:value-type="float">
            <text:p>0</text:p>
          </table:table-cell>
          <table:table-cell table:formula="of:=['patched-standard'.O160]" office:value-type="float" office:value="0" calcext:value-type="float">
            <text:p>0</text:p>
          </table:table-cell>
          <table:table-cell table:formula="of:=['patched-aggressive'.AB160]" office:value-type="float" office:value="0" calcext:value-type="float">
            <text:p>0</text:p>
          </table:table-cell>
          <table:table-cell table:formula="of:=['patched-aggressive'.AC160]" office:value-type="float" office:value="0" calcext:value-type="float">
            <text:p>0</text:p>
          </table:table-cell>
          <table:table-cell table:formula="of:=['patched-aggressive'.O160]" office:value-type="float" office:value="0" calcext:value-type="float">
            <text:p>0</text:p>
          </table:table-cell>
        </table:table-row>
        <table:table-row table:style-name="ro1">
          <table:table-cell table:formula="of:=[original.AB161]" office:value-type="float" office:value="0" calcext:value-type="float">
            <text:p>0</text:p>
          </table:table-cell>
          <table:table-cell table:formula="of:=[original.AC161]" office:value-type="float" office:value="0" calcext:value-type="float">
            <text:p>0</text:p>
          </table:table-cell>
          <table:table-cell table:formula="of:=[original.O161]" office:value-type="float" office:value="0" calcext:value-type="float">
            <text:p>0</text:p>
          </table:table-cell>
          <table:table-cell table:formula="of:=['patched-standard'.AB161]" office:value-type="float" office:value="0" calcext:value-type="float">
            <text:p>0</text:p>
          </table:table-cell>
          <table:table-cell table:formula="of:=['patched-standard'.AC161]" office:value-type="float" office:value="0" calcext:value-type="float">
            <text:p>0</text:p>
          </table:table-cell>
          <table:table-cell table:formula="of:=['patched-standard'.O161]" office:value-type="float" office:value="0" calcext:value-type="float">
            <text:p>0</text:p>
          </table:table-cell>
          <table:table-cell table:formula="of:=['patched-aggressive'.AB161]" office:value-type="float" office:value="0" calcext:value-type="float">
            <text:p>0</text:p>
          </table:table-cell>
          <table:table-cell table:formula="of:=['patched-aggressive'.AC161]" office:value-type="float" office:value="0" calcext:value-type="float">
            <text:p>0</text:p>
          </table:table-cell>
          <table:table-cell table:formula="of:=['patched-aggressive'.O161]" office:value-type="float" office:value="0" calcext:value-type="float">
            <text:p>0</text:p>
          </table:table-cell>
        </table:table-row>
        <table:table-row table:style-name="ro1">
          <table:table-cell table:formula="of:=[original.AB162]" office:value-type="float" office:value="0" calcext:value-type="float">
            <text:p>0</text:p>
          </table:table-cell>
          <table:table-cell table:formula="of:=[original.AC162]" office:value-type="float" office:value="0" calcext:value-type="float">
            <text:p>0</text:p>
          </table:table-cell>
          <table:table-cell table:formula="of:=[original.O162]" office:value-type="float" office:value="0" calcext:value-type="float">
            <text:p>0</text:p>
          </table:table-cell>
          <table:table-cell table:formula="of:=['patched-standard'.AB162]" office:value-type="float" office:value="0" calcext:value-type="float">
            <text:p>0</text:p>
          </table:table-cell>
          <table:table-cell table:formula="of:=['patched-standard'.AC162]" office:value-type="float" office:value="0" calcext:value-type="float">
            <text:p>0</text:p>
          </table:table-cell>
          <table:table-cell table:formula="of:=['patched-standard'.O162]" office:value-type="float" office:value="0" calcext:value-type="float">
            <text:p>0</text:p>
          </table:table-cell>
          <table:table-cell table:formula="of:=['patched-aggressive'.AB162]" office:value-type="float" office:value="0" calcext:value-type="float">
            <text:p>0</text:p>
          </table:table-cell>
          <table:table-cell table:formula="of:=['patched-aggressive'.AC162]" office:value-type="float" office:value="0" calcext:value-type="float">
            <text:p>0</text:p>
          </table:table-cell>
          <table:table-cell table:formula="of:=['patched-aggressive'.O162]" office:value-type="float" office:value="0" calcext:value-type="float">
            <text:p>0</text:p>
          </table:table-cell>
        </table:table-row>
        <table:table-row table:style-name="ro1">
          <table:table-cell table:formula="of:=[original.AB163]" office:value-type="float" office:value="0" calcext:value-type="float">
            <text:p>0</text:p>
          </table:table-cell>
          <table:table-cell table:formula="of:=[original.AC163]" office:value-type="float" office:value="0" calcext:value-type="float">
            <text:p>0</text:p>
          </table:table-cell>
          <table:table-cell table:formula="of:=[original.O163]" office:value-type="float" office:value="0" calcext:value-type="float">
            <text:p>0</text:p>
          </table:table-cell>
          <table:table-cell table:formula="of:=['patched-standard'.AB163]" office:value-type="float" office:value="0" calcext:value-type="float">
            <text:p>0</text:p>
          </table:table-cell>
          <table:table-cell table:formula="of:=['patched-standard'.AC163]" office:value-type="float" office:value="0" calcext:value-type="float">
            <text:p>0</text:p>
          </table:table-cell>
          <table:table-cell table:formula="of:=['patched-standard'.O163]" office:value-type="float" office:value="0" calcext:value-type="float">
            <text:p>0</text:p>
          </table:table-cell>
          <table:table-cell table:formula="of:=['patched-aggressive'.AB163]" office:value-type="float" office:value="0" calcext:value-type="float">
            <text:p>0</text:p>
          </table:table-cell>
          <table:table-cell table:formula="of:=['patched-aggressive'.AC163]" office:value-type="float" office:value="0" calcext:value-type="float">
            <text:p>0</text:p>
          </table:table-cell>
          <table:table-cell table:formula="of:=['patched-aggressive'.O163]" office:value-type="float" office:value="0" calcext:value-type="float">
            <text:p>0</text:p>
          </table:table-cell>
        </table:table-row>
        <table:table-row table:style-name="ro1">
          <table:table-cell table:formula="of:=[original.AB164]" office:value-type="float" office:value="0" calcext:value-type="float">
            <text:p>0</text:p>
          </table:table-cell>
          <table:table-cell table:formula="of:=[original.AC164]" office:value-type="float" office:value="0" calcext:value-type="float">
            <text:p>0</text:p>
          </table:table-cell>
          <table:table-cell table:formula="of:=[original.O164]" office:value-type="float" office:value="0" calcext:value-type="float">
            <text:p>0</text:p>
          </table:table-cell>
          <table:table-cell table:formula="of:=['patched-standard'.AB164]" office:value-type="float" office:value="0" calcext:value-type="float">
            <text:p>0</text:p>
          </table:table-cell>
          <table:table-cell table:formula="of:=['patched-standard'.AC164]" office:value-type="float" office:value="0" calcext:value-type="float">
            <text:p>0</text:p>
          </table:table-cell>
          <table:table-cell table:formula="of:=['patched-standard'.O164]" office:value-type="float" office:value="0" calcext:value-type="float">
            <text:p>0</text:p>
          </table:table-cell>
          <table:table-cell table:formula="of:=['patched-aggressive'.AB164]" office:value-type="float" office:value="0" calcext:value-type="float">
            <text:p>0</text:p>
          </table:table-cell>
          <table:table-cell table:formula="of:=['patched-aggressive'.AC164]" office:value-type="float" office:value="0" calcext:value-type="float">
            <text:p>0</text:p>
          </table:table-cell>
          <table:table-cell table:formula="of:=['patched-aggressive'.O164]" office:value-type="float" office:value="0" calcext:value-type="float">
            <text:p>0</text:p>
          </table:table-cell>
        </table:table-row>
        <table:table-row table:style-name="ro1">
          <table:table-cell table:formula="of:=[original.AB165]" office:value-type="float" office:value="0" calcext:value-type="float">
            <text:p>0</text:p>
          </table:table-cell>
          <table:table-cell table:formula="of:=[original.AC165]" office:value-type="float" office:value="0" calcext:value-type="float">
            <text:p>0</text:p>
          </table:table-cell>
          <table:table-cell table:formula="of:=[original.O165]" office:value-type="float" office:value="0" calcext:value-type="float">
            <text:p>0</text:p>
          </table:table-cell>
          <table:table-cell table:formula="of:=['patched-standard'.AB165]" office:value-type="float" office:value="0" calcext:value-type="float">
            <text:p>0</text:p>
          </table:table-cell>
          <table:table-cell table:formula="of:=['patched-standard'.AC165]" office:value-type="float" office:value="0" calcext:value-type="float">
            <text:p>0</text:p>
          </table:table-cell>
          <table:table-cell table:formula="of:=['patched-standard'.O165]" office:value-type="float" office:value="0" calcext:value-type="float">
            <text:p>0</text:p>
          </table:table-cell>
          <table:table-cell table:formula="of:=['patched-aggressive'.AB165]" office:value-type="float" office:value="0" calcext:value-type="float">
            <text:p>0</text:p>
          </table:table-cell>
          <table:table-cell table:formula="of:=['patched-aggressive'.AC165]" office:value-type="float" office:value="0" calcext:value-type="float">
            <text:p>0</text:p>
          </table:table-cell>
          <table:table-cell table:formula="of:=['patched-aggressive'.O165]" office:value-type="float" office:value="0" calcext:value-type="float">
            <text:p>0</text:p>
          </table:table-cell>
        </table:table-row>
        <table:table-row table:style-name="ro1">
          <table:table-cell table:formula="of:=[original.AB166]" office:value-type="float" office:value="0" calcext:value-type="float">
            <text:p>0</text:p>
          </table:table-cell>
          <table:table-cell table:formula="of:=[original.AC166]" office:value-type="float" office:value="0" calcext:value-type="float">
            <text:p>0</text:p>
          </table:table-cell>
          <table:table-cell table:formula="of:=[original.O166]" office:value-type="float" office:value="0" calcext:value-type="float">
            <text:p>0</text:p>
          </table:table-cell>
          <table:table-cell table:formula="of:=['patched-standard'.AB166]" office:value-type="float" office:value="0" calcext:value-type="float">
            <text:p>0</text:p>
          </table:table-cell>
          <table:table-cell table:formula="of:=['patched-standard'.AC166]" office:value-type="float" office:value="0" calcext:value-type="float">
            <text:p>0</text:p>
          </table:table-cell>
          <table:table-cell table:formula="of:=['patched-standard'.O166]" office:value-type="float" office:value="0" calcext:value-type="float">
            <text:p>0</text:p>
          </table:table-cell>
          <table:table-cell table:formula="of:=['patched-aggressive'.AB166]" office:value-type="float" office:value="0" calcext:value-type="float">
            <text:p>0</text:p>
          </table:table-cell>
          <table:table-cell table:formula="of:=['patched-aggressive'.AC166]" office:value-type="float" office:value="0" calcext:value-type="float">
            <text:p>0</text:p>
          </table:table-cell>
          <table:table-cell table:formula="of:=['patched-aggressive'.O166]" office:value-type="float" office:value="0" calcext:value-type="float">
            <text:p>0</text:p>
          </table:table-cell>
        </table:table-row>
        <table:table-row table:style-name="ro1">
          <table:table-cell table:formula="of:=[original.AB167]" office:value-type="float" office:value="0" calcext:value-type="float">
            <text:p>0</text:p>
          </table:table-cell>
          <table:table-cell table:formula="of:=[original.AC167]" office:value-type="float" office:value="0" calcext:value-type="float">
            <text:p>0</text:p>
          </table:table-cell>
          <table:table-cell table:formula="of:=[original.O167]" office:value-type="float" office:value="0" calcext:value-type="float">
            <text:p>0</text:p>
          </table:table-cell>
          <table:table-cell table:formula="of:=['patched-standard'.AB167]" office:value-type="float" office:value="0" calcext:value-type="float">
            <text:p>0</text:p>
          </table:table-cell>
          <table:table-cell table:formula="of:=['patched-standard'.AC167]" office:value-type="float" office:value="0" calcext:value-type="float">
            <text:p>0</text:p>
          </table:table-cell>
          <table:table-cell table:formula="of:=['patched-standard'.O167]" office:value-type="float" office:value="0" calcext:value-type="float">
            <text:p>0</text:p>
          </table:table-cell>
          <table:table-cell table:formula="of:=['patched-aggressive'.AB167]" office:value-type="float" office:value="0" calcext:value-type="float">
            <text:p>0</text:p>
          </table:table-cell>
          <table:table-cell table:formula="of:=['patched-aggressive'.AC167]" office:value-type="float" office:value="0" calcext:value-type="float">
            <text:p>0</text:p>
          </table:table-cell>
          <table:table-cell table:formula="of:=['patched-aggressive'.O167]" office:value-type="float" office:value="0" calcext:value-type="float">
            <text:p>0</text:p>
          </table:table-cell>
        </table:table-row>
        <table:table-row table:style-name="ro1">
          <table:table-cell table:formula="of:=[original.AB168]" office:value-type="float" office:value="0" calcext:value-type="float">
            <text:p>0</text:p>
          </table:table-cell>
          <table:table-cell table:formula="of:=[original.AC168]" office:value-type="float" office:value="0" calcext:value-type="float">
            <text:p>0</text:p>
          </table:table-cell>
          <table:table-cell table:formula="of:=[original.O168]" office:value-type="float" office:value="0" calcext:value-type="float">
            <text:p>0</text:p>
          </table:table-cell>
          <table:table-cell table:formula="of:=['patched-standard'.AB168]" office:value-type="float" office:value="0" calcext:value-type="float">
            <text:p>0</text:p>
          </table:table-cell>
          <table:table-cell table:formula="of:=['patched-standard'.AC168]" office:value-type="float" office:value="0" calcext:value-type="float">
            <text:p>0</text:p>
          </table:table-cell>
          <table:table-cell table:formula="of:=['patched-standard'.O168]" office:value-type="float" office:value="0" calcext:value-type="float">
            <text:p>0</text:p>
          </table:table-cell>
          <table:table-cell table:formula="of:=['patched-aggressive'.AB168]" office:value-type="float" office:value="0" calcext:value-type="float">
            <text:p>0</text:p>
          </table:table-cell>
          <table:table-cell table:formula="of:=['patched-aggressive'.AC168]" office:value-type="float" office:value="0" calcext:value-type="float">
            <text:p>0</text:p>
          </table:table-cell>
          <table:table-cell table:formula="of:=['patched-aggressive'.O168]" office:value-type="float" office:value="0" calcext:value-type="float">
            <text:p>0</text:p>
          </table:table-cell>
        </table:table-row>
        <table:table-row table:style-name="ro1">
          <table:table-cell table:formula="of:=[original.AB169]" office:value-type="float" office:value="0" calcext:value-type="float">
            <text:p>0</text:p>
          </table:table-cell>
          <table:table-cell table:formula="of:=[original.AC169]" office:value-type="float" office:value="0" calcext:value-type="float">
            <text:p>0</text:p>
          </table:table-cell>
          <table:table-cell table:formula="of:=[original.O169]" office:value-type="float" office:value="0" calcext:value-type="float">
            <text:p>0</text:p>
          </table:table-cell>
          <table:table-cell table:formula="of:=['patched-standard'.AB169]" office:value-type="float" office:value="0" calcext:value-type="float">
            <text:p>0</text:p>
          </table:table-cell>
          <table:table-cell table:formula="of:=['patched-standard'.AC169]" office:value-type="float" office:value="0" calcext:value-type="float">
            <text:p>0</text:p>
          </table:table-cell>
          <table:table-cell table:formula="of:=['patched-standard'.O169]" office:value-type="float" office:value="0" calcext:value-type="float">
            <text:p>0</text:p>
          </table:table-cell>
          <table:table-cell table:formula="of:=['patched-aggressive'.AB169]" office:value-type="float" office:value="0" calcext:value-type="float">
            <text:p>0</text:p>
          </table:table-cell>
          <table:table-cell table:formula="of:=['patched-aggressive'.AC169]" office:value-type="float" office:value="0" calcext:value-type="float">
            <text:p>0</text:p>
          </table:table-cell>
          <table:table-cell table:formula="of:=['patched-aggressive'.O169]" office:value-type="float" office:value="0" calcext:value-type="float">
            <text:p>0</text:p>
          </table:table-cell>
        </table:table-row>
        <table:table-row table:style-name="ro1">
          <table:table-cell table:formula="of:=[original.AB170]" office:value-type="float" office:value="0" calcext:value-type="float">
            <text:p>0</text:p>
          </table:table-cell>
          <table:table-cell table:formula="of:=[original.AC170]" office:value-type="float" office:value="0" calcext:value-type="float">
            <text:p>0</text:p>
          </table:table-cell>
          <table:table-cell table:formula="of:=[original.O170]" office:value-type="float" office:value="0" calcext:value-type="float">
            <text:p>0</text:p>
          </table:table-cell>
          <table:table-cell table:formula="of:=['patched-standard'.AB170]" office:value-type="float" office:value="0" calcext:value-type="float">
            <text:p>0</text:p>
          </table:table-cell>
          <table:table-cell table:formula="of:=['patched-standard'.AC170]" office:value-type="float" office:value="0" calcext:value-type="float">
            <text:p>0</text:p>
          </table:table-cell>
          <table:table-cell table:formula="of:=['patched-standard'.O170]" office:value-type="float" office:value="0" calcext:value-type="float">
            <text:p>0</text:p>
          </table:table-cell>
          <table:table-cell table:formula="of:=['patched-aggressive'.AB170]" office:value-type="float" office:value="0" calcext:value-type="float">
            <text:p>0</text:p>
          </table:table-cell>
          <table:table-cell table:formula="of:=['patched-aggressive'.AC170]" office:value-type="float" office:value="0" calcext:value-type="float">
            <text:p>0</text:p>
          </table:table-cell>
          <table:table-cell table:formula="of:=['patched-aggressive'.O170]" office:value-type="float" office:value="0" calcext:value-type="float">
            <text:p>0</text:p>
          </table:table-cell>
        </table:table-row>
        <table:table-row table:style-name="ro1">
          <table:table-cell table:formula="of:=[original.AB171]" office:value-type="float" office:value="0" calcext:value-type="float">
            <text:p>0</text:p>
          </table:table-cell>
          <table:table-cell table:formula="of:=[original.AC171]" office:value-type="float" office:value="0" calcext:value-type="float">
            <text:p>0</text:p>
          </table:table-cell>
          <table:table-cell table:formula="of:=[original.O171]" office:value-type="float" office:value="0" calcext:value-type="float">
            <text:p>0</text:p>
          </table:table-cell>
          <table:table-cell table:formula="of:=['patched-standard'.AB171]" office:value-type="float" office:value="0" calcext:value-type="float">
            <text:p>0</text:p>
          </table:table-cell>
          <table:table-cell table:formula="of:=['patched-standard'.AC171]" office:value-type="float" office:value="0" calcext:value-type="float">
            <text:p>0</text:p>
          </table:table-cell>
          <table:table-cell table:formula="of:=['patched-standard'.O171]" office:value-type="float" office:value="0" calcext:value-type="float">
            <text:p>0</text:p>
          </table:table-cell>
          <table:table-cell table:formula="of:=['patched-aggressive'.AB171]" office:value-type="float" office:value="0" calcext:value-type="float">
            <text:p>0</text:p>
          </table:table-cell>
          <table:table-cell table:formula="of:=['patched-aggressive'.AC171]" office:value-type="float" office:value="0" calcext:value-type="float">
            <text:p>0</text:p>
          </table:table-cell>
          <table:table-cell table:formula="of:=['patched-aggressive'.O171]" office:value-type="float" office:value="0" calcext:value-type="float">
            <text:p>0</text:p>
          </table:table-cell>
        </table:table-row>
        <table:table-row table:style-name="ro1">
          <table:table-cell table:formula="of:=[original.AB172]" office:value-type="float" office:value="0" calcext:value-type="float">
            <text:p>0</text:p>
          </table:table-cell>
          <table:table-cell table:formula="of:=[original.AC172]" office:value-type="float" office:value="0" calcext:value-type="float">
            <text:p>0</text:p>
          </table:table-cell>
          <table:table-cell table:formula="of:=[original.O172]" office:value-type="float" office:value="0" calcext:value-type="float">
            <text:p>0</text:p>
          </table:table-cell>
          <table:table-cell table:formula="of:=['patched-standard'.AB172]" office:value-type="float" office:value="0" calcext:value-type="float">
            <text:p>0</text:p>
          </table:table-cell>
          <table:table-cell table:formula="of:=['patched-standard'.AC172]" office:value-type="float" office:value="0" calcext:value-type="float">
            <text:p>0</text:p>
          </table:table-cell>
          <table:table-cell table:formula="of:=['patched-standard'.O172]" office:value-type="float" office:value="0" calcext:value-type="float">
            <text:p>0</text:p>
          </table:table-cell>
          <table:table-cell table:formula="of:=['patched-aggressive'.AB172]" office:value-type="float" office:value="0" calcext:value-type="float">
            <text:p>0</text:p>
          </table:table-cell>
          <table:table-cell table:formula="of:=['patched-aggressive'.AC172]" office:value-type="float" office:value="0" calcext:value-type="float">
            <text:p>0</text:p>
          </table:table-cell>
          <table:table-cell table:formula="of:=['patched-aggressive'.O172]" office:value-type="float" office:value="0" calcext:value-type="float">
            <text:p>0</text:p>
          </table:table-cell>
        </table:table-row>
        <table:table-row table:style-name="ro1">
          <table:table-cell table:formula="of:=[original.AB173]" office:value-type="float" office:value="0" calcext:value-type="float">
            <text:p>0</text:p>
          </table:table-cell>
          <table:table-cell table:formula="of:=[original.AC173]" office:value-type="float" office:value="0" calcext:value-type="float">
            <text:p>0</text:p>
          </table:table-cell>
          <table:table-cell table:formula="of:=[original.O173]" office:value-type="float" office:value="0" calcext:value-type="float">
            <text:p>0</text:p>
          </table:table-cell>
          <table:table-cell table:formula="of:=['patched-standard'.AB173]" office:value-type="float" office:value="0" calcext:value-type="float">
            <text:p>0</text:p>
          </table:table-cell>
          <table:table-cell table:formula="of:=['patched-standard'.AC173]" office:value-type="float" office:value="0" calcext:value-type="float">
            <text:p>0</text:p>
          </table:table-cell>
          <table:table-cell table:formula="of:=['patched-standard'.O173]" office:value-type="float" office:value="0" calcext:value-type="float">
            <text:p>0</text:p>
          </table:table-cell>
          <table:table-cell table:formula="of:=['patched-aggressive'.AB173]" office:value-type="float" office:value="0" calcext:value-type="float">
            <text:p>0</text:p>
          </table:table-cell>
          <table:table-cell table:formula="of:=['patched-aggressive'.AC173]" office:value-type="float" office:value="0" calcext:value-type="float">
            <text:p>0</text:p>
          </table:table-cell>
          <table:table-cell table:formula="of:=['patched-aggressive'.O173]" office:value-type="float" office:value="0" calcext:value-type="float">
            <text:p>0</text:p>
          </table:table-cell>
        </table:table-row>
        <table:table-row table:style-name="ro1">
          <table:table-cell table:formula="of:=[original.AB174]" office:value-type="float" office:value="0" calcext:value-type="float">
            <text:p>0</text:p>
          </table:table-cell>
          <table:table-cell table:formula="of:=[original.AC174]" office:value-type="float" office:value="0" calcext:value-type="float">
            <text:p>0</text:p>
          </table:table-cell>
          <table:table-cell table:formula="of:=[original.O174]" office:value-type="float" office:value="0" calcext:value-type="float">
            <text:p>0</text:p>
          </table:table-cell>
          <table:table-cell table:formula="of:=['patched-standard'.AB174]" office:value-type="float" office:value="0" calcext:value-type="float">
            <text:p>0</text:p>
          </table:table-cell>
          <table:table-cell table:formula="of:=['patched-standard'.AC174]" office:value-type="float" office:value="0" calcext:value-type="float">
            <text:p>0</text:p>
          </table:table-cell>
          <table:table-cell table:formula="of:=['patched-standard'.O174]" office:value-type="float" office:value="0" calcext:value-type="float">
            <text:p>0</text:p>
          </table:table-cell>
          <table:table-cell table:formula="of:=['patched-aggressive'.AB174]" office:value-type="float" office:value="0" calcext:value-type="float">
            <text:p>0</text:p>
          </table:table-cell>
          <table:table-cell table:formula="of:=['patched-aggressive'.AC174]" office:value-type="float" office:value="0" calcext:value-type="float">
            <text:p>0</text:p>
          </table:table-cell>
          <table:table-cell table:formula="of:=['patched-aggressive'.O174]" office:value-type="float" office:value="0" calcext:value-type="float">
            <text:p>0</text:p>
          </table:table-cell>
        </table:table-row>
        <table:table-row table:style-name="ro1">
          <table:table-cell table:formula="of:=[original.AB175]" office:value-type="float" office:value="0" calcext:value-type="float">
            <text:p>0</text:p>
          </table:table-cell>
          <table:table-cell table:formula="of:=[original.AC175]" office:value-type="float" office:value="0" calcext:value-type="float">
            <text:p>0</text:p>
          </table:table-cell>
          <table:table-cell table:formula="of:=[original.O175]" office:value-type="float" office:value="0" calcext:value-type="float">
            <text:p>0</text:p>
          </table:table-cell>
          <table:table-cell table:formula="of:=['patched-standard'.AB175]" office:value-type="float" office:value="0" calcext:value-type="float">
            <text:p>0</text:p>
          </table:table-cell>
          <table:table-cell table:formula="of:=['patched-standard'.AC175]" office:value-type="float" office:value="0" calcext:value-type="float">
            <text:p>0</text:p>
          </table:table-cell>
          <table:table-cell table:formula="of:=['patched-standard'.O175]" office:value-type="float" office:value="0" calcext:value-type="float">
            <text:p>0</text:p>
          </table:table-cell>
          <table:table-cell table:formula="of:=['patched-aggressive'.AB175]" office:value-type="float" office:value="0" calcext:value-type="float">
            <text:p>0</text:p>
          </table:table-cell>
          <table:table-cell table:formula="of:=['patched-aggressive'.AC175]" office:value-type="float" office:value="0" calcext:value-type="float">
            <text:p>0</text:p>
          </table:table-cell>
          <table:table-cell table:formula="of:=['patched-aggressive'.O175]" office:value-type="float" office:value="0" calcext:value-type="float">
            <text:p>0</text:p>
          </table:table-cell>
        </table:table-row>
        <table:table-row table:style-name="ro1">
          <table:table-cell table:formula="of:=[original.AB176]" office:value-type="float" office:value="0" calcext:value-type="float">
            <text:p>0</text:p>
          </table:table-cell>
          <table:table-cell table:formula="of:=[original.AC176]" office:value-type="float" office:value="0" calcext:value-type="float">
            <text:p>0</text:p>
          </table:table-cell>
          <table:table-cell table:formula="of:=[original.O176]" office:value-type="float" office:value="0" calcext:value-type="float">
            <text:p>0</text:p>
          </table:table-cell>
          <table:table-cell table:formula="of:=['patched-standard'.AB176]" office:value-type="float" office:value="0" calcext:value-type="float">
            <text:p>0</text:p>
          </table:table-cell>
          <table:table-cell table:formula="of:=['patched-standard'.AC176]" office:value-type="float" office:value="0" calcext:value-type="float">
            <text:p>0</text:p>
          </table:table-cell>
          <table:table-cell table:formula="of:=['patched-standard'.O176]" office:value-type="float" office:value="0" calcext:value-type="float">
            <text:p>0</text:p>
          </table:table-cell>
          <table:table-cell table:formula="of:=['patched-aggressive'.AB176]" office:value-type="float" office:value="0" calcext:value-type="float">
            <text:p>0</text:p>
          </table:table-cell>
          <table:table-cell table:formula="of:=['patched-aggressive'.AC176]" office:value-type="float" office:value="0" calcext:value-type="float">
            <text:p>0</text:p>
          </table:table-cell>
          <table:table-cell table:formula="of:=['patched-aggressive'.O176]" office:value-type="float" office:value="0" calcext:value-type="float">
            <text:p>0</text:p>
          </table:table-cell>
        </table:table-row>
        <table:table-row table:style-name="ro1">
          <table:table-cell table:formula="of:=[original.AB177]" office:value-type="float" office:value="0" calcext:value-type="float">
            <text:p>0</text:p>
          </table:table-cell>
          <table:table-cell table:formula="of:=[original.AC177]" office:value-type="float" office:value="0" calcext:value-type="float">
            <text:p>0</text:p>
          </table:table-cell>
          <table:table-cell table:formula="of:=[original.O177]" office:value-type="float" office:value="0" calcext:value-type="float">
            <text:p>0</text:p>
          </table:table-cell>
          <table:table-cell table:formula="of:=['patched-standard'.AB177]" office:value-type="float" office:value="0" calcext:value-type="float">
            <text:p>0</text:p>
          </table:table-cell>
          <table:table-cell table:formula="of:=['patched-standard'.AC177]" office:value-type="float" office:value="0" calcext:value-type="float">
            <text:p>0</text:p>
          </table:table-cell>
          <table:table-cell table:formula="of:=['patched-standard'.O177]" office:value-type="float" office:value="0" calcext:value-type="float">
            <text:p>0</text:p>
          </table:table-cell>
          <table:table-cell table:formula="of:=['patched-aggressive'.AB177]" office:value-type="float" office:value="0" calcext:value-type="float">
            <text:p>0</text:p>
          </table:table-cell>
          <table:table-cell table:formula="of:=['patched-aggressive'.AC177]" office:value-type="float" office:value="0" calcext:value-type="float">
            <text:p>0</text:p>
          </table:table-cell>
          <table:table-cell table:formula="of:=['patched-aggressive'.O177]" office:value-type="float" office:value="0" calcext:value-type="float">
            <text:p>0</text:p>
          </table:table-cell>
        </table:table-row>
        <table:table-row table:style-name="ro1">
          <table:table-cell table:formula="of:=[original.AB178]" office:value-type="float" office:value="0" calcext:value-type="float">
            <text:p>0</text:p>
          </table:table-cell>
          <table:table-cell table:formula="of:=[original.AC178]" office:value-type="float" office:value="0" calcext:value-type="float">
            <text:p>0</text:p>
          </table:table-cell>
          <table:table-cell table:formula="of:=[original.O178]" office:value-type="float" office:value="0" calcext:value-type="float">
            <text:p>0</text:p>
          </table:table-cell>
          <table:table-cell table:formula="of:=['patched-standard'.AB178]" office:value-type="float" office:value="0" calcext:value-type="float">
            <text:p>0</text:p>
          </table:table-cell>
          <table:table-cell table:formula="of:=['patched-standard'.AC178]" office:value-type="float" office:value="0" calcext:value-type="float">
            <text:p>0</text:p>
          </table:table-cell>
          <table:table-cell table:formula="of:=['patched-standard'.O178]" office:value-type="float" office:value="0" calcext:value-type="float">
            <text:p>0</text:p>
          </table:table-cell>
          <table:table-cell table:formula="of:=['patched-aggressive'.AB178]" office:value-type="float" office:value="0" calcext:value-type="float">
            <text:p>0</text:p>
          </table:table-cell>
          <table:table-cell table:formula="of:=['patched-aggressive'.AC178]" office:value-type="float" office:value="0" calcext:value-type="float">
            <text:p>0</text:p>
          </table:table-cell>
          <table:table-cell table:formula="of:=['patched-aggressive'.O178]" office:value-type="float" office:value="0" calcext:value-type="float">
            <text:p>0</text:p>
          </table:table-cell>
        </table:table-row>
        <table:table-row table:style-name="ro1">
          <table:table-cell table:formula="of:=[original.AB179]" office:value-type="float" office:value="0" calcext:value-type="float">
            <text:p>0</text:p>
          </table:table-cell>
          <table:table-cell table:formula="of:=[original.AC179]" office:value-type="float" office:value="0" calcext:value-type="float">
            <text:p>0</text:p>
          </table:table-cell>
          <table:table-cell table:formula="of:=[original.O179]" office:value-type="float" office:value="0" calcext:value-type="float">
            <text:p>0</text:p>
          </table:table-cell>
          <table:table-cell table:formula="of:=['patched-standard'.AB179]" office:value-type="float" office:value="0" calcext:value-type="float">
            <text:p>0</text:p>
          </table:table-cell>
          <table:table-cell table:formula="of:=['patched-standard'.AC179]" office:value-type="float" office:value="0" calcext:value-type="float">
            <text:p>0</text:p>
          </table:table-cell>
          <table:table-cell table:formula="of:=['patched-standard'.O179]" office:value-type="float" office:value="0" calcext:value-type="float">
            <text:p>0</text:p>
          </table:table-cell>
          <table:table-cell table:formula="of:=['patched-aggressive'.AB179]" office:value-type="float" office:value="0" calcext:value-type="float">
            <text:p>0</text:p>
          </table:table-cell>
          <table:table-cell table:formula="of:=['patched-aggressive'.AC179]" office:value-type="float" office:value="0" calcext:value-type="float">
            <text:p>0</text:p>
          </table:table-cell>
          <table:table-cell table:formula="of:=['patched-aggressive'.O179]" office:value-type="float" office:value="0" calcext:value-type="float">
            <text:p>0</text:p>
          </table:table-cell>
        </table:table-row>
        <table:table-row table:style-name="ro1">
          <table:table-cell table:formula="of:=[original.AB180]" office:value-type="float" office:value="0" calcext:value-type="float">
            <text:p>0</text:p>
          </table:table-cell>
          <table:table-cell table:formula="of:=[original.AC180]" office:value-type="float" office:value="0" calcext:value-type="float">
            <text:p>0</text:p>
          </table:table-cell>
          <table:table-cell table:formula="of:=[original.O180]" office:value-type="float" office:value="0" calcext:value-type="float">
            <text:p>0</text:p>
          </table:table-cell>
          <table:table-cell table:formula="of:=['patched-standard'.AB180]" office:value-type="float" office:value="0" calcext:value-type="float">
            <text:p>0</text:p>
          </table:table-cell>
          <table:table-cell table:formula="of:=['patched-standard'.AC180]" office:value-type="float" office:value="0" calcext:value-type="float">
            <text:p>0</text:p>
          </table:table-cell>
          <table:table-cell table:formula="of:=['patched-standard'.O180]" office:value-type="float" office:value="0" calcext:value-type="float">
            <text:p>0</text:p>
          </table:table-cell>
          <table:table-cell table:formula="of:=['patched-aggressive'.AB180]" office:value-type="float" office:value="0" calcext:value-type="float">
            <text:p>0</text:p>
          </table:table-cell>
          <table:table-cell table:formula="of:=['patched-aggressive'.AC180]" office:value-type="float" office:value="0" calcext:value-type="float">
            <text:p>0</text:p>
          </table:table-cell>
          <table:table-cell table:formula="of:=['patched-aggressive'.O180]" office:value-type="float" office:value="0" calcext:value-type="float">
            <text:p>0</text:p>
          </table:table-cell>
        </table:table-row>
      </table:table>
      <table:table table:name="orig, comm vs used" table:style-name="ta1">
        <table:shapes>
          <draw:frame draw:z-index="0" draw:style-name="gr1" draw:text-style-name="P1" svg:width="898.3pt" svg:height="636.94pt" svg:x="0.03pt" svg:y="0.03pt">
            <loext:p draw:notify-on-update-of-ranges="Sheet3.A2:Sheet3.A3 Sheet3.A4:Sheet3.A180 Sheet3.B2:Sheet3.B3 Sheet3.B4:Sheet3.B18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, comm vs used" table:style-name="ta1">
        <table:shapes>
          <draw:frame draw:z-index="0" draw:style-name="gr1" draw:text-style-name="P1" svg:width="898.3pt" svg:height="627.17pt" svg:x="0.03pt" svg:y="0.03pt">
            <loext:p draw:notify-on-update-of-ranges="Sheet3.D2:Sheet3.D3 Sheet3.D4:Sheet3.D180 Sheet3.E2:Sheet3.E3 Sheet3.E4:Sheet3.E18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patched-aggr, comm vs used" table:style-name="ta1">
        <table:shapes>
          <draw:frame draw:z-index="0" draw:style-name="gr1" draw:text-style-name="P1" svg:width="893.62pt" svg:height="623.4pt" svg:x="0.03pt" svg:y="0.03pt">
            <loext:p draw:notify-on-update-of-ranges="Sheet3.G2:Sheet3.G3 Sheet3.G4:Sheet3.G180 Sheet3.H2:Sheet3.H3 Sheet3.H4:Sheet3.H18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comm" table:style-name="ta1">
        <table:shapes>
          <draw:frame draw:z-index="0" draw:style-name="gr1" draw:text-style-name="P1" svg:width="893.62pt" svg:height="622.63pt" svg:x="0.03pt" svg:y="0.03pt">
            <loext:p draw:notify-on-update-of-ranges="Sheet3.A2:Sheet3.A3 Sheet3.A4:Sheet3.A180 Sheet3.D2:Sheet3.D3 Sheet3.D4:Sheet3.D18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table table:name="orig vs patched, rss" table:style-name="ta1">
        <table:shapes>
          <draw:frame draw:z-index="0" draw:style-name="gr1" draw:text-style-name="P1" svg:width="894.42pt" svg:height="639.95pt" svg:x="0.03pt" svg:y="0.03pt">
            <loext:p draw:notify-on-update-of-ranges="Sheet3.C2:Sheet3.C3 Sheet3.C4:Sheet3.C180 Sheet3.F2:Sheet3.F3 Sheet3.F4:Sheet3.F18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13:33:22.1318525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2:39:07.368535656</meta:creation-date>
    <dc:date>2020-04-15T13:33:55.287791846</dc:date>
    <meta:editing-duration>PT1H14M27S</meta:editing-duration>
    <meta:editing-cycles>40</meta:editing-cycles>
    <meta:generator>LibreOffice/5.1.6.2$Linux_X86_64 LibreOffice_project/10m0$Build-2</meta:generator>
    <meta:document-statistic meta:table-count="9" meta:cell-count="2166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07cm" svg:y="3.952cm" style:legend-expansion="high" chart:style-name="ch2"/>
        <chart:plot-area chart:style-name="ch3" table:cell-range-address="Sheet3.C2:Sheet3.C180 Sheet3.F2:Sheet3.F180" chart:data-source-has-labels="row" svg:x="0.32cm" svg:y="0.18cm" svg:width="11.767cm" svg:height="8.64cm">
          <chartooo:coordinate-region svg:x="1.682cm" svg:y="0.301cm" svg:width="10.4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432">
                <text:p>94432</text:p>
              </table:table-cell>
              <table:table-cell office:value-type="float" office:value="90016">
                <text:p>9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00">
                <text:p>172000</text:p>
              </table:table-cell>
              <table:table-cell office:value-type="float" office:value="177848">
                <text:p>177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456">
                <text:p>174456</text:p>
              </table:table-cell>
              <table:table-cell office:value-type="float" office:value="168168">
                <text:p>168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976">
                <text:p>309976</text:p>
              </table:table-cell>
              <table:table-cell office:value-type="float" office:value="284244">
                <text:p>284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68">
                <text:p>434668</text:p>
              </table:table-cell>
              <table:table-cell office:value-type="float" office:value="400516">
                <text:p>400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100">
                <text:p>560100</text:p>
              </table:table-cell>
              <table:table-cell office:value-type="float" office:value="516740">
                <text:p>5167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576">
                <text:p>624576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984">
                <text:p>525984</text:p>
              </table:table-cell>
              <table:table-cell office:value-type="float" office:value="256068">
                <text:p>2560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984">
                <text:p>525984</text:p>
              </table:table-cell>
              <table:table-cell office:value-type="float" office:value="371140">
                <text:p>3711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2352">
                <text:p>552352</text:p>
              </table:table-cell>
              <table:table-cell office:value-type="float" office:value="488388">
                <text:p>488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8604">
                <text:p>668604</text:p>
              </table:table-cell>
              <table:table-cell office:value-type="float" office:value="603080">
                <text:p>6030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48028">
                <text:p>148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471cm" xlink:href=".." xlink:type="simple" chart:class="chart:line" chart:style-name="ch1">
        <chart:legend chart:legend-position="end" svg:x="27.331cm" svg:y="10.687cm" style:legend-expansion="high" chart:style-name="ch2"/>
        <chart:plot-area chart:style-name="ch3" table:cell-range-address="Sheet3.A2:Sheet3.B180" chart:data-source-has-labels="row" svg:x="0.633cm" svg:y="0.449cm" svg:width="26.065cm" svg:height="21.573cm">
          <chartooo:coordinate-region svg:x="1.995cm" svg:y="0.57cm" svg:width="24.703cm" svg:height="20.4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B4:Sheet3.B180" chart:label-cell-address="Sheet3.B2:Sheet3.B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original meta-used</text:p>
                <text:list>
                  <text:list-item>
                    <text:p>original</text:p>
                  </text:list-item>
                  <text:list-item>
                    <text:p>meta-used</text:p>
                  </text:list-item>
                </text:list>
                <draw:g>
                  <svg:desc>Sheet3.B2:Sheet3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B4:Sheet3.B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76">
                <text:p>14976</text:p>
              </table:table-cell>
              <table:table-cell office:value-type="float" office:value="12870">
                <text:p>128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32">
                <text:p>15232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32">
                <text:p>15232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32">
                <text:p>15232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32">
                <text:p>15232</text:p>
              </table:table-cell>
              <table:table-cell office:value-type="float" office:value="13355">
                <text:p>13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520">
                <text:p>47520</text:p>
              </table:table-cell>
              <table:table-cell office:value-type="float" office:value="43630">
                <text:p>436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616">
                <text:p>167616</text:p>
              </table:table-cell>
              <table:table-cell office:value-type="float" office:value="157542">
                <text:p>1575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916">
                <text:p>290916</text:p>
              </table:table-cell>
              <table:table-cell office:value-type="float" office:value="274261">
                <text:p>2742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852">
                <text:p>410852</text:p>
              </table:table-cell>
              <table:table-cell office:value-type="float" office:value="387633">
                <text:p>387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804">
                <text:p>472804</text:p>
              </table:table-cell>
              <table:table-cell office:value-type="float" office:value="446119">
                <text:p>4461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804">
                <text:p>472804</text:p>
              </table:table-cell>
              <table:table-cell office:value-type="float" office:value="359572">
                <text:p>359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8708">
                <text:p>468708</text:p>
              </table:table-cell>
              <table:table-cell office:value-type="float" office:value="273025">
                <text:p>273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708">
                <text:p>468708</text:p>
              </table:table-cell>
              <table:table-cell office:value-type="float" office:value="273025">
                <text:p>2730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8708">
                <text:p>468708</text:p>
              </table:table-cell>
              <table:table-cell office:value-type="float" office:value="273025">
                <text:p>2730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8708">
                <text:p>468708</text:p>
              </table:table-cell>
              <table:table-cell office:value-type="float" office:value="273025">
                <text:p>273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08">
                <text:p>468708</text:p>
              </table:table-cell>
              <table:table-cell office:value-type="float" office:value="273026">
                <text:p>273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8708">
                <text:p>468708</text:p>
              </table:table-cell>
              <table:table-cell office:value-type="float" office:value="273026">
                <text:p>2730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8708">
                <text:p>468708</text:p>
              </table:table-cell>
              <table:table-cell office:value-type="float" office:value="273026">
                <text:p>2730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708">
                <text:p>468708</text:p>
              </table:table-cell>
              <table:table-cell office:value-type="float" office:value="273026">
                <text:p>2730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604">
                <text:p>421604</text:p>
              </table:table-cell>
              <table:table-cell office:value-type="float" office:value="186479">
                <text:p>186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596">
                <text:p>378596</text:p>
              </table:table-cell>
              <table:table-cell office:value-type="float" office:value="99932">
                <text:p>999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596">
                <text:p>378596</text:p>
              </table:table-cell>
              <table:table-cell office:value-type="float" office:value="130212">
                <text:p>1302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596">
                <text:p>378596</text:p>
              </table:table-cell>
              <table:table-cell office:value-type="float" office:value="253595">
                <text:p>2535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5220">
                <text:p>405220</text:p>
              </table:table-cell>
              <table:table-cell office:value-type="float" office:value="375629">
                <text:p>3756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1444">
                <text:p>521444</text:p>
              </table:table-cell>
              <table:table-cell office:value-type="float" office:value="492332">
                <text:p>492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324">
                <text:p>564324</text:p>
              </table:table-cell>
              <table:table-cell office:value-type="float" office:value="532663">
                <text:p>532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324">
                <text:p>564324</text:p>
              </table:table-cell>
              <table:table-cell office:value-type="float" office:value="446116">
                <text:p>4461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324">
                <text:p>564324</text:p>
              </table:table-cell>
              <table:table-cell office:value-type="float" office:value="359569">
                <text:p>3595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1796">
                <text:p>541796</text:p>
              </table:table-cell>
              <table:table-cell office:value-type="float" office:value="273023">
                <text:p>2730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1796">
                <text:p>541796</text:p>
              </table:table-cell>
              <table:table-cell office:value-type="float" office:value="273023">
                <text:p>2730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1796">
                <text:p>541796</text:p>
              </table:table-cell>
              <table:table-cell office:value-type="float" office:value="273023">
                <text:p>2730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1796">
                <text:p>541796</text:p>
              </table:table-cell>
              <table:table-cell office:value-type="float" office:value="273023">
                <text:p>2730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1796">
                <text:p>541796</text:p>
              </table:table-cell>
              <table:table-cell office:value-type="float" office:value="273024">
                <text:p>2730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1796">
                <text:p>541796</text:p>
              </table:table-cell>
              <table:table-cell office:value-type="float" office:value="273024">
                <text:p>2730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1796">
                <text:p>541796</text:p>
              </table:table-cell>
              <table:table-cell office:value-type="float" office:value="273024">
                <text:p>27302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1796">
                <text:p>541796</text:p>
              </table:table-cell>
              <table:table-cell office:value-type="float" office:value="273024">
                <text:p>2730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5172">
                <text:p>515172</text:p>
              </table:table-cell>
              <table:table-cell office:value-type="float" office:value="186485">
                <text:p>1864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012">
                <text:p>67012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012">
                <text:p>67012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012">
                <text:p>67012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012">
                <text:p>67012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91cm" svg:height="22.126cm" xlink:href=".." xlink:type="simple" chart:class="chart:line" chart:style-name="ch1">
        <chart:legend chart:legend-position="end" svg:x="27.198cm" svg:y="10.515cm" style:legend-expansion="high" chart:style-name="ch2"/>
        <chart:plot-area chart:style-name="ch3" table:cell-range-address="Sheet3.D2:Sheet3.E180" chart:data-source-has-labels="row" svg:x="0.633cm" svg:y="0.442cm" svg:width="25.932cm" svg:height="21.242cm">
          <chartooo:coordinate-region svg:x="1.995cm" svg:y="0.563cm" svg:width="24.569cm" svg:height="20.1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4:Sheet3.D180" chart:label-cell-address="Sheet3.D2:Sheet3.D3" chart:class="chart:line">
            <chart:data-point chart:repeated="177"/>
          </chart:series>
          <chart:series chart:style-name="ch7" chart:values-cell-range-address="Sheet3.E4:Sheet3.E180" chart:label-cell-address="Sheet3.E2:Sheet3.E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  <table:table-cell office:value-type="string">
                <text:p>patched meta-used</text:p>
                <text:list>
                  <text:list-item>
                    <text:p>patched</text:p>
                  </text:list-item>
                  <text:list-item>
                    <text:p>meta-used</text:p>
                  </text:list-item>
                </text:list>
                <draw:g>
                  <svg:desc>Sheet3.E2:Sheet3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  <table:table-cell office:value-type="float" office:value="0">
                <text:p>0</text:p>
                <draw:g>
                  <svg:desc>Sheet3.E4:Sheet3.E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2">
                <text:p>1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184">
                <text:p>13184</text:p>
              </table:table-cell>
              <table:table-cell office:value-type="float" office:value="12862">
                <text:p>12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96">
                <text:p>13696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96">
                <text:p>13696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96">
                <text:p>13696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6">
                <text:p>13696</text:p>
              </table:table-cell>
              <table:table-cell office:value-type="float" office:value="13347">
                <text:p>133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240">
                <text:p>42240</text:p>
              </table:table-cell>
              <table:table-cell office:value-type="float" office:value="41692">
                <text:p>41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200">
                <text:p>155200</text:p>
              </table:table-cell>
              <table:table-cell office:value-type="float" office:value="153754">
                <text:p>153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80">
                <text:p>270080</text:p>
              </table:table-cell>
              <table:table-cell office:value-type="float" office:value="267777">
                <text:p>2677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0416">
                <text:p>380416</text:p>
              </table:table-cell>
              <table:table-cell office:value-type="float" office:value="377204">
                <text:p>377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896">
                <text:p>448896</text:p>
              </table:table-cell>
              <table:table-cell office:value-type="float" office:value="445247">
                <text:p>4452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9472">
                <text:p>369472</text:p>
              </table:table-cell>
              <table:table-cell office:value-type="float" office:value="358871">
                <text:p>3588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2432">
                <text:p>282432</text:p>
              </table:table-cell>
              <table:table-cell office:value-type="float" office:value="272496">
                <text:p>272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2432">
                <text:p>282432</text:p>
              </table:table-cell>
              <table:table-cell office:value-type="float" office:value="272496">
                <text:p>2724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2432">
                <text:p>282432</text:p>
              </table:table-cell>
              <table:table-cell office:value-type="float" office:value="272496">
                <text:p>2724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432">
                <text:p>282432</text:p>
              </table:table-cell>
              <table:table-cell office:value-type="float" office:value="272496">
                <text:p>2724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2432">
                <text:p>282432</text:p>
              </table:table-cell>
              <table:table-cell office:value-type="float" office:value="272497">
                <text:p>272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2432">
                <text:p>282432</text:p>
              </table:table-cell>
              <table:table-cell office:value-type="float" office:value="272497">
                <text:p>272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2432">
                <text:p>282432</text:p>
              </table:table-cell>
              <table:table-cell office:value-type="float" office:value="272497">
                <text:p>272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2432">
                <text:p>282432</text:p>
              </table:table-cell>
              <table:table-cell office:value-type="float" office:value="272497">
                <text:p>272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5392">
                <text:p>195392</text:p>
              </table:table-cell>
              <table:table-cell office:value-type="float" office:value="186122">
                <text:p>186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8352">
                <text:p>108352</text:p>
              </table:table-cell>
              <table:table-cell office:value-type="float" office:value="99746">
                <text:p>997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7120">
                <text:p>117120</text:p>
              </table:table-cell>
              <table:table-cell office:value-type="float" office:value="113180">
                <text:p>1131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128">
                <text:p>232128</text:p>
              </table:table-cell>
              <table:table-cell office:value-type="float" office:value="230171">
                <text:p>2301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440">
                <text:p>349440</text:p>
              </table:table-cell>
              <table:table-cell office:value-type="float" office:value="346515">
                <text:p>346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64128">
                <text:p>464128</text:p>
              </table:table-cell>
              <table:table-cell office:value-type="float" office:value="460352">
                <text:p>4603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936">
                <text:p>535936</text:p>
              </table:table-cell>
              <table:table-cell office:value-type="float" office:value="531636">
                <text:p>5316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832">
                <text:p>456832</text:p>
              </table:table-cell>
              <table:table-cell office:value-type="float" office:value="445258">
                <text:p>4452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1264">
                <text:p>371264</text:p>
              </table:table-cell>
              <table:table-cell office:value-type="float" office:value="358879">
                <text:p>3588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5952">
                <text:p>285952</text:p>
              </table:table-cell>
              <table:table-cell office:value-type="float" office:value="272501">
                <text:p>2725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5952">
                <text:p>285952</text:p>
              </table:table-cell>
              <table:table-cell office:value-type="float" office:value="272501">
                <text:p>2725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5952">
                <text:p>285952</text:p>
              </table:table-cell>
              <table:table-cell office:value-type="float" office:value="272501">
                <text:p>2725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5952">
                <text:p>285952</text:p>
              </table:table-cell>
              <table:table-cell office:value-type="float" office:value="272501">
                <text:p>272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5952">
                <text:p>285952</text:p>
              </table:table-cell>
              <table:table-cell office:value-type="float" office:value="272502">
                <text:p>2725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5952">
                <text:p>285952</text:p>
              </table:table-cell>
              <table:table-cell office:value-type="float" office:value="272502">
                <text:p>2725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5952">
                <text:p>285952</text:p>
              </table:table-cell>
              <table:table-cell office:value-type="float" office:value="272502">
                <text:p>2725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952">
                <text:p>285952</text:p>
              </table:table-cell>
              <table:table-cell office:value-type="float" office:value="272502">
                <text:p>27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704">
                <text:p>200704</text:p>
              </table:table-cell>
              <table:table-cell office:value-type="float" office:value="186134">
                <text:p>1861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96">
                <text:p>13696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696">
                <text:p>13696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696">
                <text:p>13696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96">
                <text:p>13696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96">
                <text:p>13696</text:p>
              </table:table-cell>
              <table:table-cell office:value-type="float" office:value="13380">
                <text:p>133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93cm" xlink:href=".." xlink:type="simple" chart:class="chart:line" chart:style-name="ch1">
        <chart:legend chart:legend-position="end" svg:x="26.266cm" svg:y="10.448cm" style:legend-expansion="high" chart:style-name="ch2"/>
        <chart:plot-area chart:style-name="ch3" table:cell-range-address="Sheet3.G2:Sheet3.H180" chart:data-source-has-labels="row" svg:x="0.63cm" svg:y="0.439cm" svg:width="25.006cm" svg:height="21.115cm">
          <chartooo:coordinate-region svg:x="1.992cm" svg:y="0.56cm" svg:width="23.638cm" svg:height="19.9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G4:Sheet3.G180" chart:label-cell-address="Sheet3.G2:Sheet3.G3" chart:class="chart:line">
            <chart:data-point chart:repeated="177"/>
          </chart:series>
          <chart:series chart:style-name="ch7" chart:values-cell-range-address="Sheet3.H4:Sheet3.H180" chart:label-cell-address="Sheet3.H2:Sheet3.H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ched-aggr meta-comm</text:p>
                <text:list>
                  <text:list-item>
                    <text:p>patched-aggr</text:p>
                  </text:list-item>
                  <text:list-item>
                    <text:p>meta-comm</text:p>
                  </text:list-item>
                </text:list>
                <draw:g>
                  <svg:desc>Sheet3.G2:Sheet3.G3</svg:desc>
                </draw:g>
              </table:table-cell>
              <table:table-cell office:value-type="string">
                <text:p>patched-aggr meta-used</text:p>
                <text:list>
                  <text:list-item>
                    <text:p>patched-aggr</text:p>
                  </text:list-item>
                  <text:list-item>
                    <text:p>meta-used</text:p>
                  </text:list-item>
                </text:list>
                <draw:g>
                  <svg:desc>Sheet3.H2:Sheet3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G4:Sheet3.G180</svg:desc>
                </draw:g>
              </table:table-cell>
              <table:table-cell office:value-type="float" office:value="0">
                <text:p>0</text:p>
                <draw:g>
                  <svg:desc>Sheet3.H4:Sheet3.H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8">
                <text:p>13088</text:p>
              </table:table-cell>
              <table:table-cell office:value-type="float" office:value="12844">
                <text:p>12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48">
                <text:p>13648</text:p>
              </table:table-cell>
              <table:table-cell office:value-type="float" office:value="13411">
                <text:p>13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48">
                <text:p>13648</text:p>
              </table:table-cell>
              <table:table-cell office:value-type="float" office:value="13411">
                <text:p>13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648">
                <text:p>13648</text:p>
              </table:table-cell>
              <table:table-cell office:value-type="float" office:value="13411">
                <text:p>13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48">
                <text:p>13648</text:p>
              </table:table-cell>
              <table:table-cell office:value-type="float" office:value="13411">
                <text:p>13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12">
                <text:p>36512</text:p>
              </table:table-cell>
              <table:table-cell office:value-type="float" office:value="36098">
                <text:p>36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7360">
                <text:p>147360</text:p>
              </table:table-cell>
              <table:table-cell office:value-type="float" office:value="146087">
                <text:p>146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120">
                <text:p>259120</text:p>
              </table:table-cell>
              <table:table-cell office:value-type="float" office:value="257001">
                <text:p>257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6912">
                <text:p>366912</text:p>
              </table:table-cell>
              <table:table-cell office:value-type="float" office:value="363962">
                <text:p>3639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8880">
                <text:p>448880</text:p>
              </table:table-cell>
              <table:table-cell office:value-type="float" office:value="445312">
                <text:p>4453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840">
                <text:p>361840</text:p>
              </table:table-cell>
              <table:table-cell office:value-type="float" office:value="358936">
                <text:p>3589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4800">
                <text:p>274800</text:p>
              </table:table-cell>
              <table:table-cell office:value-type="float" office:value="272561">
                <text:p>272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4800">
                <text:p>274800</text:p>
              </table:table-cell>
              <table:table-cell office:value-type="float" office:value="272561">
                <text:p>2725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800">
                <text:p>274800</text:p>
              </table:table-cell>
              <table:table-cell office:value-type="float" office:value="272561">
                <text:p>27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4800">
                <text:p>274800</text:p>
              </table:table-cell>
              <table:table-cell office:value-type="float" office:value="272561">
                <text:p>2725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4800">
                <text:p>274800</text:p>
              </table:table-cell>
              <table:table-cell office:value-type="float" office:value="272562">
                <text:p>272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4800">
                <text:p>274800</text:p>
              </table:table-cell>
              <table:table-cell office:value-type="float" office:value="272562">
                <text:p>2725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4800">
                <text:p>274800</text:p>
              </table:table-cell>
              <table:table-cell office:value-type="float" office:value="272562">
                <text:p>272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4800">
                <text:p>274800</text:p>
              </table:table-cell>
              <table:table-cell office:value-type="float" office:value="272562">
                <text:p>2725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7760">
                <text:p>187760</text:p>
              </table:table-cell>
              <table:table-cell office:value-type="float" office:value="186187">
                <text:p>1861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0720">
                <text:p>100720</text:p>
              </table:table-cell>
              <table:table-cell office:value-type="float" office:value="99811">
                <text:p>998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528">
                <text:p>102528</text:p>
              </table:table-cell>
              <table:table-cell office:value-type="float" office:value="101592">
                <text:p>1015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6336">
                <text:p>216336</text:p>
              </table:table-cell>
              <table:table-cell office:value-type="float" office:value="214551">
                <text:p>2145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0448">
                <text:p>330448</text:p>
              </table:table-cell>
              <table:table-cell office:value-type="float" office:value="327786">
                <text:p>3277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0384">
                <text:p>440384</text:p>
              </table:table-cell>
              <table:table-cell office:value-type="float" office:value="436881">
                <text:p>4368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5920">
                <text:p>535920</text:p>
              </table:table-cell>
              <table:table-cell office:value-type="float" office:value="531700">
                <text:p>5317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8880">
                <text:p>448880</text:p>
              </table:table-cell>
              <table:table-cell office:value-type="float" office:value="445322">
                <text:p>4453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1840">
                <text:p>361840</text:p>
              </table:table-cell>
              <table:table-cell office:value-type="float" office:value="358943">
                <text:p>3589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4800">
                <text:p>274800</text:p>
              </table:table-cell>
              <table:table-cell office:value-type="float" office:value="272566">
                <text:p>2725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800">
                <text:p>274800</text:p>
              </table:table-cell>
              <table:table-cell office:value-type="float" office:value="272566">
                <text:p>2725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4800">
                <text:p>274800</text:p>
              </table:table-cell>
              <table:table-cell office:value-type="float" office:value="272566">
                <text:p>2725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4800">
                <text:p>274800</text:p>
              </table:table-cell>
              <table:table-cell office:value-type="float" office:value="272566">
                <text:p>272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4800">
                <text:p>274800</text:p>
              </table:table-cell>
              <table:table-cell office:value-type="float" office:value="272567">
                <text:p>2725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4800">
                <text:p>274800</text:p>
              </table:table-cell>
              <table:table-cell office:value-type="float" office:value="272567">
                <text:p>2725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4800">
                <text:p>274800</text:p>
              </table:table-cell>
              <table:table-cell office:value-type="float" office:value="272567">
                <text:p>2725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74800">
                <text:p>274800</text:p>
              </table:table-cell>
              <table:table-cell office:value-type="float" office:value="272567">
                <text:p>2725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7760">
                <text:p>187760</text:p>
              </table:table-cell>
              <table:table-cell office:value-type="float" office:value="186191">
                <text:p>1861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7776">
                <text:p>187776</text:p>
              </table:table-cell>
              <table:table-cell office:value-type="float" office:value="186197">
                <text:p>1861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696">
                <text:p>13696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696">
                <text:p>13696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696">
                <text:p>13696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96">
                <text:p>13696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696">
                <text:p>13696</text:p>
              </table:table-cell>
              <table:table-cell office:value-type="float" office:value="13443">
                <text:p>134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26cm" svg:height="21.966cm" xlink:href=".." xlink:type="simple" chart:class="chart:line" chart:style-name="ch1">
        <chart:legend chart:legend-position="end" svg:x="27.033cm" svg:y="10.435cm" style:legend-expansion="high" chart:style-name="ch2"/>
        <chart:plot-area chart:style-name="ch3" table:cell-range-address="Sheet3.A2:Sheet3.A180 Sheet3.D2:Sheet3.D180" chart:data-source-has-labels="row" svg:x="0.63cm" svg:y="0.439cm" svg:width="25.773cm" svg:height="21.088cm">
          <chartooo:coordinate-region svg:x="1.992cm" svg:y="0.56cm" svg:width="24.409cm" svg:height="19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A4:Sheet3.A180" chart:label-cell-address="Sheet3.A2:Sheet3.A3" chart:class="chart:line">
            <chart:data-point chart:repeated="177"/>
          </chart:series>
          <chart:series chart:style-name="ch7" chart:values-cell-range-address="Sheet3.D4:Sheet3.D180" chart:label-cell-address="Sheet3.D2:Sheet3.D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meta-comm</text:p>
                <text:list>
                  <text:list-item>
                    <text:p>original</text:p>
                  </text:list-item>
                  <text:list-item>
                    <text:p>meta-comm</text:p>
                  </text:list-item>
                </text:list>
                <draw:g>
                  <svg:desc>Sheet3.A2:Sheet3.A3</svg:desc>
                </draw:g>
              </table:table-cell>
              <table:table-cell office:value-type="string">
                <text:p>patched meta-comm</text:p>
                <text:list>
                  <text:list-item>
                    <text:p>patched</text:p>
                  </text:list-item>
                  <text:list-item>
                    <text:p>meta-comm</text:p>
                  </text:list-item>
                </text:list>
                <draw:g>
                  <svg:desc>Sheet3.D2:Sheet3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4:Sheet3.A180</svg:desc>
                </draw:g>
              </table:table-cell>
              <table:table-cell office:value-type="float" office:value="0">
                <text:p>0</text:p>
                <draw:g>
                  <svg:desc>Sheet3.D4:Sheet3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80">
                <text:p>44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76">
                <text:p>14976</text:p>
              </table:table-cell>
              <table:table-cell office:value-type="float" office:value="13184">
                <text:p>13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32">
                <text:p>1523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32">
                <text:p>1523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232">
                <text:p>1523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32">
                <text:p>1523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520">
                <text:p>47520</text:p>
              </table:table-cell>
              <table:table-cell office:value-type="float" office:value="42240">
                <text:p>42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616">
                <text:p>167616</text:p>
              </table:table-cell>
              <table:table-cell office:value-type="float" office:value="155200">
                <text:p>155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916">
                <text:p>290916</text:p>
              </table:table-cell>
              <table:table-cell office:value-type="float" office:value="270080">
                <text:p>2700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852">
                <text:p>410852</text:p>
              </table:table-cell>
              <table:table-cell office:value-type="float" office:value="380416">
                <text:p>380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2804">
                <text:p>472804</text:p>
              </table:table-cell>
              <table:table-cell office:value-type="float" office:value="448896">
                <text:p>448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72804">
                <text:p>472804</text:p>
              </table:table-cell>
              <table:table-cell office:value-type="float" office:value="369472">
                <text:p>3694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8708">
                <text:p>468708</text:p>
              </table:table-cell>
              <table:table-cell office:value-type="float" office:value="282432">
                <text:p>2824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1604">
                <text:p>421604</text:p>
              </table:table-cell>
              <table:table-cell office:value-type="float" office:value="195392">
                <text:p>195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8596">
                <text:p>378596</text:p>
              </table:table-cell>
              <table:table-cell office:value-type="float" office:value="108352">
                <text:p>108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8596">
                <text:p>378596</text:p>
              </table:table-cell>
              <table:table-cell office:value-type="float" office:value="117120">
                <text:p>1171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596">
                <text:p>378596</text:p>
              </table:table-cell>
              <table:table-cell office:value-type="float" office:value="232128">
                <text:p>232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5220">
                <text:p>405220</text:p>
              </table:table-cell>
              <table:table-cell office:value-type="float" office:value="349440">
                <text:p>3494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1444">
                <text:p>521444</text:p>
              </table:table-cell>
              <table:table-cell office:value-type="float" office:value="464128">
                <text:p>4641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64324">
                <text:p>564324</text:p>
              </table:table-cell>
              <table:table-cell office:value-type="float" office:value="535936">
                <text:p>53593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64324">
                <text:p>564324</text:p>
              </table:table-cell>
              <table:table-cell office:value-type="float" office:value="456832">
                <text:p>4568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4324">
                <text:p>564324</text:p>
              </table:table-cell>
              <table:table-cell office:value-type="float" office:value="371264">
                <text:p>3712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1796">
                <text:p>541796</text:p>
              </table:table-cell>
              <table:table-cell office:value-type="float" office:value="285952">
                <text:p>2859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5172">
                <text:p>515172</text:p>
              </table:table-cell>
              <table:table-cell office:value-type="float" office:value="200704">
                <text:p>20070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7012">
                <text:p>6701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7012">
                <text:p>6701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7012">
                <text:p>6701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012">
                <text:p>67012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3696">
                <text:p>136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4cm" svg:height="22.577cm" xlink:href=".." xlink:type="simple" chart:class="chart:line" chart:style-name="ch1">
        <chart:legend chart:legend-position="end" svg:x="27.961cm" svg:y="10.74cm" style:legend-expansion="high" chart:style-name="ch2"/>
        <chart:plot-area chart:style-name="ch3" table:cell-range-address="Sheet3.C2:Sheet3.C180 Sheet3.F2:Sheet3.F180" chart:data-source-has-labels="row" svg:x="0.631cm" svg:y="0.451cm" svg:width="26.699cm" svg:height="21.675cm">
          <chartooo:coordinate-region svg:x="1.993cm" svg:y="0.572cm" svg:width="25.196cm" svg:height="20.5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4:Sheet3.C180" chart:label-cell-address="Sheet3.C2:Sheet3.C3" chart:class="chart:line">
            <chart:data-point chart:repeated="177"/>
          </chart:series>
          <chart:series chart:style-name="ch7" chart:values-cell-range-address="Sheet3.F4:Sheet3.F180" chart:label-cell-address="Sheet3.F2:Sheet3.F3" chart:class="chart:line">
            <chart:data-point chart:repeated="17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 rss-all</text:p>
                <text:list>
                  <text:list-item>
                    <text:p>original</text:p>
                  </text:list-item>
                  <text:list-item>
                    <text:p>rss-all</text:p>
                  </text:list-item>
                </text:list>
                <draw:g>
                  <svg:desc>Sheet3.C2:Sheet3.C3</svg:desc>
                </draw:g>
              </table:table-cell>
              <table:table-cell office:value-type="string">
                <text:p>patched rss-all</text:p>
                <text:list>
                  <text:list-item>
                    <text:p>patched</text:p>
                  </text:list-item>
                  <text:list-item>
                    <text:p>rss-all</text:p>
                  </text:list-item>
                </text:list>
                <draw:g>
                  <svg:desc>Sheet3.F2:Sheet3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4:Sheet3.C180</svg:desc>
                </draw:g>
              </table:table-cell>
              <table:table-cell office:value-type="float" office:value="0">
                <text:p>0</text:p>
                <draw:g>
                  <svg:desc>Sheet3.F4:Sheet3.F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432">
                <text:p>94432</text:p>
              </table:table-cell>
              <table:table-cell office:value-type="float" office:value="90016">
                <text:p>90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2000">
                <text:p>172000</text:p>
              </table:table-cell>
              <table:table-cell office:value-type="float" office:value="177848">
                <text:p>177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608">
                <text:p>149608</text:p>
              </table:table-cell>
              <table:table-cell office:value-type="float" office:value="151540">
                <text:p>1515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4456">
                <text:p>174456</text:p>
              </table:table-cell>
              <table:table-cell office:value-type="float" office:value="168168">
                <text:p>168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9976">
                <text:p>309976</text:p>
              </table:table-cell>
              <table:table-cell office:value-type="float" office:value="284244">
                <text:p>284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668">
                <text:p>434668</text:p>
              </table:table-cell>
              <table:table-cell office:value-type="float" office:value="400516">
                <text:p>400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0100">
                <text:p>560100</text:p>
              </table:table-cell>
              <table:table-cell office:value-type="float" office:value="516740">
                <text:p>5167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576">
                <text:p>624576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9928">
                <text:p>619928</text:p>
              </table:table-cell>
              <table:table-cell office:value-type="float" office:value="587836">
                <text:p>587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19776">
                <text:p>619776</text:p>
              </table:table-cell>
              <table:table-cell office:value-type="float" office:value="508420">
                <text:p>5084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6056">
                <text:p>616056</text:p>
              </table:table-cell>
              <table:table-cell office:value-type="float" office:value="421380">
                <text:p>4213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8848">
                <text:p>568848</text:p>
              </table:table-cell>
              <table:table-cell office:value-type="float" office:value="334340">
                <text:p>3343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728">
                <text:p>525728</text:p>
              </table:table-cell>
              <table:table-cell office:value-type="float" office:value="247300">
                <text:p>2473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984">
                <text:p>525984</text:p>
              </table:table-cell>
              <table:table-cell office:value-type="float" office:value="256068">
                <text:p>2560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984">
                <text:p>525984</text:p>
              </table:table-cell>
              <table:table-cell office:value-type="float" office:value="371140">
                <text:p>37114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2352">
                <text:p>552352</text:p>
              </table:table-cell>
              <table:table-cell office:value-type="float" office:value="488388">
                <text:p>4883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8604">
                <text:p>668604</text:p>
              </table:table-cell>
              <table:table-cell office:value-type="float" office:value="603080">
                <text:p>6030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11640">
                <text:p>711640</text:p>
              </table:table-cell>
              <table:table-cell office:value-type="float" office:value="675352">
                <text:p>6753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11496">
                <text:p>711496</text:p>
              </table:table-cell>
              <table:table-cell office:value-type="float" office:value="596316">
                <text:p>596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11616">
                <text:p>711616</text:p>
              </table:table-cell>
              <table:table-cell office:value-type="float" office:value="510756">
                <text:p>5107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88944">
                <text:p>688944</text:p>
              </table:table-cell>
              <table:table-cell office:value-type="float" office:value="425444">
                <text:p>4254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62604">
                <text:p>662604</text:p>
              </table:table-cell>
              <table:table-cell office:value-type="float" office:value="340316">
                <text:p>3403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9064">
                <text:p>209064</text:p>
              </table:table-cell>
              <table:table-cell office:value-type="float" office:value="148004">
                <text:p>1480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148028">
                <text:p>1480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